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7.02cm" svg:height="15.198cm" svg:x="12.949cm" svg:y="0.447cm">
            <draw:object draw:notify-on-update-of-ranges="LOGGER03.B1:LOGGER03.B1 LOGGER03.B2:LOGGER03.B1005 LOGGER03.C1:LOGGER03.C1 LOGGER03.C2:LOGGER03.C10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500" calcext:value-type="float">
            <text:p>500</text:p>
          </table:table-cell>
          <table:table-cell office:value-type="float" office:value="637.01" calcext:value-type="float">
            <text:p>637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3" calcext:value-type="float">
            <text:p>15803</text:p>
          </table:table-cell>
          <table:table-cell table:formula="of:=[.A3]/1000/(60*60*24)" office:value-type="time" office:time-value="PT00H00M15.803S" calcext:value-type="time">
            <text:p>00:00:16</text:p>
          </table:table-cell>
          <table:table-cell office:value-type="float" office:value="1.27" calcext:value-type="float">
            <text:p>1.27</text:p>
          </table:table-cell>
          <table:table-cell office:value-type="float" office:value="500" calcext:value-type="float">
            <text:p>500</text:p>
          </table:table-cell>
          <table:table-cell office:value-type="float" office:value="635.01" calcext:value-type="float">
            <text:p>635.01</text:p>
          </table:table-cell>
          <table:table-cell office:value-type="float" office:value="2.19" calcext:value-type="float">
            <text:p>2.19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31804" calcext:value-type="float">
            <text:p>31804</text:p>
          </table:table-cell>
          <table:table-cell table:formula="of:=[.A4]/1000/(60*60*24)" office:value-type="time" office:time-value="PT00H00M31.804S" calcext:value-type="time">
            <text:p>00:00:32</text:p>
          </table:table-cell>
          <table:table-cell office:value-type="float" office:value="1.27" calcext:value-type="float">
            <text:p>1.27</text:p>
          </table:table-cell>
          <table:table-cell office:value-type="float" office:value="499.92" calcext:value-type="float">
            <text:p>499.92</text:p>
          </table:table-cell>
          <table:table-cell office:value-type="float" office:value="632.89" calcext:value-type="float">
            <text:p>632.89</text:p>
          </table:table-cell>
          <table:table-cell office:value-type="float" office:value="4.42" calcext:value-type="float">
            <text:p>4.4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47803" calcext:value-type="float">
            <text:p>47803</text:p>
          </table:table-cell>
          <table:table-cell table:formula="of:=[.A5]/1000/(60*60*24)" office:value-type="time" office:time-value="PT00H00M47.803S" calcext:value-type="time">
            <text:p>00:00:48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30.48" calcext:value-type="float">
            <text:p>630.48</text:p>
          </table:table-cell>
          <table:table-cell office:value-type="float" office:value="6.64" calcext:value-type="float">
            <text:p>6.64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63804" calcext:value-type="float">
            <text:p>63804</text:p>
          </table:table-cell>
          <table:table-cell table:formula="of:=[.A6]/1000/(60*60*24)" office:value-type="time" office:time-value="PT00H01M03.804S" calcext:value-type="time">
            <text:p>00:01:04</text:p>
          </table:table-cell>
          <table:table-cell office:value-type="float" office:value="1.26" calcext:value-type="float">
            <text:p>1.26</text:p>
          </table:table-cell>
          <table:table-cell office:value-type="float" office:value="499.8" calcext:value-type="float">
            <text:p>499.8</text:p>
          </table:table-cell>
          <table:table-cell office:value-type="float" office:value="630.74" calcext:value-type="float">
            <text:p>630.74</text:p>
          </table:table-cell>
          <table:table-cell office:value-type="float" office:value="8.86" calcext:value-type="float">
            <text:p>8.86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79803" calcext:value-type="float">
            <text:p>79803</text:p>
          </table:table-cell>
          <table:table-cell table:formula="of:=[.A7]/1000/(60*60*24)" office:value-type="time" office:time-value="PT00H01M19.803S" calcext:value-type="time">
            <text:p>00:01:20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6.38" calcext:value-type="float">
            <text:p>626.38</text:p>
          </table:table-cell>
          <table:table-cell office:value-type="float" office:value="11.08" calcext:value-type="float">
            <text:p>11.08</text:p>
          </table:table-cell>
          <table:table-cell office:value-type="float" office:value="14.01" calcext:value-type="float">
            <text:p>14.01</text:p>
          </table:table-cell>
        </table:table-row>
        <table:table-row table:style-name="ro1">
          <table:table-cell office:value-type="float" office:value="95803" calcext:value-type="float">
            <text:p>95803</text:p>
          </table:table-cell>
          <table:table-cell table:formula="of:=[.A8]/1000/(60*60*24)" office:value-type="time" office:time-value="PT00H01M35.803S" calcext:value-type="time">
            <text:p>00:01:36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6.73" calcext:value-type="float">
            <text:p>626.73</text:p>
          </table:table-cell>
          <table:table-cell office:value-type="float" office:value="13.3" calcext:value-type="float">
            <text:p>13.3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11804" calcext:value-type="float">
            <text:p>111804</text:p>
          </table:table-cell>
          <table:table-cell table:formula="of:=[.A9]/1000/(60*60*24)" office:value-type="time" office:time-value="PT00H01M51.804S" calcext:value-type="time">
            <text:p>00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499.8" calcext:value-type="float">
            <text:p>499.8</text:p>
          </table:table-cell>
          <table:table-cell office:value-type="float" office:value="628.73" calcext:value-type="float">
            <text:p>628.73</text:p>
          </table:table-cell>
          <table:table-cell office:value-type="float" office:value="15.52" calcext:value-type="float">
            <text:p>15.52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127804" calcext:value-type="float">
            <text:p>127804</text:p>
          </table:table-cell>
          <table:table-cell table:formula="of:=[.A10]/1000/(60*60*24)" office:value-type="time" office:time-value="PT00H02M07.804S" calcext:value-type="time">
            <text:p>00:02:08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4.73" calcext:value-type="float">
            <text:p>624.73</text:p>
          </table:table-cell>
          <table:table-cell office:value-type="float" office:value="17.74" calcext:value-type="float">
            <text:p>17.74</text:p>
          </table:table-cell>
          <table:table-cell office:value-type="float" office:value="22.37" calcext:value-type="float">
            <text:p>22.37</text:p>
          </table:table-cell>
        </table:table-row>
        <table:table-row table:style-name="ro1">
          <table:table-cell office:value-type="float" office:value="143803" calcext:value-type="float">
            <text:p>143803</text:p>
          </table:table-cell>
          <table:table-cell table:formula="of:=[.A11]/1000/(60*60*24)" office:value-type="time" office:time-value="PT00H02M23.803S" calcext:value-type="time">
            <text:p>00:02:24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4.38" calcext:value-type="float">
            <text:p>624.38</text:p>
          </table:table-cell>
          <table:table-cell office:value-type="float" office:value="19.96" calcext:value-type="float">
            <text:p>19.96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float" office:value="159803" calcext:value-type="float">
            <text:p>159803</text:p>
          </table:table-cell>
          <table:table-cell table:formula="of:=[.A12]/1000/(60*60*24)" office:value-type="time" office:time-value="PT00H02M39.803S" calcext:value-type="time">
            <text:p>00:02:40</text:p>
          </table:table-cell>
          <table:table-cell office:value-type="float" office:value="1.25" calcext:value-type="float">
            <text:p>1.25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2.88" calcext:value-type="float">
            <text:p>622.88</text:p>
          </table:table-cell>
          <table:table-cell office:value-type="float" office:value="22.18" calcext:value-type="float">
            <text:p>22.18</text:p>
          </table:table-cell>
          <table:table-cell office:value-type="float" office:value="27.92" calcext:value-type="float">
            <text:p>27.92</text:p>
          </table:table-cell>
        </table:table-row>
        <table:table-row table:style-name="ro1">
          <table:table-cell office:value-type="float" office:value="175803" calcext:value-type="float">
            <text:p>175803</text:p>
          </table:table-cell>
          <table:table-cell table:formula="of:=[.A13]/1000/(60*60*24)" office:value-type="time" office:time-value="PT00H02M55.803S" calcext:value-type="time">
            <text:p>00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2.24" calcext:value-type="float">
            <text:p>622.24</text:p>
          </table:table-cell>
          <table:table-cell office:value-type="float" office:value="24.41" calcext:value-type="float">
            <text:p>24.41</text:p>
          </table:table-cell>
          <table:table-cell office:value-type="float" office:value="30.69" calcext:value-type="float">
            <text:p>30.69</text:p>
          </table:table-cell>
        </table:table-row>
        <table:table-row table:style-name="ro1">
          <table:table-cell office:value-type="float" office:value="191803" calcext:value-type="float">
            <text:p>191803</text:p>
          </table:table-cell>
          <table:table-cell table:formula="of:=[.A14]/1000/(60*60*24)" office:value-type="time" office:time-value="PT00H03M11.803S" calcext:value-type="time">
            <text:p>00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20.5" calcext:value-type="float">
            <text:p>620.5</text:p>
          </table:table-cell>
          <table:table-cell office:value-type="float" office:value="26.63" calcext:value-type="float">
            <text:p>26.63</text:p>
          </table:table-cell>
          <table:table-cell office:value-type="float" office:value="33.46" calcext:value-type="float">
            <text:p>33.46</text:p>
          </table:table-cell>
        </table:table-row>
        <table:table-row table:style-name="ro1">
          <table:table-cell office:value-type="float" office:value="207803" calcext:value-type="float">
            <text:p>207803</text:p>
          </table:table-cell>
          <table:table-cell table:formula="of:=[.A15]/1000/(60*60*24)" office:value-type="time" office:time-value="PT00H03M27.803S" calcext:value-type="time">
            <text:p>00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20.48" calcext:value-type="float">
            <text:p>620.48</text:p>
          </table:table-cell>
          <table:table-cell office:value-type="float" office:value="28.85" calcext:value-type="float">
            <text:p>28.85</text:p>
          </table:table-cell>
          <table:table-cell office:value-type="float" office:value="36.23" calcext:value-type="float">
            <text:p>36.23</text:p>
          </table:table-cell>
        </table:table-row>
        <table:table-row table:style-name="ro1">
          <table:table-cell office:value-type="float" office:value="223803" calcext:value-type="float">
            <text:p>223803</text:p>
          </table:table-cell>
          <table:table-cell table:formula="of:=[.A16]/1000/(60*60*24)" office:value-type="time" office:time-value="PT00H03M43.803S" calcext:value-type="time">
            <text:p>00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8" calcext:value-type="float">
            <text:p>620.38</text:p>
          </table:table-cell>
          <table:table-cell office:value-type="float" office:value="31.07" calcext:value-type="float">
            <text:p>31.07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1">
          <table:table-cell office:value-type="float" office:value="239803" calcext:value-type="float">
            <text:p>239803</text:p>
          </table:table-cell>
          <table:table-cell table:formula="of:=[.A17]/1000/(60*60*24)" office:value-type="time" office:time-value="PT00H03M59.803S" calcext:value-type="time">
            <text:p>00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2.62" calcext:value-type="float">
            <text:p>622.62</text:p>
          </table:table-cell>
          <table:table-cell office:value-type="float" office:value="33.29" calcext:value-type="float">
            <text:p>33.29</text:p>
          </table:table-cell>
          <table:table-cell office:value-type="float" office:value="41.74" calcext:value-type="float">
            <text:p>41.74</text:p>
          </table:table-cell>
        </table:table-row>
        <table:table-row table:style-name="ro1">
          <table:table-cell office:value-type="float" office:value="255804" calcext:value-type="float">
            <text:p>255804</text:p>
          </table:table-cell>
          <table:table-cell table:formula="of:=[.A18]/1000/(60*60*24)" office:value-type="time" office:time-value="PT00H04M15.804S" calcext:value-type="time">
            <text:p>00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499.8" calcext:value-type="float">
            <text:p>499.8</text:p>
          </table:table-cell>
          <table:table-cell office:value-type="float" office:value="620.72" calcext:value-type="float">
            <text:p>620.72</text:p>
          </table:table-cell>
          <table:table-cell office:value-type="float" office:value="35.51" calcext:value-type="float">
            <text:p>35.51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271804" calcext:value-type="float">
            <text:p>271804</text:p>
          </table:table-cell>
          <table:table-cell table:formula="of:=[.A19]/1000/(60*60*24)" office:value-type="time" office:time-value="PT00H04M31.804S" calcext:value-type="time">
            <text:p>00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0.63" calcext:value-type="float">
            <text:p>620.63</text:p>
          </table:table-cell>
          <table:table-cell office:value-type="float" office:value="37.73" calcext:value-type="float">
            <text:p>37.73</text:p>
          </table:table-cell>
          <table:table-cell office:value-type="float" office:value="47.25" calcext:value-type="float">
            <text:p>47.25</text:p>
          </table:table-cell>
        </table:table-row>
        <table:table-row table:style-name="ro1">
          <table:table-cell office:value-type="float" office:value="287803" calcext:value-type="float">
            <text:p>287803</text:p>
          </table:table-cell>
          <table:table-cell table:formula="of:=[.A20]/1000/(60*60*24)" office:value-type="time" office:time-value="PT00H04M47.803S" calcext:value-type="time">
            <text:p>00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8" calcext:value-type="float">
            <text:p>618.48</text:p>
          </table:table-cell>
          <table:table-cell office:value-type="float" office:value="39.95" calcext:value-type="float">
            <text:p>39.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3803" calcext:value-type="float">
            <text:p>303803</text:p>
          </table:table-cell>
          <table:table-cell table:formula="of:=[.A21]/1000/(60*60*24)" office:value-type="time" office:time-value="PT00H05M03.803S" calcext:value-type="time">
            <text:p>00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8.63" calcext:value-type="float">
            <text:p>618.63</text:p>
          </table:table-cell>
          <table:table-cell office:value-type="float" office:value="42.17" calcext:value-type="float">
            <text:p>42.17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office:value-type="float" office:value="319803" calcext:value-type="float">
            <text:p>319803</text:p>
          </table:table-cell>
          <table:table-cell table:formula="of:=[.A22]/1000/(60*60*24)" office:value-type="time" office:time-value="PT00H05M19.803S" calcext:value-type="time">
            <text:p>00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4" calcext:value-type="float">
            <text:p>618.4</text:p>
          </table:table-cell>
          <table:table-cell office:value-type="float" office:value="44.39" calcext:value-type="float">
            <text:p>44.39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335803" calcext:value-type="float">
            <text:p>335803</text:p>
          </table:table-cell>
          <table:table-cell table:formula="of:=[.A23]/1000/(60*60*24)" office:value-type="time" office:time-value="PT00H05M35.803S" calcext:value-type="time">
            <text:p>00:05:36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9" calcext:value-type="float">
            <text:p>616.49</text:p>
          </table:table-cell>
          <table:table-cell office:value-type="float" office:value="46.61" calcext:value-type="float">
            <text:p>46.61</text:p>
          </table:table-cell>
          <table:table-cell office:value-type="float" office:value="58.24" calcext:value-type="float">
            <text:p>58.24</text:p>
          </table:table-cell>
        </table:table-row>
        <table:table-row table:style-name="ro1">
          <table:table-cell office:value-type="float" office:value="351803" calcext:value-type="float">
            <text:p>351803</text:p>
          </table:table-cell>
          <table:table-cell table:formula="of:=[.A24]/1000/(60*60*24)" office:value-type="time" office:time-value="PT00H05M51.803S" calcext:value-type="time">
            <text:p>00:05:52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9" calcext:value-type="float">
            <text:p>616.39</text:p>
          </table:table-cell>
          <table:table-cell office:value-type="float" office:value="48.83" calcext:value-type="float">
            <text:p>48.83</text:p>
          </table:table-cell>
          <table:table-cell office:value-type="float" office:value="60.98" calcext:value-type="float">
            <text:p>60.98</text:p>
          </table:table-cell>
        </table:table-row>
        <table:table-row table:style-name="ro1">
          <table:table-cell office:value-type="float" office:value="367804" calcext:value-type="float">
            <text:p>367804</text:p>
          </table:table-cell>
          <table:table-cell table:formula="of:=[.A25]/1000/(60*60*24)" office:value-type="time" office:time-value="PT00H06M07.804S" calcext:value-type="time">
            <text:p>00:06:08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5" calcext:value-type="float">
            <text:p>616.25</text:p>
          </table:table-cell>
          <table:table-cell office:value-type="float" office:value="51.05" calcext:value-type="float">
            <text:p>51.05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1">
          <table:table-cell office:value-type="float" office:value="383804" calcext:value-type="float">
            <text:p>383804</text:p>
          </table:table-cell>
          <table:table-cell table:formula="of:=[.A26]/1000/(60*60*24)" office:value-type="time" office:time-value="PT00H06M23.804S" calcext:value-type="time">
            <text:p>00:06:24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4" calcext:value-type="float">
            <text:p>614.14</text:p>
          </table:table-cell>
          <table:table-cell office:value-type="float" office:value="53.27" calcext:value-type="float">
            <text:p>53.27</text:p>
          </table:table-cell>
          <table:table-cell office:value-type="float" office:value="66.45" calcext:value-type="float">
            <text:p>66.45</text:p>
          </table:table-cell>
        </table:table-row>
        <table:table-row table:style-name="ro1">
          <table:table-cell office:value-type="float" office:value="399803" calcext:value-type="float">
            <text:p>399803</text:p>
          </table:table-cell>
          <table:table-cell table:formula="of:=[.A27]/1000/(60*60*24)" office:value-type="time" office:time-value="PT00H06M39.803S" calcext:value-type="time">
            <text:p>00:06:40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5" calcext:value-type="float">
            <text:p>614.25</text:p>
          </table:table-cell>
          <table:table-cell office:value-type="float" office:value="55.49" calcext:value-type="float">
            <text:p>55.49</text:p>
          </table:table-cell>
          <table:table-cell office:value-type="float" office:value="69.19" calcext:value-type="float">
            <text:p>69.19</text:p>
          </table:table-cell>
        </table:table-row>
        <table:table-row table:style-name="ro1">
          <table:table-cell office:value-type="float" office:value="415803" calcext:value-type="float">
            <text:p>415803</text:p>
          </table:table-cell>
          <table:table-cell table:formula="of:=[.A28]/1000/(60*60*24)" office:value-type="time" office:time-value="PT00H06M55.803S" calcext:value-type="time">
            <text:p>00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9" calcext:value-type="float">
            <text:p>614.39</text:p>
          </table:table-cell>
          <table:table-cell office:value-type="float" office:value="57.71" calcext:value-type="float">
            <text:p>57.71</text:p>
          </table:table-cell>
          <table:table-cell office:value-type="float" office:value="71.92" calcext:value-type="float">
            <text:p>71.92</text:p>
          </table:table-cell>
        </table:table-row>
        <table:table-row table:style-name="ro1">
          <table:table-cell office:value-type="float" office:value="431803" calcext:value-type="float">
            <text:p>431803</text:p>
          </table:table-cell>
          <table:table-cell table:formula="of:=[.A29]/1000/(60*60*24)" office:value-type="time" office:time-value="PT00H07M11.803S" calcext:value-type="time">
            <text:p>00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9" calcext:value-type="float">
            <text:p>614.39</text:p>
          </table:table-cell>
          <table:table-cell office:value-type="float" office:value="59.93" calcext:value-type="float">
            <text:p>59.93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447804" calcext:value-type="float">
            <text:p>447804</text:p>
          </table:table-cell>
          <table:table-cell table:formula="of:=[.A30]/1000/(60*60*24)" office:value-type="time" office:time-value="PT00H07M27.804S" calcext:value-type="time">
            <text:p>00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5" calcext:value-type="float">
            <text:p>614.5</text:p>
          </table:table-cell>
          <table:table-cell office:value-type="float" office:value="62.15" calcext:value-type="float">
            <text:p>62.15</text:p>
          </table:table-cell>
          <table:table-cell office:value-type="float" office:value="77.38" calcext:value-type="float">
            <text:p>77.38</text:p>
          </table:table-cell>
        </table:table-row>
        <table:table-row table:style-name="ro1">
          <table:table-cell office:value-type="float" office:value="463803" calcext:value-type="float">
            <text:p>463803</text:p>
          </table:table-cell>
          <table:table-cell table:formula="of:=[.A31]/1000/(60*60*24)" office:value-type="time" office:time-value="PT00H07M43.803S" calcext:value-type="time">
            <text:p>00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8" calcext:value-type="float">
            <text:p>612.38</text:p>
          </table:table-cell>
          <table:table-cell office:value-type="float" office:value="64.37" calcext:value-type="float">
            <text:p>64.37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479803" calcext:value-type="float">
            <text:p>479803</text:p>
          </table:table-cell>
          <table:table-cell table:formula="of:=[.A32]/1000/(60*60*24)" office:value-type="time" office:time-value="PT00H07M59.803S" calcext:value-type="time">
            <text:p>00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4" calcext:value-type="float">
            <text:p>612.4</text:p>
          </table:table-cell>
          <table:table-cell office:value-type="float" office:value="66.59" calcext:value-type="float">
            <text:p>66.59</text:p>
          </table:table-cell>
          <table:table-cell office:value-type="float" office:value="82.83" calcext:value-type="float">
            <text:p>82.83</text:p>
          </table:table-cell>
        </table:table-row>
        <table:table-row table:style-name="ro1">
          <table:table-cell office:value-type="float" office:value="495803" calcext:value-type="float">
            <text:p>495803</text:p>
          </table:table-cell>
          <table:table-cell table:formula="of:=[.A33]/1000/(60*60*24)" office:value-type="time" office:time-value="PT00H08M15.803S" calcext:value-type="time">
            <text:p>00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8" calcext:value-type="float">
            <text:p>612.38</text:p>
          </table:table-cell>
          <table:table-cell office:value-type="float" office:value="68.81" calcext:value-type="float">
            <text:p>68.81</text:p>
          </table:table-cell>
          <table:table-cell office:value-type="float" office:value="85.55" calcext:value-type="float">
            <text:p>85.55</text:p>
          </table:table-cell>
        </table:table-row>
        <table:table-row table:style-name="ro1">
          <table:table-cell office:value-type="float" office:value="511804" calcext:value-type="float">
            <text:p>511804</text:p>
          </table:table-cell>
          <table:table-cell table:formula="of:=[.A34]/1000/(60*60*24)" office:value-type="time" office:time-value="PT00H08M31.804S" calcext:value-type="time">
            <text:p>00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9" calcext:value-type="float">
            <text:p>610.49</text:p>
          </table:table-cell>
          <table:table-cell office:value-type="float" office:value="71.04" calcext:value-type="float">
            <text:p>71.04</text:p>
          </table:table-cell>
          <table:table-cell office:value-type="float" office:value="88.27" calcext:value-type="float">
            <text:p>88.27</text:p>
          </table:table-cell>
        </table:table-row>
        <table:table-row table:style-name="ro1">
          <table:table-cell office:value-type="float" office:value="527803" calcext:value-type="float">
            <text:p>527803</text:p>
          </table:table-cell>
          <table:table-cell table:formula="of:=[.A35]/1000/(60*60*24)" office:value-type="time" office:time-value="PT00H08M47.803S" calcext:value-type="time">
            <text:p>00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0.63" calcext:value-type="float">
            <text:p>610.63</text:p>
          </table:table-cell>
          <table:table-cell office:value-type="float" office:value="73.26" calcext:value-type="float">
            <text:p>73.26</text:p>
          </table:table-cell>
          <table:table-cell office:value-type="float" office:value="90.99" calcext:value-type="float">
            <text:p>90.99</text:p>
          </table:table-cell>
        </table:table-row>
        <table:table-row table:style-name="ro1">
          <table:table-cell office:value-type="float" office:value="543803" calcext:value-type="float">
            <text:p>543803</text:p>
          </table:table-cell>
          <table:table-cell table:formula="of:=[.A36]/1000/(60*60*24)" office:value-type="time" office:time-value="PT00H09M03.803S" calcext:value-type="time">
            <text:p>00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8" calcext:value-type="float">
            <text:p>612.48</text:p>
          </table:table-cell>
          <table:table-cell office:value-type="float" office:value="75.48" calcext:value-type="float">
            <text:p>75.48</text:p>
          </table:table-cell>
          <table:table-cell office:value-type="float" office:value="93.71" calcext:value-type="float">
            <text:p>93.71</text:p>
          </table:table-cell>
        </table:table-row>
        <table:table-row table:style-name="ro1">
          <table:table-cell office:value-type="float" office:value="559803" calcext:value-type="float">
            <text:p>559803</text:p>
          </table:table-cell>
          <table:table-cell table:formula="of:=[.A37]/1000/(60*60*24)" office:value-type="time" office:time-value="PT00H09M19.803S" calcext:value-type="time">
            <text:p>00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8" calcext:value-type="float">
            <text:p>610.48</text:p>
          </table:table-cell>
          <table:table-cell office:value-type="float" office:value="77.7" calcext:value-type="float">
            <text:p>77.7</text:p>
          </table:table-cell>
          <table:table-cell office:value-type="float" office:value="96.42" calcext:value-type="float">
            <text:p>96.42</text:p>
          </table:table-cell>
        </table:table-row>
        <table:table-row table:style-name="ro1">
          <table:table-cell office:value-type="float" office:value="575803" calcext:value-type="float">
            <text:p>575803</text:p>
          </table:table-cell>
          <table:table-cell table:formula="of:=[.A38]/1000/(60*60*24)" office:value-type="time" office:time-value="PT00H09M35.803S" calcext:value-type="time">
            <text:p>00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7" calcext:value-type="float">
            <text:p>610.47</text:p>
          </table:table-cell>
          <table:table-cell office:value-type="float" office:value="79.92" calcext:value-type="float">
            <text:p>79.92</text:p>
          </table:table-cell>
          <table:table-cell office:value-type="float" office:value="99.13" calcext:value-type="float">
            <text:p>99.13</text:p>
          </table:table-cell>
        </table:table-row>
        <table:table-row table:style-name="ro1">
          <table:table-cell office:value-type="float" office:value="591804" calcext:value-type="float">
            <text:p>591804</text:p>
          </table:table-cell>
          <table:table-cell table:formula="of:=[.A39]/1000/(60*60*24)" office:value-type="time" office:time-value="PT00H09M51.804S" calcext:value-type="time">
            <text:p>00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9" calcext:value-type="float">
            <text:p>610.49</text:p>
          </table:table-cell>
          <table:table-cell office:value-type="float" office:value="82.14" calcext:value-type="float">
            <text:p>82.14</text:p>
          </table:table-cell>
          <table:table-cell office:value-type="float" office:value="101.84" calcext:value-type="float">
            <text:p>101.84</text:p>
          </table:table-cell>
        </table:table-row>
        <table:table-row table:style-name="ro1">
          <table:table-cell office:value-type="float" office:value="607803" calcext:value-type="float">
            <text:p>607803</text:p>
          </table:table-cell>
          <table:table-cell table:formula="of:=[.A40]/1000/(60*60*24)" office:value-type="time" office:time-value="PT00H10M07.803S" calcext:value-type="time">
            <text:p>00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84.36" calcext:value-type="float">
            <text:p>84.36</text:p>
          </table:table-cell>
          <table:table-cell office:value-type="float" office:value="104.55" calcext:value-type="float">
            <text:p>104.55</text:p>
          </table:table-cell>
        </table:table-row>
        <table:table-row table:style-name="ro1">
          <table:table-cell office:value-type="float" office:value="623803" calcext:value-type="float">
            <text:p>623803</text:p>
          </table:table-cell>
          <table:table-cell table:formula="of:=[.A41]/1000/(60*60*24)" office:value-type="time" office:time-value="PT00H10M23.803S" calcext:value-type="time">
            <text:p>00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10.72" calcext:value-type="float">
            <text:p>610.72</text:p>
          </table:table-cell>
          <table:table-cell office:value-type="float" office:value="86.58" calcext:value-type="float">
            <text:p>86.58</text:p>
          </table:table-cell>
          <table:table-cell office:value-type="float" office:value="107.26" calcext:value-type="float">
            <text:p>107.26</text:p>
          </table:table-cell>
        </table:table-row>
        <table:table-row table:style-name="ro1">
          <table:table-cell office:value-type="float" office:value="639803" calcext:value-type="float">
            <text:p>639803</text:p>
          </table:table-cell>
          <table:table-cell table:formula="of:=[.A42]/1000/(60*60*24)" office:value-type="time" office:time-value="PT00H10M39.803S" calcext:value-type="time">
            <text:p>00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9" calcext:value-type="float">
            <text:p>608.39</text:p>
          </table:table-cell>
          <table:table-cell office:value-type="float" office:value="88.8" calcext:value-type="float">
            <text:p>88.8</text:p>
          </table:table-cell>
          <table:table-cell office:value-type="float" office:value="109.96" calcext:value-type="float">
            <text:p>109.96</text:p>
          </table:table-cell>
        </table:table-row>
        <table:table-row table:style-name="ro1">
          <table:table-cell office:value-type="float" office:value="655803" calcext:value-type="float">
            <text:p>655803</text:p>
          </table:table-cell>
          <table:table-cell table:formula="of:=[.A43]/1000/(60*60*24)" office:value-type="time" office:time-value="PT00H10M55.803S" calcext:value-type="time">
            <text:p>00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91.02" calcext:value-type="float">
            <text:p>91.02</text:p>
          </table:table-cell>
          <table:table-cell office:value-type="float" office:value="112.67" calcext:value-type="float">
            <text:p>112.67</text:p>
          </table:table-cell>
        </table:table-row>
        <table:table-row table:style-name="ro1">
          <table:table-cell office:value-type="float" office:value="671803" calcext:value-type="float">
            <text:p>671803</text:p>
          </table:table-cell>
          <table:table-cell table:formula="of:=[.A44]/1000/(60*60*24)" office:value-type="time" office:time-value="PT00H11M11.803S" calcext:value-type="time">
            <text:p>00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93.24" calcext:value-type="float">
            <text:p>93.24</text:p>
          </table:table-cell>
          <table:table-cell office:value-type="float" office:value="115.37" calcext:value-type="float">
            <text:p>115.37</text:p>
          </table:table-cell>
        </table:table-row>
        <table:table-row table:style-name="ro1">
          <table:table-cell office:value-type="float" office:value="687803" calcext:value-type="float">
            <text:p>687803</text:p>
          </table:table-cell>
          <table:table-cell table:formula="of:=[.A45]/1000/(60*60*24)" office:value-type="time" office:time-value="PT00H11M27.803S" calcext:value-type="time">
            <text:p>00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4" calcext:value-type="float">
            <text:p>608.64</text:p>
          </table:table-cell>
          <table:table-cell office:value-type="float" office:value="95.46" calcext:value-type="float">
            <text:p>95.46</text:p>
          </table:table-cell>
          <table:table-cell office:value-type="float" office:value="118.08" calcext:value-type="float">
            <text:p>118.08</text:p>
          </table:table-cell>
        </table:table-row>
        <table:table-row table:style-name="ro1">
          <table:table-cell office:value-type="float" office:value="703803" calcext:value-type="float">
            <text:p>703803</text:p>
          </table:table-cell>
          <table:table-cell table:formula="of:=[.A46]/1000/(60*60*24)" office:value-type="time" office:time-value="PT00H11M43.803S" calcext:value-type="time">
            <text:p>00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8" calcext:value-type="float">
            <text:p>608.48</text:p>
          </table:table-cell>
          <table:table-cell office:value-type="float" office:value="97.68" calcext:value-type="float">
            <text:p>97.68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719803" calcext:value-type="float">
            <text:p>719803</text:p>
          </table:table-cell>
          <table:table-cell table:formula="of:=[.A47]/1000/(60*60*24)" office:value-type="time" office:time-value="PT00H11M59.803S" calcext:value-type="time">
            <text:p>00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99.9" calcext:value-type="float">
            <text:p>99.9</text:p>
          </table:table-cell>
          <table:table-cell office:value-type="float" office:value="123.48" calcext:value-type="float">
            <text:p>123.48</text:p>
          </table:table-cell>
        </table:table-row>
        <table:table-row table:style-name="ro1">
          <table:table-cell office:value-type="float" office:value="735803" calcext:value-type="float">
            <text:p>735803</text:p>
          </table:table-cell>
          <table:table-cell table:formula="of:=[.A48]/1000/(60*60*24)" office:value-type="time" office:time-value="PT00H12M15.803S" calcext:value-type="time">
            <text:p>00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8" calcext:value-type="float">
            <text:p>606.38</text:p>
          </table:table-cell>
          <table:table-cell office:value-type="float" office:value="102.12" calcext:value-type="float">
            <text:p>102.12</text:p>
          </table:table-cell>
          <table:table-cell office:value-type="float" office:value="126.18" calcext:value-type="float">
            <text:p>126.18</text:p>
          </table:table-cell>
        </table:table-row>
        <table:table-row table:style-name="ro1">
          <table:table-cell office:value-type="float" office:value="751803" calcext:value-type="float">
            <text:p>751803</text:p>
          </table:table-cell>
          <table:table-cell table:formula="of:=[.A49]/1000/(60*60*24)" office:value-type="time" office:time-value="PT00H12M31.803S" calcext:value-type="time">
            <text:p>00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8" calcext:value-type="float">
            <text:p>608.38</text:p>
          </table:table-cell>
          <table:table-cell office:value-type="float" office:value="104.34" calcext:value-type="float">
            <text:p>104.34</text:p>
          </table:table-cell>
          <table:table-cell office:value-type="float" office:value="128.88" calcext:value-type="float">
            <text:p>128.88</text:p>
          </table:table-cell>
        </table:table-row>
        <table:table-row table:style-name="ro1">
          <table:table-cell office:value-type="float" office:value="767804" calcext:value-type="float">
            <text:p>767804</text:p>
          </table:table-cell>
          <table:table-cell table:formula="of:=[.A50]/1000/(60*60*24)" office:value-type="time" office:time-value="PT00H12M47.804S" calcext:value-type="time">
            <text:p>00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5" calcext:value-type="float">
            <text:p>606.15</text:p>
          </table:table-cell>
          <table:table-cell office:value-type="float" office:value="106.56" calcext:value-type="float">
            <text:p>106.56</text:p>
          </table:table-cell>
          <table:table-cell office:value-type="float" office:value="131.58" calcext:value-type="float">
            <text:p>131.58</text:p>
          </table:table-cell>
        </table:table-row>
        <table:table-row table:style-name="ro1">
          <table:table-cell office:value-type="float" office:value="783803" calcext:value-type="float">
            <text:p>783803</text:p>
          </table:table-cell>
          <table:table-cell table:formula="of:=[.A51]/1000/(60*60*24)" office:value-type="time" office:time-value="PT00H13M03.803S" calcext:value-type="time">
            <text:p>00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08.78" calcext:value-type="float">
            <text:p>108.78</text:p>
          </table:table-cell>
          <table:table-cell office:value-type="float" office:value="134.27" calcext:value-type="float">
            <text:p>134.27</text:p>
          </table:table-cell>
        </table:table-row>
        <table:table-row table:style-name="ro1">
          <table:table-cell office:value-type="float" office:value="799804" calcext:value-type="float">
            <text:p>799804</text:p>
          </table:table-cell>
          <table:table-cell table:formula="of:=[.A52]/1000/(60*60*24)" office:value-type="time" office:time-value="PT00H13M19.804S" calcext:value-type="time">
            <text:p>00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5" calcext:value-type="float">
            <text:p>606.65</text:p>
          </table:table-cell>
          <table:table-cell office:value-type="float" office:value="111" calcext:value-type="float">
            <text:p>111</text:p>
          </table:table-cell>
          <table:table-cell office:value-type="float" office:value="136.96" calcext:value-type="float">
            <text:p>136.96</text:p>
          </table:table-cell>
        </table:table-row>
        <table:table-row table:style-name="ro1">
          <table:table-cell office:value-type="float" office:value="815803" calcext:value-type="float">
            <text:p>815803</text:p>
          </table:table-cell>
          <table:table-cell table:formula="of:=[.A53]/1000/(60*60*24)" office:value-type="time" office:time-value="PT00H13M35.803S" calcext:value-type="time">
            <text:p>00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4" calcext:value-type="float">
            <text:p>604.64</text:p>
          </table:table-cell>
          <table:table-cell office:value-type="float" office:value="113.22" calcext:value-type="float">
            <text:p>113.22</text:p>
          </table:table-cell>
          <table:table-cell office:value-type="float" office:value="139.66" calcext:value-type="float">
            <text:p>139.66</text:p>
          </table:table-cell>
        </table:table-row>
        <table:table-row table:style-name="ro1">
          <table:table-cell office:value-type="float" office:value="831803" calcext:value-type="float">
            <text:p>831803</text:p>
          </table:table-cell>
          <table:table-cell table:formula="of:=[.A54]/1000/(60*60*24)" office:value-type="time" office:time-value="PT00H13M51.803S" calcext:value-type="time">
            <text:p>00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4" calcext:value-type="float">
            <text:p>606.64</text:p>
          </table:table-cell>
          <table:table-cell office:value-type="float" office:value="115.44" calcext:value-type="float">
            <text:p>115.44</text:p>
          </table:table-cell>
          <table:table-cell office:value-type="float" office:value="142.35" calcext:value-type="float">
            <text:p>142.35</text:p>
          </table:table-cell>
        </table:table-row>
        <table:table-row table:style-name="ro1">
          <table:table-cell office:value-type="float" office:value="847803" calcext:value-type="float">
            <text:p>847803</text:p>
          </table:table-cell>
          <table:table-cell table:formula="of:=[.A55]/1000/(60*60*24)" office:value-type="time" office:time-value="PT00H14M07.803S" calcext:value-type="time">
            <text:p>00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9" calcext:value-type="float">
            <text:p>604.39</text:p>
          </table:table-cell>
          <table:table-cell office:value-type="float" office:value="117.66" calcext:value-type="float">
            <text:p>117.66</text:p>
          </table:table-cell>
          <table:table-cell office:value-type="float" office:value="145.04" calcext:value-type="float">
            <text:p>145.04</text:p>
          </table:table-cell>
        </table:table-row>
        <table:table-row table:style-name="ro1">
          <table:table-cell office:value-type="float" office:value="863803" calcext:value-type="float">
            <text:p>863803</text:p>
          </table:table-cell>
          <table:table-cell table:formula="of:=[.A56]/1000/(60*60*24)" office:value-type="time" office:time-value="PT00H14M23.803S" calcext:value-type="time">
            <text:p>00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19.88" calcext:value-type="float">
            <text:p>119.88</text:p>
          </table:table-cell>
          <table:table-cell office:value-type="float" office:value="147.73" calcext:value-type="float">
            <text:p>147.73</text:p>
          </table:table-cell>
        </table:table-row>
        <table:table-row table:style-name="ro1">
          <table:table-cell office:value-type="float" office:value="879804" calcext:value-type="float">
            <text:p>879804</text:p>
          </table:table-cell>
          <table:table-cell table:formula="of:=[.A57]/1000/(60*60*24)" office:value-type="time" office:time-value="PT00H14M39.804S" calcext:value-type="time">
            <text:p>00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9" calcext:value-type="float">
            <text:p>604.39</text:p>
          </table:table-cell>
          <table:table-cell office:value-type="float" office:value="122.1" calcext:value-type="float">
            <text:p>122.1</text:p>
          </table:table-cell>
          <table:table-cell office:value-type="float" office:value="150.42" calcext:value-type="float">
            <text:p>150.42</text:p>
          </table:table-cell>
        </table:table-row>
        <table:table-row table:style-name="ro1">
          <table:table-cell office:value-type="float" office:value="895803" calcext:value-type="float">
            <text:p>895803</text:p>
          </table:table-cell>
          <table:table-cell table:formula="of:=[.A58]/1000/(60*60*24)" office:value-type="time" office:time-value="PT00H14M55.803S" calcext:value-type="time">
            <text:p>00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4" calcext:value-type="float">
            <text:p>604.4</text:p>
          </table:table-cell>
          <table:table-cell office:value-type="float" office:value="124.32" calcext:value-type="float">
            <text:p>124.32</text:p>
          </table:table-cell>
          <table:table-cell office:value-type="float" office:value="153.1" calcext:value-type="float">
            <text:p>153.1</text:p>
          </table:table-cell>
        </table:table-row>
        <table:table-row table:style-name="ro1">
          <table:table-cell office:value-type="float" office:value="911803" calcext:value-type="float">
            <text:p>911803</text:p>
          </table:table-cell>
          <table:table-cell table:formula="of:=[.A59]/1000/(60*60*24)" office:value-type="time" office:time-value="PT00H15M11.803S" calcext:value-type="time">
            <text:p>00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26.54" calcext:value-type="float">
            <text:p>126.54</text:p>
          </table:table-cell>
          <table:table-cell office:value-type="float" office:value="155.79" calcext:value-type="float">
            <text:p>155.79</text:p>
          </table:table-cell>
        </table:table-row>
        <table:table-row table:style-name="ro1">
          <table:table-cell office:value-type="float" office:value="927804" calcext:value-type="float">
            <text:p>927804</text:p>
          </table:table-cell>
          <table:table-cell table:formula="of:=[.A60]/1000/(60*60*24)" office:value-type="time" office:time-value="PT00H15M27.804S" calcext:value-type="time">
            <text:p>00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3" calcext:value-type="float">
            <text:p>604.63</text:p>
          </table:table-cell>
          <table:table-cell office:value-type="float" office:value="128.76" calcext:value-type="float">
            <text:p>128.76</text:p>
          </table:table-cell>
          <table:table-cell office:value-type="float" office:value="158.47" calcext:value-type="float">
            <text:p>158.47</text:p>
          </table:table-cell>
        </table:table-row>
        <table:table-row table:style-name="ro1">
          <table:table-cell office:value-type="float" office:value="943803" calcext:value-type="float">
            <text:p>943803</text:p>
          </table:table-cell>
          <table:table-cell table:formula="of:=[.A61]/1000/(60*60*24)" office:value-type="time" office:time-value="PT00H15M43.803S" calcext:value-type="time">
            <text:p>00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30.98" calcext:value-type="float">
            <text:p>130.98</text:p>
          </table:table-cell>
          <table:table-cell office:value-type="float" office:value="161.16" calcext:value-type="float">
            <text:p>161.16</text:p>
          </table:table-cell>
        </table:table-row>
        <table:table-row table:style-name="ro1">
          <table:table-cell office:value-type="float" office:value="959804" calcext:value-type="float">
            <text:p>959804</text:p>
          </table:table-cell>
          <table:table-cell table:formula="of:=[.A62]/1000/(60*60*24)" office:value-type="time" office:time-value="PT00H15M59.804S" calcext:value-type="time">
            <text:p>00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33.2" calcext:value-type="float">
            <text:p>133.2</text:p>
          </table:table-cell>
          <table:table-cell office:value-type="float" office:value="163.84" calcext:value-type="float">
            <text:p>163.84</text:p>
          </table:table-cell>
        </table:table-row>
        <table:table-row table:style-name="ro1">
          <table:table-cell office:value-type="float" office:value="975803" calcext:value-type="float">
            <text:p>975803</text:p>
          </table:table-cell>
          <table:table-cell table:formula="of:=[.A63]/1000/(60*60*24)" office:value-type="time" office:time-value="PT00H16M15.803S" calcext:value-type="time">
            <text:p>00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5" calcext:value-type="float">
            <text:p>602.5</text:p>
          </table:table-cell>
          <table:table-cell office:value-type="float" office:value="135.42" calcext:value-type="float">
            <text:p>135.42</text:p>
          </table:table-cell>
          <table:table-cell office:value-type="float" office:value="166.52" calcext:value-type="float">
            <text:p>166.52</text:p>
          </table:table-cell>
        </table:table-row>
        <table:table-row table:style-name="ro1">
          <table:table-cell office:value-type="float" office:value="991803" calcext:value-type="float">
            <text:p>991803</text:p>
          </table:table-cell>
          <table:table-cell table:formula="of:=[.A64]/1000/(60*60*24)" office:value-type="time" office:time-value="PT00H16M31.803S" calcext:value-type="time">
            <text:p>00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4" calcext:value-type="float">
            <text:p>604</text:p>
          </table:table-cell>
          <table:table-cell office:value-type="float" office:value="137.64" calcext:value-type="float">
            <text:p>137.64</text:p>
          </table:table-cell>
          <table:table-cell office:value-type="float" office:value="169.2" calcext:value-type="float">
            <text:p>169.2</text:p>
          </table:table-cell>
        </table:table-row>
        <table:table-row table:style-name="ro1">
          <table:table-cell office:value-type="float" office:value="1007804" calcext:value-type="float">
            <text:p>1007804</text:p>
          </table:table-cell>
          <table:table-cell table:formula="of:=[.A65]/1000/(60*60*24)" office:value-type="time" office:time-value="PT00H16M47.804S" calcext:value-type="time">
            <text:p>00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5" calcext:value-type="float">
            <text:p>602.25</text:p>
          </table:table-cell>
          <table:table-cell office:value-type="float" office:value="139.86" calcext:value-type="float">
            <text:p>139.86</text:p>
          </table:table-cell>
          <table:table-cell office:value-type="float" office:value="171.88" calcext:value-type="float">
            <text:p>171.88</text:p>
          </table:table-cell>
        </table:table-row>
        <table:table-row table:style-name="ro1">
          <table:table-cell office:value-type="float" office:value="1023803" calcext:value-type="float">
            <text:p>1023803</text:p>
          </table:table-cell>
          <table:table-cell table:formula="of:=[.A66]/1000/(60*60*24)" office:value-type="time" office:time-value="PT00H17M03.803S" calcext:value-type="time">
            <text:p>00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4" calcext:value-type="float">
            <text:p>602.4</text:p>
          </table:table-cell>
          <table:table-cell office:value-type="float" office:value="142.08" calcext:value-type="float">
            <text:p>142.08</text:p>
          </table:table-cell>
          <table:table-cell office:value-type="float" office:value="174.56" calcext:value-type="float">
            <text:p>174.56</text:p>
          </table:table-cell>
        </table:table-row>
        <table:table-row table:style-name="ro1">
          <table:table-cell office:value-type="float" office:value="1039803" calcext:value-type="float">
            <text:p>1039803</text:p>
          </table:table-cell>
          <table:table-cell table:formula="of:=[.A67]/1000/(60*60*24)" office:value-type="time" office:time-value="PT00H17M19.803S" calcext:value-type="time">
            <text:p>00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5" calcext:value-type="float">
            <text:p>602.25</text:p>
          </table:table-cell>
          <table:table-cell office:value-type="float" office:value="144.3" calcext:value-type="float">
            <text:p>144.3</text:p>
          </table:table-cell>
          <table:table-cell office:value-type="float" office:value="177.23" calcext:value-type="float">
            <text:p>177.23</text:p>
          </table:table-cell>
        </table:table-row>
        <table:table-row table:style-name="ro1">
          <table:table-cell office:value-type="float" office:value="1055804" calcext:value-type="float">
            <text:p>1055804</text:p>
          </table:table-cell>
          <table:table-cell table:formula="of:=[.A68]/1000/(60*60*24)" office:value-type="time" office:time-value="PT00H17M35.804S" calcext:value-type="time">
            <text:p>00:17:3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146.52" calcext:value-type="float">
            <text:p>146.52</text:p>
          </table:table-cell>
          <table:table-cell office:value-type="float" office:value="179.9" calcext:value-type="float">
            <text:p>179.9</text:p>
          </table:table-cell>
        </table:table-row>
        <table:table-row table:style-name="ro1">
          <table:table-cell office:value-type="float" office:value="1071803" calcext:value-type="float">
            <text:p>1071803</text:p>
          </table:table-cell>
          <table:table-cell table:formula="of:=[.A69]/1000/(60*60*24)" office:value-type="time" office:time-value="PT00H17M51.803S" calcext:value-type="time">
            <text:p>00:17:5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5" calcext:value-type="float">
            <text:p>600.65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2.57" calcext:value-type="float">
            <text:p>182.57</text:p>
          </table:table-cell>
        </table:table-row>
        <table:table-row table:style-name="ro1">
          <table:table-cell office:value-type="float" office:value="1087803" calcext:value-type="float">
            <text:p>1087803</text:p>
          </table:table-cell>
          <table:table-cell table:formula="of:=[.A70]/1000/(60*60*24)" office:value-type="time" office:time-value="PT00H18M07.803S" calcext:value-type="time">
            <text:p>00:18:08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7" calcext:value-type="float">
            <text:p>600.47</text:p>
          </table:table-cell>
          <table:table-cell office:value-type="float" office:value="150.96" calcext:value-type="float">
            <text:p>150.96</text:p>
          </table:table-cell>
          <table:table-cell office:value-type="float" office:value="185.24" calcext:value-type="float">
            <text:p>185.24</text:p>
          </table:table-cell>
        </table:table-row>
        <table:table-row table:style-name="ro1">
          <table:table-cell office:value-type="float" office:value="1103803" calcext:value-type="float">
            <text:p>1103803</text:p>
          </table:table-cell>
          <table:table-cell table:formula="of:=[.A71]/1000/(60*60*24)" office:value-type="time" office:time-value="PT00H18M23.803S" calcext:value-type="time">
            <text:p>00:18:2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153.18" calcext:value-type="float">
            <text:p>153.18</text:p>
          </table:table-cell>
          <table:table-cell office:value-type="float" office:value="187.91" calcext:value-type="float">
            <text:p>187.91</text:p>
          </table:table-cell>
        </table:table-row>
        <table:table-row table:style-name="ro1">
          <table:table-cell office:value-type="float" office:value="1119803" calcext:value-type="float">
            <text:p>1119803</text:p>
          </table:table-cell>
          <table:table-cell table:formula="of:=[.A72]/1000/(60*60*24)" office:value-type="time" office:time-value="PT00H18M39.803S" calcext:value-type="time">
            <text:p>00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6" calcext:value-type="float">
            <text:p>602.26</text:p>
          </table:table-cell>
          <table:table-cell office:value-type="float" office:value="155.4" calcext:value-type="float">
            <text:p>155.4</text:p>
          </table:table-cell>
          <table:table-cell office:value-type="float" office:value="190.58" calcext:value-type="float">
            <text:p>190.58</text:p>
          </table:table-cell>
        </table:table-row>
        <table:table-row table:style-name="ro1">
          <table:table-cell office:value-type="float" office:value="1135803" calcext:value-type="float">
            <text:p>1135803</text:p>
          </table:table-cell>
          <table:table-cell table:formula="of:=[.A73]/1000/(60*60*24)" office:value-type="time" office:time-value="PT00H18M55.803S" calcext:value-type="time">
            <text:p>00:18:56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157.62" calcext:value-type="float">
            <text:p>157.62</text:p>
          </table:table-cell>
          <table:table-cell office:value-type="float" office:value="193.25" calcext:value-type="float">
            <text:p>193.25</text:p>
          </table:table-cell>
        </table:table-row>
        <table:table-row table:style-name="ro1">
          <table:table-cell office:value-type="float" office:value="1151804" calcext:value-type="float">
            <text:p>1151804</text:p>
          </table:table-cell>
          <table:table-cell table:formula="of:=[.A74]/1000/(60*60*24)" office:value-type="time" office:time-value="PT00H19M11.804S" calcext:value-type="time">
            <text:p>00:19:12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159.84" calcext:value-type="float">
            <text:p>159.84</text:p>
          </table:table-cell>
          <table:table-cell office:value-type="float" office:value="195.92" calcext:value-type="float">
            <text:p>195.92</text:p>
          </table:table-cell>
        </table:table-row>
        <table:table-row table:style-name="ro1">
          <table:table-cell office:value-type="float" office:value="1167803" calcext:value-type="float">
            <text:p>1167803</text:p>
          </table:table-cell>
          <table:table-cell table:formula="of:=[.A75]/1000/(60*60*24)" office:value-type="time" office:time-value="PT00H19M27.803S" calcext:value-type="time">
            <text:p>00:19:2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162.06" calcext:value-type="float">
            <text:p>162.06</text:p>
          </table:table-cell>
          <table:table-cell office:value-type="float" office:value="198.58" calcext:value-type="float">
            <text:p>198.58</text:p>
          </table:table-cell>
        </table:table-row>
        <table:table-row table:style-name="ro1">
          <table:table-cell office:value-type="float" office:value="1183803" calcext:value-type="float">
            <text:p>1183803</text:p>
          </table:table-cell>
          <table:table-cell table:formula="of:=[.A76]/1000/(60*60*24)" office:value-type="time" office:time-value="PT00H19M43.803S" calcext:value-type="time">
            <text:p>00:19:44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164.28" calcext:value-type="float">
            <text:p>164.28</text:p>
          </table:table-cell>
          <table:table-cell office:value-type="float" office:value="201.25" calcext:value-type="float">
            <text:p>201.25</text:p>
          </table:table-cell>
        </table:table-row>
        <table:table-row table:style-name="ro1">
          <table:table-cell office:value-type="float" office:value="1199803" calcext:value-type="float">
            <text:p>1199803</text:p>
          </table:table-cell>
          <table:table-cell table:formula="of:=[.A77]/1000/(60*60*24)" office:value-type="time" office:time-value="PT00H19M59.803S" calcext:value-type="time">
            <text:p>00:20:0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166.5" calcext:value-type="float">
            <text:p>166.5</text:p>
          </table:table-cell>
          <table:table-cell office:value-type="float" office:value="203.92" calcext:value-type="float">
            <text:p>203.92</text:p>
          </table:table-cell>
        </table:table-row>
        <table:table-row table:style-name="ro1">
          <table:table-cell office:value-type="float" office:value="1215803" calcext:value-type="float">
            <text:p>1215803</text:p>
          </table:table-cell>
          <table:table-cell table:formula="of:=[.A78]/1000/(60*60*24)" office:value-type="time" office:time-value="PT00H20M15.803S" calcext:value-type="time">
            <text:p>00:20:16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7" calcext:value-type="float">
            <text:p>598.17</text:p>
          </table:table-cell>
          <table:table-cell office:value-type="float" office:value="168.72" calcext:value-type="float">
            <text:p>168.72</text:p>
          </table:table-cell>
          <table:table-cell office:value-type="float" office:value="206.58" calcext:value-type="float">
            <text:p>206.58</text:p>
          </table:table-cell>
        </table:table-row>
        <table:table-row table:style-name="ro1">
          <table:table-cell office:value-type="float" office:value="1231803" calcext:value-type="float">
            <text:p>1231803</text:p>
          </table:table-cell>
          <table:table-cell table:formula="of:=[.A79]/1000/(60*60*24)" office:value-type="time" office:time-value="PT00H20M31.803S" calcext:value-type="time">
            <text:p>00:20:3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6" calcext:value-type="float">
            <text:p>600.16</text:p>
          </table:table-cell>
          <table:table-cell office:value-type="float" office:value="170.94" calcext:value-type="float">
            <text:p>170.94</text:p>
          </table:table-cell>
          <table:table-cell office:value-type="float" office:value="209.24" calcext:value-type="float">
            <text:p>209.24</text:p>
          </table:table-cell>
        </table:table-row>
        <table:table-row table:style-name="ro1">
          <table:table-cell office:value-type="float" office:value="1247804" calcext:value-type="float">
            <text:p>1247804</text:p>
          </table:table-cell>
          <table:table-cell table:formula="of:=[.A80]/1000/(60*60*24)" office:value-type="time" office:time-value="PT00H20M47.804S" calcext:value-type="time">
            <text:p>00:20:48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173.16" calcext:value-type="float">
            <text:p>173.16</text:p>
          </table:table-cell>
          <table:table-cell office:value-type="float" office:value="211.9" calcext:value-type="float">
            <text:p>211.9</text:p>
          </table:table-cell>
        </table:table-row>
        <table:table-row table:style-name="ro1">
          <table:table-cell office:value-type="float" office:value="1263804" calcext:value-type="float">
            <text:p>1263804</text:p>
          </table:table-cell>
          <table:table-cell table:formula="of:=[.A81]/1000/(60*60*24)" office:value-type="time" office:time-value="PT00H21M03.804S" calcext:value-type="time">
            <text:p>00:21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175.38" calcext:value-type="float">
            <text:p>175.38</text:p>
          </table:table-cell>
          <table:table-cell office:value-type="float" office:value="214.56" calcext:value-type="float">
            <text:p>214.56</text:p>
          </table:table-cell>
        </table:table-row>
        <table:table-row table:style-name="ro1">
          <table:table-cell office:value-type="float" office:value="1279804" calcext:value-type="float">
            <text:p>1279804</text:p>
          </table:table-cell>
          <table:table-cell table:formula="of:=[.A82]/1000/(60*60*24)" office:value-type="time" office:time-value="PT00H21M19.804S" calcext:value-type="time">
            <text:p>00:21:20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177.6" calcext:value-type="float">
            <text:p>177.6</text:p>
          </table:table-cell>
          <table:table-cell office:value-type="float" office:value="217.22" calcext:value-type="float">
            <text:p>217.22</text:p>
          </table:table-cell>
        </table:table-row>
        <table:table-row table:style-name="ro1">
          <table:table-cell office:value-type="float" office:value="1295803" calcext:value-type="float">
            <text:p>1295803</text:p>
          </table:table-cell>
          <table:table-cell table:formula="of:=[.A83]/1000/(60*60*24)" office:value-type="time" office:time-value="PT00H21M35.803S" calcext:value-type="time">
            <text:p>00:21:36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179.82" calcext:value-type="float">
            <text:p>179.82</text:p>
          </table:table-cell>
          <table:table-cell office:value-type="float" office:value="219.88" calcext:value-type="float">
            <text:p>219.88</text:p>
          </table:table-cell>
        </table:table-row>
        <table:table-row table:style-name="ro1">
          <table:table-cell office:value-type="float" office:value="1311803" calcext:value-type="float">
            <text:p>1311803</text:p>
          </table:table-cell>
          <table:table-cell table:formula="of:=[.A84]/1000/(60*60*24)" office:value-type="time" office:time-value="PT00H21M51.803S" calcext:value-type="time">
            <text:p>00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182.04" calcext:value-type="float">
            <text:p>182.04</text:p>
          </table:table-cell>
          <table:table-cell office:value-type="float" office:value="222.54" calcext:value-type="float">
            <text:p>222.54</text:p>
          </table:table-cell>
        </table:table-row>
        <table:table-row table:style-name="ro1">
          <table:table-cell office:value-type="float" office:value="1327803" calcext:value-type="float">
            <text:p>1327803</text:p>
          </table:table-cell>
          <table:table-cell table:formula="of:=[.A85]/1000/(60*60*24)" office:value-type="time" office:time-value="PT00H22M07.803S" calcext:value-type="time">
            <text:p>00:22:0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184.26" calcext:value-type="float">
            <text:p>184.26</text:p>
          </table:table-cell>
          <table:table-cell office:value-type="float" office:value="225.2" calcext:value-type="float">
            <text:p>225.2</text:p>
          </table:table-cell>
        </table:table-row>
        <table:table-row table:style-name="ro1">
          <table:table-cell office:value-type="float" office:value="1343804" calcext:value-type="float">
            <text:p>1343804</text:p>
          </table:table-cell>
          <table:table-cell table:formula="of:=[.A86]/1000/(60*60*24)" office:value-type="time" office:time-value="PT00H22M23.804S" calcext:value-type="time">
            <text:p>00:22:2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186.49" calcext:value-type="float">
            <text:p>186.49</text:p>
          </table:table-cell>
          <table:table-cell office:value-type="float" office:value="227.86" calcext:value-type="float">
            <text:p>227.86</text:p>
          </table:table-cell>
        </table:table-row>
        <table:table-row table:style-name="ro1">
          <table:table-cell office:value-type="float" office:value="1359803" calcext:value-type="float">
            <text:p>1359803</text:p>
          </table:table-cell>
          <table:table-cell table:formula="of:=[.A87]/1000/(60*60*24)" office:value-type="time" office:time-value="PT00H22M39.803S" calcext:value-type="time">
            <text:p>00:22:4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188.71" calcext:value-type="float">
            <text:p>188.71</text:p>
          </table:table-cell>
          <table:table-cell office:value-type="float" office:value="230.52" calcext:value-type="float">
            <text:p>230.52</text:p>
          </table:table-cell>
        </table:table-row>
        <table:table-row table:style-name="ro1">
          <table:table-cell office:value-type="float" office:value="1375804" calcext:value-type="float">
            <text:p>1375804</text:p>
          </table:table-cell>
          <table:table-cell table:formula="of:=[.A88]/1000/(60*60*24)" office:value-type="time" office:time-value="PT00H22M55.804S" calcext:value-type="time">
            <text:p>00:22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190.93" calcext:value-type="float">
            <text:p>190.93</text:p>
          </table:table-cell>
          <table:table-cell office:value-type="float" office:value="233.17" calcext:value-type="float">
            <text:p>233.17</text:p>
          </table:table-cell>
        </table:table-row>
        <table:table-row table:style-name="ro1">
          <table:table-cell office:value-type="float" office:value="1391803" calcext:value-type="float">
            <text:p>1391803</text:p>
          </table:table-cell>
          <table:table-cell table:formula="of:=[.A89]/1000/(60*60*24)" office:value-type="time" office:time-value="PT00H23M11.803S" calcext:value-type="time">
            <text:p>00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193.15" calcext:value-type="float">
            <text:p>193.15</text:p>
          </table:table-cell>
          <table:table-cell office:value-type="float" office:value="235.83" calcext:value-type="float">
            <text:p>235.83</text:p>
          </table:table-cell>
        </table:table-row>
        <table:table-row table:style-name="ro1">
          <table:table-cell office:value-type="float" office:value="1407803" calcext:value-type="float">
            <text:p>1407803</text:p>
          </table:table-cell>
          <table:table-cell table:formula="of:=[.A90]/1000/(60*60*24)" office:value-type="time" office:time-value="PT00H23M27.803S" calcext:value-type="time">
            <text:p>00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195.37" calcext:value-type="float">
            <text:p>195.37</text:p>
          </table:table-cell>
          <table:table-cell office:value-type="float" office:value="238.48" calcext:value-type="float">
            <text:p>238.48</text:p>
          </table:table-cell>
        </table:table-row>
        <table:table-row table:style-name="ro1">
          <table:table-cell office:value-type="float" office:value="1423803" calcext:value-type="float">
            <text:p>1423803</text:p>
          </table:table-cell>
          <table:table-cell table:formula="of:=[.A91]/1000/(60*60*24)" office:value-type="time" office:time-value="PT00H23M43.803S" calcext:value-type="time">
            <text:p>00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7" calcext:value-type="float">
            <text:p>596.27</text:p>
          </table:table-cell>
          <table:table-cell office:value-type="float" office:value="197.59" calcext:value-type="float">
            <text:p>197.59</text:p>
          </table:table-cell>
          <table:table-cell office:value-type="float" office:value="241.13" calcext:value-type="float">
            <text:p>241.13</text:p>
          </table:table-cell>
        </table:table-row>
        <table:table-row table:style-name="ro1">
          <table:table-cell office:value-type="float" office:value="1439804" calcext:value-type="float">
            <text:p>1439804</text:p>
          </table:table-cell>
          <table:table-cell table:formula="of:=[.A92]/1000/(60*60*24)" office:value-type="time" office:time-value="PT00H23M59.804S" calcext:value-type="time">
            <text:p>00:24:00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199.81" calcext:value-type="float">
            <text:p>199.81</text:p>
          </table:table-cell>
          <table:table-cell office:value-type="float" office:value="243.78" calcext:value-type="float">
            <text:p>243.78</text:p>
          </table:table-cell>
        </table:table-row>
        <table:table-row table:style-name="ro1">
          <table:table-cell office:value-type="float" office:value="1455803" calcext:value-type="float">
            <text:p>1455803</text:p>
          </table:table-cell>
          <table:table-cell table:formula="of:=[.A93]/1000/(60*60*24)" office:value-type="time" office:time-value="PT00H24M15.803S" calcext:value-type="time">
            <text:p>00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202.03" calcext:value-type="float">
            <text:p>202.03</text:p>
          </table:table-cell>
          <table:table-cell office:value-type="float" office:value="246.44" calcext:value-type="float">
            <text:p>246.44</text:p>
          </table:table-cell>
        </table:table-row>
        <table:table-row table:style-name="ro1">
          <table:table-cell office:value-type="float" office:value="1471804" calcext:value-type="float">
            <text:p>1471804</text:p>
          </table:table-cell>
          <table:table-cell table:formula="of:=[.A94]/1000/(60*60*24)" office:value-type="time" office:time-value="PT00H24M31.804S" calcext:value-type="time">
            <text:p>00:24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204.25" calcext:value-type="float">
            <text:p>204.25</text:p>
          </table:table-cell>
          <table:table-cell office:value-type="float" office:value="249.09" calcext:value-type="float">
            <text:p>249.09</text:p>
          </table:table-cell>
        </table:table-row>
        <table:table-row table:style-name="ro1">
          <table:table-cell office:value-type="float" office:value="1487803" calcext:value-type="float">
            <text:p>1487803</text:p>
          </table:table-cell>
          <table:table-cell table:formula="of:=[.A95]/1000/(60*60*24)" office:value-type="time" office:time-value="PT00H24M47.803S" calcext:value-type="time">
            <text:p>00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06.47" calcext:value-type="float">
            <text:p>206.47</text:p>
          </table:table-cell>
          <table:table-cell office:value-type="float" office:value="251.73" calcext:value-type="float">
            <text:p>251.73</text:p>
          </table:table-cell>
        </table:table-row>
        <table:table-row table:style-name="ro1">
          <table:table-cell office:value-type="float" office:value="1503804" calcext:value-type="float">
            <text:p>1503804</text:p>
          </table:table-cell>
          <table:table-cell table:formula="of:=[.A96]/1000/(60*60*24)" office:value-type="time" office:time-value="PT00H25M03.804S" calcext:value-type="time">
            <text:p>00:25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08.69" calcext:value-type="float">
            <text:p>208.69</text:p>
          </table:table-cell>
          <table:table-cell office:value-type="float" office:value="254.38" calcext:value-type="float">
            <text:p>254.38</text:p>
          </table:table-cell>
        </table:table-row>
        <table:table-row table:style-name="ro1">
          <table:table-cell office:value-type="float" office:value="1519803" calcext:value-type="float">
            <text:p>1519803</text:p>
          </table:table-cell>
          <table:table-cell table:formula="of:=[.A97]/1000/(60*60*24)" office:value-type="time" office:time-value="PT00H25M19.803S" calcext:value-type="time">
            <text:p>00:25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210.91" calcext:value-type="float">
            <text:p>210.91</text:p>
          </table:table-cell>
          <table:table-cell office:value-type="float" office:value="257.03" calcext:value-type="float">
            <text:p>257.03</text:p>
          </table:table-cell>
        </table:table-row>
        <table:table-row table:style-name="ro1">
          <table:table-cell office:value-type="float" office:value="1535803" calcext:value-type="float">
            <text:p>1535803</text:p>
          </table:table-cell>
          <table:table-cell table:formula="of:=[.A98]/1000/(60*60*24)" office:value-type="time" office:time-value="PT00H25M35.803S" calcext:value-type="time">
            <text:p>00:25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213.13" calcext:value-type="float">
            <text:p>213.13</text:p>
          </table:table-cell>
          <table:table-cell office:value-type="float" office:value="259.68" calcext:value-type="float">
            <text:p>259.68</text:p>
          </table:table-cell>
        </table:table-row>
        <table:table-row table:style-name="ro1">
          <table:table-cell office:value-type="float" office:value="1551803" calcext:value-type="float">
            <text:p>1551803</text:p>
          </table:table-cell>
          <table:table-cell table:formula="of:=[.A99]/1000/(60*60*24)" office:value-type="time" office:time-value="PT00H25M51.803S" calcext:value-type="time">
            <text:p>00:25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215.34" calcext:value-type="float">
            <text:p>215.34</text:p>
          </table:table-cell>
          <table:table-cell office:value-type="float" office:value="262.32" calcext:value-type="float">
            <text:p>262.32</text:p>
          </table:table-cell>
        </table:table-row>
        <table:table-row table:style-name="ro1">
          <table:table-cell office:value-type="float" office:value="1567804" calcext:value-type="float">
            <text:p>1567804</text:p>
          </table:table-cell>
          <table:table-cell table:formula="of:=[.A100]/1000/(60*60*24)" office:value-type="time" office:time-value="PT00H26M07.804S" calcext:value-type="time">
            <text:p>00:26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217.56" calcext:value-type="float">
            <text:p>217.56</text:p>
          </table:table-cell>
          <table:table-cell office:value-type="float" office:value="264.97" calcext:value-type="float">
            <text:p>264.97</text:p>
          </table:table-cell>
        </table:table-row>
        <table:table-row table:style-name="ro1">
          <table:table-cell office:value-type="float" office:value="1583804" calcext:value-type="float">
            <text:p>1583804</text:p>
          </table:table-cell>
          <table:table-cell table:formula="of:=[.A101]/1000/(60*60*24)" office:value-type="time" office:time-value="PT00H26M23.804S" calcext:value-type="time">
            <text:p>00:26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219.78" calcext:value-type="float">
            <text:p>219.78</text:p>
          </table:table-cell>
          <table:table-cell office:value-type="float" office:value="267.61" calcext:value-type="float">
            <text:p>267.61</text:p>
          </table:table-cell>
        </table:table-row>
        <table:table-row table:style-name="ro1">
          <table:table-cell office:value-type="float" office:value="1599803" calcext:value-type="float">
            <text:p>1599803</text:p>
          </table:table-cell>
          <table:table-cell table:formula="of:=[.A102]/1000/(60*60*24)" office:value-type="time" office:time-value="PT00H26M39.803S" calcext:value-type="time">
            <text:p>00:26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222" calcext:value-type="float">
            <text:p>222</text:p>
          </table:table-cell>
          <table:table-cell office:value-type="float" office:value="270.25" calcext:value-type="float">
            <text:p>270.25</text:p>
          </table:table-cell>
        </table:table-row>
        <table:table-row table:style-name="ro1">
          <table:table-cell office:value-type="float" office:value="1615803" calcext:value-type="float">
            <text:p>1615803</text:p>
          </table:table-cell>
          <table:table-cell table:formula="of:=[.A103]/1000/(60*60*24)" office:value-type="time" office:time-value="PT00H26M55.803S" calcext:value-type="time">
            <text:p>00:26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7" calcext:value-type="float">
            <text:p>594.27</text:p>
          </table:table-cell>
          <table:table-cell office:value-type="float" office:value="224.22" calcext:value-type="float">
            <text:p>224.22</text:p>
          </table:table-cell>
          <table:table-cell office:value-type="float" office:value="272.9" calcext:value-type="float">
            <text:p>272.9</text:p>
          </table:table-cell>
        </table:table-row>
        <table:table-row table:style-name="ro1">
          <table:table-cell office:value-type="float" office:value="1631803" calcext:value-type="float">
            <text:p>1631803</text:p>
          </table:table-cell>
          <table:table-cell table:formula="of:=[.A104]/1000/(60*60*24)" office:value-type="time" office:time-value="PT00H27M11.803S" calcext:value-type="time">
            <text:p>00:27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226.44" calcext:value-type="float">
            <text:p>226.44</text:p>
          </table:table-cell>
          <table:table-cell office:value-type="float" office:value="275.54" calcext:value-type="float">
            <text:p>275.54</text:p>
          </table:table-cell>
        </table:table-row>
        <table:table-row table:style-name="ro1">
          <table:table-cell office:value-type="float" office:value="1647803" calcext:value-type="float">
            <text:p>1647803</text:p>
          </table:table-cell>
          <table:table-cell table:formula="of:=[.A105]/1000/(60*60*24)" office:value-type="time" office:time-value="PT00H27M27.803S" calcext:value-type="time">
            <text:p>00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228.66" calcext:value-type="float">
            <text:p>228.66</text:p>
          </table:table-cell>
          <table:table-cell office:value-type="float" office:value="278.18" calcext:value-type="float">
            <text:p>278.18</text:p>
          </table:table-cell>
        </table:table-row>
        <table:table-row table:style-name="ro1">
          <table:table-cell office:value-type="float" office:value="1663803" calcext:value-type="float">
            <text:p>1663803</text:p>
          </table:table-cell>
          <table:table-cell table:formula="of:=[.A106]/1000/(60*60*24)" office:value-type="time" office:time-value="PT00H27M43.803S" calcext:value-type="time">
            <text:p>00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230.88" calcext:value-type="float">
            <text:p>230.88</text:p>
          </table:table-cell>
          <table:table-cell office:value-type="float" office:value="280.82" calcext:value-type="float">
            <text:p>280.82</text:p>
          </table:table-cell>
        </table:table-row>
        <table:table-row table:style-name="ro1">
          <table:table-cell office:value-type="float" office:value="1679803" calcext:value-type="float">
            <text:p>1679803</text:p>
          </table:table-cell>
          <table:table-cell table:formula="of:=[.A107]/1000/(60*60*24)" office:value-type="time" office:time-value="PT00H27M59.803S" calcext:value-type="time">
            <text:p>00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33.1" calcext:value-type="float">
            <text:p>233.1</text:p>
          </table:table-cell>
          <table:table-cell office:value-type="float" office:value="283.46" calcext:value-type="float">
            <text:p>283.46</text:p>
          </table:table-cell>
        </table:table-row>
        <table:table-row table:style-name="ro1">
          <table:table-cell office:value-type="float" office:value="1695803" calcext:value-type="float">
            <text:p>1695803</text:p>
          </table:table-cell>
          <table:table-cell table:formula="of:=[.A108]/1000/(60*60*24)" office:value-type="time" office:time-value="PT00H28M15.803S" calcext:value-type="time">
            <text:p>00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235.32" calcext:value-type="float">
            <text:p>235.32</text:p>
          </table:table-cell>
          <table:table-cell office:value-type="float" office:value="286.1" calcext:value-type="float">
            <text:p>286.1</text:p>
          </table:table-cell>
        </table:table-row>
        <table:table-row table:style-name="ro1">
          <table:table-cell office:value-type="float" office:value="1711803" calcext:value-type="float">
            <text:p>1711803</text:p>
          </table:table-cell>
          <table:table-cell table:formula="of:=[.A109]/1000/(60*60*24)" office:value-type="time" office:time-value="PT00H28M31.803S" calcext:value-type="time">
            <text:p>00:28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237.54" calcext:value-type="float">
            <text:p>237.54</text:p>
          </table:table-cell>
          <table:table-cell office:value-type="float" office:value="288.74" calcext:value-type="float">
            <text:p>288.74</text:p>
          </table:table-cell>
        </table:table-row>
        <table:table-row table:style-name="ro1">
          <table:table-cell office:value-type="float" office:value="1727804" calcext:value-type="float">
            <text:p>1727804</text:p>
          </table:table-cell>
          <table:table-cell table:formula="of:=[.A110]/1000/(60*60*24)" office:value-type="time" office:time-value="PT00H28M47.804S" calcext:value-type="time">
            <text:p>00:28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239.76" calcext:value-type="float">
            <text:p>239.76</text:p>
          </table:table-cell>
          <table:table-cell office:value-type="float" office:value="291.38" calcext:value-type="float">
            <text:p>291.38</text:p>
          </table:table-cell>
        </table:table-row>
        <table:table-row table:style-name="ro1">
          <table:table-cell office:value-type="float" office:value="1743803" calcext:value-type="float">
            <text:p>1743803</text:p>
          </table:table-cell>
          <table:table-cell table:formula="of:=[.A111]/1000/(60*60*24)" office:value-type="time" office:time-value="PT00H29M03.803S" calcext:value-type="time">
            <text:p>00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241.98" calcext:value-type="float">
            <text:p>241.98</text:p>
          </table:table-cell>
          <table:table-cell office:value-type="float" office:value="294.02" calcext:value-type="float">
            <text:p>294.02</text:p>
          </table:table-cell>
        </table:table-row>
        <table:table-row table:style-name="ro1">
          <table:table-cell office:value-type="float" office:value="1759803" calcext:value-type="float">
            <text:p>1759803</text:p>
          </table:table-cell>
          <table:table-cell table:formula="of:=[.A112]/1000/(60*60*24)" office:value-type="time" office:time-value="PT00H29M19.803S" calcext:value-type="time">
            <text:p>00:29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244.2" calcext:value-type="float">
            <text:p>244.2</text:p>
          </table:table-cell>
          <table:table-cell office:value-type="float" office:value="296.66" calcext:value-type="float">
            <text:p>296.66</text:p>
          </table:table-cell>
        </table:table-row>
        <table:table-row table:style-name="ro1">
          <table:table-cell office:value-type="float" office:value="1775803" calcext:value-type="float">
            <text:p>1775803</text:p>
          </table:table-cell>
          <table:table-cell table:formula="of:=[.A113]/1000/(60*60*24)" office:value-type="time" office:time-value="PT00H29M35.803S" calcext:value-type="time">
            <text:p>00:29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246.42" calcext:value-type="float">
            <text:p>246.42</text:p>
          </table:table-cell>
          <table:table-cell office:value-type="float" office:value="299.3" calcext:value-type="float">
            <text:p>299.3</text:p>
          </table:table-cell>
        </table:table-row>
        <table:table-row table:style-name="ro1">
          <table:table-cell office:value-type="float" office:value="1791804" calcext:value-type="float">
            <text:p>1791804</text:p>
          </table:table-cell>
          <table:table-cell table:formula="of:=[.A114]/1000/(60*60*24)" office:value-type="time" office:time-value="PT00H29M51.804S" calcext:value-type="time">
            <text:p>00:29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248.64" calcext:value-type="float">
            <text:p>248.64</text:p>
          </table:table-cell>
          <table:table-cell office:value-type="float" office:value="301.93" calcext:value-type="float">
            <text:p>301.93</text:p>
          </table:table-cell>
        </table:table-row>
        <table:table-row table:style-name="ro1">
          <table:table-cell office:value-type="float" office:value="1807803" calcext:value-type="float">
            <text:p>1807803</text:p>
          </table:table-cell>
          <table:table-cell table:formula="of:=[.A115]/1000/(60*60*24)" office:value-type="time" office:time-value="PT00H30M07.803S" calcext:value-type="time">
            <text:p>00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250.86" calcext:value-type="float">
            <text:p>250.86</text:p>
          </table:table-cell>
          <table:table-cell office:value-type="float" office:value="304.57" calcext:value-type="float">
            <text:p>304.57</text:p>
          </table:table-cell>
        </table:table-row>
        <table:table-row table:style-name="ro1">
          <table:table-cell office:value-type="float" office:value="1823803" calcext:value-type="float">
            <text:p>1823803</text:p>
          </table:table-cell>
          <table:table-cell table:formula="of:=[.A116]/1000/(60*60*24)" office:value-type="time" office:time-value="PT00H30M23.803S" calcext:value-type="time">
            <text:p>00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253.08" calcext:value-type="float">
            <text:p>253.08</text:p>
          </table:table-cell>
          <table:table-cell office:value-type="float" office:value="307.2" calcext:value-type="float">
            <text:p>307.2</text:p>
          </table:table-cell>
        </table:table-row>
        <table:table-row table:style-name="ro1">
          <table:table-cell office:value-type="float" office:value="1839804" calcext:value-type="float">
            <text:p>1839804</text:p>
          </table:table-cell>
          <table:table-cell table:formula="of:=[.A117]/1000/(60*60*24)" office:value-type="time" office:time-value="PT00H30M39.804S" calcext:value-type="time">
            <text:p>00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255.3" calcext:value-type="float">
            <text:p>255.3</text:p>
          </table:table-cell>
          <table:table-cell office:value-type="float" office:value="309.84" calcext:value-type="float">
            <text:p>309.84</text:p>
          </table:table-cell>
        </table:table-row>
        <table:table-row table:style-name="ro1">
          <table:table-cell office:value-type="float" office:value="1855804" calcext:value-type="float">
            <text:p>1855804</text:p>
          </table:table-cell>
          <table:table-cell table:formula="of:=[.A118]/1000/(60*60*24)" office:value-type="time" office:time-value="PT00H30M55.804S" calcext:value-type="time">
            <text:p>00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57.52" calcext:value-type="float">
            <text:p>257.52</text:p>
          </table:table-cell>
          <table:table-cell office:value-type="float" office:value="312.47" calcext:value-type="float">
            <text:p>312.47</text:p>
          </table:table-cell>
        </table:table-row>
        <table:table-row table:style-name="ro1">
          <table:table-cell office:value-type="float" office:value="1871803" calcext:value-type="float">
            <text:p>1871803</text:p>
          </table:table-cell>
          <table:table-cell table:formula="of:=[.A119]/1000/(60*60*24)" office:value-type="time" office:time-value="PT00H31M11.803S" calcext:value-type="time">
            <text:p>00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259.74" calcext:value-type="float">
            <text:p>259.74</text:p>
          </table:table-cell>
          <table:table-cell office:value-type="float" office:value="315.11" calcext:value-type="float">
            <text:p>315.11</text:p>
          </table:table-cell>
        </table:table-row>
        <table:table-row table:style-name="ro1">
          <table:table-cell office:value-type="float" office:value="1887804" calcext:value-type="float">
            <text:p>1887804</text:p>
          </table:table-cell>
          <table:table-cell table:formula="of:=[.A120]/1000/(60*60*24)" office:value-type="time" office:time-value="PT00H31M27.804S" calcext:value-type="time">
            <text:p>00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261.96" calcext:value-type="float">
            <text:p>261.96</text:p>
          </table:table-cell>
          <table:table-cell office:value-type="float" office:value="317.74" calcext:value-type="float">
            <text:p>317.74</text:p>
          </table:table-cell>
        </table:table-row>
        <table:table-row table:style-name="ro1">
          <table:table-cell office:value-type="float" office:value="1903803" calcext:value-type="float">
            <text:p>1903803</text:p>
          </table:table-cell>
          <table:table-cell table:formula="of:=[.A121]/1000/(60*60*24)" office:value-type="time" office:time-value="PT00H31M43.803S" calcext:value-type="time">
            <text:p>00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264.18" calcext:value-type="float">
            <text:p>264.18</text:p>
          </table:table-cell>
          <table:table-cell office:value-type="float" office:value="320.37" calcext:value-type="float">
            <text:p>320.37</text:p>
          </table:table-cell>
        </table:table-row>
        <table:table-row table:style-name="ro1">
          <table:table-cell office:value-type="float" office:value="1919803" calcext:value-type="float">
            <text:p>1919803</text:p>
          </table:table-cell>
          <table:table-cell table:formula="of:=[.A122]/1000/(60*60*24)" office:value-type="time" office:time-value="PT00H31M59.803S" calcext:value-type="time">
            <text:p>00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266.4" calcext:value-type="float">
            <text:p>266.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935803" calcext:value-type="float">
            <text:p>1935803</text:p>
          </table:table-cell>
          <table:table-cell table:formula="of:=[.A123]/1000/(60*60*24)" office:value-type="time" office:time-value="PT00H32M15.803S" calcext:value-type="time">
            <text:p>00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268.62" calcext:value-type="float">
            <text:p>268.62</text:p>
          </table:table-cell>
          <table:table-cell office:value-type="float" office:value="325.63" calcext:value-type="float">
            <text:p>325.63</text:p>
          </table:table-cell>
        </table:table-row>
        <table:table-row table:style-name="ro1">
          <table:table-cell office:value-type="float" office:value="1951803" calcext:value-type="float">
            <text:p>1951803</text:p>
          </table:table-cell>
          <table:table-cell table:formula="of:=[.A124]/1000/(60*60*24)" office:value-type="time" office:time-value="PT00H32M31.803S" calcext:value-type="time">
            <text:p>00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8" calcext:value-type="float">
            <text:p>592.28</text:p>
          </table:table-cell>
          <table:table-cell office:value-type="float" office:value="270.84" calcext:value-type="float">
            <text:p>270.84</text:p>
          </table:table-cell>
          <table:table-cell office:value-type="float" office:value="328.26" calcext:value-type="float">
            <text:p>328.26</text:p>
          </table:table-cell>
        </table:table-row>
        <table:table-row table:style-name="ro1">
          <table:table-cell office:value-type="float" office:value="1967803" calcext:value-type="float">
            <text:p>1967803</text:p>
          </table:table-cell>
          <table:table-cell table:formula="of:=[.A125]/1000/(60*60*24)" office:value-type="time" office:time-value="PT00H32M47.803S" calcext:value-type="time">
            <text:p>00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273.06" calcext:value-type="float">
            <text:p>273.06</text:p>
          </table:table-cell>
          <table:table-cell office:value-type="float" office:value="330.89" calcext:value-type="float">
            <text:p>330.89</text:p>
          </table:table-cell>
        </table:table-row>
        <table:table-row table:style-name="ro1">
          <table:table-cell office:value-type="float" office:value="1983804" calcext:value-type="float">
            <text:p>1983804</text:p>
          </table:table-cell>
          <table:table-cell table:formula="of:=[.A126]/1000/(60*60*24)" office:value-type="time" office:time-value="PT00H33M03.804S" calcext:value-type="time">
            <text:p>00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275.28" calcext:value-type="float">
            <text:p>275.28</text:p>
          </table:table-cell>
          <table:table-cell office:value-type="float" office:value="333.52" calcext:value-type="float">
            <text:p>333.52</text:p>
          </table:table-cell>
        </table:table-row>
        <table:table-row table:style-name="ro1">
          <table:table-cell office:value-type="float" office:value="1999803" calcext:value-type="float">
            <text:p>1999803</text:p>
          </table:table-cell>
          <table:table-cell table:formula="of:=[.A127]/1000/(60*60*24)" office:value-type="time" office:time-value="PT00H33M19.803S" calcext:value-type="time">
            <text:p>00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277.5" calcext:value-type="float">
            <text:p>277.5</text:p>
          </table:table-cell>
          <table:table-cell office:value-type="float" office:value="336.14" calcext:value-type="float">
            <text:p>336.14</text:p>
          </table:table-cell>
        </table:table-row>
        <table:table-row table:style-name="ro1">
          <table:table-cell office:value-type="float" office:value="2015803" calcext:value-type="float">
            <text:p>2015803</text:p>
          </table:table-cell>
          <table:table-cell table:formula="of:=[.A128]/1000/(60*60*24)" office:value-type="time" office:time-value="PT00H33M35.803S" calcext:value-type="time">
            <text:p>00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279.72" calcext:value-type="float">
            <text:p>279.72</text:p>
          </table:table-cell>
          <table:table-cell office:value-type="float" office:value="338.77" calcext:value-type="float">
            <text:p>338.77</text:p>
          </table:table-cell>
        </table:table-row>
        <table:table-row table:style-name="ro1">
          <table:table-cell office:value-type="float" office:value="2031803" calcext:value-type="float">
            <text:p>2031803</text:p>
          </table:table-cell>
          <table:table-cell table:formula="of:=[.A129]/1000/(60*60*24)" office:value-type="time" office:time-value="PT00H33M51.803S" calcext:value-type="time">
            <text:p>00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81.94" calcext:value-type="float">
            <text:p>281.94</text:p>
          </table:table-cell>
          <table:table-cell office:value-type="float" office:value="341.39" calcext:value-type="float">
            <text:p>341.39</text:p>
          </table:table-cell>
        </table:table-row>
        <table:table-row table:style-name="ro1">
          <table:table-cell office:value-type="float" office:value="2047803" calcext:value-type="float">
            <text:p>2047803</text:p>
          </table:table-cell>
          <table:table-cell table:formula="of:=[.A130]/1000/(60*60*24)" office:value-type="time" office:time-value="PT00H34M07.803S" calcext:value-type="time">
            <text:p>00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284.16" calcext:value-type="float">
            <text:p>284.16</text:p>
          </table:table-cell>
          <table:table-cell office:value-type="float" office:value="344.02" calcext:value-type="float">
            <text:p>344.02</text:p>
          </table:table-cell>
        </table:table-row>
        <table:table-row table:style-name="ro1">
          <table:table-cell office:value-type="float" office:value="2063803" calcext:value-type="float">
            <text:p>2063803</text:p>
          </table:table-cell>
          <table:table-cell table:formula="of:=[.A131]/1000/(60*60*24)" office:value-type="time" office:time-value="PT00H34M23.803S" calcext:value-type="time">
            <text:p>00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86.38" calcext:value-type="float">
            <text:p>286.38</text:p>
          </table:table-cell>
          <table:table-cell office:value-type="float" office:value="346.65" calcext:value-type="float">
            <text:p>346.65</text:p>
          </table:table-cell>
        </table:table-row>
        <table:table-row table:style-name="ro1">
          <table:table-cell office:value-type="float" office:value="2079803" calcext:value-type="float">
            <text:p>2079803</text:p>
          </table:table-cell>
          <table:table-cell table:formula="of:=[.A132]/1000/(60*60*24)" office:value-type="time" office:time-value="PT00H34M39.803S" calcext:value-type="time">
            <text:p>00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2" calcext:value-type="float">
            <text:p>590.42</text:p>
          </table:table-cell>
          <table:table-cell office:value-type="float" office:value="288.6" calcext:value-type="float">
            <text:p>288.6</text:p>
          </table:table-cell>
          <table:table-cell office:value-type="float" office:value="349.27" calcext:value-type="float">
            <text:p>349.27</text:p>
          </table:table-cell>
        </table:table-row>
        <table:table-row table:style-name="ro1">
          <table:table-cell office:value-type="float" office:value="2095804" calcext:value-type="float">
            <text:p>2095804</text:p>
          </table:table-cell>
          <table:table-cell table:formula="of:=[.A133]/1000/(60*60*24)" office:value-type="time" office:time-value="PT00H34M55.804S" calcext:value-type="time">
            <text:p>00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3" calcext:value-type="float">
            <text:p>590.63</text:p>
          </table:table-cell>
          <table:table-cell office:value-type="float" office:value="290.82" calcext:value-type="float">
            <text:p>290.82</text:p>
          </table:table-cell>
          <table:table-cell office:value-type="float" office:value="351.9" calcext:value-type="float">
            <text:p>351.9</text:p>
          </table:table-cell>
        </table:table-row>
        <table:table-row table:style-name="ro1">
          <table:table-cell office:value-type="float" office:value="2111804" calcext:value-type="float">
            <text:p>2111804</text:p>
          </table:table-cell>
          <table:table-cell table:formula="of:=[.A134]/1000/(60*60*24)" office:value-type="time" office:time-value="PT00H35M11.804S" calcext:value-type="time">
            <text:p>00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293.04" calcext:value-type="float">
            <text:p>293.04</text:p>
          </table:table-cell>
          <table:table-cell office:value-type="float" office:value="354.52" calcext:value-type="float">
            <text:p>354.52</text:p>
          </table:table-cell>
        </table:table-row>
        <table:table-row table:style-name="ro1">
          <table:table-cell office:value-type="float" office:value="2127804" calcext:value-type="float">
            <text:p>2127804</text:p>
          </table:table-cell>
          <table:table-cell table:formula="of:=[.A135]/1000/(60*60*24)" office:value-type="time" office:time-value="PT00H35M27.804S" calcext:value-type="time">
            <text:p>00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295.26" calcext:value-type="float">
            <text:p>295.26</text:p>
          </table:table-cell>
          <table:table-cell office:value-type="float" office:value="357.15" calcext:value-type="float">
            <text:p>357.15</text:p>
          </table:table-cell>
        </table:table-row>
        <table:table-row table:style-name="ro1">
          <table:table-cell office:value-type="float" office:value="2143803" calcext:value-type="float">
            <text:p>2143803</text:p>
          </table:table-cell>
          <table:table-cell table:formula="of:=[.A136]/1000/(60*60*24)" office:value-type="time" office:time-value="PT00H35M43.803S" calcext:value-type="time">
            <text:p>00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297.48" calcext:value-type="float">
            <text:p>297.48</text:p>
          </table:table-cell>
          <table:table-cell office:value-type="float" office:value="359.77" calcext:value-type="float">
            <text:p>359.77</text:p>
          </table:table-cell>
        </table:table-row>
        <table:table-row table:style-name="ro1">
          <table:table-cell office:value-type="float" office:value="2159803" calcext:value-type="float">
            <text:p>2159803</text:p>
          </table:table-cell>
          <table:table-cell table:formula="of:=[.A137]/1000/(60*60*24)" office:value-type="time" office:time-value="PT00H35M59.803S" calcext:value-type="time">
            <text:p>00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299.7" calcext:value-type="float">
            <text:p>299.7</text:p>
          </table:table-cell>
          <table:table-cell office:value-type="float" office:value="362.39" calcext:value-type="float">
            <text:p>362.39</text:p>
          </table:table-cell>
        </table:table-row>
        <table:table-row table:style-name="ro1">
          <table:table-cell office:value-type="float" office:value="2175803" calcext:value-type="float">
            <text:p>2175803</text:p>
          </table:table-cell>
          <table:table-cell table:formula="of:=[.A138]/1000/(60*60*24)" office:value-type="time" office:time-value="PT00H36M15.803S" calcext:value-type="time">
            <text:p>00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301.92" calcext:value-type="float">
            <text:p>301.92</text:p>
          </table:table-cell>
          <table:table-cell office:value-type="float" office:value="365.01" calcext:value-type="float">
            <text:p>365.01</text:p>
          </table:table-cell>
        </table:table-row>
        <table:table-row table:style-name="ro1">
          <table:table-cell office:value-type="float" office:value="2191803" calcext:value-type="float">
            <text:p>2191803</text:p>
          </table:table-cell>
          <table:table-cell table:formula="of:=[.A139]/1000/(60*60*24)" office:value-type="time" office:time-value="PT00H36M31.803S" calcext:value-type="time">
            <text:p>00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04.14" calcext:value-type="float">
            <text:p>304.14</text:p>
          </table:table-cell>
          <table:table-cell office:value-type="float" office:value="367.64" calcext:value-type="float">
            <text:p>367.64</text:p>
          </table:table-cell>
        </table:table-row>
        <table:table-row table:style-name="ro1">
          <table:table-cell office:value-type="float" office:value="2207803" calcext:value-type="float">
            <text:p>2207803</text:p>
          </table:table-cell>
          <table:table-cell table:formula="of:=[.A140]/1000/(60*60*24)" office:value-type="time" office:time-value="PT00H36M47.803S" calcext:value-type="time">
            <text:p>00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9.79" calcext:value-type="float">
            <text:p>589.79</text:p>
          </table:table-cell>
          <table:table-cell office:value-type="float" office:value="306.36" calcext:value-type="float">
            <text:p>306.36</text:p>
          </table:table-cell>
          <table:table-cell office:value-type="float" office:value="370.26" calcext:value-type="float">
            <text:p>370.26</text:p>
          </table:table-cell>
        </table:table-row>
        <table:table-row table:style-name="ro1">
          <table:table-cell office:value-type="float" office:value="2223803" calcext:value-type="float">
            <text:p>2223803</text:p>
          </table:table-cell>
          <table:table-cell table:formula="of:=[.A141]/1000/(60*60*24)" office:value-type="time" office:time-value="PT00H37M03.803S" calcext:value-type="time">
            <text:p>00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08.58" calcext:value-type="float">
            <text:p>308.58</text:p>
          </table:table-cell>
          <table:table-cell office:value-type="float" office:value="372.88" calcext:value-type="float">
            <text:p>372.88</text:p>
          </table:table-cell>
        </table:table-row>
        <table:table-row table:style-name="ro1">
          <table:table-cell office:value-type="float" office:value="2239803" calcext:value-type="float">
            <text:p>2239803</text:p>
          </table:table-cell>
          <table:table-cell table:formula="of:=[.A142]/1000/(60*60*24)" office:value-type="time" office:time-value="PT00H37M19.803S" calcext:value-type="time">
            <text:p>00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10.8" calcext:value-type="float">
            <text:p>310.8</text:p>
          </table:table-cell>
          <table:table-cell office:value-type="float" office:value="375.49" calcext:value-type="float">
            <text:p>375.49</text:p>
          </table:table-cell>
        </table:table-row>
        <table:table-row table:style-name="ro1">
          <table:table-cell office:value-type="float" office:value="2255803" calcext:value-type="float">
            <text:p>2255803</text:p>
          </table:table-cell>
          <table:table-cell table:formula="of:=[.A143]/1000/(60*60*24)" office:value-type="time" office:time-value="PT00H37M35.803S" calcext:value-type="time">
            <text:p>00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4" calcext:value-type="float">
            <text:p>588.24</text:p>
          </table:table-cell>
          <table:table-cell office:value-type="float" office:value="313.02" calcext:value-type="float">
            <text:p>313.02</text:p>
          </table:table-cell>
          <table:table-cell office:value-type="float" office:value="378.11" calcext:value-type="float">
            <text:p>378.11</text:p>
          </table:table-cell>
        </table:table-row>
        <table:table-row table:style-name="ro1">
          <table:table-cell office:value-type="float" office:value="2271803" calcext:value-type="float">
            <text:p>2271803</text:p>
          </table:table-cell>
          <table:table-cell table:formula="of:=[.A144]/1000/(60*60*24)" office:value-type="time" office:time-value="PT00H37M51.803S" calcext:value-type="time">
            <text:p>00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315.24" calcext:value-type="float">
            <text:p>315.24</text:p>
          </table:table-cell>
          <table:table-cell office:value-type="float" office:value="380.73" calcext:value-type="float">
            <text:p>380.73</text:p>
          </table:table-cell>
        </table:table-row>
        <table:table-row table:style-name="ro1">
          <table:table-cell office:value-type="float" office:value="2287804" calcext:value-type="float">
            <text:p>2287804</text:p>
          </table:table-cell>
          <table:table-cell table:formula="of:=[.A145]/1000/(60*60*24)" office:value-type="time" office:time-value="PT00H38M07.804S" calcext:value-type="time">
            <text:p>00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317.46" calcext:value-type="float">
            <text:p>317.46</text:p>
          </table:table-cell>
          <table:table-cell office:value-type="float" office:value="383.35" calcext:value-type="float">
            <text:p>383.35</text:p>
          </table:table-cell>
        </table:table-row>
        <table:table-row table:style-name="ro1">
          <table:table-cell office:value-type="float" office:value="2303803" calcext:value-type="float">
            <text:p>2303803</text:p>
          </table:table-cell>
          <table:table-cell table:formula="of:=[.A146]/1000/(60*60*24)" office:value-type="time" office:time-value="PT00H38M23.803S" calcext:value-type="time">
            <text:p>00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4" calcext:value-type="float">
            <text:p>588.64</text:p>
          </table:table-cell>
          <table:table-cell office:value-type="float" office:value="319.68" calcext:value-type="float">
            <text:p>319.68</text:p>
          </table:table-cell>
          <table:table-cell office:value-type="float" office:value="385.97" calcext:value-type="float">
            <text:p>385.97</text:p>
          </table:table-cell>
        </table:table-row>
        <table:table-row table:style-name="ro1">
          <table:table-cell office:value-type="float" office:value="2319803" calcext:value-type="float">
            <text:p>2319803</text:p>
          </table:table-cell>
          <table:table-cell table:formula="of:=[.A147]/1000/(60*60*24)" office:value-type="time" office:time-value="PT00H38M39.803S" calcext:value-type="time">
            <text:p>00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321.89" calcext:value-type="float">
            <text:p>321.89</text:p>
          </table:table-cell>
          <table:table-cell office:value-type="float" office:value="388.58" calcext:value-type="float">
            <text:p>388.58</text:p>
          </table:table-cell>
        </table:table-row>
        <table:table-row table:style-name="ro1">
          <table:table-cell office:value-type="float" office:value="2335803" calcext:value-type="float">
            <text:p>2335803</text:p>
          </table:table-cell>
          <table:table-cell table:formula="of:=[.A148]/1000/(60*60*24)" office:value-type="time" office:time-value="PT00H38M55.803S" calcext:value-type="time">
            <text:p>00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324.12" calcext:value-type="float">
            <text:p>324.12</text:p>
          </table:table-cell>
          <table:table-cell office:value-type="float" office:value="391.2" calcext:value-type="float">
            <text:p>391.2</text:p>
          </table:table-cell>
        </table:table-row>
        <table:table-row table:style-name="ro1">
          <table:table-cell office:value-type="float" office:value="2351803" calcext:value-type="float">
            <text:p>2351803</text:p>
          </table:table-cell>
          <table:table-cell table:formula="of:=[.A149]/1000/(60*60*24)" office:value-type="time" office:time-value="PT00H39M11.803S" calcext:value-type="time">
            <text:p>00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26.33" calcext:value-type="float">
            <text:p>326.33</text:p>
          </table:table-cell>
          <table:table-cell office:value-type="float" office:value="393.81" calcext:value-type="float">
            <text:p>393.81</text:p>
          </table:table-cell>
        </table:table-row>
        <table:table-row table:style-name="ro1">
          <table:table-cell office:value-type="float" office:value="2367803" calcext:value-type="float">
            <text:p>2367803</text:p>
          </table:table-cell>
          <table:table-cell table:formula="of:=[.A150]/1000/(60*60*24)" office:value-type="time" office:time-value="PT00H39M27.803S" calcext:value-type="time">
            <text:p>00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28.55" calcext:value-type="float">
            <text:p>328.55</text:p>
          </table:table-cell>
          <table:table-cell office:value-type="float" office:value="396.43" calcext:value-type="float">
            <text:p>396.43</text:p>
          </table:table-cell>
        </table:table-row>
        <table:table-row table:style-name="ro1">
          <table:table-cell office:value-type="float" office:value="2383804" calcext:value-type="float">
            <text:p>2383804</text:p>
          </table:table-cell>
          <table:table-cell table:formula="of:=[.A151]/1000/(60*60*24)" office:value-type="time" office:time-value="PT00H39M43.804S" calcext:value-type="time">
            <text:p>00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30.77" calcext:value-type="float">
            <text:p>330.77</text:p>
          </table:table-cell>
          <table:table-cell office:value-type="float" office:value="399.05" calcext:value-type="float">
            <text:p>399.05</text:p>
          </table:table-cell>
        </table:table-row>
        <table:table-row table:style-name="ro1">
          <table:table-cell office:value-type="float" office:value="2399803" calcext:value-type="float">
            <text:p>2399803</text:p>
          </table:table-cell>
          <table:table-cell table:formula="of:=[.A152]/1000/(60*60*24)" office:value-type="time" office:time-value="PT00H39M59.803S" calcext:value-type="time">
            <text:p>00:40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332.99" calcext:value-type="float">
            <text:p>332.99</text:p>
          </table:table-cell>
          <table:table-cell office:value-type="float" office:value="401.66" calcext:value-type="float">
            <text:p>401.66</text:p>
          </table:table-cell>
        </table:table-row>
        <table:table-row table:style-name="ro1">
          <table:table-cell office:value-type="float" office:value="2415804" calcext:value-type="float">
            <text:p>2415804</text:p>
          </table:table-cell>
          <table:table-cell table:formula="of:=[.A153]/1000/(60*60*24)" office:value-type="time" office:time-value="PT00H40M15.804S" calcext:value-type="time">
            <text:p>00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335.21" calcext:value-type="float">
            <text:p>335.21</text:p>
          </table:table-cell>
          <table:table-cell office:value-type="float" office:value="404.27" calcext:value-type="float">
            <text:p>404.27</text:p>
          </table:table-cell>
        </table:table-row>
        <table:table-row table:style-name="ro1">
          <table:table-cell office:value-type="float" office:value="2431803" calcext:value-type="float">
            <text:p>2431803</text:p>
          </table:table-cell>
          <table:table-cell table:formula="of:=[.A154]/1000/(60*60*24)" office:value-type="time" office:time-value="PT00H40M31.803S" calcext:value-type="time">
            <text:p>00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337.43" calcext:value-type="float">
            <text:p>337.43</text:p>
          </table:table-cell>
          <table:table-cell office:value-type="float" office:value="406.89" calcext:value-type="float">
            <text:p>406.89</text:p>
          </table:table-cell>
        </table:table-row>
        <table:table-row table:style-name="ro1">
          <table:table-cell office:value-type="float" office:value="2447803" calcext:value-type="float">
            <text:p>2447803</text:p>
          </table:table-cell>
          <table:table-cell table:formula="of:=[.A155]/1000/(60*60*24)" office:value-type="time" office:time-value="PT00H40M47.803S" calcext:value-type="time">
            <text:p>00:40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339.65" calcext:value-type="float">
            <text:p>339.65</text:p>
          </table:table-cell>
          <table:table-cell office:value-type="float" office:value="409.5" calcext:value-type="float">
            <text:p>409.5</text:p>
          </table:table-cell>
        </table:table-row>
        <table:table-row table:style-name="ro1">
          <table:table-cell office:value-type="float" office:value="2463804" calcext:value-type="float">
            <text:p>2463804</text:p>
          </table:table-cell>
          <table:table-cell table:formula="of:=[.A156]/1000/(60*60*24)" office:value-type="time" office:time-value="PT00H41M03.804S" calcext:value-type="time">
            <text:p>00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41.87" calcext:value-type="float">
            <text:p>341.87</text:p>
          </table:table-cell>
          <table:table-cell office:value-type="float" office:value="412.12" calcext:value-type="float">
            <text:p>412.12</text:p>
          </table:table-cell>
        </table:table-row>
        <table:table-row table:style-name="ro1">
          <table:table-cell office:value-type="float" office:value="2479804" calcext:value-type="float">
            <text:p>2479804</text:p>
          </table:table-cell>
          <table:table-cell table:formula="of:=[.A157]/1000/(60*60*24)" office:value-type="time" office:time-value="PT00H41M19.804S" calcext:value-type="time">
            <text:p>00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344.09" calcext:value-type="float">
            <text:p>344.09</text:p>
          </table:table-cell>
          <table:table-cell office:value-type="float" office:value="414.73" calcext:value-type="float">
            <text:p>414.73</text:p>
          </table:table-cell>
        </table:table-row>
        <table:table-row table:style-name="ro1">
          <table:table-cell office:value-type="float" office:value="2495804" calcext:value-type="float">
            <text:p>2495804</text:p>
          </table:table-cell>
          <table:table-cell table:formula="of:=[.A158]/1000/(60*60*24)" office:value-type="time" office:time-value="PT00H41M35.804S" calcext:value-type="time">
            <text:p>00:41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346.31" calcext:value-type="float">
            <text:p>346.31</text:p>
          </table:table-cell>
          <table:table-cell office:value-type="float" office:value="417.34" calcext:value-type="float">
            <text:p>417.34</text:p>
          </table:table-cell>
        </table:table-row>
        <table:table-row table:style-name="ro1">
          <table:table-cell office:value-type="float" office:value="2511803" calcext:value-type="float">
            <text:p>2511803</text:p>
          </table:table-cell>
          <table:table-cell table:formula="of:=[.A159]/1000/(60*60*24)" office:value-type="time" office:time-value="PT00H41M51.803S" calcext:value-type="time">
            <text:p>00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8" calcext:value-type="float">
            <text:p>588.18</text:p>
          </table:table-cell>
          <table:table-cell office:value-type="float" office:value="348.53" calcext:value-type="float">
            <text:p>348.53</text:p>
          </table:table-cell>
          <table:table-cell office:value-type="float" office:value="419.95" calcext:value-type="float">
            <text:p>419.95</text:p>
          </table:table-cell>
        </table:table-row>
        <table:table-row table:style-name="ro1">
          <table:table-cell office:value-type="float" office:value="2527803" calcext:value-type="float">
            <text:p>2527803</text:p>
          </table:table-cell>
          <table:table-cell table:formula="of:=[.A160]/1000/(60*60*24)" office:value-type="time" office:time-value="PT00H42M07.803S" calcext:value-type="time">
            <text:p>00:42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9" calcext:value-type="float">
            <text:p>586.19</text:p>
          </table:table-cell>
          <table:table-cell office:value-type="float" office:value="350.75" calcext:value-type="float">
            <text:p>350.75</text:p>
          </table:table-cell>
          <table:table-cell office:value-type="float" office:value="422.56" calcext:value-type="float">
            <text:p>422.56</text:p>
          </table:table-cell>
        </table:table-row>
        <table:table-row table:style-name="ro1">
          <table:table-cell office:value-type="float" office:value="2543803" calcext:value-type="float">
            <text:p>2543803</text:p>
          </table:table-cell>
          <table:table-cell table:formula="of:=[.A161]/1000/(60*60*24)" office:value-type="time" office:time-value="PT00H42M23.803S" calcext:value-type="time">
            <text:p>00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52.97" calcext:value-type="float">
            <text:p>352.97</text:p>
          </table:table-cell>
          <table:table-cell office:value-type="float" office:value="425.17" calcext:value-type="float">
            <text:p>425.17</text:p>
          </table:table-cell>
        </table:table-row>
        <table:table-row table:style-name="ro1">
          <table:table-cell office:value-type="float" office:value="2559803" calcext:value-type="float">
            <text:p>2559803</text:p>
          </table:table-cell>
          <table:table-cell table:formula="of:=[.A162]/1000/(60*60*24)" office:value-type="time" office:time-value="PT00H42M39.803S" calcext:value-type="time">
            <text:p>00:42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355.19" calcext:value-type="float">
            <text:p>355.19</text:p>
          </table:table-cell>
          <table:table-cell office:value-type="float" office:value="427.78" calcext:value-type="float">
            <text:p>427.78</text:p>
          </table:table-cell>
        </table:table-row>
        <table:table-row table:style-name="ro1">
          <table:table-cell office:value-type="float" office:value="2575803" calcext:value-type="float">
            <text:p>2575803</text:p>
          </table:table-cell>
          <table:table-cell table:formula="of:=[.A163]/1000/(60*60*24)" office:value-type="time" office:time-value="PT00H42M55.803S" calcext:value-type="time">
            <text:p>00:42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357.41" calcext:value-type="float">
            <text:p>357.41</text:p>
          </table:table-cell>
          <table:table-cell office:value-type="float" office:value="430.39" calcext:value-type="float">
            <text:p>430.39</text:p>
          </table:table-cell>
        </table:table-row>
        <table:table-row table:style-name="ro1">
          <table:table-cell office:value-type="float" office:value="2591803" calcext:value-type="float">
            <text:p>2591803</text:p>
          </table:table-cell>
          <table:table-cell table:formula="of:=[.A164]/1000/(60*60*24)" office:value-type="time" office:time-value="PT00H43M11.803S" calcext:value-type="time">
            <text:p>00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359.63" calcext:value-type="float">
            <text:p>359.6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607804" calcext:value-type="float">
            <text:p>2607804</text:p>
          </table:table-cell>
          <table:table-cell table:formula="of:=[.A165]/1000/(60*60*24)" office:value-type="time" office:time-value="PT00H43M27.804S" calcext:value-type="time">
            <text:p>00:43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9" calcext:value-type="float">
            <text:p>586.19</text:p>
          </table:table-cell>
          <table:table-cell office:value-type="float" office:value="361.85" calcext:value-type="float">
            <text:p>361.85</text:p>
          </table:table-cell>
          <table:table-cell office:value-type="float" office:value="435.61" calcext:value-type="float">
            <text:p>435.61</text:p>
          </table:table-cell>
        </table:table-row>
        <table:table-row table:style-name="ro1">
          <table:table-cell office:value-type="float" office:value="2623803" calcext:value-type="float">
            <text:p>2623803</text:p>
          </table:table-cell>
          <table:table-cell table:formula="of:=[.A166]/1000/(60*60*24)" office:value-type="time" office:time-value="PT00H43M43.803S" calcext:value-type="time">
            <text:p>00:43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364.07" calcext:value-type="float">
            <text:p>364.07</text:p>
          </table:table-cell>
          <table:table-cell office:value-type="float" office:value="438.22" calcext:value-type="float">
            <text:p>438.22</text:p>
          </table:table-cell>
        </table:table-row>
        <table:table-row table:style-name="ro1">
          <table:table-cell office:value-type="float" office:value="2639804" calcext:value-type="float">
            <text:p>2639804</text:p>
          </table:table-cell>
          <table:table-cell table:formula="of:=[.A167]/1000/(60*60*24)" office:value-type="time" office:time-value="PT00H43M59.804S" calcext:value-type="time">
            <text:p>00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366.29" calcext:value-type="float">
            <text:p>366.29</text:p>
          </table:table-cell>
          <table:table-cell office:value-type="float" office:value="440.83" calcext:value-type="float">
            <text:p>440.83</text:p>
          </table:table-cell>
        </table:table-row>
        <table:table-row table:style-name="ro1">
          <table:table-cell office:value-type="float" office:value="2655804" calcext:value-type="float">
            <text:p>2655804</text:p>
          </table:table-cell>
          <table:table-cell table:formula="of:=[.A168]/1000/(60*60*24)" office:value-type="time" office:time-value="PT00H44M15.804S" calcext:value-type="time">
            <text:p>00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368.51" calcext:value-type="float">
            <text:p>368.51</text:p>
          </table:table-cell>
          <table:table-cell office:value-type="float" office:value="443.44" calcext:value-type="float">
            <text:p>443.44</text:p>
          </table:table-cell>
        </table:table-row>
        <table:table-row table:style-name="ro1">
          <table:table-cell office:value-type="float" office:value="2671803" calcext:value-type="float">
            <text:p>2671803</text:p>
          </table:table-cell>
          <table:table-cell table:formula="of:=[.A169]/1000/(60*60*24)" office:value-type="time" office:time-value="PT00H44M31.803S" calcext:value-type="time">
            <text:p>00:4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370.73" calcext:value-type="float">
            <text:p>370.73</text:p>
          </table:table-cell>
          <table:table-cell office:value-type="float" office:value="446.05" calcext:value-type="float">
            <text:p>446.05</text:p>
          </table:table-cell>
        </table:table-row>
        <table:table-row table:style-name="ro1">
          <table:table-cell office:value-type="float" office:value="2687803" calcext:value-type="float">
            <text:p>2687803</text:p>
          </table:table-cell>
          <table:table-cell table:formula="of:=[.A170]/1000/(60*60*24)" office:value-type="time" office:time-value="PT00H44M47.803S" calcext:value-type="time">
            <text:p>00:44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372.95" calcext:value-type="float">
            <text:p>372.95</text:p>
          </table:table-cell>
          <table:table-cell office:value-type="float" office:value="448.66" calcext:value-type="float">
            <text:p>448.66</text:p>
          </table:table-cell>
        </table:table-row>
        <table:table-row table:style-name="ro1">
          <table:table-cell office:value-type="float" office:value="2703803" calcext:value-type="float">
            <text:p>2703803</text:p>
          </table:table-cell>
          <table:table-cell table:formula="of:=[.A171]/1000/(60*60*24)" office:value-type="time" office:time-value="PT00H45M03.803S" calcext:value-type="time">
            <text:p>00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375.17" calcext:value-type="float">
            <text:p>375.17</text:p>
          </table:table-cell>
          <table:table-cell office:value-type="float" office:value="451.27" calcext:value-type="float">
            <text:p>451.27</text:p>
          </table:table-cell>
        </table:table-row>
        <table:table-row table:style-name="ro1">
          <table:table-cell office:value-type="float" office:value="2719803" calcext:value-type="float">
            <text:p>2719803</text:p>
          </table:table-cell>
          <table:table-cell table:formula="of:=[.A172]/1000/(60*60*24)" office:value-type="time" office:time-value="PT00H45M19.803S" calcext:value-type="time">
            <text:p>00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377.39" calcext:value-type="float">
            <text:p>377.39</text:p>
          </table:table-cell>
          <table:table-cell office:value-type="float" office:value="453.88" calcext:value-type="float">
            <text:p>453.88</text:p>
          </table:table-cell>
        </table:table-row>
        <table:table-row table:style-name="ro1">
          <table:table-cell office:value-type="float" office:value="2735803" calcext:value-type="float">
            <text:p>2735803</text:p>
          </table:table-cell>
          <table:table-cell table:formula="of:=[.A173]/1000/(60*60*24)" office:value-type="time" office:time-value="PT00H45M35.803S" calcext:value-type="time">
            <text:p>00:45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79.61" calcext:value-type="float">
            <text:p>379.61</text:p>
          </table:table-cell>
          <table:table-cell office:value-type="float" office:value="456.49" calcext:value-type="float">
            <text:p>456.49</text:p>
          </table:table-cell>
        </table:table-row>
        <table:table-row table:style-name="ro1">
          <table:table-cell office:value-type="float" office:value="2751803" calcext:value-type="float">
            <text:p>2751803</text:p>
          </table:table-cell>
          <table:table-cell table:formula="of:=[.A174]/1000/(60*60*24)" office:value-type="time" office:time-value="PT00H45M51.803S" calcext:value-type="time">
            <text:p>00:45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381.83" calcext:value-type="float">
            <text:p>381.83</text:p>
          </table:table-cell>
          <table:table-cell office:value-type="float" office:value="459.1" calcext:value-type="float">
            <text:p>459.1</text:p>
          </table:table-cell>
        </table:table-row>
        <table:table-row table:style-name="ro1">
          <table:table-cell office:value-type="float" office:value="2766804" calcext:value-type="float">
            <text:p>2766804</text:p>
          </table:table-cell>
          <table:table-cell table:formula="of:=[.A175]/1000/(60*60*24)" office:value-type="time" office:time-value="PT00H46M06.804S" calcext:value-type="time">
            <text:p>00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383.91" calcext:value-type="float">
            <text:p>383.91</text:p>
          </table:table-cell>
          <table:table-cell office:value-type="float" office:value="461.54" calcext:value-type="float">
            <text:p>461.54</text:p>
          </table:table-cell>
        </table:table-row>
        <table:table-row table:style-name="ro1">
          <table:table-cell office:value-type="float" office:value="2782802" calcext:value-type="float">
            <text:p>2782802</text:p>
          </table:table-cell>
          <table:table-cell table:formula="of:=[.A176]/1000/(60*60*24)" office:value-type="time" office:time-value="PT00H46M22.802S" calcext:value-type="time">
            <text:p>00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386.13" calcext:value-type="float">
            <text:p>386.13</text:p>
          </table:table-cell>
          <table:table-cell office:value-type="float" office:value="464.15" calcext:value-type="float">
            <text:p>464.15</text:p>
          </table:table-cell>
        </table:table-row>
        <table:table-row table:style-name="ro1">
          <table:table-cell office:value-type="float" office:value="2798803" calcext:value-type="float">
            <text:p>2798803</text:p>
          </table:table-cell>
          <table:table-cell table:formula="of:=[.A177]/1000/(60*60*24)" office:value-type="time" office:time-value="PT00H46M38.803S" calcext:value-type="time">
            <text:p>00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388.35" calcext:value-type="float">
            <text:p>388.35</text:p>
          </table:table-cell>
          <table:table-cell office:value-type="float" office:value="466.76" calcext:value-type="float">
            <text:p>466.76</text:p>
          </table:table-cell>
        </table:table-row>
        <table:table-row table:style-name="ro1">
          <table:table-cell office:value-type="float" office:value="2814802" calcext:value-type="float">
            <text:p>2814802</text:p>
          </table:table-cell>
          <table:table-cell table:formula="of:=[.A178]/1000/(60*60*24)" office:value-type="time" office:time-value="PT00H46M54.802S" calcext:value-type="time">
            <text:p>00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390.57" calcext:value-type="float">
            <text:p>390.57</text:p>
          </table:table-cell>
          <table:table-cell office:value-type="float" office:value="469.37" calcext:value-type="float">
            <text:p>469.37</text:p>
          </table:table-cell>
        </table:table-row>
        <table:table-row table:style-name="ro1">
          <table:table-cell office:value-type="float" office:value="2830803" calcext:value-type="float">
            <text:p>2830803</text:p>
          </table:table-cell>
          <table:table-cell table:formula="of:=[.A179]/1000/(60*60*24)" office:value-type="time" office:time-value="PT00H47M10.803S" calcext:value-type="time">
            <text:p>00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392.79" calcext:value-type="float">
            <text:p>392.79</text:p>
          </table:table-cell>
          <table:table-cell office:value-type="float" office:value="471.98" calcext:value-type="float">
            <text:p>471.98</text:p>
          </table:table-cell>
        </table:table-row>
        <table:table-row table:style-name="ro1">
          <table:table-cell office:value-type="float" office:value="2846803" calcext:value-type="float">
            <text:p>2846803</text:p>
          </table:table-cell>
          <table:table-cell table:formula="of:=[.A180]/1000/(60*60*24)" office:value-type="time" office:time-value="PT00H47M26.803S" calcext:value-type="time">
            <text:p>00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395.01" calcext:value-type="float">
            <text:p>395.01</text:p>
          </table:table-cell>
          <table:table-cell office:value-type="float" office:value="474.59" calcext:value-type="float">
            <text:p>474.59</text:p>
          </table:table-cell>
        </table:table-row>
        <table:table-row table:style-name="ro1">
          <table:table-cell office:value-type="float" office:value="2862803" calcext:value-type="float">
            <text:p>2862803</text:p>
          </table:table-cell>
          <table:table-cell table:formula="of:=[.A181]/1000/(60*60*24)" office:value-type="time" office:time-value="PT00H47M42.803S" calcext:value-type="time">
            <text:p>00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397.23" calcext:value-type="float">
            <text:p>397.23</text:p>
          </table:table-cell>
          <table:table-cell office:value-type="float" office:value="477.19" calcext:value-type="float">
            <text:p>477.19</text:p>
          </table:table-cell>
        </table:table-row>
        <table:table-row table:style-name="ro1">
          <table:table-cell office:value-type="float" office:value="2878803" calcext:value-type="float">
            <text:p>2878803</text:p>
          </table:table-cell>
          <table:table-cell table:formula="of:=[.A182]/1000/(60*60*24)" office:value-type="time" office:time-value="PT00H47M58.803S" calcext:value-type="time">
            <text:p>00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4" calcext:value-type="float">
            <text:p>588.04</text:p>
          </table:table-cell>
          <table:table-cell office:value-type="float" office:value="399.45" calcext:value-type="float">
            <text:p>399.45</text:p>
          </table:table-cell>
          <table:table-cell office:value-type="float" office:value="479.8" calcext:value-type="float">
            <text:p>479.8</text:p>
          </table:table-cell>
        </table:table-row>
        <table:table-row table:style-name="ro1">
          <table:table-cell office:value-type="float" office:value="2894804" calcext:value-type="float">
            <text:p>2894804</text:p>
          </table:table-cell>
          <table:table-cell table:formula="of:=[.A183]/1000/(60*60*24)" office:value-type="time" office:time-value="PT00H48M14.804S" calcext:value-type="time">
            <text:p>00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401.67" calcext:value-type="float">
            <text:p>401.67</text:p>
          </table:table-cell>
          <table:table-cell office:value-type="float" office:value="482.41" calcext:value-type="float">
            <text:p>482.41</text:p>
          </table:table-cell>
        </table:table-row>
        <table:table-row table:style-name="ro1">
          <table:table-cell office:value-type="float" office:value="2910803" calcext:value-type="float">
            <text:p>2910803</text:p>
          </table:table-cell>
          <table:table-cell table:formula="of:=[.A184]/1000/(60*60*24)" office:value-type="time" office:time-value="PT00H48M30.803S" calcext:value-type="time">
            <text:p>00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403.89" calcext:value-type="float">
            <text:p>403.89</text:p>
          </table:table-cell>
          <table:table-cell office:value-type="float" office:value="485.02" calcext:value-type="float">
            <text:p>485.02</text:p>
          </table:table-cell>
        </table:table-row>
        <table:table-row table:style-name="ro1">
          <table:table-cell office:value-type="float" office:value="2926803" calcext:value-type="float">
            <text:p>2926803</text:p>
          </table:table-cell>
          <table:table-cell table:formula="of:=[.A185]/1000/(60*60*24)" office:value-type="time" office:time-value="PT00H48M46.803S" calcext:value-type="time">
            <text:p>00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406.12" calcext:value-type="float">
            <text:p>406.12</text:p>
          </table:table-cell>
          <table:table-cell office:value-type="float" office:value="487.62" calcext:value-type="float">
            <text:p>487.62</text:p>
          </table:table-cell>
        </table:table-row>
        <table:table-row table:style-name="ro1">
          <table:table-cell office:value-type="float" office:value="2942803" calcext:value-type="float">
            <text:p>2942803</text:p>
          </table:table-cell>
          <table:table-cell table:formula="of:=[.A186]/1000/(60*60*24)" office:value-type="time" office:time-value="PT00H49M02.803S" calcext:value-type="time">
            <text:p>00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408.34" calcext:value-type="float">
            <text:p>408.34</text:p>
          </table:table-cell>
          <table:table-cell office:value-type="float" office:value="490.23" calcext:value-type="float">
            <text:p>490.23</text:p>
          </table:table-cell>
        </table:table-row>
        <table:table-row table:style-name="ro1">
          <table:table-cell office:value-type="float" office:value="2958803" calcext:value-type="float">
            <text:p>2958803</text:p>
          </table:table-cell>
          <table:table-cell table:formula="of:=[.A187]/1000/(60*60*24)" office:value-type="time" office:time-value="PT00H49M18.803S" calcext:value-type="time">
            <text:p>00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410.56" calcext:value-type="float">
            <text:p>410.56</text:p>
          </table:table-cell>
          <table:table-cell office:value-type="float" office:value="492.84" calcext:value-type="float">
            <text:p>492.84</text:p>
          </table:table-cell>
        </table:table-row>
        <table:table-row table:style-name="ro1">
          <table:table-cell office:value-type="float" office:value="2974804" calcext:value-type="float">
            <text:p>2974804</text:p>
          </table:table-cell>
          <table:table-cell table:formula="of:=[.A188]/1000/(60*60*24)" office:value-type="time" office:time-value="PT00H49M34.804S" calcext:value-type="time">
            <text:p>00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12.78" calcext:value-type="float">
            <text:p>412.78</text:p>
          </table:table-cell>
          <table:table-cell office:value-type="float" office:value="495.44" calcext:value-type="float">
            <text:p>495.44</text:p>
          </table:table-cell>
        </table:table-row>
        <table:table-row table:style-name="ro1">
          <table:table-cell office:value-type="float" office:value="2990804" calcext:value-type="float">
            <text:p>2990804</text:p>
          </table:table-cell>
          <table:table-cell table:formula="of:=[.A189]/1000/(60*60*24)" office:value-type="time" office:time-value="PT00H49M50.804S" calcext:value-type="time">
            <text:p>00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415" calcext:value-type="float">
            <text:p>415</text:p>
          </table:table-cell>
          <table:table-cell office:value-type="float" office:value="498.05" calcext:value-type="float">
            <text:p>498.05</text:p>
          </table:table-cell>
        </table:table-row>
        <table:table-row table:style-name="ro1">
          <table:table-cell office:value-type="float" office:value="3006803" calcext:value-type="float">
            <text:p>3006803</text:p>
          </table:table-cell>
          <table:table-cell table:formula="of:=[.A190]/1000/(60*60*24)" office:value-type="time" office:time-value="PT00H50M06.803S" calcext:value-type="time">
            <text:p>00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417.22" calcext:value-type="float">
            <text:p>417.22</text:p>
          </table:table-cell>
          <table:table-cell office:value-type="float" office:value="500.65" calcext:value-type="float">
            <text:p>500.65</text:p>
          </table:table-cell>
        </table:table-row>
        <table:table-row table:style-name="ro1">
          <table:table-cell office:value-type="float" office:value="3022802" calcext:value-type="float">
            <text:p>3022802</text:p>
          </table:table-cell>
          <table:table-cell table:formula="of:=[.A191]/1000/(60*60*24)" office:value-type="time" office:time-value="PT00H50M22.802S" calcext:value-type="time">
            <text:p>00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19.44" calcext:value-type="float">
            <text:p>419.44</text:p>
          </table:table-cell>
          <table:table-cell office:value-type="float" office:value="503.26" calcext:value-type="float">
            <text:p>503.26</text:p>
          </table:table-cell>
        </table:table-row>
        <table:table-row table:style-name="ro1">
          <table:table-cell office:value-type="float" office:value="3038803" calcext:value-type="float">
            <text:p>3038803</text:p>
          </table:table-cell>
          <table:table-cell table:formula="of:=[.A192]/1000/(60*60*24)" office:value-type="time" office:time-value="PT00H50M38.803S" calcext:value-type="time">
            <text:p>00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421.66" calcext:value-type="float">
            <text:p>421.66</text:p>
          </table:table-cell>
          <table:table-cell office:value-type="float" office:value="505.86" calcext:value-type="float">
            <text:p>505.86</text:p>
          </table:table-cell>
        </table:table-row>
        <table:table-row table:style-name="ro1">
          <table:table-cell office:value-type="float" office:value="3054803" calcext:value-type="float">
            <text:p>3054803</text:p>
          </table:table-cell>
          <table:table-cell table:formula="of:=[.A193]/1000/(60*60*24)" office:value-type="time" office:time-value="PT00H50M54.803S" calcext:value-type="time">
            <text:p>00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23.88" calcext:value-type="float">
            <text:p>423.88</text:p>
          </table:table-cell>
          <table:table-cell office:value-type="float" office:value="508.47" calcext:value-type="float">
            <text:p>508.47</text:p>
          </table:table-cell>
        </table:table-row>
        <table:table-row table:style-name="ro1">
          <table:table-cell office:value-type="float" office:value="3070804" calcext:value-type="float">
            <text:p>3070804</text:p>
          </table:table-cell>
          <table:table-cell table:formula="of:=[.A194]/1000/(60*60*24)" office:value-type="time" office:time-value="PT00H51M10.804S" calcext:value-type="time">
            <text:p>00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26.1" calcext:value-type="float">
            <text:p>426.1</text:p>
          </table:table-cell>
          <table:table-cell office:value-type="float" office:value="511.07" calcext:value-type="float">
            <text:p>511.07</text:p>
          </table:table-cell>
        </table:table-row>
        <table:table-row table:style-name="ro1">
          <table:table-cell office:value-type="float" office:value="3086803" calcext:value-type="float">
            <text:p>3086803</text:p>
          </table:table-cell>
          <table:table-cell table:formula="of:=[.A195]/1000/(60*60*24)" office:value-type="time" office:time-value="PT00H51M26.803S" calcext:value-type="time">
            <text:p>00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428.32" calcext:value-type="float">
            <text:p>428.32</text:p>
          </table:table-cell>
          <table:table-cell office:value-type="float" office:value="513.68" calcext:value-type="float">
            <text:p>513.68</text:p>
          </table:table-cell>
        </table:table-row>
        <table:table-row table:style-name="ro1">
          <table:table-cell office:value-type="float" office:value="3102804" calcext:value-type="float">
            <text:p>3102804</text:p>
          </table:table-cell>
          <table:table-cell table:formula="of:=[.A196]/1000/(60*60*24)" office:value-type="time" office:time-value="PT00H51M42.804S" calcext:value-type="time">
            <text:p>00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430.54" calcext:value-type="float">
            <text:p>430.54</text:p>
          </table:table-cell>
          <table:table-cell office:value-type="float" office:value="516.28" calcext:value-type="float">
            <text:p>516.28</text:p>
          </table:table-cell>
        </table:table-row>
        <table:table-row table:style-name="ro1">
          <table:table-cell office:value-type="float" office:value="3118803" calcext:value-type="float">
            <text:p>3118803</text:p>
          </table:table-cell>
          <table:table-cell table:formula="of:=[.A197]/1000/(60*60*24)" office:value-type="time" office:time-value="PT00H51M58.803S" calcext:value-type="time">
            <text:p>00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9" calcext:value-type="float">
            <text:p>586.89</text:p>
          </table:table-cell>
          <table:table-cell office:value-type="float" office:value="432.76" calcext:value-type="float">
            <text:p>432.76</text:p>
          </table:table-cell>
          <table:table-cell office:value-type="float" office:value="518.88" calcext:value-type="float">
            <text:p>518.88</text:p>
          </table:table-cell>
        </table:table-row>
        <table:table-row table:style-name="ro1">
          <table:table-cell office:value-type="float" office:value="3134802" calcext:value-type="float">
            <text:p>3134802</text:p>
          </table:table-cell>
          <table:table-cell table:formula="of:=[.A198]/1000/(60*60*24)" office:value-type="time" office:time-value="PT00H52M14.802S" calcext:value-type="time">
            <text:p>00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34.98" calcext:value-type="float">
            <text:p>434.98</text:p>
          </table:table-cell>
          <table:table-cell office:value-type="float" office:value="521.49" calcext:value-type="float">
            <text:p>521.49</text:p>
          </table:table-cell>
        </table:table-row>
        <table:table-row table:style-name="ro1">
          <table:table-cell office:value-type="float" office:value="3150803" calcext:value-type="float">
            <text:p>3150803</text:p>
          </table:table-cell>
          <table:table-cell table:formula="of:=[.A199]/1000/(60*60*24)" office:value-type="time" office:time-value="PT00H52M30.803S" calcext:value-type="time">
            <text:p>00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437.2" calcext:value-type="float">
            <text:p>437.2</text:p>
          </table:table-cell>
          <table:table-cell office:value-type="float" office:value="524.09" calcext:value-type="float">
            <text:p>524.09</text:p>
          </table:table-cell>
        </table:table-row>
        <table:table-row table:style-name="ro1">
          <table:table-cell office:value-type="float" office:value="3166803" calcext:value-type="float">
            <text:p>3166803</text:p>
          </table:table-cell>
          <table:table-cell table:formula="of:=[.A200]/1000/(60*60*24)" office:value-type="time" office:time-value="PT00H52M46.803S" calcext:value-type="time">
            <text:p>00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439.42" calcext:value-type="float">
            <text:p>439.42</text:p>
          </table:table-cell>
          <table:table-cell office:value-type="float" office:value="526.69" calcext:value-type="float">
            <text:p>526.69</text:p>
          </table:table-cell>
        </table:table-row>
        <table:table-row table:style-name="ro1">
          <table:table-cell office:value-type="float" office:value="3182804" calcext:value-type="float">
            <text:p>3182804</text:p>
          </table:table-cell>
          <table:table-cell table:formula="of:=[.A201]/1000/(60*60*24)" office:value-type="time" office:time-value="PT00H53M02.804S" calcext:value-type="time">
            <text:p>00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441.64" calcext:value-type="float">
            <text:p>441.64</text:p>
          </table:table-cell>
          <table:table-cell office:value-type="float" office:value="529.3" calcext:value-type="float">
            <text:p>529.3</text:p>
          </table:table-cell>
        </table:table-row>
        <table:table-row table:style-name="ro1">
          <table:table-cell office:value-type="float" office:value="3198804" calcext:value-type="float">
            <text:p>3198804</text:p>
          </table:table-cell>
          <table:table-cell table:formula="of:=[.A202]/1000/(60*60*24)" office:value-type="time" office:time-value="PT00H53M18.804S" calcext:value-type="time">
            <text:p>00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43.86" calcext:value-type="float">
            <text:p>443.86</text:p>
          </table:table-cell>
          <table:table-cell office:value-type="float" office:value="531.9" calcext:value-type="float">
            <text:p>531.9</text:p>
          </table:table-cell>
        </table:table-row>
        <table:table-row table:style-name="ro1">
          <table:table-cell office:value-type="float" office:value="3214804" calcext:value-type="float">
            <text:p>3214804</text:p>
          </table:table-cell>
          <table:table-cell table:formula="of:=[.A203]/1000/(60*60*24)" office:value-type="time" office:time-value="PT00H53M34.804S" calcext:value-type="time">
            <text:p>00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46.08" calcext:value-type="float">
            <text:p>446.08</text:p>
          </table:table-cell>
          <table:table-cell office:value-type="float" office:value="534.5" calcext:value-type="float">
            <text:p>534.5</text:p>
          </table:table-cell>
        </table:table-row>
        <table:table-row table:style-name="ro1">
          <table:table-cell office:value-type="float" office:value="3230803" calcext:value-type="float">
            <text:p>3230803</text:p>
          </table:table-cell>
          <table:table-cell table:formula="of:=[.A204]/1000/(60*60*24)" office:value-type="time" office:time-value="PT00H53M50.803S" calcext:value-type="time">
            <text:p>00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448.29" calcext:value-type="float">
            <text:p>448.29</text:p>
          </table:table-cell>
          <table:table-cell office:value-type="float" office:value="537.1" calcext:value-type="float">
            <text:p>537.1</text:p>
          </table:table-cell>
        </table:table-row>
        <table:table-row table:style-name="ro1">
          <table:table-cell office:value-type="float" office:value="3246804" calcext:value-type="float">
            <text:p>3246804</text:p>
          </table:table-cell>
          <table:table-cell table:formula="of:=[.A205]/1000/(60*60*24)" office:value-type="time" office:time-value="PT00H54M06.804S" calcext:value-type="time">
            <text:p>00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50.51" calcext:value-type="float">
            <text:p>450.51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3262803" calcext:value-type="float">
            <text:p>3262803</text:p>
          </table:table-cell>
          <table:table-cell table:formula="of:=[.A206]/1000/(60*60*24)" office:value-type="time" office:time-value="PT00H54M22.803S" calcext:value-type="time">
            <text:p>00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52.73" calcext:value-type="float">
            <text:p>452.73</text:p>
          </table:table-cell>
          <table:table-cell office:value-type="float" office:value="542.31" calcext:value-type="float">
            <text:p>542.31</text:p>
          </table:table-cell>
        </table:table-row>
        <table:table-row table:style-name="ro1">
          <table:table-cell office:value-type="float" office:value="3278802" calcext:value-type="float">
            <text:p>3278802</text:p>
          </table:table-cell>
          <table:table-cell table:formula="of:=[.A207]/1000/(60*60*24)" office:value-type="time" office:time-value="PT00H54M38.802S" calcext:value-type="time">
            <text:p>00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454.95" calcext:value-type="float">
            <text:p>454.95</text:p>
          </table:table-cell>
          <table:table-cell office:value-type="float" office:value="544.91" calcext:value-type="float">
            <text:p>544.91</text:p>
          </table:table-cell>
        </table:table-row>
        <table:table-row table:style-name="ro1">
          <table:table-cell office:value-type="float" office:value="3294802" calcext:value-type="float">
            <text:p>3294802</text:p>
          </table:table-cell>
          <table:table-cell table:formula="of:=[.A208]/1000/(60*60*24)" office:value-type="time" office:time-value="PT00H54M54.802S" calcext:value-type="time">
            <text:p>00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457.17" calcext:value-type="float">
            <text:p>457.17</text:p>
          </table:table-cell>
          <table:table-cell office:value-type="float" office:value="547.51" calcext:value-type="float">
            <text:p>547.51</text:p>
          </table:table-cell>
        </table:table-row>
        <table:table-row table:style-name="ro1">
          <table:table-cell office:value-type="float" office:value="3310803" calcext:value-type="float">
            <text:p>3310803</text:p>
          </table:table-cell>
          <table:table-cell table:formula="of:=[.A209]/1000/(60*60*24)" office:value-type="time" office:time-value="PT00H55M10.803S" calcext:value-type="time">
            <text:p>00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59.39" calcext:value-type="float">
            <text:p>459.39</text:p>
          </table:table-cell>
          <table:table-cell office:value-type="float" office:value="550.11" calcext:value-type="float">
            <text:p>550.11</text:p>
          </table:table-cell>
        </table:table-row>
        <table:table-row table:style-name="ro1">
          <table:table-cell office:value-type="float" office:value="3326803" calcext:value-type="float">
            <text:p>3326803</text:p>
          </table:table-cell>
          <table:table-cell table:formula="of:=[.A210]/1000/(60*60*24)" office:value-type="time" office:time-value="PT00H55M26.803S" calcext:value-type="time">
            <text:p>00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461.61" calcext:value-type="float">
            <text:p>461.61</text:p>
          </table:table-cell>
          <table:table-cell office:value-type="float" office:value="552.71" calcext:value-type="float">
            <text:p>552.71</text:p>
          </table:table-cell>
        </table:table-row>
        <table:table-row table:style-name="ro1">
          <table:table-cell office:value-type="float" office:value="3342802" calcext:value-type="float">
            <text:p>3342802</text:p>
          </table:table-cell>
          <table:table-cell table:formula="of:=[.A211]/1000/(60*60*24)" office:value-type="time" office:time-value="PT00H55M42.802S" calcext:value-type="time">
            <text:p>00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463.83" calcext:value-type="float">
            <text:p>463.83</text:p>
          </table:table-cell>
          <table:table-cell office:value-type="float" office:value="555.32" calcext:value-type="float">
            <text:p>555.32</text:p>
          </table:table-cell>
        </table:table-row>
        <table:table-row table:style-name="ro1">
          <table:table-cell office:value-type="float" office:value="3358804" calcext:value-type="float">
            <text:p>3358804</text:p>
          </table:table-cell>
          <table:table-cell table:formula="of:=[.A212]/1000/(60*60*24)" office:value-type="time" office:time-value="PT00H55M58.804S" calcext:value-type="time">
            <text:p>00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466.05" calcext:value-type="float">
            <text:p>466.05</text:p>
          </table:table-cell>
          <table:table-cell office:value-type="float" office:value="557.92" calcext:value-type="float">
            <text:p>557.92</text:p>
          </table:table-cell>
        </table:table-row>
        <table:table-row table:style-name="ro1">
          <table:table-cell office:value-type="float" office:value="3374804" calcext:value-type="float">
            <text:p>3374804</text:p>
          </table:table-cell>
          <table:table-cell table:formula="of:=[.A213]/1000/(60*60*24)" office:value-type="time" office:time-value="PT00H56M14.804S" calcext:value-type="time">
            <text:p>00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468.27" calcext:value-type="float">
            <text:p>468.27</text:p>
          </table:table-cell>
          <table:table-cell office:value-type="float" office:value="560.52" calcext:value-type="float">
            <text:p>560.52</text:p>
          </table:table-cell>
        </table:table-row>
        <table:table-row table:style-name="ro1">
          <table:table-cell office:value-type="float" office:value="3390804" calcext:value-type="float">
            <text:p>3390804</text:p>
          </table:table-cell>
          <table:table-cell table:formula="of:=[.A214]/1000/(60*60*24)" office:value-type="time" office:time-value="PT00H56M30.804S" calcext:value-type="time">
            <text:p>00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470.49" calcext:value-type="float">
            <text:p>470.49</text:p>
          </table:table-cell>
          <table:table-cell office:value-type="float" office:value="563.12" calcext:value-type="float">
            <text:p>563.12</text:p>
          </table:table-cell>
        </table:table-row>
        <table:table-row table:style-name="ro1">
          <table:table-cell office:value-type="float" office:value="3406803" calcext:value-type="float">
            <text:p>3406803</text:p>
          </table:table-cell>
          <table:table-cell table:formula="of:=[.A215]/1000/(60*60*24)" office:value-type="time" office:time-value="PT00H56M46.803S" calcext:value-type="time">
            <text:p>00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472.71" calcext:value-type="float">
            <text:p>472.71</text:p>
          </table:table-cell>
          <table:table-cell office:value-type="float" office:value="565.72" calcext:value-type="float">
            <text:p>565.72</text:p>
          </table:table-cell>
        </table:table-row>
        <table:table-row table:style-name="ro1">
          <table:table-cell office:value-type="float" office:value="3422803" calcext:value-type="float">
            <text:p>3422803</text:p>
          </table:table-cell>
          <table:table-cell table:formula="of:=[.A216]/1000/(60*60*24)" office:value-type="time" office:time-value="PT00H57M02.803S" calcext:value-type="time">
            <text:p>00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74.93" calcext:value-type="float">
            <text:p>474.93</text:p>
          </table:table-cell>
          <table:table-cell office:value-type="float" office:value="568.32" calcext:value-type="float">
            <text:p>568.32</text:p>
          </table:table-cell>
        </table:table-row>
        <table:table-row table:style-name="ro1">
          <table:table-cell office:value-type="float" office:value="3438803" calcext:value-type="float">
            <text:p>3438803</text:p>
          </table:table-cell>
          <table:table-cell table:formula="of:=[.A217]/1000/(60*60*24)" office:value-type="time" office:time-value="PT00H57M18.803S" calcext:value-type="time">
            <text:p>00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477.15" calcext:value-type="float">
            <text:p>477.15</text:p>
          </table:table-cell>
          <table:table-cell office:value-type="float" office:value="570.92" calcext:value-type="float">
            <text:p>570.92</text:p>
          </table:table-cell>
        </table:table-row>
        <table:table-row table:style-name="ro1">
          <table:table-cell office:value-type="float" office:value="3454804" calcext:value-type="float">
            <text:p>3454804</text:p>
          </table:table-cell>
          <table:table-cell table:formula="of:=[.A218]/1000/(60*60*24)" office:value-type="time" office:time-value="PT00H57M34.804S" calcext:value-type="time">
            <text:p>00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479.37" calcext:value-type="float">
            <text:p>479.37</text:p>
          </table:table-cell>
          <table:table-cell office:value-type="float" office:value="573.52" calcext:value-type="float">
            <text:p>573.52</text:p>
          </table:table-cell>
        </table:table-row>
        <table:table-row table:style-name="ro1">
          <table:table-cell office:value-type="float" office:value="3470803" calcext:value-type="float">
            <text:p>3470803</text:p>
          </table:table-cell>
          <table:table-cell table:formula="of:=[.A219]/1000/(60*60*24)" office:value-type="time" office:time-value="PT00H57M50.803S" calcext:value-type="time">
            <text:p>00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481.59" calcext:value-type="float">
            <text:p>481.59</text:p>
          </table:table-cell>
          <table:table-cell office:value-type="float" office:value="576.12" calcext:value-type="float">
            <text:p>576.12</text:p>
          </table:table-cell>
        </table:table-row>
        <table:table-row table:style-name="ro1">
          <table:table-cell office:value-type="float" office:value="3486802" calcext:value-type="float">
            <text:p>3486802</text:p>
          </table:table-cell>
          <table:table-cell table:formula="of:=[.A220]/1000/(60*60*24)" office:value-type="time" office:time-value="PT00H58M06.802S" calcext:value-type="time">
            <text:p>00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83.81" calcext:value-type="float">
            <text:p>483.81</text:p>
          </table:table-cell>
          <table:table-cell office:value-type="float" office:value="578.71" calcext:value-type="float">
            <text:p>578.71</text:p>
          </table:table-cell>
        </table:table-row>
        <table:table-row table:style-name="ro1">
          <table:table-cell office:value-type="float" office:value="3502803" calcext:value-type="float">
            <text:p>3502803</text:p>
          </table:table-cell>
          <table:table-cell table:formula="of:=[.A221]/1000/(60*60*24)" office:value-type="time" office:time-value="PT00H58M22.803S" calcext:value-type="time">
            <text:p>00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486.03" calcext:value-type="float">
            <text:p>486.03</text:p>
          </table:table-cell>
          <table:table-cell office:value-type="float" office:value="581.31" calcext:value-type="float">
            <text:p>581.31</text:p>
          </table:table-cell>
        </table:table-row>
        <table:table-row table:style-name="ro1">
          <table:table-cell office:value-type="float" office:value="3518803" calcext:value-type="float">
            <text:p>3518803</text:p>
          </table:table-cell>
          <table:table-cell table:formula="of:=[.A222]/1000/(60*60*24)" office:value-type="time" office:time-value="PT00H58M38.803S" calcext:value-type="time">
            <text:p>00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5" calcext:value-type="float">
            <text:p>585.95</text:p>
          </table:table-cell>
          <table:table-cell office:value-type="float" office:value="488.25" calcext:value-type="float">
            <text:p>488.25</text:p>
          </table:table-cell>
          <table:table-cell office:value-type="float" office:value="583.91" calcext:value-type="float">
            <text:p>583.91</text:p>
          </table:table-cell>
        </table:table-row>
        <table:table-row table:style-name="ro1">
          <table:table-cell office:value-type="float" office:value="3534802" calcext:value-type="float">
            <text:p>3534802</text:p>
          </table:table-cell>
          <table:table-cell table:formula="of:=[.A223]/1000/(60*60*24)" office:value-type="time" office:time-value="PT00H58M54.802S" calcext:value-type="time">
            <text:p>00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490.47" calcext:value-type="float">
            <text:p>490.47</text:p>
          </table:table-cell>
          <table:table-cell office:value-type="float" office:value="586.51" calcext:value-type="float">
            <text:p>586.51</text:p>
          </table:table-cell>
        </table:table-row>
        <table:table-row table:style-name="ro1">
          <table:table-cell office:value-type="float" office:value="3550802" calcext:value-type="float">
            <text:p>3550802</text:p>
          </table:table-cell>
          <table:table-cell table:formula="of:=[.A224]/1000/(60*60*24)" office:value-type="time" office:time-value="PT00H59M10.802S" calcext:value-type="time">
            <text:p>00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492.69" calcext:value-type="float">
            <text:p>492.69</text:p>
          </table:table-cell>
          <table:table-cell office:value-type="float" office:value="589.11" calcext:value-type="float">
            <text:p>589.11</text:p>
          </table:table-cell>
        </table:table-row>
        <table:table-row table:style-name="ro1">
          <table:table-cell office:value-type="float" office:value="3566804" calcext:value-type="float">
            <text:p>3566804</text:p>
          </table:table-cell>
          <table:table-cell table:formula="of:=[.A225]/1000/(60*60*24)" office:value-type="time" office:time-value="PT00H59M26.804S" calcext:value-type="time">
            <text:p>00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494.91" calcext:value-type="float">
            <text:p>494.91</text:p>
          </table:table-cell>
          <table:table-cell office:value-type="float" office:value="591.71" calcext:value-type="float">
            <text:p>591.71</text:p>
          </table:table-cell>
        </table:table-row>
        <table:table-row table:style-name="ro1">
          <table:table-cell office:value-type="float" office:value="3582804" calcext:value-type="float">
            <text:p>3582804</text:p>
          </table:table-cell>
          <table:table-cell table:formula="of:=[.A226]/1000/(60*60*24)" office:value-type="time" office:time-value="PT00H59M42.804S" calcext:value-type="time">
            <text:p>00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97.13" calcext:value-type="float">
            <text:p>497.13</text:p>
          </table:table-cell>
          <table:table-cell office:value-type="float" office:value="594.31" calcext:value-type="float">
            <text:p>594.31</text:p>
          </table:table-cell>
        </table:table-row>
        <table:table-row table:style-name="ro1">
          <table:table-cell office:value-type="float" office:value="3598804" calcext:value-type="float">
            <text:p>3598804</text:p>
          </table:table-cell>
          <table:table-cell table:formula="of:=[.A227]/1000/(60*60*24)" office:value-type="time" office:time-value="PT00H59M58.804S" calcext:value-type="time">
            <text:p>00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499.35" calcext:value-type="float">
            <text:p>499.35</text:p>
          </table:table-cell>
          <table:table-cell office:value-type="float" office:value="596.91" calcext:value-type="float">
            <text:p>596.91</text:p>
          </table:table-cell>
        </table:table-row>
        <table:table-row table:style-name="ro1">
          <table:table-cell office:value-type="float" office:value="3614803" calcext:value-type="float">
            <text:p>3614803</text:p>
          </table:table-cell>
          <table:table-cell table:formula="of:=[.A228]/1000/(60*60*24)" office:value-type="time" office:time-value="PT01H00M14.803S" calcext:value-type="time">
            <text:p>01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501.57" calcext:value-type="float">
            <text:p>501.57</text:p>
          </table:table-cell>
          <table:table-cell office:value-type="float" office:value="599.51" calcext:value-type="float">
            <text:p>599.51</text:p>
          </table:table-cell>
        </table:table-row>
        <table:table-row table:style-name="ro1">
          <table:table-cell office:value-type="float" office:value="3630803" calcext:value-type="float">
            <text:p>3630803</text:p>
          </table:table-cell>
          <table:table-cell table:formula="of:=[.A229]/1000/(60*60*24)" office:value-type="time" office:time-value="PT01H00M30.803S" calcext:value-type="time">
            <text:p>01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503.79" calcext:value-type="float">
            <text:p>503.79</text:p>
          </table:table-cell>
          <table:table-cell office:value-type="float" office:value="602.1" calcext:value-type="float">
            <text:p>602.1</text:p>
          </table:table-cell>
        </table:table-row>
        <table:table-row table:style-name="ro1">
          <table:table-cell office:value-type="float" office:value="3646802" calcext:value-type="float">
            <text:p>3646802</text:p>
          </table:table-cell>
          <table:table-cell table:formula="of:=[.A230]/1000/(60*60*24)" office:value-type="time" office:time-value="PT01H00M46.802S" calcext:value-type="time">
            <text:p>01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506.01" calcext:value-type="float">
            <text:p>506.01</text:p>
          </table:table-cell>
          <table:table-cell office:value-type="float" office:value="604.7" calcext:value-type="float">
            <text:p>604.7</text:p>
          </table:table-cell>
        </table:table-row>
        <table:table-row table:style-name="ro1">
          <table:table-cell office:value-type="float" office:value="3662803" calcext:value-type="float">
            <text:p>3662803</text:p>
          </table:table-cell>
          <table:table-cell table:formula="of:=[.A231]/1000/(60*60*24)" office:value-type="time" office:time-value="PT01H01M02.803S" calcext:value-type="time">
            <text:p>01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08.23" calcext:value-type="float">
            <text:p>508.23</text:p>
          </table:table-cell>
          <table:table-cell office:value-type="float" office:value="607.3" calcext:value-type="float">
            <text:p>607.3</text:p>
          </table:table-cell>
        </table:table-row>
        <table:table-row table:style-name="ro1">
          <table:table-cell office:value-type="float" office:value="3678804" calcext:value-type="float">
            <text:p>3678804</text:p>
          </table:table-cell>
          <table:table-cell table:formula="of:=[.A232]/1000/(60*60*24)" office:value-type="time" office:time-value="PT01H01M18.804S" calcext:value-type="time">
            <text:p>01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510.45" calcext:value-type="float">
            <text:p>510.45</text:p>
          </table:table-cell>
          <table:table-cell office:value-type="float" office:value="609.9" calcext:value-type="float">
            <text:p>609.9</text:p>
          </table:table-cell>
        </table:table-row>
        <table:table-row table:style-name="ro1">
          <table:table-cell office:value-type="float" office:value="3694804" calcext:value-type="float">
            <text:p>3694804</text:p>
          </table:table-cell>
          <table:table-cell table:formula="of:=[.A233]/1000/(60*60*24)" office:value-type="time" office:time-value="PT01H01M34.804S" calcext:value-type="time">
            <text:p>01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512.67" calcext:value-type="float">
            <text:p>512.67</text:p>
          </table:table-cell>
          <table:table-cell office:value-type="float" office:value="612.5" calcext:value-type="float">
            <text:p>612.5</text:p>
          </table:table-cell>
        </table:table-row>
        <table:table-row table:style-name="ro1">
          <table:table-cell office:value-type="float" office:value="3710804" calcext:value-type="float">
            <text:p>3710804</text:p>
          </table:table-cell>
          <table:table-cell table:formula="of:=[.A234]/1000/(60*60*24)" office:value-type="time" office:time-value="PT01H01M50.804S" calcext:value-type="time">
            <text:p>01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514.89" calcext:value-type="float">
            <text:p>514.89</text:p>
          </table:table-cell>
          <table:table-cell office:value-type="float" office:value="615.09" calcext:value-type="float">
            <text:p>615.09</text:p>
          </table:table-cell>
        </table:table-row>
        <table:table-row table:style-name="ro1">
          <table:table-cell office:value-type="float" office:value="3726803" calcext:value-type="float">
            <text:p>3726803</text:p>
          </table:table-cell>
          <table:table-cell table:formula="of:=[.A235]/1000/(60*60*24)" office:value-type="time" office:time-value="PT01H02M06.803S" calcext:value-type="time">
            <text:p>01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517.11" calcext:value-type="float">
            <text:p>517.11</text:p>
          </table:table-cell>
          <table:table-cell office:value-type="float" office:value="617.69" calcext:value-type="float">
            <text:p>617.69</text:p>
          </table:table-cell>
        </table:table-row>
        <table:table-row table:style-name="ro1">
          <table:table-cell office:value-type="float" office:value="3742803" calcext:value-type="float">
            <text:p>3742803</text:p>
          </table:table-cell>
          <table:table-cell table:formula="of:=[.A236]/1000/(60*60*24)" office:value-type="time" office:time-value="PT01H02M22.803S" calcext:value-type="time">
            <text:p>01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519.33" calcext:value-type="float">
            <text:p>519.33</text:p>
          </table:table-cell>
          <table:table-cell office:value-type="float" office:value="620.29" calcext:value-type="float">
            <text:p>620.29</text:p>
          </table:table-cell>
        </table:table-row>
        <table:table-row table:style-name="ro1">
          <table:table-cell office:value-type="float" office:value="3758803" calcext:value-type="float">
            <text:p>3758803</text:p>
          </table:table-cell>
          <table:table-cell table:formula="of:=[.A237]/1000/(60*60*24)" office:value-type="time" office:time-value="PT01H02M38.803S" calcext:value-type="time">
            <text:p>01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21.55" calcext:value-type="float">
            <text:p>521.55</text:p>
          </table:table-cell>
          <table:table-cell office:value-type="float" office:value="622.89" calcext:value-type="float">
            <text:p>622.89</text:p>
          </table:table-cell>
        </table:table-row>
        <table:table-row table:style-name="ro1">
          <table:table-cell office:value-type="float" office:value="3774803" calcext:value-type="float">
            <text:p>3774803</text:p>
          </table:table-cell>
          <table:table-cell table:formula="of:=[.A238]/1000/(60*60*24)" office:value-type="time" office:time-value="PT01H02M54.803S" calcext:value-type="time">
            <text:p>01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523.77" calcext:value-type="float">
            <text:p>523.77</text:p>
          </table:table-cell>
          <table:table-cell office:value-type="float" office:value="625.48" calcext:value-type="float">
            <text:p>625.48</text:p>
          </table:table-cell>
        </table:table-row>
        <table:table-row table:style-name="ro1">
          <table:table-cell office:value-type="float" office:value="3790803" calcext:value-type="float">
            <text:p>3790803</text:p>
          </table:table-cell>
          <table:table-cell table:formula="of:=[.A239]/1000/(60*60*24)" office:value-type="time" office:time-value="PT01H03M10.803S" calcext:value-type="time">
            <text:p>01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525.99" calcext:value-type="float">
            <text:p>525.99</text:p>
          </table:table-cell>
          <table:table-cell office:value-type="float" office:value="628.08" calcext:value-type="float">
            <text:p>628.08</text:p>
          </table:table-cell>
        </table:table-row>
        <table:table-row table:style-name="ro1">
          <table:table-cell office:value-type="float" office:value="3806804" calcext:value-type="float">
            <text:p>3806804</text:p>
          </table:table-cell>
          <table:table-cell table:formula="of:=[.A240]/1000/(60*60*24)" office:value-type="time" office:time-value="PT01H03M26.804S" calcext:value-type="time">
            <text:p>01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3" calcext:value-type="float">
            <text:p>584.63</text:p>
          </table:table-cell>
          <table:table-cell office:value-type="float" office:value="528.2" calcext:value-type="float">
            <text:p>528.2</text:p>
          </table:table-cell>
          <table:table-cell office:value-type="float" office:value="630.68" calcext:value-type="float">
            <text:p>630.68</text:p>
          </table:table-cell>
        </table:table-row>
        <table:table-row table:style-name="ro1">
          <table:table-cell office:value-type="float" office:value="3822804" calcext:value-type="float">
            <text:p>3822804</text:p>
          </table:table-cell>
          <table:table-cell table:formula="of:=[.A241]/1000/(60*60*24)" office:value-type="time" office:time-value="PT01H03M42.804S" calcext:value-type="time">
            <text:p>01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530.42" calcext:value-type="float">
            <text:p>530.42</text:p>
          </table:table-cell>
          <table:table-cell office:value-type="float" office:value="633.27" calcext:value-type="float">
            <text:p>633.27</text:p>
          </table:table-cell>
        </table:table-row>
        <table:table-row table:style-name="ro1">
          <table:table-cell office:value-type="float" office:value="3838803" calcext:value-type="float">
            <text:p>3838803</text:p>
          </table:table-cell>
          <table:table-cell table:formula="of:=[.A242]/1000/(60*60*24)" office:value-type="time" office:time-value="PT01H03M58.803S" calcext:value-type="time">
            <text:p>01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32.64" calcext:value-type="float">
            <text:p>532.64</text:p>
          </table:table-cell>
          <table:table-cell office:value-type="float" office:value="635.87" calcext:value-type="float">
            <text:p>635.87</text:p>
          </table:table-cell>
        </table:table-row>
        <table:table-row table:style-name="ro1">
          <table:table-cell office:value-type="float" office:value="3854803" calcext:value-type="float">
            <text:p>3854803</text:p>
          </table:table-cell>
          <table:table-cell table:formula="of:=[.A243]/1000/(60*60*24)" office:value-type="time" office:time-value="PT01H04M14.803S" calcext:value-type="time">
            <text:p>01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534.86" calcext:value-type="float">
            <text:p>534.86</text:p>
          </table:table-cell>
          <table:table-cell office:value-type="float" office:value="638.47" calcext:value-type="float">
            <text:p>638.47</text:p>
          </table:table-cell>
        </table:table-row>
        <table:table-row table:style-name="ro1">
          <table:table-cell office:value-type="float" office:value="3870803" calcext:value-type="float">
            <text:p>3870803</text:p>
          </table:table-cell>
          <table:table-cell table:formula="of:=[.A244]/1000/(60*60*24)" office:value-type="time" office:time-value="PT01H04M30.803S" calcext:value-type="time">
            <text:p>01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537.08" calcext:value-type="float">
            <text:p>537.08</text:p>
          </table:table-cell>
          <table:table-cell office:value-type="float" office:value="641.06" calcext:value-type="float">
            <text:p>641.06</text:p>
          </table:table-cell>
        </table:table-row>
        <table:table-row table:style-name="ro1">
          <table:table-cell office:value-type="float" office:value="3886803" calcext:value-type="float">
            <text:p>3886803</text:p>
          </table:table-cell>
          <table:table-cell table:formula="of:=[.A245]/1000/(60*60*24)" office:value-type="time" office:time-value="PT01H04M46.803S" calcext:value-type="time">
            <text:p>01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539.3" calcext:value-type="float">
            <text:p>539.3</text:p>
          </table:table-cell>
          <table:table-cell office:value-type="float" office:value="643.66" calcext:value-type="float">
            <text:p>643.66</text:p>
          </table:table-cell>
        </table:table-row>
        <table:table-row table:style-name="ro1">
          <table:table-cell office:value-type="float" office:value="3902804" calcext:value-type="float">
            <text:p>3902804</text:p>
          </table:table-cell>
          <table:table-cell table:formula="of:=[.A246]/1000/(60*60*24)" office:value-type="time" office:time-value="PT01H05M02.804S" calcext:value-type="time">
            <text:p>01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541.52" calcext:value-type="float">
            <text:p>541.52</text:p>
          </table:table-cell>
          <table:table-cell office:value-type="float" office:value="646.26" calcext:value-type="float">
            <text:p>646.26</text:p>
          </table:table-cell>
        </table:table-row>
        <table:table-row table:style-name="ro1">
          <table:table-cell office:value-type="float" office:value="3918803" calcext:value-type="float">
            <text:p>3918803</text:p>
          </table:table-cell>
          <table:table-cell table:formula="of:=[.A247]/1000/(60*60*24)" office:value-type="time" office:time-value="PT01H05M18.803S" calcext:value-type="time">
            <text:p>01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543.74" calcext:value-type="float">
            <text:p>543.74</text:p>
          </table:table-cell>
          <table:table-cell office:value-type="float" office:value="648.85" calcext:value-type="float">
            <text:p>648.85</text:p>
          </table:table-cell>
        </table:table-row>
        <table:table-row table:style-name="ro1">
          <table:table-cell office:value-type="float" office:value="3934804" calcext:value-type="float">
            <text:p>3934804</text:p>
          </table:table-cell>
          <table:table-cell table:formula="of:=[.A248]/1000/(60*60*24)" office:value-type="time" office:time-value="PT01H05M34.804S" calcext:value-type="time">
            <text:p>01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545.96" calcext:value-type="float">
            <text:p>545.96</text:p>
          </table:table-cell>
          <table:table-cell office:value-type="float" office:value="651.45" calcext:value-type="float">
            <text:p>651.45</text:p>
          </table:table-cell>
        </table:table-row>
        <table:table-row table:style-name="ro1">
          <table:table-cell office:value-type="float" office:value="3950803" calcext:value-type="float">
            <text:p>3950803</text:p>
          </table:table-cell>
          <table:table-cell table:formula="of:=[.A249]/1000/(60*60*24)" office:value-type="time" office:time-value="PT01H05M50.803S" calcext:value-type="time">
            <text:p>01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548.18" calcext:value-type="float">
            <text:p>548.18</text:p>
          </table:table-cell>
          <table:table-cell office:value-type="float" office:value="654.04" calcext:value-type="float">
            <text:p>654.04</text:p>
          </table:table-cell>
        </table:table-row>
        <table:table-row table:style-name="ro1">
          <table:table-cell office:value-type="float" office:value="3966802" calcext:value-type="float">
            <text:p>3966802</text:p>
          </table:table-cell>
          <table:table-cell table:formula="of:=[.A250]/1000/(60*60*24)" office:value-type="time" office:time-value="PT01H06M06.802S" calcext:value-type="time">
            <text:p>01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550.4" calcext:value-type="float">
            <text:p>550.4</text:p>
          </table:table-cell>
          <table:table-cell office:value-type="float" office:value="656.64" calcext:value-type="float">
            <text:p>656.64</text:p>
          </table:table-cell>
        </table:table-row>
        <table:table-row table:style-name="ro1">
          <table:table-cell office:value-type="float" office:value="3982804" calcext:value-type="float">
            <text:p>3982804</text:p>
          </table:table-cell>
          <table:table-cell table:formula="of:=[.A251]/1000/(60*60*24)" office:value-type="time" office:time-value="PT01H06M22.804S" calcext:value-type="time">
            <text:p>01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552.62" calcext:value-type="float">
            <text:p>552.62</text:p>
          </table:table-cell>
          <table:table-cell office:value-type="float" office:value="659.24" calcext:value-type="float">
            <text:p>659.24</text:p>
          </table:table-cell>
        </table:table-row>
        <table:table-row table:style-name="ro1">
          <table:table-cell office:value-type="float" office:value="3998803" calcext:value-type="float">
            <text:p>3998803</text:p>
          </table:table-cell>
          <table:table-cell table:formula="of:=[.A252]/1000/(60*60*24)" office:value-type="time" office:time-value="PT01H06M38.803S" calcext:value-type="time">
            <text:p>01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554.84" calcext:value-type="float">
            <text:p>554.84</text:p>
          </table:table-cell>
          <table:table-cell office:value-type="float" office:value="661.83" calcext:value-type="float">
            <text:p>661.83</text:p>
          </table:table-cell>
        </table:table-row>
        <table:table-row table:style-name="ro1">
          <table:table-cell office:value-type="float" office:value="4014803" calcext:value-type="float">
            <text:p>4014803</text:p>
          </table:table-cell>
          <table:table-cell table:formula="of:=[.A253]/1000/(60*60*24)" office:value-type="time" office:time-value="PT01H06M54.803S" calcext:value-type="time">
            <text:p>01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557.06" calcext:value-type="float">
            <text:p>557.06</text:p>
          </table:table-cell>
          <table:table-cell office:value-type="float" office:value="664.43" calcext:value-type="float">
            <text:p>664.43</text:p>
          </table:table-cell>
        </table:table-row>
        <table:table-row table:style-name="ro1">
          <table:table-cell office:value-type="float" office:value="4030803" calcext:value-type="float">
            <text:p>4030803</text:p>
          </table:table-cell>
          <table:table-cell table:formula="of:=[.A254]/1000/(60*60*24)" office:value-type="time" office:time-value="PT01H07M10.803S" calcext:value-type="time">
            <text:p>01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39" calcext:value-type="float">
            <text:p>586.39</text:p>
          </table:table-cell>
          <table:table-cell office:value-type="float" office:value="559.28" calcext:value-type="float">
            <text:p>559.28</text:p>
          </table:table-cell>
          <table:table-cell office:value-type="float" office:value="667.02" calcext:value-type="float">
            <text:p>667.02</text:p>
          </table:table-cell>
        </table:table-row>
        <table:table-row table:style-name="ro1">
          <table:table-cell office:value-type="float" office:value="4046803" calcext:value-type="float">
            <text:p>4046803</text:p>
          </table:table-cell>
          <table:table-cell table:formula="of:=[.A255]/1000/(60*60*24)" office:value-type="time" office:time-value="PT01H07M26.803S" calcext:value-type="time">
            <text:p>01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561.5" calcext:value-type="float">
            <text:p>561.5</text:p>
          </table:table-cell>
          <table:table-cell office:value-type="float" office:value="669.62" calcext:value-type="float">
            <text:p>669.62</text:p>
          </table:table-cell>
        </table:table-row>
        <table:table-row table:style-name="ro1">
          <table:table-cell office:value-type="float" office:value="4062803" calcext:value-type="float">
            <text:p>4062803</text:p>
          </table:table-cell>
          <table:table-cell table:formula="of:=[.A256]/1000/(60*60*24)" office:value-type="time" office:time-value="PT01H07M42.803S" calcext:value-type="time">
            <text:p>01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63.72" calcext:value-type="float">
            <text:p>563.72</text:p>
          </table:table-cell>
          <table:table-cell office:value-type="float" office:value="672.22" calcext:value-type="float">
            <text:p>672.22</text:p>
          </table:table-cell>
        </table:table-row>
        <table:table-row table:style-name="ro1">
          <table:table-cell office:value-type="float" office:value="4078803" calcext:value-type="float">
            <text:p>4078803</text:p>
          </table:table-cell>
          <table:table-cell table:formula="of:=[.A257]/1000/(60*60*24)" office:value-type="time" office:time-value="PT01H07M58.803S" calcext:value-type="time">
            <text:p>01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565.94" calcext:value-type="float">
            <text:p>565.94</text:p>
          </table:table-cell>
          <table:table-cell office:value-type="float" office:value="674.81" calcext:value-type="float">
            <text:p>674.81</text:p>
          </table:table-cell>
        </table:table-row>
        <table:table-row table:style-name="ro1">
          <table:table-cell office:value-type="float" office:value="4094803" calcext:value-type="float">
            <text:p>4094803</text:p>
          </table:table-cell>
          <table:table-cell table:formula="of:=[.A258]/1000/(60*60*24)" office:value-type="time" office:time-value="PT01H08M14.803S" calcext:value-type="time">
            <text:p>01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568.16" calcext:value-type="float">
            <text:p>568.16</text:p>
          </table:table-cell>
          <table:table-cell office:value-type="float" office:value="677.4" calcext:value-type="float">
            <text:p>677.4</text:p>
          </table:table-cell>
        </table:table-row>
        <table:table-row table:style-name="ro1">
          <table:table-cell office:value-type="float" office:value="4110802" calcext:value-type="float">
            <text:p>4110802</text:p>
          </table:table-cell>
          <table:table-cell table:formula="of:=[.A259]/1000/(60*60*24)" office:value-type="time" office:time-value="PT01H08M30.802S" calcext:value-type="time">
            <text:p>01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570.38" calcext:value-type="float">
            <text:p>570.38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126803" calcext:value-type="float">
            <text:p>4126803</text:p>
          </table:table-cell>
          <table:table-cell table:formula="of:=[.A260]/1000/(60*60*24)" office:value-type="time" office:time-value="PT01H08M46.803S" calcext:value-type="time">
            <text:p>01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572.6" calcext:value-type="float">
            <text:p>572.6</text:p>
          </table:table-cell>
          <table:table-cell office:value-type="float" office:value="682.6" calcext:value-type="float">
            <text:p>682.6</text:p>
          </table:table-cell>
        </table:table-row>
        <table:table-row table:style-name="ro1">
          <table:table-cell office:value-type="float" office:value="4142803" calcext:value-type="float">
            <text:p>4142803</text:p>
          </table:table-cell>
          <table:table-cell table:formula="of:=[.A261]/1000/(60*60*24)" office:value-type="time" office:time-value="PT01H09M02.803S" calcext:value-type="time">
            <text:p>01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5" calcext:value-type="float">
            <text:p>582.05</text:p>
          </table:table-cell>
          <table:table-cell office:value-type="float" office:value="574.82" calcext:value-type="float">
            <text:p>574.82</text:p>
          </table:table-cell>
          <table:table-cell office:value-type="float" office:value="685.19" calcext:value-type="float">
            <text:p>685.19</text:p>
          </table:table-cell>
        </table:table-row>
        <table:table-row table:style-name="ro1">
          <table:table-cell office:value-type="float" office:value="4158804" calcext:value-type="float">
            <text:p>4158804</text:p>
          </table:table-cell>
          <table:table-cell table:formula="of:=[.A262]/1000/(60*60*24)" office:value-type="time" office:time-value="PT01H09M18.804S" calcext:value-type="time">
            <text:p>01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77.04" calcext:value-type="float">
            <text:p>577.04</text:p>
          </table:table-cell>
          <table:table-cell office:value-type="float" office:value="687.79" calcext:value-type="float">
            <text:p>687.79</text:p>
          </table:table-cell>
        </table:table-row>
        <table:table-row table:style-name="ro1">
          <table:table-cell office:value-type="float" office:value="4174803" calcext:value-type="float">
            <text:p>4174803</text:p>
          </table:table-cell>
          <table:table-cell table:formula="of:=[.A263]/1000/(60*60*24)" office:value-type="time" office:time-value="PT01H09M34.803S" calcext:value-type="time">
            <text:p>01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79.26" calcext:value-type="float">
            <text:p>579.26</text:p>
          </table:table-cell>
          <table:table-cell office:value-type="float" office:value="690.38" calcext:value-type="float">
            <text:p>690.38</text:p>
          </table:table-cell>
        </table:table-row>
        <table:table-row table:style-name="ro1">
          <table:table-cell office:value-type="float" office:value="4190803" calcext:value-type="float">
            <text:p>4190803</text:p>
          </table:table-cell>
          <table:table-cell table:formula="of:=[.A264]/1000/(60*60*24)" office:value-type="time" office:time-value="PT01H09M50.803S" calcext:value-type="time">
            <text:p>01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81.48" calcext:value-type="float">
            <text:p>581.48</text:p>
          </table:table-cell>
          <table:table-cell office:value-type="float" office:value="692.97" calcext:value-type="float">
            <text:p>692.97</text:p>
          </table:table-cell>
        </table:table-row>
        <table:table-row table:style-name="ro1">
          <table:table-cell office:value-type="float" office:value="4206803" calcext:value-type="float">
            <text:p>4206803</text:p>
          </table:table-cell>
          <table:table-cell table:formula="of:=[.A265]/1000/(60*60*24)" office:value-type="time" office:time-value="PT01H10M06.803S" calcext:value-type="time">
            <text:p>01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583.7" calcext:value-type="float">
            <text:p>583.7</text:p>
          </table:table-cell>
          <table:table-cell office:value-type="float" office:value="695.57" calcext:value-type="float">
            <text:p>695.57</text:p>
          </table:table-cell>
        </table:table-row>
        <table:table-row table:style-name="ro1">
          <table:table-cell office:value-type="float" office:value="4222803" calcext:value-type="float">
            <text:p>4222803</text:p>
          </table:table-cell>
          <table:table-cell table:formula="of:=[.A266]/1000/(60*60*24)" office:value-type="time" office:time-value="PT01H10M22.803S" calcext:value-type="time">
            <text:p>01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585.92" calcext:value-type="float">
            <text:p>585.92</text:p>
          </table:table-cell>
          <table:table-cell office:value-type="float" office:value="698.16" calcext:value-type="float">
            <text:p>698.16</text:p>
          </table:table-cell>
        </table:table-row>
        <table:table-row table:style-name="ro1">
          <table:table-cell office:value-type="float" office:value="4238802" calcext:value-type="float">
            <text:p>4238802</text:p>
          </table:table-cell>
          <table:table-cell table:formula="of:=[.A267]/1000/(60*60*24)" office:value-type="time" office:time-value="PT01H10M38.802S" calcext:value-type="time">
            <text:p>01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588.14" calcext:value-type="float">
            <text:p>588.14</text:p>
          </table:table-cell>
          <table:table-cell office:value-type="float" office:value="700.76" calcext:value-type="float">
            <text:p>700.76</text:p>
          </table:table-cell>
        </table:table-row>
        <table:table-row table:style-name="ro1">
          <table:table-cell office:value-type="float" office:value="4254804" calcext:value-type="float">
            <text:p>4254804</text:p>
          </table:table-cell>
          <table:table-cell table:formula="of:=[.A268]/1000/(60*60*24)" office:value-type="time" office:time-value="PT01H10M54.804S" calcext:value-type="time">
            <text:p>01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590.36" calcext:value-type="float">
            <text:p>590.36</text:p>
          </table:table-cell>
          <table:table-cell office:value-type="float" office:value="703.35" calcext:value-type="float">
            <text:p>703.35</text:p>
          </table:table-cell>
        </table:table-row>
        <table:table-row table:style-name="ro1">
          <table:table-cell office:value-type="float" office:value="4270804" calcext:value-type="float">
            <text:p>4270804</text:p>
          </table:table-cell>
          <table:table-cell table:formula="of:=[.A269]/1000/(60*60*24)" office:value-type="time" office:time-value="PT01H11M10.804S" calcext:value-type="time">
            <text:p>01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3" calcext:value-type="float">
            <text:p>586.13</text:p>
          </table:table-cell>
          <table:table-cell office:value-type="float" office:value="592.58" calcext:value-type="float">
            <text:p>592.58</text:p>
          </table:table-cell>
          <table:table-cell office:value-type="float" office:value="705.95" calcext:value-type="float">
            <text:p>705.95</text:p>
          </table:table-cell>
        </table:table-row>
        <table:table-row table:style-name="ro1">
          <table:table-cell office:value-type="float" office:value="4286804" calcext:value-type="float">
            <text:p>4286804</text:p>
          </table:table-cell>
          <table:table-cell table:formula="of:=[.A270]/1000/(60*60*24)" office:value-type="time" office:time-value="PT01H11M26.804S" calcext:value-type="time">
            <text:p>01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594.8" calcext:value-type="float">
            <text:p>594.8</text:p>
          </table:table-cell>
          <table:table-cell office:value-type="float" office:value="708.54" calcext:value-type="float">
            <text:p>708.54</text:p>
          </table:table-cell>
        </table:table-row>
        <table:table-row table:style-name="ro1">
          <table:table-cell office:value-type="float" office:value="4302803" calcext:value-type="float">
            <text:p>4302803</text:p>
          </table:table-cell>
          <table:table-cell table:formula="of:=[.A271]/1000/(60*60*24)" office:value-type="time" office:time-value="PT01H11M42.803S" calcext:value-type="time">
            <text:p>01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597.02" calcext:value-type="float">
            <text:p>597.02</text:p>
          </table:table-cell>
          <table:table-cell office:value-type="float" office:value="711.14" calcext:value-type="float">
            <text:p>711.14</text:p>
          </table:table-cell>
        </table:table-row>
        <table:table-row table:style-name="ro1">
          <table:table-cell office:value-type="float" office:value="4318803" calcext:value-type="float">
            <text:p>4318803</text:p>
          </table:table-cell>
          <table:table-cell table:formula="of:=[.A272]/1000/(60*60*24)" office:value-type="time" office:time-value="PT01H11M58.803S" calcext:value-type="time">
            <text:p>01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99.24" calcext:value-type="float">
            <text:p>599.24</text:p>
          </table:table-cell>
          <table:table-cell office:value-type="float" office:value="713.73" calcext:value-type="float">
            <text:p>713.73</text:p>
          </table:table-cell>
        </table:table-row>
        <table:table-row table:style-name="ro1">
          <table:table-cell office:value-type="float" office:value="4334804" calcext:value-type="float">
            <text:p>4334804</text:p>
          </table:table-cell>
          <table:table-cell table:formula="of:=[.A273]/1000/(60*60*24)" office:value-type="time" office:time-value="PT01H12M14.804S" calcext:value-type="time">
            <text:p>01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601.46" calcext:value-type="float">
            <text:p>601.46</text:p>
          </table:table-cell>
          <table:table-cell office:value-type="float" office:value="716.32" calcext:value-type="float">
            <text:p>716.32</text:p>
          </table:table-cell>
        </table:table-row>
        <table:table-row table:style-name="ro1">
          <table:table-cell office:value-type="float" office:value="4350803" calcext:value-type="float">
            <text:p>4350803</text:p>
          </table:table-cell>
          <table:table-cell table:formula="of:=[.A274]/1000/(60*60*24)" office:value-type="time" office:time-value="PT01H12M30.803S" calcext:value-type="time">
            <text:p>01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" calcext:value-type="float">
            <text:p>581.8</text:p>
          </table:table-cell>
          <table:table-cell office:value-type="float" office:value="603.68" calcext:value-type="float">
            <text:p>603.68</text:p>
          </table:table-cell>
          <table:table-cell office:value-type="float" office:value="718.92" calcext:value-type="float">
            <text:p>718.92</text:p>
          </table:table-cell>
        </table:table-row>
        <table:table-row table:style-name="ro1">
          <table:table-cell office:value-type="float" office:value="4366803" calcext:value-type="float">
            <text:p>4366803</text:p>
          </table:table-cell>
          <table:table-cell table:formula="of:=[.A275]/1000/(60*60*24)" office:value-type="time" office:time-value="PT01H12M46.803S" calcext:value-type="time">
            <text:p>01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605.89" calcext:value-type="float">
            <text:p>605.89</text:p>
          </table:table-cell>
          <table:table-cell office:value-type="float" office:value="721.51" calcext:value-type="float">
            <text:p>721.51</text:p>
          </table:table-cell>
        </table:table-row>
        <table:table-row table:style-name="ro1">
          <table:table-cell office:value-type="float" office:value="4382803" calcext:value-type="float">
            <text:p>4382803</text:p>
          </table:table-cell>
          <table:table-cell table:formula="of:=[.A276]/1000/(60*60*24)" office:value-type="time" office:time-value="PT01H13M02.803S" calcext:value-type="time">
            <text:p>01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08.11" calcext:value-type="float">
            <text:p>608.11</text:p>
          </table:table-cell>
          <table:table-cell office:value-type="float" office:value="724.11" calcext:value-type="float">
            <text:p>724.11</text:p>
          </table:table-cell>
        </table:table-row>
        <table:table-row table:style-name="ro1">
          <table:table-cell office:value-type="float" office:value="4398803" calcext:value-type="float">
            <text:p>4398803</text:p>
          </table:table-cell>
          <table:table-cell table:formula="of:=[.A277]/1000/(60*60*24)" office:value-type="time" office:time-value="PT01H13M18.803S" calcext:value-type="time">
            <text:p>01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610.33" calcext:value-type="float">
            <text:p>610.33</text:p>
          </table:table-cell>
          <table:table-cell office:value-type="float" office:value="726.7" calcext:value-type="float">
            <text:p>726.7</text:p>
          </table:table-cell>
        </table:table-row>
        <table:table-row table:style-name="ro1">
          <table:table-cell office:value-type="float" office:value="4414803" calcext:value-type="float">
            <text:p>4414803</text:p>
          </table:table-cell>
          <table:table-cell table:formula="of:=[.A278]/1000/(60*60*24)" office:value-type="time" office:time-value="PT01H13M34.803S" calcext:value-type="time">
            <text:p>01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612.55" calcext:value-type="float">
            <text:p>612.55</text:p>
          </table:table-cell>
          <table:table-cell office:value-type="float" office:value="729.29" calcext:value-type="float">
            <text:p>729.29</text:p>
          </table:table-cell>
        </table:table-row>
        <table:table-row table:style-name="ro1">
          <table:table-cell office:value-type="float" office:value="4430804" calcext:value-type="float">
            <text:p>4430804</text:p>
          </table:table-cell>
          <table:table-cell table:formula="of:=[.A279]/1000/(60*60*24)" office:value-type="time" office:time-value="PT01H13M50.804S" calcext:value-type="time">
            <text:p>01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14.77" calcext:value-type="float">
            <text:p>614.77</text:p>
          </table:table-cell>
          <table:table-cell office:value-type="float" office:value="731.89" calcext:value-type="float">
            <text:p>731.89</text:p>
          </table:table-cell>
        </table:table-row>
        <table:table-row table:style-name="ro1">
          <table:table-cell office:value-type="float" office:value="4446803" calcext:value-type="float">
            <text:p>4446803</text:p>
          </table:table-cell>
          <table:table-cell table:formula="of:=[.A280]/1000/(60*60*24)" office:value-type="time" office:time-value="PT01H14M06.803S" calcext:value-type="time">
            <text:p>01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16.99" calcext:value-type="float">
            <text:p>616.99</text:p>
          </table:table-cell>
          <table:table-cell office:value-type="float" office:value="734.48" calcext:value-type="float">
            <text:p>734.48</text:p>
          </table:table-cell>
        </table:table-row>
        <table:table-row table:style-name="ro1">
          <table:table-cell office:value-type="float" office:value="4462803" calcext:value-type="float">
            <text:p>4462803</text:p>
          </table:table-cell>
          <table:table-cell table:formula="of:=[.A281]/1000/(60*60*24)" office:value-type="time" office:time-value="PT01H14M22.803S" calcext:value-type="time">
            <text:p>01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19.21" calcext:value-type="float">
            <text:p>619.21</text:p>
          </table:table-cell>
          <table:table-cell office:value-type="float" office:value="737.07" calcext:value-type="float">
            <text:p>737.07</text:p>
          </table:table-cell>
        </table:table-row>
        <table:table-row table:style-name="ro1">
          <table:table-cell office:value-type="float" office:value="4478804" calcext:value-type="float">
            <text:p>4478804</text:p>
          </table:table-cell>
          <table:table-cell table:formula="of:=[.A282]/1000/(60*60*24)" office:value-type="time" office:time-value="PT01H14M38.804S" calcext:value-type="time">
            <text:p>01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21.43" calcext:value-type="float">
            <text:p>621.43</text:p>
          </table:table-cell>
          <table:table-cell office:value-type="float" office:value="739.67" calcext:value-type="float">
            <text:p>739.67</text:p>
          </table:table-cell>
        </table:table-row>
        <table:table-row table:style-name="ro1">
          <table:table-cell office:value-type="float" office:value="4494802" calcext:value-type="float">
            <text:p>4494802</text:p>
          </table:table-cell>
          <table:table-cell table:formula="of:=[.A283]/1000/(60*60*24)" office:value-type="time" office:time-value="PT01H14M54.802S" calcext:value-type="time">
            <text:p>01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23.65" calcext:value-type="float">
            <text:p>623.65</text:p>
          </table:table-cell>
          <table:table-cell office:value-type="float" office:value="742.26" calcext:value-type="float">
            <text:p>742.26</text:p>
          </table:table-cell>
        </table:table-row>
        <table:table-row table:style-name="ro1">
          <table:table-cell office:value-type="float" office:value="4510803" calcext:value-type="float">
            <text:p>4510803</text:p>
          </table:table-cell>
          <table:table-cell table:formula="of:=[.A284]/1000/(60*60*24)" office:value-type="time" office:time-value="PT01H15M10.803S" calcext:value-type="time">
            <text:p>01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625.87" calcext:value-type="float">
            <text:p>625.87</text:p>
          </table:table-cell>
          <table:table-cell office:value-type="float" office:value="744.86" calcext:value-type="float">
            <text:p>744.86</text:p>
          </table:table-cell>
        </table:table-row>
        <table:table-row table:style-name="ro1">
          <table:table-cell office:value-type="float" office:value="4526803" calcext:value-type="float">
            <text:p>4526803</text:p>
          </table:table-cell>
          <table:table-cell table:formula="of:=[.A285]/1000/(60*60*24)" office:value-type="time" office:time-value="PT01H15M26.803S" calcext:value-type="time">
            <text:p>01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28.09" calcext:value-type="float">
            <text:p>628.09</text:p>
          </table:table-cell>
          <table:table-cell office:value-type="float" office:value="747.45" calcext:value-type="float">
            <text:p>747.45</text:p>
          </table:table-cell>
        </table:table-row>
        <table:table-row table:style-name="ro1">
          <table:table-cell office:value-type="float" office:value="4542804" calcext:value-type="float">
            <text:p>4542804</text:p>
          </table:table-cell>
          <table:table-cell table:formula="of:=[.A286]/1000/(60*60*24)" office:value-type="time" office:time-value="PT01H15M42.804S" calcext:value-type="time">
            <text:p>01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30.31" calcext:value-type="float">
            <text:p>630.31</text:p>
          </table:table-cell>
          <table:table-cell office:value-type="float" office:value="750.05" calcext:value-type="float">
            <text:p>750.05</text:p>
          </table:table-cell>
        </table:table-row>
        <table:table-row table:style-name="ro1">
          <table:table-cell office:value-type="float" office:value="4558803" calcext:value-type="float">
            <text:p>4558803</text:p>
          </table:table-cell>
          <table:table-cell table:formula="of:=[.A287]/1000/(60*60*24)" office:value-type="time" office:time-value="PT01H15M58.803S" calcext:value-type="time">
            <text:p>01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632.53" calcext:value-type="float">
            <text:p>632.53</text:p>
          </table:table-cell>
          <table:table-cell office:value-type="float" office:value="752.64" calcext:value-type="float">
            <text:p>752.64</text:p>
          </table:table-cell>
        </table:table-row>
        <table:table-row table:style-name="ro1">
          <table:table-cell office:value-type="float" office:value="4574803" calcext:value-type="float">
            <text:p>4574803</text:p>
          </table:table-cell>
          <table:table-cell table:formula="of:=[.A288]/1000/(60*60*24)" office:value-type="time" office:time-value="PT01H16M14.803S" calcext:value-type="time">
            <text:p>01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634.75" calcext:value-type="float">
            <text:p>634.75</text:p>
          </table:table-cell>
          <table:table-cell office:value-type="float" office:value="755.23" calcext:value-type="float">
            <text:p>755.23</text:p>
          </table:table-cell>
        </table:table-row>
        <table:table-row table:style-name="ro1">
          <table:table-cell office:value-type="float" office:value="4590803" calcext:value-type="float">
            <text:p>4590803</text:p>
          </table:table-cell>
          <table:table-cell table:formula="of:=[.A289]/1000/(60*60*24)" office:value-type="time" office:time-value="PT01H16M30.803S" calcext:value-type="time">
            <text:p>01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6" calcext:value-type="float">
            <text:p>583.96</text:p>
          </table:table-cell>
          <table:table-cell office:value-type="float" office:value="636.97" calcext:value-type="float">
            <text:p>636.97</text:p>
          </table:table-cell>
          <table:table-cell office:value-type="float" office:value="757.83" calcext:value-type="float">
            <text:p>757.83</text:p>
          </table:table-cell>
        </table:table-row>
        <table:table-row table:style-name="ro1">
          <table:table-cell office:value-type="float" office:value="4606803" calcext:value-type="float">
            <text:p>4606803</text:p>
          </table:table-cell>
          <table:table-cell table:formula="of:=[.A290]/1000/(60*60*24)" office:value-type="time" office:time-value="PT01H16M46.803S" calcext:value-type="time">
            <text:p>01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39.19" calcext:value-type="float">
            <text:p>639.19</text:p>
          </table:table-cell>
          <table:table-cell office:value-type="float" office:value="760.42" calcext:value-type="float">
            <text:p>760.42</text:p>
          </table:table-cell>
        </table:table-row>
        <table:table-row table:style-name="ro1">
          <table:table-cell office:value-type="float" office:value="4622803" calcext:value-type="float">
            <text:p>4622803</text:p>
          </table:table-cell>
          <table:table-cell table:formula="of:=[.A291]/1000/(60*60*24)" office:value-type="time" office:time-value="PT01H17M02.803S" calcext:value-type="time">
            <text:p>01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41.41" calcext:value-type="float">
            <text:p>641.41</text:p>
          </table:table-cell>
          <table:table-cell office:value-type="float" office:value="763.02" calcext:value-type="float">
            <text:p>763.02</text:p>
          </table:table-cell>
        </table:table-row>
        <table:table-row table:style-name="ro1">
          <table:table-cell office:value-type="float" office:value="4638803" calcext:value-type="float">
            <text:p>4638803</text:p>
          </table:table-cell>
          <table:table-cell table:formula="of:=[.A292]/1000/(60*60*24)" office:value-type="time" office:time-value="PT01H17M18.803S" calcext:value-type="time">
            <text:p>01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643.63" calcext:value-type="float">
            <text:p>643.63</text:p>
          </table:table-cell>
          <table:table-cell office:value-type="float" office:value="765.61" calcext:value-type="float">
            <text:p>765.61</text:p>
          </table:table-cell>
        </table:table-row>
        <table:table-row table:style-name="ro1">
          <table:table-cell office:value-type="float" office:value="4654803" calcext:value-type="float">
            <text:p>4654803</text:p>
          </table:table-cell>
          <table:table-cell table:formula="of:=[.A293]/1000/(60*60*24)" office:value-type="time" office:time-value="PT01H17M34.803S" calcext:value-type="time">
            <text:p>01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645.85" calcext:value-type="float">
            <text:p>645.85</text:p>
          </table:table-cell>
          <table:table-cell office:value-type="float" office:value="768.2" calcext:value-type="float">
            <text:p>768.2</text:p>
          </table:table-cell>
        </table:table-row>
        <table:table-row table:style-name="ro1">
          <table:table-cell office:value-type="float" office:value="4670804" calcext:value-type="float">
            <text:p>4670804</text:p>
          </table:table-cell>
          <table:table-cell table:formula="of:=[.A294]/1000/(60*60*24)" office:value-type="time" office:time-value="PT01H17M50.804S" calcext:value-type="time">
            <text:p>01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648.07" calcext:value-type="float">
            <text:p>648.07</text:p>
          </table:table-cell>
          <table:table-cell office:value-type="float" office:value="770.79" calcext:value-type="float">
            <text:p>770.79</text:p>
          </table:table-cell>
        </table:table-row>
        <table:table-row table:style-name="ro1">
          <table:table-cell office:value-type="float" office:value="4686803" calcext:value-type="float">
            <text:p>4686803</text:p>
          </table:table-cell>
          <table:table-cell table:formula="of:=[.A295]/1000/(60*60*24)" office:value-type="time" office:time-value="PT01H18M06.803S" calcext:value-type="time">
            <text:p>01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650.29" calcext:value-type="float">
            <text:p>650.29</text:p>
          </table:table-cell>
          <table:table-cell office:value-type="float" office:value="773.39" calcext:value-type="float">
            <text:p>773.39</text:p>
          </table:table-cell>
        </table:table-row>
        <table:table-row table:style-name="ro1">
          <table:table-cell office:value-type="float" office:value="4702803" calcext:value-type="float">
            <text:p>4702803</text:p>
          </table:table-cell>
          <table:table-cell table:formula="of:=[.A296]/1000/(60*60*24)" office:value-type="time" office:time-value="PT01H18M22.803S" calcext:value-type="time">
            <text:p>01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52.51" calcext:value-type="float">
            <text:p>652.51</text:p>
          </table:table-cell>
          <table:table-cell office:value-type="float" office:value="775.98" calcext:value-type="float">
            <text:p>775.98</text:p>
          </table:table-cell>
        </table:table-row>
        <table:table-row table:style-name="ro1">
          <table:table-cell office:value-type="float" office:value="4718803" calcext:value-type="float">
            <text:p>4718803</text:p>
          </table:table-cell>
          <table:table-cell table:formula="of:=[.A297]/1000/(60*60*24)" office:value-type="time" office:time-value="PT01H18M38.803S" calcext:value-type="time">
            <text:p>01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654.73" calcext:value-type="float">
            <text:p>654.73</text:p>
          </table:table-cell>
          <table:table-cell office:value-type="float" office:value="778.57" calcext:value-type="float">
            <text:p>778.57</text:p>
          </table:table-cell>
        </table:table-row>
        <table:table-row table:style-name="ro1">
          <table:table-cell office:value-type="float" office:value="4734802" calcext:value-type="float">
            <text:p>4734802</text:p>
          </table:table-cell>
          <table:table-cell table:formula="of:=[.A298]/1000/(60*60*24)" office:value-type="time" office:time-value="PT01H18M54.802S" calcext:value-type="time">
            <text:p>01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56.95" calcext:value-type="float">
            <text:p>656.95</text:p>
          </table:table-cell>
          <table:table-cell office:value-type="float" office:value="781.17" calcext:value-type="float">
            <text:p>781.17</text:p>
          </table:table-cell>
        </table:table-row>
        <table:table-row table:style-name="ro1">
          <table:table-cell office:value-type="float" office:value="4750803" calcext:value-type="float">
            <text:p>4750803</text:p>
          </table:table-cell>
          <table:table-cell table:formula="of:=[.A299]/1000/(60*60*24)" office:value-type="time" office:time-value="PT01H19M10.803S" calcext:value-type="time">
            <text:p>01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59.17" calcext:value-type="float">
            <text:p>659.17</text:p>
          </table:table-cell>
          <table:table-cell office:value-type="float" office:value="783.76" calcext:value-type="float">
            <text:p>783.76</text:p>
          </table:table-cell>
        </table:table-row>
        <table:table-row table:style-name="ro1">
          <table:table-cell office:value-type="float" office:value="4766803" calcext:value-type="float">
            <text:p>4766803</text:p>
          </table:table-cell>
          <table:table-cell table:formula="of:=[.A300]/1000/(60*60*24)" office:value-type="time" office:time-value="PT01H19M26.803S" calcext:value-type="time">
            <text:p>01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661.39" calcext:value-type="float">
            <text:p>661.39</text:p>
          </table:table-cell>
          <table:table-cell office:value-type="float" office:value="786.35" calcext:value-type="float">
            <text:p>786.35</text:p>
          </table:table-cell>
        </table:table-row>
        <table:table-row table:style-name="ro1">
          <table:table-cell office:value-type="float" office:value="4782803" calcext:value-type="float">
            <text:p>4782803</text:p>
          </table:table-cell>
          <table:table-cell table:formula="of:=[.A301]/1000/(60*60*24)" office:value-type="time" office:time-value="PT01H19M42.803S" calcext:value-type="time">
            <text:p>01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663.61" calcext:value-type="float">
            <text:p>663.61</text:p>
          </table:table-cell>
          <table:table-cell office:value-type="float" office:value="788.95" calcext:value-type="float">
            <text:p>788.95</text:p>
          </table:table-cell>
        </table:table-row>
        <table:table-row table:style-name="ro1">
          <table:table-cell office:value-type="float" office:value="4798804" calcext:value-type="float">
            <text:p>4798804</text:p>
          </table:table-cell>
          <table:table-cell table:formula="of:=[.A302]/1000/(60*60*24)" office:value-type="time" office:time-value="PT01H19M58.804S" calcext:value-type="time">
            <text:p>01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665.83" calcext:value-type="float">
            <text:p>665.83</text:p>
          </table:table-cell>
          <table:table-cell office:value-type="float" office:value="791.54" calcext:value-type="float">
            <text:p>791.54</text:p>
          </table:table-cell>
        </table:table-row>
        <table:table-row table:style-name="ro1">
          <table:table-cell office:value-type="float" office:value="4814803" calcext:value-type="float">
            <text:p>4814803</text:p>
          </table:table-cell>
          <table:table-cell table:formula="of:=[.A303]/1000/(60*60*24)" office:value-type="time" office:time-value="PT01H20M14.803S" calcext:value-type="time">
            <text:p>01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668.05" calcext:value-type="float">
            <text:p>668.05</text:p>
          </table:table-cell>
          <table:table-cell office:value-type="float" office:value="794.13" calcext:value-type="float">
            <text:p>794.13</text:p>
          </table:table-cell>
        </table:table-row>
        <table:table-row table:style-name="ro1">
          <table:table-cell office:value-type="float" office:value="4830802" calcext:value-type="float">
            <text:p>4830802</text:p>
          </table:table-cell>
          <table:table-cell table:formula="of:=[.A304]/1000/(60*60*24)" office:value-type="time" office:time-value="PT01H20M30.802S" calcext:value-type="time">
            <text:p>01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670.27" calcext:value-type="float">
            <text:p>670.27</text:p>
          </table:table-cell>
          <table:table-cell office:value-type="float" office:value="796.72" calcext:value-type="float">
            <text:p>796.72</text:p>
          </table:table-cell>
        </table:table-row>
        <table:table-row table:style-name="ro1">
          <table:table-cell office:value-type="float" office:value="4846803" calcext:value-type="float">
            <text:p>4846803</text:p>
          </table:table-cell>
          <table:table-cell table:formula="of:=[.A305]/1000/(60*60*24)" office:value-type="time" office:time-value="PT01H20M46.803S" calcext:value-type="time">
            <text:p>01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672.49" calcext:value-type="float">
            <text:p>672.49</text:p>
          </table:table-cell>
          <table:table-cell office:value-type="float" office:value="799.32" calcext:value-type="float">
            <text:p>799.32</text:p>
          </table:table-cell>
        </table:table-row>
        <table:table-row table:style-name="ro1">
          <table:table-cell office:value-type="float" office:value="4862804" calcext:value-type="float">
            <text:p>4862804</text:p>
          </table:table-cell>
          <table:table-cell table:formula="of:=[.A306]/1000/(60*60*24)" office:value-type="time" office:time-value="PT01H21M02.804S" calcext:value-type="time">
            <text:p>01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74.71" calcext:value-type="float">
            <text:p>674.71</text:p>
          </table:table-cell>
          <table:table-cell office:value-type="float" office:value="801.91" calcext:value-type="float">
            <text:p>801.91</text:p>
          </table:table-cell>
        </table:table-row>
        <table:table-row table:style-name="ro1">
          <table:table-cell office:value-type="float" office:value="4878803" calcext:value-type="float">
            <text:p>4878803</text:p>
          </table:table-cell>
          <table:table-cell table:formula="of:=[.A307]/1000/(60*60*24)" office:value-type="time" office:time-value="PT01H21M18.803S" calcext:value-type="time">
            <text:p>01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76.93" calcext:value-type="float">
            <text:p>676.93</text:p>
          </table:table-cell>
          <table:table-cell office:value-type="float" office:value="804.5" calcext:value-type="float">
            <text:p>804.5</text:p>
          </table:table-cell>
        </table:table-row>
        <table:table-row table:style-name="ro1">
          <table:table-cell office:value-type="float" office:value="4894803" calcext:value-type="float">
            <text:p>4894803</text:p>
          </table:table-cell>
          <table:table-cell table:formula="of:=[.A308]/1000/(60*60*24)" office:value-type="time" office:time-value="PT01H21M34.803S" calcext:value-type="time">
            <text:p>01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79.15" calcext:value-type="float">
            <text:p>679.15</text:p>
          </table:table-cell>
          <table:table-cell office:value-type="float" office:value="807.09" calcext:value-type="float">
            <text:p>807.09</text:p>
          </table:table-cell>
        </table:table-row>
        <table:table-row table:style-name="ro1">
          <table:table-cell office:value-type="float" office:value="4910803" calcext:value-type="float">
            <text:p>4910803</text:p>
          </table:table-cell>
          <table:table-cell table:formula="of:=[.A309]/1000/(60*60*24)" office:value-type="time" office:time-value="PT01H21M50.803S" calcext:value-type="time">
            <text:p>01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81.37" calcext:value-type="float">
            <text:p>681.37</text:p>
          </table:table-cell>
          <table:table-cell office:value-type="float" office:value="809.69" calcext:value-type="float">
            <text:p>809.69</text:p>
          </table:table-cell>
        </table:table-row>
        <table:table-row table:style-name="ro1">
          <table:table-cell office:value-type="float" office:value="4926803" calcext:value-type="float">
            <text:p>4926803</text:p>
          </table:table-cell>
          <table:table-cell table:formula="of:=[.A310]/1000/(60*60*24)" office:value-type="time" office:time-value="PT01H22M06.803S" calcext:value-type="time">
            <text:p>01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683.59" calcext:value-type="float">
            <text:p>683.59</text:p>
          </table:table-cell>
          <table:table-cell office:value-type="float" office:value="812.28" calcext:value-type="float">
            <text:p>812.28</text:p>
          </table:table-cell>
        </table:table-row>
        <table:table-row table:style-name="ro1">
          <table:table-cell office:value-type="float" office:value="4942803" calcext:value-type="float">
            <text:p>4942803</text:p>
          </table:table-cell>
          <table:table-cell table:formula="of:=[.A311]/1000/(60*60*24)" office:value-type="time" office:time-value="PT01H22M22.803S" calcext:value-type="time">
            <text:p>01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85.81" calcext:value-type="float">
            <text:p>685.81</text:p>
          </table:table-cell>
          <table:table-cell office:value-type="float" office:value="814.87" calcext:value-type="float">
            <text:p>814.87</text:p>
          </table:table-cell>
        </table:table-row>
        <table:table-row table:style-name="ro1">
          <table:table-cell office:value-type="float" office:value="4958803" calcext:value-type="float">
            <text:p>4958803</text:p>
          </table:table-cell>
          <table:table-cell table:formula="of:=[.A312]/1000/(60*60*24)" office:value-type="time" office:time-value="PT01H22M38.803S" calcext:value-type="time">
            <text:p>01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688.03" calcext:value-type="float">
            <text:p>688.03</text:p>
          </table:table-cell>
          <table:table-cell office:value-type="float" office:value="817.46" calcext:value-type="float">
            <text:p>817.46</text:p>
          </table:table-cell>
        </table:table-row>
        <table:table-row table:style-name="ro1">
          <table:table-cell office:value-type="float" office:value="4974803" calcext:value-type="float">
            <text:p>4974803</text:p>
          </table:table-cell>
          <table:table-cell table:formula="of:=[.A313]/1000/(60*60*24)" office:value-type="time" office:time-value="PT01H22M54.803S" calcext:value-type="time">
            <text:p>01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90.25" calcext:value-type="float">
            <text:p>690.25</text:p>
          </table:table-cell>
          <table:table-cell office:value-type="float" office:value="820.05" calcext:value-type="float">
            <text:p>820.05</text:p>
          </table:table-cell>
        </table:table-row>
        <table:table-row table:style-name="ro1">
          <table:table-cell office:value-type="float" office:value="4990802" calcext:value-type="float">
            <text:p>4990802</text:p>
          </table:table-cell>
          <table:table-cell table:formula="of:=[.A314]/1000/(60*60*24)" office:value-type="time" office:time-value="PT01H23M10.802S" calcext:value-type="time">
            <text:p>01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92.47" calcext:value-type="float">
            <text:p>692.47</text:p>
          </table:table-cell>
          <table:table-cell office:value-type="float" office:value="822.64" calcext:value-type="float">
            <text:p>822.64</text:p>
          </table:table-cell>
        </table:table-row>
        <table:table-row table:style-name="ro1">
          <table:table-cell office:value-type="float" office:value="5006803" calcext:value-type="float">
            <text:p>5006803</text:p>
          </table:table-cell>
          <table:table-cell table:formula="of:=[.A315]/1000/(60*60*24)" office:value-type="time" office:time-value="PT01H23M26.803S" calcext:value-type="time">
            <text:p>01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5" calcext:value-type="float">
            <text:p>581.95</text:p>
          </table:table-cell>
          <table:table-cell office:value-type="float" office:value="694.69" calcext:value-type="float">
            <text:p>694.69</text:p>
          </table:table-cell>
          <table:table-cell office:value-type="float" office:value="825.24" calcext:value-type="float">
            <text:p>825.24</text:p>
          </table:table-cell>
        </table:table-row>
        <table:table-row table:style-name="ro1">
          <table:table-cell office:value-type="float" office:value="5022803" calcext:value-type="float">
            <text:p>5022803</text:p>
          </table:table-cell>
          <table:table-cell table:formula="of:=[.A316]/1000/(60*60*24)" office:value-type="time" office:time-value="PT01H23M42.803S" calcext:value-type="time">
            <text:p>01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96.91" calcext:value-type="float">
            <text:p>696.91</text:p>
          </table:table-cell>
          <table:table-cell office:value-type="float" office:value="827.83" calcext:value-type="float">
            <text:p>827.83</text:p>
          </table:table-cell>
        </table:table-row>
        <table:table-row table:style-name="ro1">
          <table:table-cell office:value-type="float" office:value="5038802" calcext:value-type="float">
            <text:p>5038802</text:p>
          </table:table-cell>
          <table:table-cell table:formula="of:=[.A317]/1000/(60*60*24)" office:value-type="time" office:time-value="PT01H23M58.802S" calcext:value-type="time">
            <text:p>01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699.13" calcext:value-type="float">
            <text:p>699.13</text:p>
          </table:table-cell>
          <table:table-cell office:value-type="float" office:value="830.42" calcext:value-type="float">
            <text:p>830.42</text:p>
          </table:table-cell>
        </table:table-row>
        <table:table-row table:style-name="ro1">
          <table:table-cell office:value-type="float" office:value="5054803" calcext:value-type="float">
            <text:p>5054803</text:p>
          </table:table-cell>
          <table:table-cell table:formula="of:=[.A318]/1000/(60*60*24)" office:value-type="time" office:time-value="PT01H24M14.803S" calcext:value-type="time">
            <text:p>01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01.35" calcext:value-type="float">
            <text:p>701.35</text:p>
          </table:table-cell>
          <table:table-cell office:value-type="float" office:value="833.01" calcext:value-type="float">
            <text:p>833.01</text:p>
          </table:table-cell>
        </table:table-row>
        <table:table-row table:style-name="ro1">
          <table:table-cell office:value-type="float" office:value="5070803" calcext:value-type="float">
            <text:p>5070803</text:p>
          </table:table-cell>
          <table:table-cell table:formula="of:=[.A319]/1000/(60*60*24)" office:value-type="time" office:time-value="PT01H24M30.803S" calcext:value-type="time">
            <text:p>01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03.57" calcext:value-type="float">
            <text:p>703.57</text:p>
          </table:table-cell>
          <table:table-cell office:value-type="float" office:value="835.6" calcext:value-type="float">
            <text:p>835.6</text:p>
          </table:table-cell>
        </table:table-row>
        <table:table-row table:style-name="ro1">
          <table:table-cell office:value-type="float" office:value="5086802" calcext:value-type="float">
            <text:p>5086802</text:p>
          </table:table-cell>
          <table:table-cell table:formula="of:=[.A320]/1000/(60*60*24)" office:value-type="time" office:time-value="PT01H24M46.802S" calcext:value-type="time">
            <text:p>01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705.79" calcext:value-type="float">
            <text:p>705.79</text:p>
          </table:table-cell>
          <table:table-cell office:value-type="float" office:value="838.19" calcext:value-type="float">
            <text:p>838.19</text:p>
          </table:table-cell>
        </table:table-row>
        <table:table-row table:style-name="ro1">
          <table:table-cell office:value-type="float" office:value="5102803" calcext:value-type="float">
            <text:p>5102803</text:p>
          </table:table-cell>
          <table:table-cell table:formula="of:=[.A321]/1000/(60*60*24)" office:value-type="time" office:time-value="PT01H25M02.803S" calcext:value-type="time">
            <text:p>01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08.01" calcext:value-type="float">
            <text:p>708.01</text:p>
          </table:table-cell>
          <table:table-cell office:value-type="float" office:value="840.79" calcext:value-type="float">
            <text:p>840.79</text:p>
          </table:table-cell>
        </table:table-row>
        <table:table-row table:style-name="ro1">
          <table:table-cell office:value-type="float" office:value="5118804" calcext:value-type="float">
            <text:p>5118804</text:p>
          </table:table-cell>
          <table:table-cell table:formula="of:=[.A322]/1000/(60*60*24)" office:value-type="time" office:time-value="PT01H25M18.804S" calcext:value-type="time">
            <text:p>01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710.23" calcext:value-type="float">
            <text:p>710.23</text:p>
          </table:table-cell>
          <table:table-cell office:value-type="float" office:value="843.38" calcext:value-type="float">
            <text:p>843.38</text:p>
          </table:table-cell>
        </table:table-row>
        <table:table-row table:style-name="ro1">
          <table:table-cell office:value-type="float" office:value="5134803" calcext:value-type="float">
            <text:p>5134803</text:p>
          </table:table-cell>
          <table:table-cell table:formula="of:=[.A323]/1000/(60*60*24)" office:value-type="time" office:time-value="PT01H25M34.803S" calcext:value-type="time">
            <text:p>01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12.45" calcext:value-type="float">
            <text:p>712.45</text:p>
          </table:table-cell>
          <table:table-cell office:value-type="float" office:value="845.97" calcext:value-type="float">
            <text:p>845.97</text:p>
          </table:table-cell>
        </table:table-row>
        <table:table-row table:style-name="ro1">
          <table:table-cell office:value-type="float" office:value="5150804" calcext:value-type="float">
            <text:p>5150804</text:p>
          </table:table-cell>
          <table:table-cell table:formula="of:=[.A324]/1000/(60*60*24)" office:value-type="time" office:time-value="PT01H25M50.804S" calcext:value-type="time">
            <text:p>01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714.67" calcext:value-type="float">
            <text:p>714.67</text:p>
          </table:table-cell>
          <table:table-cell office:value-type="float" office:value="848.56" calcext:value-type="float">
            <text:p>848.56</text:p>
          </table:table-cell>
        </table:table-row>
        <table:table-row table:style-name="ro1">
          <table:table-cell office:value-type="float" office:value="5166803" calcext:value-type="float">
            <text:p>5166803</text:p>
          </table:table-cell>
          <table:table-cell table:formula="of:=[.A325]/1000/(60*60*24)" office:value-type="time" office:time-value="PT01H26M06.803S" calcext:value-type="time">
            <text:p>01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716.89" calcext:value-type="float">
            <text:p>716.89</text:p>
          </table:table-cell>
          <table:table-cell office:value-type="float" office:value="851.15" calcext:value-type="float">
            <text:p>851.15</text:p>
          </table:table-cell>
        </table:table-row>
        <table:table-row table:style-name="ro1">
          <table:table-cell office:value-type="float" office:value="5182804" calcext:value-type="float">
            <text:p>5182804</text:p>
          </table:table-cell>
          <table:table-cell table:formula="of:=[.A326]/1000/(60*60*24)" office:value-type="time" office:time-value="PT01H26M22.804S" calcext:value-type="time">
            <text:p>01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719.11" calcext:value-type="float">
            <text:p>719.11</text:p>
          </table:table-cell>
          <table:table-cell office:value-type="float" office:value="853.74" calcext:value-type="float">
            <text:p>853.74</text:p>
          </table:table-cell>
        </table:table-row>
        <table:table-row table:style-name="ro1">
          <table:table-cell office:value-type="float" office:value="5198803" calcext:value-type="float">
            <text:p>5198803</text:p>
          </table:table-cell>
          <table:table-cell table:formula="of:=[.A327]/1000/(60*60*24)" office:value-type="time" office:time-value="PT01H26M38.803S" calcext:value-type="time">
            <text:p>01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21.33" calcext:value-type="float">
            <text:p>721.33</text:p>
          </table:table-cell>
          <table:table-cell office:value-type="float" office:value="856.33" calcext:value-type="float">
            <text:p>856.33</text:p>
          </table:table-cell>
        </table:table-row>
        <table:table-row table:style-name="ro1">
          <table:table-cell office:value-type="float" office:value="5214802" calcext:value-type="float">
            <text:p>5214802</text:p>
          </table:table-cell>
          <table:table-cell table:formula="of:=[.A328]/1000/(60*60*24)" office:value-type="time" office:time-value="PT01H26M54.802S" calcext:value-type="time">
            <text:p>01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723.55" calcext:value-type="float">
            <text:p>723.55</text:p>
          </table:table-cell>
          <table:table-cell office:value-type="float" office:value="858.92" calcext:value-type="float">
            <text:p>858.92</text:p>
          </table:table-cell>
        </table:table-row>
        <table:table-row table:style-name="ro1">
          <table:table-cell office:value-type="float" office:value="5230803" calcext:value-type="float">
            <text:p>5230803</text:p>
          </table:table-cell>
          <table:table-cell table:formula="of:=[.A329]/1000/(60*60*24)" office:value-type="time" office:time-value="PT01H27M10.803S" calcext:value-type="time">
            <text:p>01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25.77" calcext:value-type="float">
            <text:p>725.77</text:p>
          </table:table-cell>
          <table:table-cell office:value-type="float" office:value="861.51" calcext:value-type="float">
            <text:p>861.51</text:p>
          </table:table-cell>
        </table:table-row>
        <table:table-row table:style-name="ro1">
          <table:table-cell office:value-type="float" office:value="5246804" calcext:value-type="float">
            <text:p>5246804</text:p>
          </table:table-cell>
          <table:table-cell table:formula="of:=[.A330]/1000/(60*60*24)" office:value-type="time" office:time-value="PT01H27M26.804S" calcext:value-type="time">
            <text:p>01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4" calcext:value-type="float">
            <text:p>582.44</text:p>
          </table:table-cell>
          <table:table-cell office:value-type="float" office:value="727.99" calcext:value-type="float">
            <text:p>727.99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float" office:value="5262803" calcext:value-type="float">
            <text:p>5262803</text:p>
          </table:table-cell>
          <table:table-cell table:formula="of:=[.A331]/1000/(60*60*24)" office:value-type="time" office:time-value="PT01H27M42.803S" calcext:value-type="time">
            <text:p>01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730.21" calcext:value-type="float">
            <text:p>730.21</text:p>
          </table:table-cell>
          <table:table-cell office:value-type="float" office:value="866.69" calcext:value-type="float">
            <text:p>866.69</text:p>
          </table:table-cell>
        </table:table-row>
        <table:table-row table:style-name="ro1">
          <table:table-cell office:value-type="float" office:value="5278803" calcext:value-type="float">
            <text:p>5278803</text:p>
          </table:table-cell>
          <table:table-cell table:formula="of:=[.A332]/1000/(60*60*24)" office:value-type="time" office:time-value="PT01H27M58.803S" calcext:value-type="time">
            <text:p>01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32.43" calcext:value-type="float">
            <text:p>732.43</text:p>
          </table:table-cell>
          <table:table-cell office:value-type="float" office:value="869.28" calcext:value-type="float">
            <text:p>869.28</text:p>
          </table:table-cell>
        </table:table-row>
        <table:table-row table:style-name="ro1">
          <table:table-cell office:value-type="float" office:value="5294803" calcext:value-type="float">
            <text:p>5294803</text:p>
          </table:table-cell>
          <table:table-cell table:formula="of:=[.A333]/1000/(60*60*24)" office:value-type="time" office:time-value="PT01H28M14.803S" calcext:value-type="time">
            <text:p>01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734.65" calcext:value-type="float">
            <text:p>734.65</text:p>
          </table:table-cell>
          <table:table-cell office:value-type="float" office:value="871.88" calcext:value-type="float">
            <text:p>871.88</text:p>
          </table:table-cell>
        </table:table-row>
        <table:table-row table:style-name="ro1">
          <table:table-cell office:value-type="float" office:value="5310803" calcext:value-type="float">
            <text:p>5310803</text:p>
          </table:table-cell>
          <table:table-cell table:formula="of:=[.A334]/1000/(60*60*24)" office:value-type="time" office:time-value="PT01H28M30.803S" calcext:value-type="time">
            <text:p>01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36.87" calcext:value-type="float">
            <text:p>736.87</text:p>
          </table:table-cell>
          <table:table-cell office:value-type="float" office:value="874.47" calcext:value-type="float">
            <text:p>874.47</text:p>
          </table:table-cell>
        </table:table-row>
        <table:table-row table:style-name="ro1">
          <table:table-cell office:value-type="float" office:value="5326804" calcext:value-type="float">
            <text:p>5326804</text:p>
          </table:table-cell>
          <table:table-cell table:formula="of:=[.A335]/1000/(60*60*24)" office:value-type="time" office:time-value="PT01H28M46.804S" calcext:value-type="time">
            <text:p>01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739.09" calcext:value-type="float">
            <text:p>739.09</text:p>
          </table:table-cell>
          <table:table-cell office:value-type="float" office:value="877.06" calcext:value-type="float">
            <text:p>877.06</text:p>
          </table:table-cell>
        </table:table-row>
        <table:table-row table:style-name="ro1">
          <table:table-cell office:value-type="float" office:value="5342803" calcext:value-type="float">
            <text:p>5342803</text:p>
          </table:table-cell>
          <table:table-cell table:formula="of:=[.A336]/1000/(60*60*24)" office:value-type="time" office:time-value="PT01H29M02.803S" calcext:value-type="time">
            <text:p>01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741.31" calcext:value-type="float">
            <text:p>741.31</text:p>
          </table:table-cell>
          <table:table-cell office:value-type="float" office:value="879.65" calcext:value-type="float">
            <text:p>879.65</text:p>
          </table:table-cell>
        </table:table-row>
        <table:table-row table:style-name="ro1">
          <table:table-cell office:value-type="float" office:value="5358803" calcext:value-type="float">
            <text:p>5358803</text:p>
          </table:table-cell>
          <table:table-cell table:formula="of:=[.A337]/1000/(60*60*24)" office:value-type="time" office:time-value="PT01H29M18.803S" calcext:value-type="time">
            <text:p>01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43.52" calcext:value-type="float">
            <text:p>743.52</text:p>
          </table:table-cell>
          <table:table-cell office:value-type="float" office:value="882.24" calcext:value-type="float">
            <text:p>882.24</text:p>
          </table:table-cell>
        </table:table-row>
        <table:table-row table:style-name="ro1">
          <table:table-cell office:value-type="float" office:value="5374803" calcext:value-type="float">
            <text:p>5374803</text:p>
          </table:table-cell>
          <table:table-cell table:formula="of:=[.A338]/1000/(60*60*24)" office:value-type="time" office:time-value="PT01H29M34.803S" calcext:value-type="time">
            <text:p>01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45.74" calcext:value-type="float">
            <text:p>745.74</text:p>
          </table:table-cell>
          <table:table-cell office:value-type="float" office:value="884.83" calcext:value-type="float">
            <text:p>884.83</text:p>
          </table:table-cell>
        </table:table-row>
        <table:table-row table:style-name="ro1">
          <table:table-cell office:value-type="float" office:value="5390803" calcext:value-type="float">
            <text:p>5390803</text:p>
          </table:table-cell>
          <table:table-cell table:formula="of:=[.A339]/1000/(60*60*24)" office:value-type="time" office:time-value="PT01H29M50.803S" calcext:value-type="time">
            <text:p>01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4" calcext:value-type="float">
            <text:p>582.74</text:p>
          </table:table-cell>
          <table:table-cell office:value-type="float" office:value="747.96" calcext:value-type="float">
            <text:p>747.96</text:p>
          </table:table-cell>
          <table:table-cell office:value-type="float" office:value="887.42" calcext:value-type="float">
            <text:p>887.42</text:p>
          </table:table-cell>
        </table:table-row>
        <table:table-row table:style-name="ro1">
          <table:table-cell office:value-type="float" office:value="5406804" calcext:value-type="float">
            <text:p>5406804</text:p>
          </table:table-cell>
          <table:table-cell table:formula="of:=[.A340]/1000/(60*60*24)" office:value-type="time" office:time-value="PT01H30M06.804S" calcext:value-type="time">
            <text:p>01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50.18" calcext:value-type="float">
            <text:p>750.18</text:p>
          </table:table-cell>
          <table:table-cell office:value-type="float" office:value="890.01" calcext:value-type="float">
            <text:p>890.01</text:p>
          </table:table-cell>
        </table:table-row>
        <table:table-row table:style-name="ro1">
          <table:table-cell office:value-type="float" office:value="5422804" calcext:value-type="float">
            <text:p>5422804</text:p>
          </table:table-cell>
          <table:table-cell table:formula="of:=[.A341]/1000/(60*60*24)" office:value-type="time" office:time-value="PT01H30M22.804S" calcext:value-type="time">
            <text:p>01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752.41" calcext:value-type="float">
            <text:p>752.41</text:p>
          </table:table-cell>
          <table:table-cell office:value-type="float" office:value="892.6" calcext:value-type="float">
            <text:p>892.6</text:p>
          </table:table-cell>
        </table:table-row>
        <table:table-row table:style-name="ro1">
          <table:table-cell office:value-type="float" office:value="5438804" calcext:value-type="float">
            <text:p>5438804</text:p>
          </table:table-cell>
          <table:table-cell table:formula="of:=[.A342]/1000/(60*60*24)" office:value-type="time" office:time-value="PT01H30M38.804S" calcext:value-type="time">
            <text:p>01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754.63" calcext:value-type="float">
            <text:p>754.63</text:p>
          </table:table-cell>
          <table:table-cell office:value-type="float" office:value="895.19" calcext:value-type="float">
            <text:p>895.19</text:p>
          </table:table-cell>
        </table:table-row>
        <table:table-row table:style-name="ro1">
          <table:table-cell office:value-type="float" office:value="5454803" calcext:value-type="float">
            <text:p>5454803</text:p>
          </table:table-cell>
          <table:table-cell table:formula="of:=[.A343]/1000/(60*60*24)" office:value-type="time" office:time-value="PT01H30M54.803S" calcext:value-type="time">
            <text:p>01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756.85" calcext:value-type="float">
            <text:p>756.85</text:p>
          </table:table-cell>
          <table:table-cell office:value-type="float" office:value="897.78" calcext:value-type="float">
            <text:p>897.78</text:p>
          </table:table-cell>
        </table:table-row>
        <table:table-row table:style-name="ro1">
          <table:table-cell office:value-type="float" office:value="5470802" calcext:value-type="float">
            <text:p>5470802</text:p>
          </table:table-cell>
          <table:table-cell table:formula="of:=[.A344]/1000/(60*60*24)" office:value-type="time" office:time-value="PT01H31M10.802S" calcext:value-type="time">
            <text:p>01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59.06" calcext:value-type="float">
            <text:p>759.06</text:p>
          </table:table-cell>
          <table:table-cell office:value-type="float" office:value="900.37" calcext:value-type="float">
            <text:p>900.37</text:p>
          </table:table-cell>
        </table:table-row>
        <table:table-row table:style-name="ro1">
          <table:table-cell office:value-type="float" office:value="5486802" calcext:value-type="float">
            <text:p>5486802</text:p>
          </table:table-cell>
          <table:table-cell table:formula="of:=[.A345]/1000/(60*60*24)" office:value-type="time" office:time-value="PT01H31M26.802S" calcext:value-type="time">
            <text:p>01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61.28" calcext:value-type="float">
            <text:p>761.28</text:p>
          </table:table-cell>
          <table:table-cell office:value-type="float" office:value="902.96" calcext:value-type="float">
            <text:p>902.96</text:p>
          </table:table-cell>
        </table:table-row>
        <table:table-row table:style-name="ro1">
          <table:table-cell office:value-type="float" office:value="5502803" calcext:value-type="float">
            <text:p>5502803</text:p>
          </table:table-cell>
          <table:table-cell table:formula="of:=[.A346]/1000/(60*60*24)" office:value-type="time" office:time-value="PT01H31M42.803S" calcext:value-type="time">
            <text:p>01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763.5" calcext:value-type="float">
            <text:p>763.5</text:p>
          </table:table-cell>
          <table:table-cell office:value-type="float" office:value="905.55" calcext:value-type="float">
            <text:p>905.55</text:p>
          </table:table-cell>
        </table:table-row>
        <table:table-row table:style-name="ro1">
          <table:table-cell office:value-type="float" office:value="5518803" calcext:value-type="float">
            <text:p>5518803</text:p>
          </table:table-cell>
          <table:table-cell table:formula="of:=[.A347]/1000/(60*60*24)" office:value-type="time" office:time-value="PT01H31M58.803S" calcext:value-type="time">
            <text:p>01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65.72" calcext:value-type="float">
            <text:p>765.72</text:p>
          </table:table-cell>
          <table:table-cell office:value-type="float" office:value="908.14" calcext:value-type="float">
            <text:p>908.14</text:p>
          </table:table-cell>
        </table:table-row>
        <table:table-row table:style-name="ro1">
          <table:table-cell office:value-type="float" office:value="5534804" calcext:value-type="float">
            <text:p>5534804</text:p>
          </table:table-cell>
          <table:table-cell table:formula="of:=[.A348]/1000/(60*60*24)" office:value-type="time" office:time-value="PT01H32M14.804S" calcext:value-type="time">
            <text:p>01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767.94" calcext:value-type="float">
            <text:p>767.94</text:p>
          </table:table-cell>
          <table:table-cell office:value-type="float" office:value="910.73" calcext:value-type="float">
            <text:p>910.73</text:p>
          </table:table-cell>
        </table:table-row>
        <table:table-row table:style-name="ro1">
          <table:table-cell office:value-type="float" office:value="5550804" calcext:value-type="float">
            <text:p>5550804</text:p>
          </table:table-cell>
          <table:table-cell table:formula="of:=[.A349]/1000/(60*60*24)" office:value-type="time" office:time-value="PT01H32M30.804S" calcext:value-type="time">
            <text:p>01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770.16" calcext:value-type="float">
            <text:p>770.16</text:p>
          </table:table-cell>
          <table:table-cell office:value-type="float" office:value="913.32" calcext:value-type="float">
            <text:p>913.32</text:p>
          </table:table-cell>
        </table:table-row>
        <table:table-row table:style-name="ro1">
          <table:table-cell office:value-type="float" office:value="5566803" calcext:value-type="float">
            <text:p>5566803</text:p>
          </table:table-cell>
          <table:table-cell table:formula="of:=[.A350]/1000/(60*60*24)" office:value-type="time" office:time-value="PT01H32M46.803S" calcext:value-type="time">
            <text:p>01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772.38" calcext:value-type="float">
            <text:p>772.38</text:p>
          </table:table-cell>
          <table:table-cell office:value-type="float" office:value="915.91" calcext:value-type="float">
            <text:p>915.91</text:p>
          </table:table-cell>
        </table:table-row>
        <table:table-row table:style-name="ro1">
          <table:table-cell office:value-type="float" office:value="5582803" calcext:value-type="float">
            <text:p>5582803</text:p>
          </table:table-cell>
          <table:table-cell table:formula="of:=[.A351]/1000/(60*60*24)" office:value-type="time" office:time-value="PT01H33M02.803S" calcext:value-type="time">
            <text:p>01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74.6" calcext:value-type="float">
            <text:p>774.6</text:p>
          </table:table-cell>
          <table:table-cell office:value-type="float" office:value="918.5" calcext:value-type="float">
            <text:p>918.5</text:p>
          </table:table-cell>
        </table:table-row>
        <table:table-row table:style-name="ro1">
          <table:table-cell office:value-type="float" office:value="5598803" calcext:value-type="float">
            <text:p>5598803</text:p>
          </table:table-cell>
          <table:table-cell table:formula="of:=[.A352]/1000/(60*60*24)" office:value-type="time" office:time-value="PT01H33M18.803S" calcext:value-type="time">
            <text:p>01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776.82" calcext:value-type="float">
            <text:p>776.82</text:p>
          </table:table-cell>
          <table:table-cell office:value-type="float" office:value="921.09" calcext:value-type="float">
            <text:p>921.09</text:p>
          </table:table-cell>
        </table:table-row>
        <table:table-row table:style-name="ro1">
          <table:table-cell office:value-type="float" office:value="5614803" calcext:value-type="float">
            <text:p>5614803</text:p>
          </table:table-cell>
          <table:table-cell table:formula="of:=[.A353]/1000/(60*60*24)" office:value-type="time" office:time-value="PT01H33M34.803S" calcext:value-type="time">
            <text:p>01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79.04" calcext:value-type="float">
            <text:p>779.04</text:p>
          </table:table-cell>
          <table:table-cell office:value-type="float" office:value="923.68" calcext:value-type="float">
            <text:p>923.68</text:p>
          </table:table-cell>
        </table:table-row>
        <table:table-row table:style-name="ro1">
          <table:table-cell office:value-type="float" office:value="5630803" calcext:value-type="float">
            <text:p>5630803</text:p>
          </table:table-cell>
          <table:table-cell table:formula="of:=[.A354]/1000/(60*60*24)" office:value-type="time" office:time-value="PT01H33M50.803S" calcext:value-type="time">
            <text:p>01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781.26" calcext:value-type="float">
            <text:p>781.26</text:p>
          </table:table-cell>
          <table:table-cell office:value-type="float" office:value="926.27" calcext:value-type="float">
            <text:p>926.27</text:p>
          </table:table-cell>
        </table:table-row>
        <table:table-row table:style-name="ro1">
          <table:table-cell office:value-type="float" office:value="5646804" calcext:value-type="float">
            <text:p>5646804</text:p>
          </table:table-cell>
          <table:table-cell table:formula="of:=[.A355]/1000/(60*60*24)" office:value-type="time" office:time-value="PT01H34M06.804S" calcext:value-type="time">
            <text:p>01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83.48" calcext:value-type="float">
            <text:p>783.48</text:p>
          </table:table-cell>
          <table:table-cell office:value-type="float" office:value="928.86" calcext:value-type="float">
            <text:p>928.86</text:p>
          </table:table-cell>
        </table:table-row>
        <table:table-row table:style-name="ro1">
          <table:table-cell office:value-type="float" office:value="5662804" calcext:value-type="float">
            <text:p>5662804</text:p>
          </table:table-cell>
          <table:table-cell table:formula="of:=[.A356]/1000/(60*60*24)" office:value-type="time" office:time-value="PT01H34M22.804S" calcext:value-type="time">
            <text:p>01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785.7" calcext:value-type="float">
            <text:p>785.7</text:p>
          </table:table-cell>
          <table:table-cell office:value-type="float" office:value="931.44" calcext:value-type="float">
            <text:p>931.44</text:p>
          </table:table-cell>
        </table:table-row>
        <table:table-row table:style-name="ro1">
          <table:table-cell office:value-type="float" office:value="5678803" calcext:value-type="float">
            <text:p>5678803</text:p>
          </table:table-cell>
          <table:table-cell table:formula="of:=[.A357]/1000/(60*60*24)" office:value-type="time" office:time-value="PT01H34M38.803S" calcext:value-type="time">
            <text:p>01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87.92" calcext:value-type="float">
            <text:p>787.92</text:p>
          </table:table-cell>
          <table:table-cell office:value-type="float" office:value="934.04" calcext:value-type="float">
            <text:p>934.04</text:p>
          </table:table-cell>
        </table:table-row>
        <table:table-row table:style-name="ro1">
          <table:table-cell office:value-type="float" office:value="5694804" calcext:value-type="float">
            <text:p>5694804</text:p>
          </table:table-cell>
          <table:table-cell table:formula="of:=[.A358]/1000/(60*60*24)" office:value-type="time" office:time-value="PT01H34M54.804S" calcext:value-type="time">
            <text:p>01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90.14" calcext:value-type="float">
            <text:p>790.14</text:p>
          </table:table-cell>
          <table:table-cell office:value-type="float" office:value="936.63" calcext:value-type="float">
            <text:p>936.63</text:p>
          </table:table-cell>
        </table:table-row>
        <table:table-row table:style-name="ro1">
          <table:table-cell office:value-type="float" office:value="5710802" calcext:value-type="float">
            <text:p>5710802</text:p>
          </table:table-cell>
          <table:table-cell table:formula="of:=[.A359]/1000/(60*60*24)" office:value-type="time" office:time-value="PT01H35M10.802S" calcext:value-type="time">
            <text:p>01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792.36" calcext:value-type="float">
            <text:p>792.36</text:p>
          </table:table-cell>
          <table:table-cell office:value-type="float" office:value="939.21" calcext:value-type="float">
            <text:p>939.21</text:p>
          </table:table-cell>
        </table:table-row>
        <table:table-row table:style-name="ro1">
          <table:table-cell office:value-type="float" office:value="5726802" calcext:value-type="float">
            <text:p>5726802</text:p>
          </table:table-cell>
          <table:table-cell table:formula="of:=[.A360]/1000/(60*60*24)" office:value-type="time" office:time-value="PT01H35M26.802S" calcext:value-type="time">
            <text:p>01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94.58" calcext:value-type="float">
            <text:p>794.58</text:p>
          </table:table-cell>
          <table:table-cell office:value-type="float" office:value="941.8" calcext:value-type="float">
            <text:p>941.8</text:p>
          </table:table-cell>
        </table:table-row>
        <table:table-row table:style-name="ro1">
          <table:table-cell office:value-type="float" office:value="5742803" calcext:value-type="float">
            <text:p>5742803</text:p>
          </table:table-cell>
          <table:table-cell table:formula="of:=[.A361]/1000/(60*60*24)" office:value-type="time" office:time-value="PT01H35M42.803S" calcext:value-type="time">
            <text:p>01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96.8" calcext:value-type="float">
            <text:p>796.8</text:p>
          </table:table-cell>
          <table:table-cell office:value-type="float" office:value="944.39" calcext:value-type="float">
            <text:p>944.39</text:p>
          </table:table-cell>
        </table:table-row>
        <table:table-row table:style-name="ro1">
          <table:table-cell office:value-type="float" office:value="5758804" calcext:value-type="float">
            <text:p>5758804</text:p>
          </table:table-cell>
          <table:table-cell table:formula="of:=[.A362]/1000/(60*60*24)" office:value-type="time" office:time-value="PT01H35M58.804S" calcext:value-type="time">
            <text:p>01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799.02" calcext:value-type="float">
            <text:p>799.02</text:p>
          </table:table-cell>
          <table:table-cell office:value-type="float" office:value="946.98" calcext:value-type="float">
            <text:p>946.98</text:p>
          </table:table-cell>
        </table:table-row>
        <table:table-row table:style-name="ro1">
          <table:table-cell office:value-type="float" office:value="5774803" calcext:value-type="float">
            <text:p>5774803</text:p>
          </table:table-cell>
          <table:table-cell table:formula="of:=[.A363]/1000/(60*60*24)" office:value-type="time" office:time-value="PT01H36M14.803S" calcext:value-type="time">
            <text:p>01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801.24" calcext:value-type="float">
            <text:p>801.24</text:p>
          </table:table-cell>
          <table:table-cell office:value-type="float" office:value="949.57" calcext:value-type="float">
            <text:p>949.57</text:p>
          </table:table-cell>
        </table:table-row>
        <table:table-row table:style-name="ro1">
          <table:table-cell office:value-type="float" office:value="5790804" calcext:value-type="float">
            <text:p>5790804</text:p>
          </table:table-cell>
          <table:table-cell table:formula="of:=[.A364]/1000/(60*60*24)" office:value-type="time" office:time-value="PT01H36M30.804S" calcext:value-type="time">
            <text:p>01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803.46" calcext:value-type="float">
            <text:p>803.46</text:p>
          </table:table-cell>
          <table:table-cell office:value-type="float" office:value="952.16" calcext:value-type="float">
            <text:p>952.16</text:p>
          </table:table-cell>
        </table:table-row>
        <table:table-row table:style-name="ro1">
          <table:table-cell office:value-type="float" office:value="5806804" calcext:value-type="float">
            <text:p>5806804</text:p>
          </table:table-cell>
          <table:table-cell table:formula="of:=[.A365]/1000/(60*60*24)" office:value-type="time" office:time-value="PT01H36M46.804S" calcext:value-type="time">
            <text:p>01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05.68" calcext:value-type="float">
            <text:p>805.68</text:p>
          </table:table-cell>
          <table:table-cell office:value-type="float" office:value="954.75" calcext:value-type="float">
            <text:p>954.75</text:p>
          </table:table-cell>
        </table:table-row>
        <table:table-row table:style-name="ro1">
          <table:table-cell office:value-type="float" office:value="5822803" calcext:value-type="float">
            <text:p>5822803</text:p>
          </table:table-cell>
          <table:table-cell table:formula="of:=[.A366]/1000/(60*60*24)" office:value-type="time" office:time-value="PT01H37M02.803S" calcext:value-type="time">
            <text:p>01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807.9" calcext:value-type="float">
            <text:p>807.9</text:p>
          </table:table-cell>
          <table:table-cell office:value-type="float" office:value="957.34" calcext:value-type="float">
            <text:p>957.34</text:p>
          </table:table-cell>
        </table:table-row>
        <table:table-row table:style-name="ro1">
          <table:table-cell office:value-type="float" office:value="5838803" calcext:value-type="float">
            <text:p>5838803</text:p>
          </table:table-cell>
          <table:table-cell table:formula="of:=[.A367]/1000/(60*60*24)" office:value-type="time" office:time-value="PT01H37M18.803S" calcext:value-type="time">
            <text:p>01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10.12" calcext:value-type="float">
            <text:p>810.12</text:p>
          </table:table-cell>
          <table:table-cell office:value-type="float" office:value="959.92" calcext:value-type="float">
            <text:p>959.92</text:p>
          </table:table-cell>
        </table:table-row>
        <table:table-row table:style-name="ro1">
          <table:table-cell office:value-type="float" office:value="5854803" calcext:value-type="float">
            <text:p>5854803</text:p>
          </table:table-cell>
          <table:table-cell table:formula="of:=[.A368]/1000/(60*60*24)" office:value-type="time" office:time-value="PT01H37M34.803S" calcext:value-type="time">
            <text:p>01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12.34" calcext:value-type="float">
            <text:p>812.34</text:p>
          </table:table-cell>
          <table:table-cell office:value-type="float" office:value="962.51" calcext:value-type="float">
            <text:p>962.51</text:p>
          </table:table-cell>
        </table:table-row>
        <table:table-row table:style-name="ro1">
          <table:table-cell office:value-type="float" office:value="5870804" calcext:value-type="float">
            <text:p>5870804</text:p>
          </table:table-cell>
          <table:table-cell table:formula="of:=[.A369]/1000/(60*60*24)" office:value-type="time" office:time-value="PT01H37M50.804S" calcext:value-type="time">
            <text:p>01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14.56" calcext:value-type="float">
            <text:p>814.56</text:p>
          </table:table-cell>
          <table:table-cell office:value-type="float" office:value="965.1" calcext:value-type="float">
            <text:p>965.1</text:p>
          </table:table-cell>
        </table:table-row>
        <table:table-row table:style-name="ro1">
          <table:table-cell office:value-type="float" office:value="5886803" calcext:value-type="float">
            <text:p>5886803</text:p>
          </table:table-cell>
          <table:table-cell table:formula="of:=[.A370]/1000/(60*60*24)" office:value-type="time" office:time-value="PT01H38M06.803S" calcext:value-type="time">
            <text:p>01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16.78" calcext:value-type="float">
            <text:p>816.78</text:p>
          </table:table-cell>
          <table:table-cell office:value-type="float" office:value="967.69" calcext:value-type="float">
            <text:p>967.69</text:p>
          </table:table-cell>
        </table:table-row>
        <table:table-row table:style-name="ro1">
          <table:table-cell office:value-type="float" office:value="5902803" calcext:value-type="float">
            <text:p>5902803</text:p>
          </table:table-cell>
          <table:table-cell table:formula="of:=[.A371]/1000/(60*60*24)" office:value-type="time" office:time-value="PT01H38M22.803S" calcext:value-type="time">
            <text:p>01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19" calcext:value-type="float">
            <text:p>819</text:p>
          </table:table-cell>
          <table:table-cell office:value-type="float" office:value="970.28" calcext:value-type="float">
            <text:p>970.28</text:p>
          </table:table-cell>
        </table:table-row>
        <table:table-row table:style-name="ro1">
          <table:table-cell office:value-type="float" office:value="5918803" calcext:value-type="float">
            <text:p>5918803</text:p>
          </table:table-cell>
          <table:table-cell table:formula="of:=[.A372]/1000/(60*60*24)" office:value-type="time" office:time-value="PT01H38M38.803S" calcext:value-type="time">
            <text:p>01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21.22" calcext:value-type="float">
            <text:p>821.22</text:p>
          </table:table-cell>
          <table:table-cell office:value-type="float" office:value="972.87" calcext:value-type="float">
            <text:p>972.87</text:p>
          </table:table-cell>
        </table:table-row>
        <table:table-row table:style-name="ro1">
          <table:table-cell office:value-type="float" office:value="5934803" calcext:value-type="float">
            <text:p>5934803</text:p>
          </table:table-cell>
          <table:table-cell table:formula="of:=[.A373]/1000/(60*60*24)" office:value-type="time" office:time-value="PT01H38M54.803S" calcext:value-type="time">
            <text:p>01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823.44" calcext:value-type="float">
            <text:p>823.44</text:p>
          </table:table-cell>
          <table:table-cell office:value-type="float" office:value="975.45" calcext:value-type="float">
            <text:p>975.45</text:p>
          </table:table-cell>
        </table:table-row>
        <table:table-row table:style-name="ro1">
          <table:table-cell office:value-type="float" office:value="5950803" calcext:value-type="float">
            <text:p>5950803</text:p>
          </table:table-cell>
          <table:table-cell table:formula="of:=[.A374]/1000/(60*60*24)" office:value-type="time" office:time-value="PT01H39M10.803S" calcext:value-type="time">
            <text:p>01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25.66" calcext:value-type="float">
            <text:p>825.66</text:p>
          </table:table-cell>
          <table:table-cell office:value-type="float" office:value="978.04" calcext:value-type="float">
            <text:p>978.04</text:p>
          </table:table-cell>
        </table:table-row>
        <table:table-row table:style-name="ro1">
          <table:table-cell office:value-type="float" office:value="5966803" calcext:value-type="float">
            <text:p>5966803</text:p>
          </table:table-cell>
          <table:table-cell table:formula="of:=[.A375]/1000/(60*60*24)" office:value-type="time" office:time-value="PT01H39M26.803S" calcext:value-type="time">
            <text:p>01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27.88" calcext:value-type="float">
            <text:p>827.88</text:p>
          </table:table-cell>
          <table:table-cell office:value-type="float" office:value="980.63" calcext:value-type="float">
            <text:p>980.63</text:p>
          </table:table-cell>
        </table:table-row>
        <table:table-row table:style-name="ro1">
          <table:table-cell office:value-type="float" office:value="5982804" calcext:value-type="float">
            <text:p>5982804</text:p>
          </table:table-cell>
          <table:table-cell table:formula="of:=[.A376]/1000/(60*60*24)" office:value-type="time" office:time-value="PT01H39M42.804S" calcext:value-type="time">
            <text:p>01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830.1" calcext:value-type="float">
            <text:p>830.1</text:p>
          </table:table-cell>
          <table:table-cell office:value-type="float" office:value="983.22" calcext:value-type="float">
            <text:p>983.22</text:p>
          </table:table-cell>
        </table:table-row>
        <table:table-row table:style-name="ro1">
          <table:table-cell office:value-type="float" office:value="5998804" calcext:value-type="float">
            <text:p>5998804</text:p>
          </table:table-cell>
          <table:table-cell table:formula="of:=[.A377]/1000/(60*60*24)" office:value-type="time" office:time-value="PT01H39M58.804S" calcext:value-type="time">
            <text:p>01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32.32" calcext:value-type="float">
            <text:p>832.32</text:p>
          </table:table-cell>
          <table:table-cell office:value-type="float" office:value="985.8" calcext:value-type="float">
            <text:p>985.8</text:p>
          </table:table-cell>
        </table:table-row>
        <table:table-row table:style-name="ro1">
          <table:table-cell office:value-type="float" office:value="6014804" calcext:value-type="float">
            <text:p>6014804</text:p>
          </table:table-cell>
          <table:table-cell table:formula="of:=[.A378]/1000/(60*60*24)" office:value-type="time" office:time-value="PT01H40M14.804S" calcext:value-type="time">
            <text:p>01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34.53" calcext:value-type="float">
            <text:p>834.53</text:p>
          </table:table-cell>
          <table:table-cell office:value-type="float" office:value="988.39" calcext:value-type="float">
            <text:p>988.39</text:p>
          </table:table-cell>
        </table:table-row>
        <table:table-row table:style-name="ro1">
          <table:table-cell office:value-type="float" office:value="6030804" calcext:value-type="float">
            <text:p>6030804</text:p>
          </table:table-cell>
          <table:table-cell table:formula="of:=[.A379]/1000/(60*60*24)" office:value-type="time" office:time-value="PT01H40M30.804S" calcext:value-type="time">
            <text:p>01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36.75" calcext:value-type="float">
            <text:p>836.75</text:p>
          </table:table-cell>
          <table:table-cell office:value-type="float" office:value="990.98" calcext:value-type="float">
            <text:p>990.98</text:p>
          </table:table-cell>
        </table:table-row>
        <table:table-row table:style-name="ro1">
          <table:table-cell office:value-type="float" office:value="6046802" calcext:value-type="float">
            <text:p>6046802</text:p>
          </table:table-cell>
          <table:table-cell table:formula="of:=[.A380]/1000/(60*60*24)" office:value-type="time" office:time-value="PT01H40M46.802S" calcext:value-type="time">
            <text:p>01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38.97" calcext:value-type="float">
            <text:p>838.97</text:p>
          </table:table-cell>
          <table:table-cell office:value-type="float" office:value="993.57" calcext:value-type="float">
            <text:p>993.57</text:p>
          </table:table-cell>
        </table:table-row>
        <table:table-row table:style-name="ro1">
          <table:table-cell office:value-type="float" office:value="6062803" calcext:value-type="float">
            <text:p>6062803</text:p>
          </table:table-cell>
          <table:table-cell table:formula="of:=[.A381]/1000/(60*60*24)" office:value-type="time" office:time-value="PT01H41M02.803S" calcext:value-type="time">
            <text:p>01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41.19" calcext:value-type="float">
            <text:p>841.19</text:p>
          </table:table-cell>
          <table:table-cell office:value-type="float" office:value="996.15" calcext:value-type="float">
            <text:p>996.15</text:p>
          </table:table-cell>
        </table:table-row>
        <table:table-row table:style-name="ro1">
          <table:table-cell office:value-type="float" office:value="6078803" calcext:value-type="float">
            <text:p>6078803</text:p>
          </table:table-cell>
          <table:table-cell table:formula="of:=[.A382]/1000/(60*60*24)" office:value-type="time" office:time-value="PT01H41M18.803S" calcext:value-type="time">
            <text:p>01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843.41" calcext:value-type="float">
            <text:p>843.41</text:p>
          </table:table-cell>
          <table:table-cell office:value-type="float" office:value="998.74" calcext:value-type="float">
            <text:p>998.74</text:p>
          </table:table-cell>
        </table:table-row>
        <table:table-row table:style-name="ro1">
          <table:table-cell office:value-type="float" office:value="6094803" calcext:value-type="float">
            <text:p>6094803</text:p>
          </table:table-cell>
          <table:table-cell table:formula="of:=[.A383]/1000/(60*60*24)" office:value-type="time" office:time-value="PT01H41M34.803S" calcext:value-type="time">
            <text:p>01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845.63" calcext:value-type="float">
            <text:p>845.63</text:p>
          </table:table-cell>
          <table:table-cell office:value-type="float" office:value="1001.33" calcext:value-type="float">
            <text:p>1001.33</text:p>
          </table:table-cell>
        </table:table-row>
        <table:table-row table:style-name="ro1">
          <table:table-cell office:value-type="float" office:value="6110804" calcext:value-type="float">
            <text:p>6110804</text:p>
          </table:table-cell>
          <table:table-cell table:formula="of:=[.A384]/1000/(60*60*24)" office:value-type="time" office:time-value="PT01H41M50.804S" calcext:value-type="time">
            <text:p>01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847.85" calcext:value-type="float">
            <text:p>847.85</text:p>
          </table:table-cell>
          <table:table-cell office:value-type="float" office:value="1003.92" calcext:value-type="float">
            <text:p>1003.92</text:p>
          </table:table-cell>
        </table:table-row>
        <table:table-row table:style-name="ro1">
          <table:table-cell office:value-type="float" office:value="6126803" calcext:value-type="float">
            <text:p>6126803</text:p>
          </table:table-cell>
          <table:table-cell table:formula="of:=[.A385]/1000/(60*60*24)" office:value-type="time" office:time-value="PT01H42M06.803S" calcext:value-type="time">
            <text:p>01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850.07" calcext:value-type="float">
            <text:p>850.07</text:p>
          </table:table-cell>
          <table:table-cell office:value-type="float" office:value="1006.5" calcext:value-type="float">
            <text:p>1006.5</text:p>
          </table:table-cell>
        </table:table-row>
        <table:table-row table:style-name="ro1">
          <table:table-cell office:value-type="float" office:value="6142802" calcext:value-type="float">
            <text:p>6142802</text:p>
          </table:table-cell>
          <table:table-cell table:formula="of:=[.A386]/1000/(60*60*24)" office:value-type="time" office:time-value="PT01H42M22.802S" calcext:value-type="time">
            <text:p>01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52.29" calcext:value-type="float">
            <text:p>852.29</text:p>
          </table:table-cell>
          <table:table-cell office:value-type="float" office:value="1009.09" calcext:value-type="float">
            <text:p>1009.09</text:p>
          </table:table-cell>
        </table:table-row>
        <table:table-row table:style-name="ro1">
          <table:table-cell office:value-type="float" office:value="6158804" calcext:value-type="float">
            <text:p>6158804</text:p>
          </table:table-cell>
          <table:table-cell table:formula="of:=[.A387]/1000/(60*60*24)" office:value-type="time" office:time-value="PT01H42M38.804S" calcext:value-type="time">
            <text:p>01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54.51" calcext:value-type="float">
            <text:p>854.51</text:p>
          </table:table-cell>
          <table:table-cell office:value-type="float" office:value="1011.68" calcext:value-type="float">
            <text:p>1011.68</text:p>
          </table:table-cell>
        </table:table-row>
        <table:table-row table:style-name="ro1">
          <table:table-cell office:value-type="float" office:value="6174802" calcext:value-type="float">
            <text:p>6174802</text:p>
          </table:table-cell>
          <table:table-cell table:formula="of:=[.A388]/1000/(60*60*24)" office:value-type="time" office:time-value="PT01H42M54.802S" calcext:value-type="time">
            <text:p>01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856.73" calcext:value-type="float">
            <text:p>856.73</text:p>
          </table:table-cell>
          <table:table-cell office:value-type="float" office:value="1014.26" calcext:value-type="float">
            <text:p>1014.26</text:p>
          </table:table-cell>
        </table:table-row>
        <table:table-row table:style-name="ro1">
          <table:table-cell office:value-type="float" office:value="6190802" calcext:value-type="float">
            <text:p>6190802</text:p>
          </table:table-cell>
          <table:table-cell table:formula="of:=[.A389]/1000/(60*60*24)" office:value-type="time" office:time-value="PT01H43M10.802S" calcext:value-type="time">
            <text:p>01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858.95" calcext:value-type="float">
            <text:p>858.95</text:p>
          </table:table-cell>
          <table:table-cell office:value-type="float" office:value="1016.85" calcext:value-type="float">
            <text:p>1016.85</text:p>
          </table:table-cell>
        </table:table-row>
        <table:table-row table:style-name="ro1">
          <table:table-cell office:value-type="float" office:value="6206802" calcext:value-type="float">
            <text:p>6206802</text:p>
          </table:table-cell>
          <table:table-cell table:formula="of:=[.A390]/1000/(60*60*24)" office:value-type="time" office:time-value="PT01H43M26.802S" calcext:value-type="time">
            <text:p>01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861.17" calcext:value-type="float">
            <text:p>861.17</text:p>
          </table:table-cell>
          <table:table-cell office:value-type="float" office:value="1019.44" calcext:value-type="float">
            <text:p>1019.44</text:p>
          </table:table-cell>
        </table:table-row>
        <table:table-row table:style-name="ro1">
          <table:table-cell office:value-type="float" office:value="6222803" calcext:value-type="float">
            <text:p>6222803</text:p>
          </table:table-cell>
          <table:table-cell table:formula="of:=[.A391]/1000/(60*60*24)" office:value-type="time" office:time-value="PT01H43M42.803S" calcext:value-type="time">
            <text:p>01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63.39" calcext:value-type="float">
            <text:p>863.39</text:p>
          </table:table-cell>
          <table:table-cell office:value-type="float" office:value="1022.02" calcext:value-type="float">
            <text:p>1022.02</text:p>
          </table:table-cell>
        </table:table-row>
        <table:table-row table:style-name="ro1">
          <table:table-cell office:value-type="float" office:value="6238803" calcext:value-type="float">
            <text:p>6238803</text:p>
          </table:table-cell>
          <table:table-cell table:formula="of:=[.A392]/1000/(60*60*24)" office:value-type="time" office:time-value="PT01H43M58.803S" calcext:value-type="time">
            <text:p>01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65.61" calcext:value-type="float">
            <text:p>865.61</text:p>
          </table:table-cell>
          <table:table-cell office:value-type="float" office:value="1024.61" calcext:value-type="float">
            <text:p>1024.61</text:p>
          </table:table-cell>
        </table:table-row>
        <table:table-row table:style-name="ro1">
          <table:table-cell office:value-type="float" office:value="6254802" calcext:value-type="float">
            <text:p>6254802</text:p>
          </table:table-cell>
          <table:table-cell table:formula="of:=[.A393]/1000/(60*60*24)" office:value-type="time" office:time-value="PT01H44M14.802S" calcext:value-type="time">
            <text:p>01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67.83" calcext:value-type="float">
            <text:p>867.83</text:p>
          </table:table-cell>
          <table:table-cell office:value-type="float" office:value="1027.2" calcext:value-type="float">
            <text:p>1027.2</text:p>
          </table:table-cell>
        </table:table-row>
        <table:table-row table:style-name="ro1">
          <table:table-cell office:value-type="float" office:value="6270803" calcext:value-type="float">
            <text:p>6270803</text:p>
          </table:table-cell>
          <table:table-cell table:formula="of:=[.A394]/1000/(60*60*24)" office:value-type="time" office:time-value="PT01H44M30.803S" calcext:value-type="time">
            <text:p>01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870.05" calcext:value-type="float">
            <text:p>870.05</text:p>
          </table:table-cell>
          <table:table-cell office:value-type="float" office:value="1029.78" calcext:value-type="float">
            <text:p>1029.78</text:p>
          </table:table-cell>
        </table:table-row>
        <table:table-row table:style-name="ro1">
          <table:table-cell office:value-type="float" office:value="6286804" calcext:value-type="float">
            <text:p>6286804</text:p>
          </table:table-cell>
          <table:table-cell table:formula="of:=[.A395]/1000/(60*60*24)" office:value-type="time" office:time-value="PT01H44M46.804S" calcext:value-type="time">
            <text:p>01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872.27" calcext:value-type="float">
            <text:p>872.27</text:p>
          </table:table-cell>
          <table:table-cell office:value-type="float" office:value="1032.37" calcext:value-type="float">
            <text:p>1032.37</text:p>
          </table:table-cell>
        </table:table-row>
        <table:table-row table:style-name="ro1">
          <table:table-cell office:value-type="float" office:value="6302804" calcext:value-type="float">
            <text:p>6302804</text:p>
          </table:table-cell>
          <table:table-cell table:formula="of:=[.A396]/1000/(60*60*24)" office:value-type="time" office:time-value="PT01H45M02.804S" calcext:value-type="time">
            <text:p>01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874.49" calcext:value-type="float">
            <text:p>874.49</text:p>
          </table:table-cell>
          <table:table-cell office:value-type="float" office:value="1034.96" calcext:value-type="float">
            <text:p>1034.96</text:p>
          </table:table-cell>
        </table:table-row>
        <table:table-row table:style-name="ro1">
          <table:table-cell office:value-type="float" office:value="6318803" calcext:value-type="float">
            <text:p>6318803</text:p>
          </table:table-cell>
          <table:table-cell table:formula="of:=[.A397]/1000/(60*60*24)" office:value-type="time" office:time-value="PT01H45M18.803S" calcext:value-type="time">
            <text:p>01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876.71" calcext:value-type="float">
            <text:p>876.71</text:p>
          </table:table-cell>
          <table:table-cell office:value-type="float" office:value="1037.54" calcext:value-type="float">
            <text:p>1037.54</text:p>
          </table:table-cell>
        </table:table-row>
        <table:table-row table:style-name="ro1">
          <table:table-cell office:value-type="float" office:value="6334804" calcext:value-type="float">
            <text:p>6334804</text:p>
          </table:table-cell>
          <table:table-cell table:formula="of:=[.A398]/1000/(60*60*24)" office:value-type="time" office:time-value="PT01H45M34.804S" calcext:value-type="time">
            <text:p>01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878.93" calcext:value-type="float">
            <text:p>878.93</text:p>
          </table:table-cell>
          <table:table-cell office:value-type="float" office:value="1040.13" calcext:value-type="float">
            <text:p>1040.13</text:p>
          </table:table-cell>
        </table:table-row>
        <table:table-row table:style-name="ro1">
          <table:table-cell office:value-type="float" office:value="6350802" calcext:value-type="float">
            <text:p>6350802</text:p>
          </table:table-cell>
          <table:table-cell table:formula="of:=[.A399]/1000/(60*60*24)" office:value-type="time" office:time-value="PT01H45M50.802S" calcext:value-type="time">
            <text:p>01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881.15" calcext:value-type="float">
            <text:p>881.15</text:p>
          </table:table-cell>
          <table:table-cell office:value-type="float" office:value="1042.71" calcext:value-type="float">
            <text:p>1042.71</text:p>
          </table:table-cell>
        </table:table-row>
        <table:table-row table:style-name="ro1">
          <table:table-cell office:value-type="float" office:value="6366802" calcext:value-type="float">
            <text:p>6366802</text:p>
          </table:table-cell>
          <table:table-cell table:formula="of:=[.A400]/1000/(60*60*24)" office:value-type="time" office:time-value="PT01H46M06.802S" calcext:value-type="time">
            <text:p>01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83.37" calcext:value-type="float">
            <text:p>883.37</text:p>
          </table:table-cell>
          <table:table-cell office:value-type="float" office:value="1045.3" calcext:value-type="float">
            <text:p>1045.3</text:p>
          </table:table-cell>
        </table:table-row>
        <table:table-row table:style-name="ro1">
          <table:table-cell office:value-type="float" office:value="6382802" calcext:value-type="float">
            <text:p>6382802</text:p>
          </table:table-cell>
          <table:table-cell table:formula="of:=[.A401]/1000/(60*60*24)" office:value-type="time" office:time-value="PT01H46M22.802S" calcext:value-type="time">
            <text:p>01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85.59" calcext:value-type="float">
            <text:p>885.59</text:p>
          </table:table-cell>
          <table:table-cell office:value-type="float" office:value="1047.89" calcext:value-type="float">
            <text:p>1047.89</text:p>
          </table:table-cell>
        </table:table-row>
        <table:table-row table:style-name="ro1">
          <table:table-cell office:value-type="float" office:value="6398802" calcext:value-type="float">
            <text:p>6398802</text:p>
          </table:table-cell>
          <table:table-cell table:formula="of:=[.A402]/1000/(60*60*24)" office:value-type="time" office:time-value="PT01H46M38.802S" calcext:value-type="time">
            <text:p>01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887.81" calcext:value-type="float">
            <text:p>887.81</text:p>
          </table:table-cell>
          <table:table-cell office:value-type="float" office:value="1050.47" calcext:value-type="float">
            <text:p>1050.47</text:p>
          </table:table-cell>
        </table:table-row>
        <table:table-row table:style-name="ro1">
          <table:table-cell office:value-type="float" office:value="6414803" calcext:value-type="float">
            <text:p>6414803</text:p>
          </table:table-cell>
          <table:table-cell table:formula="of:=[.A403]/1000/(60*60*24)" office:value-type="time" office:time-value="PT01H46M54.803S" calcext:value-type="time">
            <text:p>01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90.03" calcext:value-type="float">
            <text:p>890.03</text:p>
          </table:table-cell>
          <table:table-cell office:value-type="float" office:value="1053.06" calcext:value-type="float">
            <text:p>1053.06</text:p>
          </table:table-cell>
        </table:table-row>
        <table:table-row table:style-name="ro1">
          <table:table-cell office:value-type="float" office:value="6430802" calcext:value-type="float">
            <text:p>6430802</text:p>
          </table:table-cell>
          <table:table-cell table:formula="of:=[.A404]/1000/(60*60*24)" office:value-type="time" office:time-value="PT01H47M10.802S" calcext:value-type="time">
            <text:p>01:4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892.25" calcext:value-type="float">
            <text:p>892.25</text:p>
          </table:table-cell>
          <table:table-cell office:value-type="float" office:value="1055.64" calcext:value-type="float">
            <text:p>1055.64</text:p>
          </table:table-cell>
        </table:table-row>
        <table:table-row table:style-name="ro1">
          <table:table-cell office:value-type="float" office:value="6446802" calcext:value-type="float">
            <text:p>6446802</text:p>
          </table:table-cell>
          <table:table-cell table:formula="of:=[.A405]/1000/(60*60*24)" office:value-type="time" office:time-value="PT01H47M26.802S" calcext:value-type="time">
            <text:p>01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894.47" calcext:value-type="float">
            <text:p>894.47</text:p>
          </table:table-cell>
          <table:table-cell office:value-type="float" office:value="1058.23" calcext:value-type="float">
            <text:p>1058.23</text:p>
          </table:table-cell>
        </table:table-row>
        <table:table-row table:style-name="ro1">
          <table:table-cell office:value-type="float" office:value="6462803" calcext:value-type="float">
            <text:p>6462803</text:p>
          </table:table-cell>
          <table:table-cell table:formula="of:=[.A406]/1000/(60*60*24)" office:value-type="time" office:time-value="PT01H47M42.803S" calcext:value-type="time">
            <text:p>01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896.69" calcext:value-type="float">
            <text:p>896.69</text:p>
          </table:table-cell>
          <table:table-cell office:value-type="float" office:value="1060.82" calcext:value-type="float">
            <text:p>1060.82</text:p>
          </table:table-cell>
        </table:table-row>
        <table:table-row table:style-name="ro1">
          <table:table-cell office:value-type="float" office:value="6478803" calcext:value-type="float">
            <text:p>6478803</text:p>
          </table:table-cell>
          <table:table-cell table:formula="of:=[.A407]/1000/(60*60*24)" office:value-type="time" office:time-value="PT01H47M58.803S" calcext:value-type="time">
            <text:p>01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898.91" calcext:value-type="float">
            <text:p>898.91</text:p>
          </table:table-cell>
          <table:table-cell office:value-type="float" office:value="1063.4" calcext:value-type="float">
            <text:p>1063.4</text:p>
          </table:table-cell>
        </table:table-row>
        <table:table-row table:style-name="ro1">
          <table:table-cell office:value-type="float" office:value="6494802" calcext:value-type="float">
            <text:p>6494802</text:p>
          </table:table-cell>
          <table:table-cell table:formula="of:=[.A408]/1000/(60*60*24)" office:value-type="time" office:time-value="PT01H48M14.802S" calcext:value-type="time">
            <text:p>01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01.13" calcext:value-type="float">
            <text:p>901.13</text:p>
          </table:table-cell>
          <table:table-cell office:value-type="float" office:value="1065.98" calcext:value-type="float">
            <text:p>1065.98</text:p>
          </table:table-cell>
        </table:table-row>
        <table:table-row table:style-name="ro1">
          <table:table-cell office:value-type="float" office:value="6510803" calcext:value-type="float">
            <text:p>6510803</text:p>
          </table:table-cell>
          <table:table-cell table:formula="of:=[.A409]/1000/(60*60*24)" office:value-type="time" office:time-value="PT01H48M30.803S" calcext:value-type="time">
            <text:p>01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903.35" calcext:value-type="float">
            <text:p>903.35</text:p>
          </table:table-cell>
          <table:table-cell office:value-type="float" office:value="1068.57" calcext:value-type="float">
            <text:p>1068.57</text:p>
          </table:table-cell>
        </table:table-row>
        <table:table-row table:style-name="ro1">
          <table:table-cell office:value-type="float" office:value="6526802" calcext:value-type="float">
            <text:p>6526802</text:p>
          </table:table-cell>
          <table:table-cell table:formula="of:=[.A410]/1000/(60*60*24)" office:value-type="time" office:time-value="PT01H48M46.802S" calcext:value-type="time">
            <text:p>01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905.57" calcext:value-type="float">
            <text:p>905.57</text:p>
          </table:table-cell>
          <table:table-cell office:value-type="float" office:value="1071.15" calcext:value-type="float">
            <text:p>1071.15</text:p>
          </table:table-cell>
        </table:table-row>
        <table:table-row table:style-name="ro1">
          <table:table-cell office:value-type="float" office:value="6542803" calcext:value-type="float">
            <text:p>6542803</text:p>
          </table:table-cell>
          <table:table-cell table:formula="of:=[.A411]/1000/(60*60*24)" office:value-type="time" office:time-value="PT01H49M02.803S" calcext:value-type="time">
            <text:p>01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907.79" calcext:value-type="float">
            <text:p>907.79</text:p>
          </table:table-cell>
          <table:table-cell office:value-type="float" office:value="1073.74" calcext:value-type="float">
            <text:p>1073.74</text:p>
          </table:table-cell>
        </table:table-row>
        <table:table-row table:style-name="ro1">
          <table:table-cell office:value-type="float" office:value="6558803" calcext:value-type="float">
            <text:p>6558803</text:p>
          </table:table-cell>
          <table:table-cell table:formula="of:=[.A412]/1000/(60*60*24)" office:value-type="time" office:time-value="PT01H49M18.803S" calcext:value-type="time">
            <text:p>01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910.01" calcext:value-type="float">
            <text:p>910.01</text:p>
          </table:table-cell>
          <table:table-cell office:value-type="float" office:value="1076.32" calcext:value-type="float">
            <text:p>1076.32</text:p>
          </table:table-cell>
        </table:table-row>
        <table:table-row table:style-name="ro1">
          <table:table-cell office:value-type="float" office:value="6574803" calcext:value-type="float">
            <text:p>6574803</text:p>
          </table:table-cell>
          <table:table-cell table:formula="of:=[.A413]/1000/(60*60*24)" office:value-type="time" office:time-value="PT01H49M34.803S" calcext:value-type="time">
            <text:p>01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12.23" calcext:value-type="float">
            <text:p>912.23</text:p>
          </table:table-cell>
          <table:table-cell office:value-type="float" office:value="1078.9" calcext:value-type="float">
            <text:p>1078.9</text:p>
          </table:table-cell>
        </table:table-row>
        <table:table-row table:style-name="ro1">
          <table:table-cell office:value-type="float" office:value="6590803" calcext:value-type="float">
            <text:p>6590803</text:p>
          </table:table-cell>
          <table:table-cell table:formula="of:=[.A414]/1000/(60*60*24)" office:value-type="time" office:time-value="PT01H49M50.803S" calcext:value-type="time">
            <text:p>01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14.45" calcext:value-type="float">
            <text:p>914.45</text:p>
          </table:table-cell>
          <table:table-cell office:value-type="float" office:value="1081.49" calcext:value-type="float">
            <text:p>1081.49</text:p>
          </table:table-cell>
        </table:table-row>
        <table:table-row table:style-name="ro1">
          <table:table-cell office:value-type="float" office:value="6606802" calcext:value-type="float">
            <text:p>6606802</text:p>
          </table:table-cell>
          <table:table-cell table:formula="of:=[.A415]/1000/(60*60*24)" office:value-type="time" office:time-value="PT01H50M06.802S" calcext:value-type="time">
            <text:p>01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2.88" calcext:value-type="float">
            <text:p>582.88</text:p>
          </table:table-cell>
          <table:table-cell office:value-type="float" office:value="916.67" calcext:value-type="float">
            <text:p>916.67</text:p>
          </table:table-cell>
          <table:table-cell office:value-type="float" office:value="1084.07" calcext:value-type="float">
            <text:p>1084.07</text:p>
          </table:table-cell>
        </table:table-row>
        <table:table-row table:style-name="ro1">
          <table:table-cell office:value-type="float" office:value="6622804" calcext:value-type="float">
            <text:p>6622804</text:p>
          </table:table-cell>
          <table:table-cell table:formula="of:=[.A416]/1000/(60*60*24)" office:value-type="time" office:time-value="PT01H50M22.804S" calcext:value-type="time">
            <text:p>01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18.89" calcext:value-type="float">
            <text:p>918.89</text:p>
          </table:table-cell>
          <table:table-cell office:value-type="float" office:value="1086.66" calcext:value-type="float">
            <text:p>1086.66</text:p>
          </table:table-cell>
        </table:table-row>
        <table:table-row table:style-name="ro1">
          <table:table-cell office:value-type="float" office:value="6638802" calcext:value-type="float">
            <text:p>6638802</text:p>
          </table:table-cell>
          <table:table-cell table:formula="of:=[.A417]/1000/(60*60*24)" office:value-type="time" office:time-value="PT01H50M38.802S" calcext:value-type="time">
            <text:p>01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921.11" calcext:value-type="float">
            <text:p>921.11</text:p>
          </table:table-cell>
          <table:table-cell office:value-type="float" office:value="1089.24" calcext:value-type="float">
            <text:p>1089.24</text:p>
          </table:table-cell>
        </table:table-row>
        <table:table-row table:style-name="ro1">
          <table:table-cell office:value-type="float" office:value="6654804" calcext:value-type="float">
            <text:p>6654804</text:p>
          </table:table-cell>
          <table:table-cell table:formula="of:=[.A418]/1000/(60*60*24)" office:value-type="time" office:time-value="PT01H50M54.804S" calcext:value-type="time">
            <text:p>01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923.33" calcext:value-type="float">
            <text:p>923.33</text:p>
          </table:table-cell>
          <table:table-cell office:value-type="float" office:value="1091.83" calcext:value-type="float">
            <text:p>1091.83</text:p>
          </table:table-cell>
        </table:table-row>
        <table:table-row table:style-name="ro1">
          <table:table-cell office:value-type="float" office:value="6670804" calcext:value-type="float">
            <text:p>6670804</text:p>
          </table:table-cell>
          <table:table-cell table:formula="of:=[.A419]/1000/(60*60*24)" office:value-type="time" office:time-value="PT01H51M10.804S" calcext:value-type="time">
            <text:p>01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925.55" calcext:value-type="float">
            <text:p>925.55</text:p>
          </table:table-cell>
          <table:table-cell office:value-type="float" office:value="1094.41" calcext:value-type="float">
            <text:p>1094.41</text:p>
          </table:table-cell>
        </table:table-row>
        <table:table-row table:style-name="ro1">
          <table:table-cell office:value-type="float" office:value="6686802" calcext:value-type="float">
            <text:p>6686802</text:p>
          </table:table-cell>
          <table:table-cell table:formula="of:=[.A420]/1000/(60*60*24)" office:value-type="time" office:time-value="PT01H51M26.802S" calcext:value-type="time">
            <text:p>01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27.77" calcext:value-type="float">
            <text:p>927.77</text:p>
          </table:table-cell>
          <table:table-cell office:value-type="float" office:value="1096.99" calcext:value-type="float">
            <text:p>1096.99</text:p>
          </table:table-cell>
        </table:table-row>
        <table:table-row table:style-name="ro1">
          <table:table-cell office:value-type="float" office:value="6702802" calcext:value-type="float">
            <text:p>6702802</text:p>
          </table:table-cell>
          <table:table-cell table:formula="of:=[.A421]/1000/(60*60*24)" office:value-type="time" office:time-value="PT01H51M42.802S" calcext:value-type="time">
            <text:p>01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29.99" calcext:value-type="float">
            <text:p>929.99</text:p>
          </table:table-cell>
          <table:table-cell office:value-type="float" office:value="1099.57" calcext:value-type="float">
            <text:p>1099.57</text:p>
          </table:table-cell>
        </table:table-row>
        <table:table-row table:style-name="ro1">
          <table:table-cell office:value-type="float" office:value="6718803" calcext:value-type="float">
            <text:p>6718803</text:p>
          </table:table-cell>
          <table:table-cell table:formula="of:=[.A422]/1000/(60*60*24)" office:value-type="time" office:time-value="PT01H51M58.803S" calcext:value-type="time">
            <text:p>01:5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32.21" calcext:value-type="float">
            <text:p>932.21</text:p>
          </table:table-cell>
          <table:table-cell office:value-type="float" office:value="1102.16" calcext:value-type="float">
            <text:p>1102.16</text:p>
          </table:table-cell>
        </table:table-row>
        <table:table-row table:style-name="ro1">
          <table:table-cell office:value-type="float" office:value="6734802" calcext:value-type="float">
            <text:p>6734802</text:p>
          </table:table-cell>
          <table:table-cell table:formula="of:=[.A423]/1000/(60*60*24)" office:value-type="time" office:time-value="PT01H52M14.802S" calcext:value-type="time">
            <text:p>01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934.43" calcext:value-type="float">
            <text:p>934.43</text:p>
          </table:table-cell>
          <table:table-cell office:value-type="float" office:value="1104.74" calcext:value-type="float">
            <text:p>1104.74</text:p>
          </table:table-cell>
        </table:table-row>
        <table:table-row table:style-name="ro1">
          <table:table-cell office:value-type="float" office:value="6750803" calcext:value-type="float">
            <text:p>6750803</text:p>
          </table:table-cell>
          <table:table-cell table:formula="of:=[.A424]/1000/(60*60*24)" office:value-type="time" office:time-value="PT01H52M30.803S" calcext:value-type="time">
            <text:p>01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936.65" calcext:value-type="float">
            <text:p>936.65</text:p>
          </table:table-cell>
          <table:table-cell office:value-type="float" office:value="1107.32" calcext:value-type="float">
            <text:p>1107.32</text:p>
          </table:table-cell>
        </table:table-row>
        <table:table-row table:style-name="ro1">
          <table:table-cell office:value-type="float" office:value="6766804" calcext:value-type="float">
            <text:p>6766804</text:p>
          </table:table-cell>
          <table:table-cell table:formula="of:=[.A425]/1000/(60*60*24)" office:value-type="time" office:time-value="PT01H52M46.804S" calcext:value-type="time">
            <text:p>01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938.87" calcext:value-type="float">
            <text:p>938.87</text:p>
          </table:table-cell>
          <table:table-cell office:value-type="float" office:value="1109.9" calcext:value-type="float">
            <text:p>1109.9</text:p>
          </table:table-cell>
        </table:table-row>
        <table:table-row table:style-name="ro1">
          <table:table-cell office:value-type="float" office:value="6782802" calcext:value-type="float">
            <text:p>6782802</text:p>
          </table:table-cell>
          <table:table-cell table:formula="of:=[.A426]/1000/(60*60*24)" office:value-type="time" office:time-value="PT01H53M02.802S" calcext:value-type="time">
            <text:p>01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941.09" calcext:value-type="float">
            <text:p>941.09</text:p>
          </table:table-cell>
          <table:table-cell office:value-type="float" office:value="1112.48" calcext:value-type="float">
            <text:p>1112.48</text:p>
          </table:table-cell>
        </table:table-row>
        <table:table-row table:style-name="ro1">
          <table:table-cell office:value-type="float" office:value="6798803" calcext:value-type="float">
            <text:p>6798803</text:p>
          </table:table-cell>
          <table:table-cell table:formula="of:=[.A427]/1000/(60*60*24)" office:value-type="time" office:time-value="PT01H53M18.803S" calcext:value-type="time">
            <text:p>01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943.31" calcext:value-type="float">
            <text:p>943.31</text:p>
          </table:table-cell>
          <table:table-cell office:value-type="float" office:value="1115.07" calcext:value-type="float">
            <text:p>1115.07</text:p>
          </table:table-cell>
        </table:table-row>
        <table:table-row table:style-name="ro1">
          <table:table-cell office:value-type="float" office:value="6814804" calcext:value-type="float">
            <text:p>6814804</text:p>
          </table:table-cell>
          <table:table-cell table:formula="of:=[.A428]/1000/(60*60*24)" office:value-type="time" office:time-value="PT01H53M34.804S" calcext:value-type="time">
            <text:p>01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45.53" calcext:value-type="float">
            <text:p>945.53</text:p>
          </table:table-cell>
          <table:table-cell office:value-type="float" office:value="1117.65" calcext:value-type="float">
            <text:p>1117.65</text:p>
          </table:table-cell>
        </table:table-row>
        <table:table-row table:style-name="ro1">
          <table:table-cell office:value-type="float" office:value="6830803" calcext:value-type="float">
            <text:p>6830803</text:p>
          </table:table-cell>
          <table:table-cell table:formula="of:=[.A429]/1000/(60*60*24)" office:value-type="time" office:time-value="PT01H53M50.803S" calcext:value-type="time">
            <text:p>01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947.75" calcext:value-type="float">
            <text:p>947.75</text:p>
          </table:table-cell>
          <table:table-cell office:value-type="float" office:value="1120.23" calcext:value-type="float">
            <text:p>1120.23</text:p>
          </table:table-cell>
        </table:table-row>
        <table:table-row table:style-name="ro1">
          <table:table-cell office:value-type="float" office:value="6846804" calcext:value-type="float">
            <text:p>6846804</text:p>
          </table:table-cell>
          <table:table-cell table:formula="of:=[.A430]/1000/(60*60*24)" office:value-type="time" office:time-value="PT01H54M06.804S" calcext:value-type="time">
            <text:p>01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3" calcext:value-type="float">
            <text:p>580.43</text:p>
          </table:table-cell>
          <table:table-cell office:value-type="float" office:value="949.97" calcext:value-type="float">
            <text:p>949.97</text:p>
          </table:table-cell>
          <table:table-cell office:value-type="float" office:value="1122.81" calcext:value-type="float">
            <text:p>1122.81</text:p>
          </table:table-cell>
        </table:table-row>
        <table:table-row table:style-name="ro1">
          <table:table-cell office:value-type="float" office:value="6862802" calcext:value-type="float">
            <text:p>6862802</text:p>
          </table:table-cell>
          <table:table-cell table:formula="of:=[.A431]/1000/(60*60*24)" office:value-type="time" office:time-value="PT01H54M22.802S" calcext:value-type="time">
            <text:p>01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952.19" calcext:value-type="float">
            <text:p>952.19</text:p>
          </table:table-cell>
          <table:table-cell office:value-type="float" office:value="1125.39" calcext:value-type="float">
            <text:p>1125.39</text:p>
          </table:table-cell>
        </table:table-row>
        <table:table-row table:style-name="ro1">
          <table:table-cell office:value-type="float" office:value="6878803" calcext:value-type="float">
            <text:p>6878803</text:p>
          </table:table-cell>
          <table:table-cell table:formula="of:=[.A432]/1000/(60*60*24)" office:value-type="time" office:time-value="PT01H54M38.803S" calcext:value-type="time">
            <text:p>01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954.41" calcext:value-type="float">
            <text:p>954.41</text:p>
          </table:table-cell>
          <table:table-cell office:value-type="float" office:value="1127.98" calcext:value-type="float">
            <text:p>1127.98</text:p>
          </table:table-cell>
        </table:table-row>
        <table:table-row table:style-name="ro1">
          <table:table-cell office:value-type="float" office:value="6894804" calcext:value-type="float">
            <text:p>6894804</text:p>
          </table:table-cell>
          <table:table-cell table:formula="of:=[.A433]/1000/(60*60*24)" office:value-type="time" office:time-value="PT01H54M54.804S" calcext:value-type="time">
            <text:p>01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956.63" calcext:value-type="float">
            <text:p>956.63</text:p>
          </table:table-cell>
          <table:table-cell office:value-type="float" office:value="1130.56" calcext:value-type="float">
            <text:p>1130.56</text:p>
          </table:table-cell>
        </table:table-row>
        <table:table-row table:style-name="ro1">
          <table:table-cell office:value-type="float" office:value="6910803" calcext:value-type="float">
            <text:p>6910803</text:p>
          </table:table-cell>
          <table:table-cell table:formula="of:=[.A434]/1000/(60*60*24)" office:value-type="time" office:time-value="PT01H55M10.803S" calcext:value-type="time">
            <text:p>01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58.85" calcext:value-type="float">
            <text:p>958.85</text:p>
          </table:table-cell>
          <table:table-cell office:value-type="float" office:value="1133.14" calcext:value-type="float">
            <text:p>1133.14</text:p>
          </table:table-cell>
        </table:table-row>
        <table:table-row table:style-name="ro1">
          <table:table-cell office:value-type="float" office:value="6926804" calcext:value-type="float">
            <text:p>6926804</text:p>
          </table:table-cell>
          <table:table-cell table:formula="of:=[.A435]/1000/(60*60*24)" office:value-type="time" office:time-value="PT01H55M26.804S" calcext:value-type="time">
            <text:p>01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961.07" calcext:value-type="float">
            <text:p>961.07</text:p>
          </table:table-cell>
          <table:table-cell office:value-type="float" office:value="1135.72" calcext:value-type="float">
            <text:p>1135.72</text:p>
          </table:table-cell>
        </table:table-row>
        <table:table-row table:style-name="ro1">
          <table:table-cell office:value-type="float" office:value="6942804" calcext:value-type="float">
            <text:p>6942804</text:p>
          </table:table-cell>
          <table:table-cell table:formula="of:=[.A436]/1000/(60*60*24)" office:value-type="time" office:time-value="PT01H55M42.804S" calcext:value-type="time">
            <text:p>01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963.29" calcext:value-type="float">
            <text:p>963.29</text:p>
          </table:table-cell>
          <table:table-cell office:value-type="float" office:value="1138.3" calcext:value-type="float">
            <text:p>1138.3</text:p>
          </table:table-cell>
        </table:table-row>
        <table:table-row table:style-name="ro1">
          <table:table-cell office:value-type="float" office:value="6958804" calcext:value-type="float">
            <text:p>6958804</text:p>
          </table:table-cell>
          <table:table-cell table:formula="of:=[.A437]/1000/(60*60*24)" office:value-type="time" office:time-value="PT01H55M58.804S" calcext:value-type="time">
            <text:p>01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965.51" calcext:value-type="float">
            <text:p>965.51</text:p>
          </table:table-cell>
          <table:table-cell office:value-type="float" office:value="1140.88" calcext:value-type="float">
            <text:p>1140.88</text:p>
          </table:table-cell>
        </table:table-row>
        <table:table-row table:style-name="ro1">
          <table:table-cell office:value-type="float" office:value="6974804" calcext:value-type="float">
            <text:p>6974804</text:p>
          </table:table-cell>
          <table:table-cell table:formula="of:=[.A438]/1000/(60*60*24)" office:value-type="time" office:time-value="PT01H56M14.804S" calcext:value-type="time">
            <text:p>01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967.73" calcext:value-type="float">
            <text:p>967.73</text:p>
          </table:table-cell>
          <table:table-cell office:value-type="float" office:value="1143.46" calcext:value-type="float">
            <text:p>1143.46</text:p>
          </table:table-cell>
        </table:table-row>
        <table:table-row table:style-name="ro1">
          <table:table-cell office:value-type="float" office:value="6990802" calcext:value-type="float">
            <text:p>6990802</text:p>
          </table:table-cell>
          <table:table-cell table:formula="of:=[.A439]/1000/(60*60*24)" office:value-type="time" office:time-value="PT01H56M30.802S" calcext:value-type="time">
            <text:p>01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969.95" calcext:value-type="float">
            <text:p>969.95</text:p>
          </table:table-cell>
          <table:table-cell office:value-type="float" office:value="1146.04" calcext:value-type="float">
            <text:p>1146.04</text:p>
          </table:table-cell>
        </table:table-row>
        <table:table-row table:style-name="ro1">
          <table:table-cell office:value-type="float" office:value="7006802" calcext:value-type="float">
            <text:p>7006802</text:p>
          </table:table-cell>
          <table:table-cell table:formula="of:=[.A440]/1000/(60*60*24)" office:value-type="time" office:time-value="PT01H56M46.802S" calcext:value-type="time">
            <text:p>01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972.17" calcext:value-type="float">
            <text:p>972.17</text:p>
          </table:table-cell>
          <table:table-cell office:value-type="float" office:value="1148.62" calcext:value-type="float">
            <text:p>1148.62</text:p>
          </table:table-cell>
        </table:table-row>
        <table:table-row table:style-name="ro1">
          <table:table-cell office:value-type="float" office:value="7022802" calcext:value-type="float">
            <text:p>7022802</text:p>
          </table:table-cell>
          <table:table-cell table:formula="of:=[.A441]/1000/(60*60*24)" office:value-type="time" office:time-value="PT01H57M02.802S" calcext:value-type="time">
            <text:p>01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974.39" calcext:value-type="float">
            <text:p>974.39</text:p>
          </table:table-cell>
          <table:table-cell office:value-type="float" office:value="1151.2" calcext:value-type="float">
            <text:p>1151.2</text:p>
          </table:table-cell>
        </table:table-row>
        <table:table-row table:style-name="ro1">
          <table:table-cell office:value-type="float" office:value="7038804" calcext:value-type="float">
            <text:p>7038804</text:p>
          </table:table-cell>
          <table:table-cell table:formula="of:=[.A442]/1000/(60*60*24)" office:value-type="time" office:time-value="PT01H57M18.804S" calcext:value-type="time">
            <text:p>01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976.61" calcext:value-type="float">
            <text:p>976.61</text:p>
          </table:table-cell>
          <table:table-cell office:value-type="float" office:value="1153.78" calcext:value-type="float">
            <text:p>1153.78</text:p>
          </table:table-cell>
        </table:table-row>
        <table:table-row table:style-name="ro1">
          <table:table-cell office:value-type="float" office:value="7054804" calcext:value-type="float">
            <text:p>7054804</text:p>
          </table:table-cell>
          <table:table-cell table:formula="of:=[.A443]/1000/(60*60*24)" office:value-type="time" office:time-value="PT01H57M34.804S" calcext:value-type="time">
            <text:p>01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978.83" calcext:value-type="float">
            <text:p>978.83</text:p>
          </table:table-cell>
          <table:table-cell office:value-type="float" office:value="1156.36" calcext:value-type="float">
            <text:p>1156.36</text:p>
          </table:table-cell>
        </table:table-row>
        <table:table-row table:style-name="ro1">
          <table:table-cell office:value-type="float" office:value="7070802" calcext:value-type="float">
            <text:p>7070802</text:p>
          </table:table-cell>
          <table:table-cell table:formula="of:=[.A444]/1000/(60*60*24)" office:value-type="time" office:time-value="PT01H57M50.802S" calcext:value-type="time">
            <text:p>01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981.05" calcext:value-type="float">
            <text:p>981.05</text:p>
          </table:table-cell>
          <table:table-cell office:value-type="float" office:value="1158.94" calcext:value-type="float">
            <text:p>1158.94</text:p>
          </table:table-cell>
        </table:table-row>
        <table:table-row table:style-name="ro1">
          <table:table-cell office:value-type="float" office:value="7086803" calcext:value-type="float">
            <text:p>7086803</text:p>
          </table:table-cell>
          <table:table-cell table:formula="of:=[.A445]/1000/(60*60*24)" office:value-type="time" office:time-value="PT01H58M06.803S" calcext:value-type="time">
            <text:p>01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983.27" calcext:value-type="float">
            <text:p>983.27</text:p>
          </table:table-cell>
          <table:table-cell office:value-type="float" office:value="1161.52" calcext:value-type="float">
            <text:p>1161.52</text:p>
          </table:table-cell>
        </table:table-row>
        <table:table-row table:style-name="ro1">
          <table:table-cell office:value-type="float" office:value="7102802" calcext:value-type="float">
            <text:p>7102802</text:p>
          </table:table-cell>
          <table:table-cell table:formula="of:=[.A446]/1000/(60*60*24)" office:value-type="time" office:time-value="PT01H58M22.802S" calcext:value-type="time">
            <text:p>01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85.49" calcext:value-type="float">
            <text:p>985.49</text:p>
          </table:table-cell>
          <table:table-cell office:value-type="float" office:value="1164.1" calcext:value-type="float">
            <text:p>1164.1</text:p>
          </table:table-cell>
        </table:table-row>
        <table:table-row table:style-name="ro1">
          <table:table-cell office:value-type="float" office:value="7118802" calcext:value-type="float">
            <text:p>7118802</text:p>
          </table:table-cell>
          <table:table-cell table:formula="of:=[.A447]/1000/(60*60*24)" office:value-type="time" office:time-value="PT01H58M38.802S" calcext:value-type="time">
            <text:p>01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987.71" calcext:value-type="float">
            <text:p>987.71</text:p>
          </table:table-cell>
          <table:table-cell office:value-type="float" office:value="1166.68" calcext:value-type="float">
            <text:p>1166.68</text:p>
          </table:table-cell>
        </table:table-row>
        <table:table-row table:style-name="ro1">
          <table:table-cell office:value-type="float" office:value="7134802" calcext:value-type="float">
            <text:p>7134802</text:p>
          </table:table-cell>
          <table:table-cell table:formula="of:=[.A448]/1000/(60*60*24)" office:value-type="time" office:time-value="PT01H58M54.802S" calcext:value-type="time">
            <text:p>01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989.93" calcext:value-type="float">
            <text:p>989.93</text:p>
          </table:table-cell>
          <table:table-cell office:value-type="float" office:value="1169.26" calcext:value-type="float">
            <text:p>1169.26</text:p>
          </table:table-cell>
        </table:table-row>
        <table:table-row table:style-name="ro1">
          <table:table-cell office:value-type="float" office:value="7150802" calcext:value-type="float">
            <text:p>7150802</text:p>
          </table:table-cell>
          <table:table-cell table:formula="of:=[.A449]/1000/(60*60*24)" office:value-type="time" office:time-value="PT01H59M10.802S" calcext:value-type="time">
            <text:p>01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2" calcext:value-type="float">
            <text:p>578.72</text:p>
          </table:table-cell>
          <table:table-cell office:value-type="float" office:value="992.15" calcext:value-type="float">
            <text:p>992.15</text:p>
          </table:table-cell>
          <table:table-cell office:value-type="float" office:value="1171.83" calcext:value-type="float">
            <text:p>1171.83</text:p>
          </table:table-cell>
        </table:table-row>
        <table:table-row table:style-name="ro1">
          <table:table-cell office:value-type="float" office:value="7166802" calcext:value-type="float">
            <text:p>7166802</text:p>
          </table:table-cell>
          <table:table-cell table:formula="of:=[.A450]/1000/(60*60*24)" office:value-type="time" office:time-value="PT01H59M26.802S" calcext:value-type="time">
            <text:p>01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994.37" calcext:value-type="float">
            <text:p>994.37</text:p>
          </table:table-cell>
          <table:table-cell office:value-type="float" office:value="1174.41" calcext:value-type="float">
            <text:p>1174.41</text:p>
          </table:table-cell>
        </table:table-row>
        <table:table-row table:style-name="ro1">
          <table:table-cell office:value-type="float" office:value="7182802" calcext:value-type="float">
            <text:p>7182802</text:p>
          </table:table-cell>
          <table:table-cell table:formula="of:=[.A451]/1000/(60*60*24)" office:value-type="time" office:time-value="PT01H59M42.802S" calcext:value-type="time">
            <text:p>01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996.59" calcext:value-type="float">
            <text:p>996.59</text:p>
          </table:table-cell>
          <table:table-cell office:value-type="float" office:value="1176.99" calcext:value-type="float">
            <text:p>1176.99</text:p>
          </table:table-cell>
        </table:table-row>
        <table:table-row table:style-name="ro1">
          <table:table-cell office:value-type="float" office:value="7198804" calcext:value-type="float">
            <text:p>7198804</text:p>
          </table:table-cell>
          <table:table-cell table:formula="of:=[.A452]/1000/(60*60*24)" office:value-type="time" office:time-value="PT01H59M58.804S" calcext:value-type="time">
            <text:p>01:5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998.81" calcext:value-type="float">
            <text:p>998.81</text:p>
          </table:table-cell>
          <table:table-cell office:value-type="float" office:value="1179.57" calcext:value-type="float">
            <text:p>1179.57</text:p>
          </table:table-cell>
        </table:table-row>
        <table:table-row table:style-name="ro1">
          <table:table-cell office:value-type="float" office:value="7214802" calcext:value-type="float">
            <text:p>7214802</text:p>
          </table:table-cell>
          <table:table-cell table:formula="of:=[.A453]/1000/(60*60*24)" office:value-type="time" office:time-value="PT02H00M14.802S" calcext:value-type="time">
            <text:p>02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001.03" calcext:value-type="float">
            <text:p>1001.03</text:p>
          </table:table-cell>
          <table:table-cell office:value-type="float" office:value="1182.15" calcext:value-type="float">
            <text:p>1182.15</text:p>
          </table:table-cell>
        </table:table-row>
        <table:table-row table:style-name="ro1">
          <table:table-cell office:value-type="float" office:value="7230802" calcext:value-type="float">
            <text:p>7230802</text:p>
          </table:table-cell>
          <table:table-cell table:formula="of:=[.A454]/1000/(60*60*24)" office:value-type="time" office:time-value="PT02H00M30.802S" calcext:value-type="time">
            <text:p>02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003.25" calcext:value-type="float">
            <text:p>1003.25</text:p>
          </table:table-cell>
          <table:table-cell office:value-type="float" office:value="1184.73" calcext:value-type="float">
            <text:p>1184.73</text:p>
          </table:table-cell>
        </table:table-row>
        <table:table-row table:style-name="ro1">
          <table:table-cell office:value-type="float" office:value="7246803" calcext:value-type="float">
            <text:p>7246803</text:p>
          </table:table-cell>
          <table:table-cell table:formula="of:=[.A455]/1000/(60*60*24)" office:value-type="time" office:time-value="PT02H00M46.803S" calcext:value-type="time">
            <text:p>02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187.31" calcext:value-type="float">
            <text:p>1187.31</text:p>
          </table:table-cell>
        </table:table-row>
        <table:table-row table:style-name="ro1">
          <table:table-cell office:value-type="float" office:value="7262804" calcext:value-type="float">
            <text:p>7262804</text:p>
          </table:table-cell>
          <table:table-cell table:formula="of:=[.A456]/1000/(60*60*24)" office:value-type="time" office:time-value="PT02H01M02.804S" calcext:value-type="time">
            <text:p>02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007.69" calcext:value-type="float">
            <text:p>1007.69</text:p>
          </table:table-cell>
          <table:table-cell office:value-type="float" office:value="1189.89" calcext:value-type="float">
            <text:p>1189.89</text:p>
          </table:table-cell>
        </table:table-row>
        <table:table-row table:style-name="ro1">
          <table:table-cell office:value-type="float" office:value="7278802" calcext:value-type="float">
            <text:p>7278802</text:p>
          </table:table-cell>
          <table:table-cell table:formula="of:=[.A457]/1000/(60*60*24)" office:value-type="time" office:time-value="PT02H01M18.802S" calcext:value-type="time">
            <text:p>02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1192.46" calcext:value-type="float">
            <text:p>1192.46</text:p>
          </table:table-cell>
        </table:table-row>
        <table:table-row table:style-name="ro1">
          <table:table-cell office:value-type="float" office:value="7294802" calcext:value-type="float">
            <text:p>7294802</text:p>
          </table:table-cell>
          <table:table-cell table:formula="of:=[.A458]/1000/(60*60*24)" office:value-type="time" office:time-value="PT02H01M34.802S" calcext:value-type="time">
            <text:p>02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012.13" calcext:value-type="float">
            <text:p>1012.13</text:p>
          </table:table-cell>
          <table:table-cell office:value-type="float" office:value="1195.04" calcext:value-type="float">
            <text:p>1195.04</text:p>
          </table:table-cell>
        </table:table-row>
        <table:table-row table:style-name="ro1">
          <table:table-cell office:value-type="float" office:value="7310802" calcext:value-type="float">
            <text:p>7310802</text:p>
          </table:table-cell>
          <table:table-cell table:formula="of:=[.A459]/1000/(60*60*24)" office:value-type="time" office:time-value="PT02H01M50.802S" calcext:value-type="time">
            <text:p>02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014.35" calcext:value-type="float">
            <text:p>1014.35</text:p>
          </table:table-cell>
          <table:table-cell office:value-type="float" office:value="1197.62" calcext:value-type="float">
            <text:p>1197.62</text:p>
          </table:table-cell>
        </table:table-row>
        <table:table-row table:style-name="ro1">
          <table:table-cell office:value-type="float" office:value="7326802" calcext:value-type="float">
            <text:p>7326802</text:p>
          </table:table-cell>
          <table:table-cell table:formula="of:=[.A460]/1000/(60*60*24)" office:value-type="time" office:time-value="PT02H02M06.802S" calcext:value-type="time">
            <text:p>02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016.57" calcext:value-type="float">
            <text:p>1016.57</text:p>
          </table:table-cell>
          <table:table-cell office:value-type="float" office:value="1200.2" calcext:value-type="float">
            <text:p>1200.2</text:p>
          </table:table-cell>
        </table:table-row>
        <table:table-row table:style-name="ro1">
          <table:table-cell office:value-type="float" office:value="7342802" calcext:value-type="float">
            <text:p>7342802</text:p>
          </table:table-cell>
          <table:table-cell table:formula="of:=[.A461]/1000/(60*60*24)" office:value-type="time" office:time-value="PT02H02M22.802S" calcext:value-type="time">
            <text:p>02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18.79" calcext:value-type="float">
            <text:p>1018.79</text:p>
          </table:table-cell>
          <table:table-cell office:value-type="float" office:value="1202.78" calcext:value-type="float">
            <text:p>1202.78</text:p>
          </table:table-cell>
        </table:table-row>
        <table:table-row table:style-name="ro1">
          <table:table-cell office:value-type="float" office:value="7358802" calcext:value-type="float">
            <text:p>7358802</text:p>
          </table:table-cell>
          <table:table-cell table:formula="of:=[.A462]/1000/(60*60*24)" office:value-type="time" office:time-value="PT02H02M38.802S" calcext:value-type="time">
            <text:p>02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21.01" calcext:value-type="float">
            <text:p>1021.01</text:p>
          </table:table-cell>
          <table:table-cell office:value-type="float" office:value="1205.35" calcext:value-type="float">
            <text:p>1205.35</text:p>
          </table:table-cell>
        </table:table-row>
        <table:table-row table:style-name="ro1">
          <table:table-cell office:value-type="float" office:value="7374802" calcext:value-type="float">
            <text:p>7374802</text:p>
          </table:table-cell>
          <table:table-cell table:formula="of:=[.A463]/1000/(60*60*24)" office:value-type="time" office:time-value="PT02H02M54.802S" calcext:value-type="time">
            <text:p>02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23.23" calcext:value-type="float">
            <text:p>1023.23</text:p>
          </table:table-cell>
          <table:table-cell office:value-type="float" office:value="1207.93" calcext:value-type="float">
            <text:p>1207.93</text:p>
          </table:table-cell>
        </table:table-row>
        <table:table-row table:style-name="ro1">
          <table:table-cell office:value-type="float" office:value="7390803" calcext:value-type="float">
            <text:p>7390803</text:p>
          </table:table-cell>
          <table:table-cell table:formula="of:=[.A464]/1000/(60*60*24)" office:value-type="time" office:time-value="PT02H03M10.803S" calcext:value-type="time">
            <text:p>02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025.45" calcext:value-type="float">
            <text:p>1025.45</text:p>
          </table:table-cell>
          <table:table-cell office:value-type="float" office:value="1210.51" calcext:value-type="float">
            <text:p>1210.51</text:p>
          </table:table-cell>
        </table:table-row>
        <table:table-row table:style-name="ro1">
          <table:table-cell office:value-type="float" office:value="7406802" calcext:value-type="float">
            <text:p>7406802</text:p>
          </table:table-cell>
          <table:table-cell table:formula="of:=[.A465]/1000/(60*60*24)" office:value-type="time" office:time-value="PT02H03M26.802S" calcext:value-type="time">
            <text:p>02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027.67" calcext:value-type="float">
            <text:p>1027.67</text:p>
          </table:table-cell>
          <table:table-cell office:value-type="float" office:value="1213.08" calcext:value-type="float">
            <text:p>1213.08</text:p>
          </table:table-cell>
        </table:table-row>
        <table:table-row table:style-name="ro1">
          <table:table-cell office:value-type="float" office:value="7422802" calcext:value-type="float">
            <text:p>7422802</text:p>
          </table:table-cell>
          <table:table-cell table:formula="of:=[.A466]/1000/(60*60*24)" office:value-type="time" office:time-value="PT02H03M42.802S" calcext:value-type="time">
            <text:p>02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029.89" calcext:value-type="float">
            <text:p>1029.89</text:p>
          </table:table-cell>
          <table:table-cell office:value-type="float" office:value="1215.66" calcext:value-type="float">
            <text:p>1215.66</text:p>
          </table:table-cell>
        </table:table-row>
        <table:table-row table:style-name="ro1">
          <table:table-cell office:value-type="float" office:value="7438802" calcext:value-type="float">
            <text:p>7438802</text:p>
          </table:table-cell>
          <table:table-cell table:formula="of:=[.A467]/1000/(60*60*24)" office:value-type="time" office:time-value="PT02H03M58.802S" calcext:value-type="time">
            <text:p>02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32.11" calcext:value-type="float">
            <text:p>1032.11</text:p>
          </table:table-cell>
          <table:table-cell office:value-type="float" office:value="1218.24" calcext:value-type="float">
            <text:p>1218.24</text:p>
          </table:table-cell>
        </table:table-row>
        <table:table-row table:style-name="ro1">
          <table:table-cell office:value-type="float" office:value="7454802" calcext:value-type="float">
            <text:p>7454802</text:p>
          </table:table-cell>
          <table:table-cell table:formula="of:=[.A468]/1000/(60*60*24)" office:value-type="time" office:time-value="PT02H04M14.802S" calcext:value-type="time">
            <text:p>02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1034.33" calcext:value-type="float">
            <text:p>1034.33</text:p>
          </table:table-cell>
          <table:table-cell office:value-type="float" office:value="1220.81" calcext:value-type="float">
            <text:p>1220.81</text:p>
          </table:table-cell>
        </table:table-row>
        <table:table-row table:style-name="ro1">
          <table:table-cell office:value-type="float" office:value="7470802" calcext:value-type="float">
            <text:p>7470802</text:p>
          </table:table-cell>
          <table:table-cell table:formula="of:=[.A469]/1000/(60*60*24)" office:value-type="time" office:time-value="PT02H04M30.802S" calcext:value-type="time">
            <text:p>02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036.55" calcext:value-type="float">
            <text:p>1036.55</text:p>
          </table:table-cell>
          <table:table-cell office:value-type="float" office:value="1223.39" calcext:value-type="float">
            <text:p>1223.39</text:p>
          </table:table-cell>
        </table:table-row>
        <table:table-row table:style-name="ro1">
          <table:table-cell office:value-type="float" office:value="7486802" calcext:value-type="float">
            <text:p>7486802</text:p>
          </table:table-cell>
          <table:table-cell table:formula="of:=[.A470]/1000/(60*60*24)" office:value-type="time" office:time-value="PT02H04M46.802S" calcext:value-type="time">
            <text:p>02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38.77" calcext:value-type="float">
            <text:p>1038.77</text:p>
          </table:table-cell>
          <table:table-cell office:value-type="float" office:value="1225.97" calcext:value-type="float">
            <text:p>1225.97</text:p>
          </table:table-cell>
        </table:table-row>
        <table:table-row table:style-name="ro1">
          <table:table-cell office:value-type="float" office:value="7502804" calcext:value-type="float">
            <text:p>7502804</text:p>
          </table:table-cell>
          <table:table-cell table:formula="of:=[.A471]/1000/(60*60*24)" office:value-type="time" office:time-value="PT02H05M02.804S" calcext:value-type="time">
            <text:p>02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40.99" calcext:value-type="float">
            <text:p>1040.99</text:p>
          </table:table-cell>
          <table:table-cell office:value-type="float" office:value="1228.54" calcext:value-type="float">
            <text:p>1228.54</text:p>
          </table:table-cell>
        </table:table-row>
        <table:table-row table:style-name="ro1">
          <table:table-cell office:value-type="float" office:value="7518802" calcext:value-type="float">
            <text:p>7518802</text:p>
          </table:table-cell>
          <table:table-cell table:formula="of:=[.A472]/1000/(60*60*24)" office:value-type="time" office:time-value="PT02H05M18.802S" calcext:value-type="time">
            <text:p>02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043.21" calcext:value-type="float">
            <text:p>1043.21</text:p>
          </table:table-cell>
          <table:table-cell office:value-type="float" office:value="1231.11" calcext:value-type="float">
            <text:p>1231.11</text:p>
          </table:table-cell>
        </table:table-row>
        <table:table-row table:style-name="ro1">
          <table:table-cell office:value-type="float" office:value="7534803" calcext:value-type="float">
            <text:p>7534803</text:p>
          </table:table-cell>
          <table:table-cell table:formula="of:=[.A473]/1000/(60*60*24)" office:value-type="time" office:time-value="PT02H05M34.803S" calcext:value-type="time">
            <text:p>02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6" calcext:value-type="float">
            <text:p>577.96</text:p>
          </table:table-cell>
          <table:table-cell office:value-type="float" office:value="1045.43" calcext:value-type="float">
            <text:p>1045.43</text:p>
          </table:table-cell>
          <table:table-cell office:value-type="float" office:value="1233.69" calcext:value-type="float">
            <text:p>1233.69</text:p>
          </table:table-cell>
        </table:table-row>
        <table:table-row table:style-name="ro1">
          <table:table-cell office:value-type="float" office:value="7550802" calcext:value-type="float">
            <text:p>7550802</text:p>
          </table:table-cell>
          <table:table-cell table:formula="of:=[.A474]/1000/(60*60*24)" office:value-type="time" office:time-value="PT02H05M50.802S" calcext:value-type="time">
            <text:p>02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47.65" calcext:value-type="float">
            <text:p>1047.65</text:p>
          </table:table-cell>
          <table:table-cell office:value-type="float" office:value="1236.27" calcext:value-type="float">
            <text:p>1236.27</text:p>
          </table:table-cell>
        </table:table-row>
        <table:table-row table:style-name="ro1">
          <table:table-cell office:value-type="float" office:value="7566802" calcext:value-type="float">
            <text:p>7566802</text:p>
          </table:table-cell>
          <table:table-cell table:formula="of:=[.A475]/1000/(60*60*24)" office:value-type="time" office:time-value="PT02H06M06.802S" calcext:value-type="time">
            <text:p>02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049.86" calcext:value-type="float">
            <text:p>1049.86</text:p>
          </table:table-cell>
          <table:table-cell office:value-type="float" office:value="1238.84" calcext:value-type="float">
            <text:p>1238.84</text:p>
          </table:table-cell>
        </table:table-row>
        <table:table-row table:style-name="ro1">
          <table:table-cell office:value-type="float" office:value="7582802" calcext:value-type="float">
            <text:p>7582802</text:p>
          </table:table-cell>
          <table:table-cell table:formula="of:=[.A476]/1000/(60*60*24)" office:value-type="time" office:time-value="PT02H06M22.802S" calcext:value-type="time">
            <text:p>02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52.08" calcext:value-type="float">
            <text:p>1052.08</text:p>
          </table:table-cell>
          <table:table-cell office:value-type="float" office:value="1241.41" calcext:value-type="float">
            <text:p>1241.41</text:p>
          </table:table-cell>
        </table:table-row>
        <table:table-row table:style-name="ro1">
          <table:table-cell office:value-type="float" office:value="7598802" calcext:value-type="float">
            <text:p>7598802</text:p>
          </table:table-cell>
          <table:table-cell table:formula="of:=[.A477]/1000/(60*60*24)" office:value-type="time" office:time-value="PT02H06M38.802S" calcext:value-type="time">
            <text:p>02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054.3" calcext:value-type="float">
            <text:p>1054.3</text:p>
          </table:table-cell>
          <table:table-cell office:value-type="float" office:value="1243.99" calcext:value-type="float">
            <text:p>1243.99</text:p>
          </table:table-cell>
        </table:table-row>
        <table:table-row table:style-name="ro1">
          <table:table-cell office:value-type="float" office:value="7614803" calcext:value-type="float">
            <text:p>7614803</text:p>
          </table:table-cell>
          <table:table-cell table:formula="of:=[.A478]/1000/(60*60*24)" office:value-type="time" office:time-value="PT02H06M54.803S" calcext:value-type="time">
            <text:p>02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056.52" calcext:value-type="float">
            <text:p>1056.52</text:p>
          </table:table-cell>
          <table:table-cell office:value-type="float" office:value="1246.56" calcext:value-type="float">
            <text:p>1246.56</text:p>
          </table:table-cell>
        </table:table-row>
        <table:table-row table:style-name="ro1">
          <table:table-cell office:value-type="float" office:value="7630802" calcext:value-type="float">
            <text:p>7630802</text:p>
          </table:table-cell>
          <table:table-cell table:formula="of:=[.A479]/1000/(60*60*24)" office:value-type="time" office:time-value="PT02H07M10.802S" calcext:value-type="time">
            <text:p>02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58.74" calcext:value-type="float">
            <text:p>1058.74</text:p>
          </table:table-cell>
          <table:table-cell office:value-type="float" office:value="1249.13" calcext:value-type="float">
            <text:p>1249.13</text:p>
          </table:table-cell>
        </table:table-row>
        <table:table-row table:style-name="ro1">
          <table:table-cell office:value-type="float" office:value="7646804" calcext:value-type="float">
            <text:p>7646804</text:p>
          </table:table-cell>
          <table:table-cell table:formula="of:=[.A480]/1000/(60*60*24)" office:value-type="time" office:time-value="PT02H07M26.804S" calcext:value-type="time">
            <text:p>02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60.96" calcext:value-type="float">
            <text:p>1060.96</text:p>
          </table:table-cell>
          <table:table-cell office:value-type="float" office:value="1251.7" calcext:value-type="float">
            <text:p>1251.7</text:p>
          </table:table-cell>
        </table:table-row>
        <table:table-row table:style-name="ro1">
          <table:table-cell office:value-type="float" office:value="7662802" calcext:value-type="float">
            <text:p>7662802</text:p>
          </table:table-cell>
          <table:table-cell table:formula="of:=[.A481]/1000/(60*60*24)" office:value-type="time" office:time-value="PT02H07M42.802S" calcext:value-type="time">
            <text:p>02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063.18" calcext:value-type="float">
            <text:p>1063.18</text:p>
          </table:table-cell>
          <table:table-cell office:value-type="float" office:value="1254.28" calcext:value-type="float">
            <text:p>1254.28</text:p>
          </table:table-cell>
        </table:table-row>
        <table:table-row table:style-name="ro1">
          <table:table-cell office:value-type="float" office:value="7678802" calcext:value-type="float">
            <text:p>7678802</text:p>
          </table:table-cell>
          <table:table-cell table:formula="of:=[.A482]/1000/(60*60*24)" office:value-type="time" office:time-value="PT02H07M58.802S" calcext:value-type="time">
            <text:p>02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065.4" calcext:value-type="float">
            <text:p>1065.4</text:p>
          </table:table-cell>
          <table:table-cell office:value-type="float" office:value="1256.85" calcext:value-type="float">
            <text:p>1256.85</text:p>
          </table:table-cell>
        </table:table-row>
        <table:table-row table:style-name="ro1">
          <table:table-cell office:value-type="float" office:value="7694802" calcext:value-type="float">
            <text:p>7694802</text:p>
          </table:table-cell>
          <table:table-cell table:formula="of:=[.A483]/1000/(60*60*24)" office:value-type="time" office:time-value="PT02H08M14.802S" calcext:value-type="time">
            <text:p>02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067.62" calcext:value-type="float">
            <text:p>1067.62</text:p>
          </table:table-cell>
          <table:table-cell office:value-type="float" office:value="1259.42" calcext:value-type="float">
            <text:p>1259.42</text:p>
          </table:table-cell>
        </table:table-row>
        <table:table-row table:style-name="ro1">
          <table:table-cell office:value-type="float" office:value="7710804" calcext:value-type="float">
            <text:p>7710804</text:p>
          </table:table-cell>
          <table:table-cell table:formula="of:=[.A484]/1000/(60*60*24)" office:value-type="time" office:time-value="PT02H08M30.804S" calcext:value-type="time">
            <text:p>02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069.84" calcext:value-type="float">
            <text:p>1069.84</text:p>
          </table:table-cell>
          <table:table-cell office:value-type="float" office:value="1261.99" calcext:value-type="float">
            <text:p>1261.99</text:p>
          </table:table-cell>
        </table:table-row>
        <table:table-row table:style-name="ro1">
          <table:table-cell office:value-type="float" office:value="7726802" calcext:value-type="float">
            <text:p>7726802</text:p>
          </table:table-cell>
          <table:table-cell table:formula="of:=[.A485]/1000/(60*60*24)" office:value-type="time" office:time-value="PT02H08M46.802S" calcext:value-type="time">
            <text:p>02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4" calcext:value-type="float">
            <text:p>580.74</text:p>
          </table:table-cell>
          <table:table-cell office:value-type="float" office:value="1072.06" calcext:value-type="float">
            <text:p>1072.06</text:p>
          </table:table-cell>
          <table:table-cell office:value-type="float" office:value="1264.56" calcext:value-type="float">
            <text:p>1264.56</text:p>
          </table:table-cell>
        </table:table-row>
        <table:table-row table:style-name="ro1">
          <table:table-cell office:value-type="float" office:value="7742802" calcext:value-type="float">
            <text:p>7742802</text:p>
          </table:table-cell>
          <table:table-cell table:formula="of:=[.A486]/1000/(60*60*24)" office:value-type="time" office:time-value="PT02H09M02.802S" calcext:value-type="time">
            <text:p>02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074.28" calcext:value-type="float">
            <text:p>1074.28</text:p>
          </table:table-cell>
          <table:table-cell office:value-type="float" office:value="1267.14" calcext:value-type="float">
            <text:p>1267.14</text:p>
          </table:table-cell>
        </table:table-row>
        <table:table-row table:style-name="ro1">
          <table:table-cell office:value-type="float" office:value="7758804" calcext:value-type="float">
            <text:p>7758804</text:p>
          </table:table-cell>
          <table:table-cell table:formula="of:=[.A487]/1000/(60*60*24)" office:value-type="time" office:time-value="PT02H09M18.804S" calcext:value-type="time">
            <text:p>02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076.5" calcext:value-type="float">
            <text:p>1076.5</text:p>
          </table:table-cell>
          <table:table-cell office:value-type="float" office:value="1269.71" calcext:value-type="float">
            <text:p>1269.71</text:p>
          </table:table-cell>
        </table:table-row>
        <table:table-row table:style-name="ro1">
          <table:table-cell office:value-type="float" office:value="7774802" calcext:value-type="float">
            <text:p>7774802</text:p>
          </table:table-cell>
          <table:table-cell table:formula="of:=[.A488]/1000/(60*60*24)" office:value-type="time" office:time-value="PT02H09M34.802S" calcext:value-type="time">
            <text:p>02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078.72" calcext:value-type="float">
            <text:p>1078.72</text:p>
          </table:table-cell>
          <table:table-cell office:value-type="float" office:value="1272.28" calcext:value-type="float">
            <text:p>1272.28</text:p>
          </table:table-cell>
        </table:table-row>
        <table:table-row table:style-name="ro1">
          <table:table-cell office:value-type="float" office:value="7790804" calcext:value-type="float">
            <text:p>7790804</text:p>
          </table:table-cell>
          <table:table-cell table:formula="of:=[.A489]/1000/(60*60*24)" office:value-type="time" office:time-value="PT02H09M50.804S" calcext:value-type="time">
            <text:p>02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80.94" calcext:value-type="float">
            <text:p>1080.94</text:p>
          </table:table-cell>
          <table:table-cell office:value-type="float" office:value="1274.86" calcext:value-type="float">
            <text:p>1274.86</text:p>
          </table:table-cell>
        </table:table-row>
        <table:table-row table:style-name="ro1">
          <table:table-cell office:value-type="float" office:value="7806804" calcext:value-type="float">
            <text:p>7806804</text:p>
          </table:table-cell>
          <table:table-cell table:formula="of:=[.A490]/1000/(60*60*24)" office:value-type="time" office:time-value="PT02H10M06.804S" calcext:value-type="time">
            <text:p>02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083.17" calcext:value-type="float">
            <text:p>1083.17</text:p>
          </table:table-cell>
          <table:table-cell office:value-type="float" office:value="1277.43" calcext:value-type="float">
            <text:p>1277.43</text:p>
          </table:table-cell>
        </table:table-row>
        <table:table-row table:style-name="ro1">
          <table:table-cell office:value-type="float" office:value="7822803" calcext:value-type="float">
            <text:p>7822803</text:p>
          </table:table-cell>
          <table:table-cell table:formula="of:=[.A491]/1000/(60*60*24)" office:value-type="time" office:time-value="PT02H10M22.803S" calcext:value-type="time">
            <text:p>02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85.39" calcext:value-type="float">
            <text:p>1085.39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7838802" calcext:value-type="float">
            <text:p>7838802</text:p>
          </table:table-cell>
          <table:table-cell table:formula="of:=[.A492]/1000/(60*60*24)" office:value-type="time" office:time-value="PT02H10M38.802S" calcext:value-type="time">
            <text:p>02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087.61" calcext:value-type="float">
            <text:p>1087.61</text:p>
          </table:table-cell>
          <table:table-cell office:value-type="float" office:value="1282.57" calcext:value-type="float">
            <text:p>1282.57</text:p>
          </table:table-cell>
        </table:table-row>
        <table:table-row table:style-name="ro1">
          <table:table-cell office:value-type="float" office:value="7854802" calcext:value-type="float">
            <text:p>7854802</text:p>
          </table:table-cell>
          <table:table-cell table:formula="of:=[.A493]/1000/(60*60*24)" office:value-type="time" office:time-value="PT02H10M54.802S" calcext:value-type="time">
            <text:p>02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089.83" calcext:value-type="float">
            <text:p>1089.83</text:p>
          </table:table-cell>
          <table:table-cell office:value-type="float" office:value="1285.14" calcext:value-type="float">
            <text:p>1285.14</text:p>
          </table:table-cell>
        </table:table-row>
        <table:table-row table:style-name="ro1">
          <table:table-cell office:value-type="float" office:value="7870802" calcext:value-type="float">
            <text:p>7870802</text:p>
          </table:table-cell>
          <table:table-cell table:formula="of:=[.A494]/1000/(60*60*24)" office:value-type="time" office:time-value="PT02H11M10.802S" calcext:value-type="time">
            <text:p>02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092.05" calcext:value-type="float">
            <text:p>1092.05</text:p>
          </table:table-cell>
          <table:table-cell office:value-type="float" office:value="1287.71" calcext:value-type="float">
            <text:p>1287.71</text:p>
          </table:table-cell>
        </table:table-row>
        <table:table-row table:style-name="ro1">
          <table:table-cell office:value-type="float" office:value="7886802" calcext:value-type="float">
            <text:p>7886802</text:p>
          </table:table-cell>
          <table:table-cell table:formula="of:=[.A495]/1000/(60*60*24)" office:value-type="time" office:time-value="PT02H11M26.802S" calcext:value-type="time">
            <text:p>02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094.27" calcext:value-type="float">
            <text:p>1094.27</text:p>
          </table:table-cell>
          <table:table-cell office:value-type="float" office:value="1290.28" calcext:value-type="float">
            <text:p>1290.28</text:p>
          </table:table-cell>
        </table:table-row>
        <table:table-row table:style-name="ro1">
          <table:table-cell office:value-type="float" office:value="7902802" calcext:value-type="float">
            <text:p>7902802</text:p>
          </table:table-cell>
          <table:table-cell table:formula="of:=[.A496]/1000/(60*60*24)" office:value-type="time" office:time-value="PT02H11M42.802S" calcext:value-type="time">
            <text:p>02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096.49" calcext:value-type="float">
            <text:p>1096.49</text:p>
          </table:table-cell>
          <table:table-cell office:value-type="float" office:value="1292.86" calcext:value-type="float">
            <text:p>1292.86</text:p>
          </table:table-cell>
        </table:table-row>
        <table:table-row table:style-name="ro1">
          <table:table-cell office:value-type="float" office:value="7918802" calcext:value-type="float">
            <text:p>7918802</text:p>
          </table:table-cell>
          <table:table-cell table:formula="of:=[.A497]/1000/(60*60*24)" office:value-type="time" office:time-value="PT02H11M58.802S" calcext:value-type="time">
            <text:p>02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098.71" calcext:value-type="float">
            <text:p>1098.71</text:p>
          </table:table-cell>
          <table:table-cell office:value-type="float" office:value="1295.43" calcext:value-type="float">
            <text:p>1295.43</text:p>
          </table:table-cell>
        </table:table-row>
        <table:table-row table:style-name="ro1">
          <table:table-cell office:value-type="float" office:value="7934802" calcext:value-type="float">
            <text:p>7934802</text:p>
          </table:table-cell>
          <table:table-cell table:formula="of:=[.A498]/1000/(60*60*24)" office:value-type="time" office:time-value="PT02H12M14.802S" calcext:value-type="time">
            <text:p>02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100.93" calcext:value-type="float">
            <text:p>1100.93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7950802" calcext:value-type="float">
            <text:p>7950802</text:p>
          </table:table-cell>
          <table:table-cell table:formula="of:=[.A499]/1000/(60*60*24)" office:value-type="time" office:time-value="PT02H12M30.802S" calcext:value-type="time">
            <text:p>02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03.15" calcext:value-type="float">
            <text:p>1103.15</text:p>
          </table:table-cell>
          <table:table-cell office:value-type="float" office:value="1300.57" calcext:value-type="float">
            <text:p>1300.57</text:p>
          </table:table-cell>
        </table:table-row>
        <table:table-row table:style-name="ro1">
          <table:table-cell office:value-type="float" office:value="7966803" calcext:value-type="float">
            <text:p>7966803</text:p>
          </table:table-cell>
          <table:table-cell table:formula="of:=[.A500]/1000/(60*60*24)" office:value-type="time" office:time-value="PT02H12M46.803S" calcext:value-type="time">
            <text:p>02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105.37" calcext:value-type="float">
            <text:p>1105.37</text:p>
          </table:table-cell>
          <table:table-cell office:value-type="float" office:value="1303.14" calcext:value-type="float">
            <text:p>1303.14</text:p>
          </table:table-cell>
        </table:table-row>
        <table:table-row table:style-name="ro1">
          <table:table-cell office:value-type="float" office:value="7982802" calcext:value-type="float">
            <text:p>7982802</text:p>
          </table:table-cell>
          <table:table-cell table:formula="of:=[.A501]/1000/(60*60*24)" office:value-type="time" office:time-value="PT02H13M02.802S" calcext:value-type="time">
            <text:p>02:1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107.59" calcext:value-type="float">
            <text:p>1107.59</text:p>
          </table:table-cell>
          <table:table-cell office:value-type="float" office:value="1305.71" calcext:value-type="float">
            <text:p>1305.71</text:p>
          </table:table-cell>
        </table:table-row>
        <table:table-row table:style-name="ro1">
          <table:table-cell office:value-type="float" office:value="7998802" calcext:value-type="float">
            <text:p>7998802</text:p>
          </table:table-cell>
          <table:table-cell table:formula="of:=[.A502]/1000/(60*60*24)" office:value-type="time" office:time-value="PT02H13M18.802S" calcext:value-type="time">
            <text:p>02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4" calcext:value-type="float">
            <text:p>578.64</text:p>
          </table:table-cell>
          <table:table-cell office:value-type="float" office:value="1109.81" calcext:value-type="float">
            <text:p>1109.81</text:p>
          </table:table-cell>
          <table:table-cell office:value-type="float" office:value="1308.28" calcext:value-type="float">
            <text:p>1308.28</text:p>
          </table:table-cell>
        </table:table-row>
        <table:table-row table:style-name="ro1">
          <table:table-cell office:value-type="float" office:value="8014802" calcext:value-type="float">
            <text:p>8014802</text:p>
          </table:table-cell>
          <table:table-cell table:formula="of:=[.A503]/1000/(60*60*24)" office:value-type="time" office:time-value="PT02H13M34.802S" calcext:value-type="time">
            <text:p>02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112.03" calcext:value-type="float">
            <text:p>1112.03</text:p>
          </table:table-cell>
          <table:table-cell office:value-type="float" office:value="1310.85" calcext:value-type="float">
            <text:p>1310.85</text:p>
          </table:table-cell>
        </table:table-row>
        <table:table-row table:style-name="ro1">
          <table:table-cell office:value-type="float" office:value="8030803" calcext:value-type="float">
            <text:p>8030803</text:p>
          </table:table-cell>
          <table:table-cell table:formula="of:=[.A504]/1000/(60*60*24)" office:value-type="time" office:time-value="PT02H13M50.803S" calcext:value-type="time">
            <text:p>02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1114.25" calcext:value-type="float">
            <text:p>1114.25</text:p>
          </table:table-cell>
          <table:table-cell office:value-type="float" office:value="1313.42" calcext:value-type="float">
            <text:p>1313.42</text:p>
          </table:table-cell>
        </table:table-row>
        <table:table-row table:style-name="ro1">
          <table:table-cell office:value-type="float" office:value="8046802" calcext:value-type="float">
            <text:p>8046802</text:p>
          </table:table-cell>
          <table:table-cell table:formula="of:=[.A505]/1000/(60*60*24)" office:value-type="time" office:time-value="PT02H14M06.802S" calcext:value-type="time">
            <text:p>02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116.47" calcext:value-type="float">
            <text:p>1116.47</text:p>
          </table:table-cell>
          <table:table-cell office:value-type="float" office:value="1315.99" calcext:value-type="float">
            <text:p>1315.99</text:p>
          </table:table-cell>
        </table:table-row>
        <table:table-row table:style-name="ro1">
          <table:table-cell office:value-type="float" office:value="8062802" calcext:value-type="float">
            <text:p>8062802</text:p>
          </table:table-cell>
          <table:table-cell table:formula="of:=[.A506]/1000/(60*60*24)" office:value-type="time" office:time-value="PT02H14M22.802S" calcext:value-type="time">
            <text:p>02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118.69" calcext:value-type="float">
            <text:p>1118.69</text:p>
          </table:table-cell>
          <table:table-cell office:value-type="float" office:value="1318.56" calcext:value-type="float">
            <text:p>1318.56</text:p>
          </table:table-cell>
        </table:table-row>
        <table:table-row table:style-name="ro1">
          <table:table-cell office:value-type="float" office:value="8078802" calcext:value-type="float">
            <text:p>8078802</text:p>
          </table:table-cell>
          <table:table-cell table:formula="of:=[.A507]/1000/(60*60*24)" office:value-type="time" office:time-value="PT02H14M38.802S" calcext:value-type="time">
            <text:p>02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120.91" calcext:value-type="float">
            <text:p>1120.91</text:p>
          </table:table-cell>
          <table:table-cell office:value-type="float" office:value="1321.12" calcext:value-type="float">
            <text:p>1321.12</text:p>
          </table:table-cell>
        </table:table-row>
        <table:table-row table:style-name="ro1">
          <table:table-cell office:value-type="float" office:value="8094803" calcext:value-type="float">
            <text:p>8094803</text:p>
          </table:table-cell>
          <table:table-cell table:formula="of:=[.A508]/1000/(60*60*24)" office:value-type="time" office:time-value="PT02H14M54.803S" calcext:value-type="time">
            <text:p>02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123.13" calcext:value-type="float">
            <text:p>1123.13</text:p>
          </table:table-cell>
          <table:table-cell office:value-type="float" office:value="1323.69" calcext:value-type="float">
            <text:p>1323.69</text:p>
          </table:table-cell>
        </table:table-row>
        <table:table-row table:style-name="ro1">
          <table:table-cell office:value-type="float" office:value="8110804" calcext:value-type="float">
            <text:p>8110804</text:p>
          </table:table-cell>
          <table:table-cell table:formula="of:=[.A509]/1000/(60*60*24)" office:value-type="time" office:time-value="PT02H15M10.804S" calcext:value-type="time">
            <text:p>02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125.35" calcext:value-type="float">
            <text:p>1125.35</text:p>
          </table:table-cell>
          <table:table-cell office:value-type="float" office:value="1326.26" calcext:value-type="float">
            <text:p>1326.26</text:p>
          </table:table-cell>
        </table:table-row>
        <table:table-row table:style-name="ro1">
          <table:table-cell office:value-type="float" office:value="8126804" calcext:value-type="float">
            <text:p>8126804</text:p>
          </table:table-cell>
          <table:table-cell table:formula="of:=[.A510]/1000/(60*60*24)" office:value-type="time" office:time-value="PT02H15M26.804S" calcext:value-type="time">
            <text:p>02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127.57" calcext:value-type="float">
            <text:p>1127.57</text:p>
          </table:table-cell>
          <table:table-cell office:value-type="float" office:value="1328.83" calcext:value-type="float">
            <text:p>1328.83</text:p>
          </table:table-cell>
        </table:table-row>
        <table:table-row table:style-name="ro1">
          <table:table-cell office:value-type="float" office:value="8142802" calcext:value-type="float">
            <text:p>8142802</text:p>
          </table:table-cell>
          <table:table-cell table:formula="of:=[.A511]/1000/(60*60*24)" office:value-type="time" office:time-value="PT02H15M42.802S" calcext:value-type="time">
            <text:p>02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29.79" calcext:value-type="float">
            <text:p>1129.79</text:p>
          </table:table-cell>
          <table:table-cell office:value-type="float" office:value="1331.4" calcext:value-type="float">
            <text:p>1331.4</text:p>
          </table:table-cell>
        </table:table-row>
        <table:table-row table:style-name="ro1">
          <table:table-cell office:value-type="float" office:value="8158802" calcext:value-type="float">
            <text:p>8158802</text:p>
          </table:table-cell>
          <table:table-cell table:formula="of:=[.A512]/1000/(60*60*24)" office:value-type="time" office:time-value="PT02H15M58.802S" calcext:value-type="time">
            <text:p>02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132.01" calcext:value-type="float">
            <text:p>1132.01</text:p>
          </table:table-cell>
          <table:table-cell office:value-type="float" office:value="1333.97" calcext:value-type="float">
            <text:p>1333.97</text:p>
          </table:table-cell>
        </table:table-row>
        <table:table-row table:style-name="ro1">
          <table:table-cell office:value-type="float" office:value="8174804" calcext:value-type="float">
            <text:p>8174804</text:p>
          </table:table-cell>
          <table:table-cell table:formula="of:=[.A513]/1000/(60*60*24)" office:value-type="time" office:time-value="PT02H16M14.804S" calcext:value-type="time">
            <text:p>02:1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134.23" calcext:value-type="float">
            <text:p>1134.23</text:p>
          </table:table-cell>
          <table:table-cell office:value-type="float" office:value="1336.54" calcext:value-type="float">
            <text:p>1336.54</text:p>
          </table:table-cell>
        </table:table-row>
        <table:table-row table:style-name="ro1">
          <table:table-cell office:value-type="float" office:value="8190802" calcext:value-type="float">
            <text:p>8190802</text:p>
          </table:table-cell>
          <table:table-cell table:formula="of:=[.A514]/1000/(60*60*24)" office:value-type="time" office:time-value="PT02H16M30.802S" calcext:value-type="time">
            <text:p>02:1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136.45" calcext:value-type="float">
            <text:p>1136.45</text:p>
          </table:table-cell>
          <table:table-cell office:value-type="float" office:value="1339.1" calcext:value-type="float">
            <text:p>1339.1</text:p>
          </table:table-cell>
        </table:table-row>
        <table:table-row table:style-name="ro1">
          <table:table-cell office:value-type="float" office:value="8206803" calcext:value-type="float">
            <text:p>8206803</text:p>
          </table:table-cell>
          <table:table-cell table:formula="of:=[.A515]/1000/(60*60*24)" office:value-type="time" office:time-value="PT02H16M46.803S" calcext:value-type="time">
            <text:p>02:1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138.67" calcext:value-type="float">
            <text:p>1138.67</text:p>
          </table:table-cell>
          <table:table-cell office:value-type="float" office:value="1341.67" calcext:value-type="float">
            <text:p>1341.67</text:p>
          </table:table-cell>
        </table:table-row>
        <table:table-row table:style-name="ro1">
          <table:table-cell office:value-type="float" office:value="8222802" calcext:value-type="float">
            <text:p>8222802</text:p>
          </table:table-cell>
          <table:table-cell table:formula="of:=[.A516]/1000/(60*60*24)" office:value-type="time" office:time-value="PT02H17M02.802S" calcext:value-type="time">
            <text:p>02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140.89" calcext:value-type="float">
            <text:p>1140.89</text:p>
          </table:table-cell>
          <table:table-cell office:value-type="float" office:value="1344.24" calcext:value-type="float">
            <text:p>1344.24</text:p>
          </table:table-cell>
        </table:table-row>
        <table:table-row table:style-name="ro1">
          <table:table-cell office:value-type="float" office:value="8238802" calcext:value-type="float">
            <text:p>8238802</text:p>
          </table:table-cell>
          <table:table-cell table:formula="of:=[.A517]/1000/(60*60*24)" office:value-type="time" office:time-value="PT02H17M18.802S" calcext:value-type="time">
            <text:p>02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6" calcext:value-type="float">
            <text:p>578.26</text:p>
          </table:table-cell>
          <table:table-cell office:value-type="float" office:value="1143.11" calcext:value-type="float">
            <text:p>1143.11</text:p>
          </table:table-cell>
          <table:table-cell office:value-type="float" office:value="1346.8" calcext:value-type="float">
            <text:p>1346.8</text:p>
          </table:table-cell>
        </table:table-row>
        <table:table-row table:style-name="ro1">
          <table:table-cell office:value-type="float" office:value="8254803" calcext:value-type="float">
            <text:p>8254803</text:p>
          </table:table-cell>
          <table:table-cell table:formula="of:=[.A518]/1000/(60*60*24)" office:value-type="time" office:time-value="PT02H17M34.803S" calcext:value-type="time">
            <text:p>02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45.33" calcext:value-type="float">
            <text:p>1145.33</text:p>
          </table:table-cell>
          <table:table-cell office:value-type="float" office:value="1349.37" calcext:value-type="float">
            <text:p>1349.37</text:p>
          </table:table-cell>
        </table:table-row>
        <table:table-row table:style-name="ro1">
          <table:table-cell office:value-type="float" office:value="8270803" calcext:value-type="float">
            <text:p>8270803</text:p>
          </table:table-cell>
          <table:table-cell table:formula="of:=[.A519]/1000/(60*60*24)" office:value-type="time" office:time-value="PT02H17M50.803S" calcext:value-type="time">
            <text:p>02:1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6" calcext:value-type="float">
            <text:p>576.06</text:p>
          </table:table-cell>
          <table:table-cell office:value-type="float" office:value="1147.55" calcext:value-type="float">
            <text:p>1147.55</text:p>
          </table:table-cell>
          <table:table-cell office:value-type="float" office:value="1351.93" calcext:value-type="float">
            <text:p>1351.93</text:p>
          </table:table-cell>
        </table:table-row>
        <table:table-row table:style-name="ro1">
          <table:table-cell office:value-type="float" office:value="8286802" calcext:value-type="float">
            <text:p>8286802</text:p>
          </table:table-cell>
          <table:table-cell table:formula="of:=[.A520]/1000/(60*60*24)" office:value-type="time" office:time-value="PT02H18M06.802S" calcext:value-type="time">
            <text:p>02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149.77" calcext:value-type="float">
            <text:p>1149.77</text:p>
          </table:table-cell>
          <table:table-cell office:value-type="float" office:value="1354.5" calcext:value-type="float">
            <text:p>1354.5</text:p>
          </table:table-cell>
        </table:table-row>
        <table:table-row table:style-name="ro1">
          <table:table-cell office:value-type="float" office:value="8302802" calcext:value-type="float">
            <text:p>8302802</text:p>
          </table:table-cell>
          <table:table-cell table:formula="of:=[.A521]/1000/(60*60*24)" office:value-type="time" office:time-value="PT02H18M22.802S" calcext:value-type="time">
            <text:p>02:1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3" calcext:value-type="float">
            <text:p>576.3</text:p>
          </table:table-cell>
          <table:table-cell office:value-type="float" office:value="1151.99" calcext:value-type="float">
            <text:p>1151.99</text:p>
          </table:table-cell>
          <table:table-cell office:value-type="float" office:value="1357.06" calcext:value-type="float">
            <text:p>1357.06</text:p>
          </table:table-cell>
        </table:table-row>
        <table:table-row table:style-name="ro1">
          <table:table-cell office:value-type="float" office:value="8318803" calcext:value-type="float">
            <text:p>8318803</text:p>
          </table:table-cell>
          <table:table-cell table:formula="of:=[.A522]/1000/(60*60*24)" office:value-type="time" office:time-value="PT02H18M38.803S" calcext:value-type="time">
            <text:p>02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5" calcext:value-type="float">
            <text:p>578.75</text:p>
          </table:table-cell>
          <table:table-cell office:value-type="float" office:value="1154.21" calcext:value-type="float">
            <text:p>1154.21</text:p>
          </table:table-cell>
          <table:table-cell office:value-type="float" office:value="1359.63" calcext:value-type="float">
            <text:p>1359.63</text:p>
          </table:table-cell>
        </table:table-row>
        <table:table-row table:style-name="ro1">
          <table:table-cell office:value-type="float" office:value="8334802" calcext:value-type="float">
            <text:p>8334802</text:p>
          </table:table-cell>
          <table:table-cell table:formula="of:=[.A523]/1000/(60*60*24)" office:value-type="time" office:time-value="PT02H18M54.802S" calcext:value-type="time">
            <text:p>02:1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156.43" calcext:value-type="float">
            <text:p>1156.43</text:p>
          </table:table-cell>
          <table:table-cell office:value-type="float" office:value="1362.19" calcext:value-type="float">
            <text:p>1362.19</text:p>
          </table:table-cell>
        </table:table-row>
        <table:table-row table:style-name="ro1">
          <table:table-cell office:value-type="float" office:value="8350802" calcext:value-type="float">
            <text:p>8350802</text:p>
          </table:table-cell>
          <table:table-cell table:formula="of:=[.A524]/1000/(60*60*24)" office:value-type="time" office:time-value="PT02H19M10.802S" calcext:value-type="time">
            <text:p>02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158.65" calcext:value-type="float">
            <text:p>1158.65</text:p>
          </table:table-cell>
          <table:table-cell office:value-type="float" office:value="1364.76" calcext:value-type="float">
            <text:p>1364.76</text:p>
          </table:table-cell>
        </table:table-row>
        <table:table-row table:style-name="ro1">
          <table:table-cell office:value-type="float" office:value="8366802" calcext:value-type="float">
            <text:p>8366802</text:p>
          </table:table-cell>
          <table:table-cell table:formula="of:=[.A525]/1000/(60*60*24)" office:value-type="time" office:time-value="PT02H19M26.802S" calcext:value-type="time">
            <text:p>02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160.87" calcext:value-type="float">
            <text:p>1160.87</text:p>
          </table:table-cell>
          <table:table-cell office:value-type="float" office:value="1367.32" calcext:value-type="float">
            <text:p>1367.32</text:p>
          </table:table-cell>
        </table:table-row>
        <table:table-row table:style-name="ro1">
          <table:table-cell office:value-type="float" office:value="8382802" calcext:value-type="float">
            <text:p>8382802</text:p>
          </table:table-cell>
          <table:table-cell table:formula="of:=[.A526]/1000/(60*60*24)" office:value-type="time" office:time-value="PT02H19M42.802S" calcext:value-type="time">
            <text:p>02:1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163.09" calcext:value-type="float">
            <text:p>1163.09</text:p>
          </table:table-cell>
          <table:table-cell office:value-type="float" office:value="1369.89" calcext:value-type="float">
            <text:p>1369.89</text:p>
          </table:table-cell>
        </table:table-row>
        <table:table-row table:style-name="ro1">
          <table:table-cell office:value-type="float" office:value="8398804" calcext:value-type="float">
            <text:p>8398804</text:p>
          </table:table-cell>
          <table:table-cell table:formula="of:=[.A527]/1000/(60*60*24)" office:value-type="time" office:time-value="PT02H19M58.804S" calcext:value-type="time">
            <text:p>02:1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165.31" calcext:value-type="float">
            <text:p>1165.31</text:p>
          </table:table-cell>
          <table:table-cell office:value-type="float" office:value="1372.45" calcext:value-type="float">
            <text:p>1372.45</text:p>
          </table:table-cell>
        </table:table-row>
        <table:table-row table:style-name="ro1">
          <table:table-cell office:value-type="float" office:value="8414802" calcext:value-type="float">
            <text:p>8414802</text:p>
          </table:table-cell>
          <table:table-cell table:formula="of:=[.A528]/1000/(60*60*24)" office:value-type="time" office:time-value="PT02H20M14.802S" calcext:value-type="time">
            <text:p>02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167.53" calcext:value-type="float">
            <text:p>1167.53</text:p>
          </table:table-cell>
          <table:table-cell office:value-type="float" office:value="1375.02" calcext:value-type="float">
            <text:p>1375.02</text:p>
          </table:table-cell>
        </table:table-row>
        <table:table-row table:style-name="ro1">
          <table:table-cell office:value-type="float" office:value="8430802" calcext:value-type="float">
            <text:p>8430802</text:p>
          </table:table-cell>
          <table:table-cell table:formula="of:=[.A529]/1000/(60*60*24)" office:value-type="time" office:time-value="PT02H20M30.802S" calcext:value-type="time">
            <text:p>02:2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169.75" calcext:value-type="float">
            <text:p>1169.75</text:p>
          </table:table-cell>
          <table:table-cell office:value-type="float" office:value="1377.58" calcext:value-type="float">
            <text:p>1377.58</text:p>
          </table:table-cell>
        </table:table-row>
        <table:table-row table:style-name="ro1">
          <table:table-cell office:value-type="float" office:value="8446804" calcext:value-type="float">
            <text:p>8446804</text:p>
          </table:table-cell>
          <table:table-cell table:formula="of:=[.A530]/1000/(60*60*24)" office:value-type="time" office:time-value="PT02H20M46.804S" calcext:value-type="time">
            <text:p>02:2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171.97" calcext:value-type="float">
            <text:p>1171.97</text:p>
          </table:table-cell>
          <table:table-cell office:value-type="float" office:value="1380.14" calcext:value-type="float">
            <text:p>1380.14</text:p>
          </table:table-cell>
        </table:table-row>
        <table:table-row table:style-name="ro1">
          <table:table-cell office:value-type="float" office:value="8462802" calcext:value-type="float">
            <text:p>8462802</text:p>
          </table:table-cell>
          <table:table-cell table:formula="of:=[.A531]/1000/(60*60*24)" office:value-type="time" office:time-value="PT02H21M02.802S" calcext:value-type="time">
            <text:p>02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21" calcext:value-type="float">
            <text:p>578.21</text:p>
          </table:table-cell>
          <table:table-cell office:value-type="float" office:value="1174.19" calcext:value-type="float">
            <text:p>1174.19</text:p>
          </table:table-cell>
          <table:table-cell office:value-type="float" office:value="1382.7" calcext:value-type="float">
            <text:p>1382.7</text:p>
          </table:table-cell>
        </table:table-row>
        <table:table-row table:style-name="ro1">
          <table:table-cell office:value-type="float" office:value="8478803" calcext:value-type="float">
            <text:p>8478803</text:p>
          </table:table-cell>
          <table:table-cell table:formula="of:=[.A532]/1000/(60*60*24)" office:value-type="time" office:time-value="PT02H21M18.803S" calcext:value-type="time">
            <text:p>02:2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176.41" calcext:value-type="float">
            <text:p>1176.41</text:p>
          </table:table-cell>
          <table:table-cell office:value-type="float" office:value="1385.27" calcext:value-type="float">
            <text:p>1385.27</text:p>
          </table:table-cell>
        </table:table-row>
        <table:table-row table:style-name="ro1">
          <table:table-cell office:value-type="float" office:value="8494802" calcext:value-type="float">
            <text:p>8494802</text:p>
          </table:table-cell>
          <table:table-cell table:formula="of:=[.A533]/1000/(60*60*24)" office:value-type="time" office:time-value="PT02H21M34.802S" calcext:value-type="time">
            <text:p>02:2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5" calcext:value-type="float">
            <text:p>576.75</text:p>
          </table:table-cell>
          <table:table-cell office:value-type="float" office:value="1178.63" calcext:value-type="float">
            <text:p>1178.63</text:p>
          </table:table-cell>
          <table:table-cell office:value-type="float" office:value="1387.83" calcext:value-type="float">
            <text:p>1387.83</text:p>
          </table:table-cell>
        </table:table-row>
        <table:table-row table:style-name="ro1">
          <table:table-cell office:value-type="float" office:value="8510803" calcext:value-type="float">
            <text:p>8510803</text:p>
          </table:table-cell>
          <table:table-cell table:formula="of:=[.A534]/1000/(60*60*24)" office:value-type="time" office:time-value="PT02H21M50.803S" calcext:value-type="time">
            <text:p>02:2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180.85" calcext:value-type="float">
            <text:p>1180.85</text:p>
          </table:table-cell>
          <table:table-cell office:value-type="float" office:value="1390.39" calcext:value-type="float">
            <text:p>1390.39</text:p>
          </table:table-cell>
        </table:table-row>
        <table:table-row table:style-name="ro1">
          <table:table-cell office:value-type="float" office:value="8526802" calcext:value-type="float">
            <text:p>8526802</text:p>
          </table:table-cell>
          <table:table-cell table:formula="of:=[.A535]/1000/(60*60*24)" office:value-type="time" office:time-value="PT02H22M06.802S" calcext:value-type="time">
            <text:p>02:2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183.07" calcext:value-type="float">
            <text:p>1183.07</text:p>
          </table:table-cell>
          <table:table-cell office:value-type="float" office:value="1392.95" calcext:value-type="float">
            <text:p>1392.95</text:p>
          </table:table-cell>
        </table:table-row>
        <table:table-row table:style-name="ro1">
          <table:table-cell office:value-type="float" office:value="8542802" calcext:value-type="float">
            <text:p>8542802</text:p>
          </table:table-cell>
          <table:table-cell table:formula="of:=[.A536]/1000/(60*60*24)" office:value-type="time" office:time-value="PT02H22M22.802S" calcext:value-type="time">
            <text:p>02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185.29" calcext:value-type="float">
            <text:p>1185.29</text:p>
          </table:table-cell>
          <table:table-cell office:value-type="float" office:value="1395.51" calcext:value-type="float">
            <text:p>1395.51</text:p>
          </table:table-cell>
        </table:table-row>
        <table:table-row table:style-name="ro1">
          <table:table-cell office:value-type="float" office:value="8558802" calcext:value-type="float">
            <text:p>8558802</text:p>
          </table:table-cell>
          <table:table-cell table:formula="of:=[.A537]/1000/(60*60*24)" office:value-type="time" office:time-value="PT02H22M38.802S" calcext:value-type="time">
            <text:p>02:2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4" calcext:value-type="float">
            <text:p>575.94</text:p>
          </table:table-cell>
          <table:table-cell office:value-type="float" office:value="1187.51" calcext:value-type="float">
            <text:p>1187.51</text:p>
          </table:table-cell>
          <table:table-cell office:value-type="float" office:value="1398.08" calcext:value-type="float">
            <text:p>1398.08</text:p>
          </table:table-cell>
        </table:table-row>
        <table:table-row table:style-name="ro1">
          <table:table-cell office:value-type="float" office:value="8574802" calcext:value-type="float">
            <text:p>8574802</text:p>
          </table:table-cell>
          <table:table-cell table:formula="of:=[.A538]/1000/(60*60*24)" office:value-type="time" office:time-value="PT02H22M54.802S" calcext:value-type="time">
            <text:p>02:2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189.73" calcext:value-type="float">
            <text:p>1189.73</text:p>
          </table:table-cell>
          <table:table-cell office:value-type="float" office:value="1400.64" calcext:value-type="float">
            <text:p>1400.64</text:p>
          </table:table-cell>
        </table:table-row>
        <table:table-row table:style-name="ro1">
          <table:table-cell office:value-type="float" office:value="8590802" calcext:value-type="float">
            <text:p>8590802</text:p>
          </table:table-cell>
          <table:table-cell table:formula="of:=[.A539]/1000/(60*60*24)" office:value-type="time" office:time-value="PT02H23M10.802S" calcext:value-type="time">
            <text:p>02:2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191.95" calcext:value-type="float">
            <text:p>1191.95</text:p>
          </table:table-cell>
          <table:table-cell office:value-type="float" office:value="1403.2" calcext:value-type="float">
            <text:p>1403.2</text:p>
          </table:table-cell>
        </table:table-row>
        <table:table-row table:style-name="ro1">
          <table:table-cell office:value-type="float" office:value="8606804" calcext:value-type="float">
            <text:p>8606804</text:p>
          </table:table-cell>
          <table:table-cell table:formula="of:=[.A540]/1000/(60*60*24)" office:value-type="time" office:time-value="PT02H23M26.804S" calcext:value-type="time">
            <text:p>02:2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194.17" calcext:value-type="float">
            <text:p>1194.17</text:p>
          </table:table-cell>
          <table:table-cell office:value-type="float" office:value="1405.77" calcext:value-type="float">
            <text:p>1405.77</text:p>
          </table:table-cell>
        </table:table-row>
        <table:table-row table:style-name="ro1">
          <table:table-cell office:value-type="float" office:value="8622802" calcext:value-type="float">
            <text:p>8622802</text:p>
          </table:table-cell>
          <table:table-cell table:formula="of:=[.A541]/1000/(60*60*24)" office:value-type="time" office:time-value="PT02H23M42.802S" calcext:value-type="time">
            <text:p>02:2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6" calcext:value-type="float">
            <text:p>576.06</text:p>
          </table:table-cell>
          <table:table-cell office:value-type="float" office:value="1196.39" calcext:value-type="float">
            <text:p>1196.39</text:p>
          </table:table-cell>
          <table:table-cell office:value-type="float" office:value="1408.32" calcext:value-type="float">
            <text:p>1408.32</text:p>
          </table:table-cell>
        </table:table-row>
        <table:table-row table:style-name="ro1">
          <table:table-cell office:value-type="float" office:value="8638803" calcext:value-type="float">
            <text:p>8638803</text:p>
          </table:table-cell>
          <table:table-cell table:formula="of:=[.A542]/1000/(60*60*24)" office:value-type="time" office:time-value="PT02H23M58.803S" calcext:value-type="time">
            <text:p>02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198.61" calcext:value-type="float">
            <text:p>1198.61</text:p>
          </table:table-cell>
          <table:table-cell office:value-type="float" office:value="1410.89" calcext:value-type="float">
            <text:p>1410.89</text:p>
          </table:table-cell>
        </table:table-row>
        <table:table-row table:style-name="ro1">
          <table:table-cell office:value-type="float" office:value="8654802" calcext:value-type="float">
            <text:p>8654802</text:p>
          </table:table-cell>
          <table:table-cell table:formula="of:=[.A543]/1000/(60*60*24)" office:value-type="time" office:time-value="PT02H24M14.802S" calcext:value-type="time">
            <text:p>02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200.83" calcext:value-type="float">
            <text:p>1200.83</text:p>
          </table:table-cell>
          <table:table-cell office:value-type="float" office:value="1413.44" calcext:value-type="float">
            <text:p>1413.44</text:p>
          </table:table-cell>
        </table:table-row>
        <table:table-row table:style-name="ro1">
          <table:table-cell office:value-type="float" office:value="8670802" calcext:value-type="float">
            <text:p>8670802</text:p>
          </table:table-cell>
          <table:table-cell table:formula="of:=[.A544]/1000/(60*60*24)" office:value-type="time" office:time-value="PT02H24M30.802S" calcext:value-type="time">
            <text:p>02:2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203.05" calcext:value-type="float">
            <text:p>1203.05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8686802" calcext:value-type="float">
            <text:p>8686802</text:p>
          </table:table-cell>
          <table:table-cell table:formula="of:=[.A545]/1000/(60*60*24)" office:value-type="time" office:time-value="PT02H24M46.802S" calcext:value-type="time">
            <text:p>02:2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205.27" calcext:value-type="float">
            <text:p>1205.27</text:p>
          </table:table-cell>
          <table:table-cell office:value-type="float" office:value="1418.56" calcext:value-type="float">
            <text:p>1418.56</text:p>
          </table:table-cell>
        </table:table-row>
        <table:table-row table:style-name="ro1">
          <table:table-cell office:value-type="float" office:value="8702802" calcext:value-type="float">
            <text:p>8702802</text:p>
          </table:table-cell>
          <table:table-cell table:formula="of:=[.A546]/1000/(60*60*24)" office:value-type="time" office:time-value="PT02H25M02.802S" calcext:value-type="time">
            <text:p>02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207.49" calcext:value-type="float">
            <text:p>1207.49</text:p>
          </table:table-cell>
          <table:table-cell office:value-type="float" office:value="1421.12" calcext:value-type="float">
            <text:p>1421.12</text:p>
          </table:table-cell>
        </table:table-row>
        <table:table-row table:style-name="ro1">
          <table:table-cell office:value-type="float" office:value="8718802" calcext:value-type="float">
            <text:p>8718802</text:p>
          </table:table-cell>
          <table:table-cell table:formula="of:=[.A547]/1000/(60*60*24)" office:value-type="time" office:time-value="PT02H25M18.802S" calcext:value-type="time">
            <text:p>02:25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2" calcext:value-type="float">
            <text:p>576.2</text:p>
          </table:table-cell>
          <table:table-cell office:value-type="float" office:value="1209.71" calcext:value-type="float">
            <text:p>1209.71</text:p>
          </table:table-cell>
          <table:table-cell office:value-type="float" office:value="1423.68" calcext:value-type="float">
            <text:p>1423.68</text:p>
          </table:table-cell>
        </table:table-row>
        <table:table-row table:style-name="ro1">
          <table:table-cell office:value-type="float" office:value="8734804" calcext:value-type="float">
            <text:p>8734804</text:p>
          </table:table-cell>
          <table:table-cell table:formula="of:=[.A548]/1000/(60*60*24)" office:value-type="time" office:time-value="PT02H25M34.804S" calcext:value-type="time">
            <text:p>02:2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211.93" calcext:value-type="float">
            <text:p>1211.93</text:p>
          </table:table-cell>
          <table:table-cell office:value-type="float" office:value="1426.24" calcext:value-type="float">
            <text:p>1426.24</text:p>
          </table:table-cell>
        </table:table-row>
        <table:table-row table:style-name="ro1">
          <table:table-cell office:value-type="float" office:value="8750802" calcext:value-type="float">
            <text:p>8750802</text:p>
          </table:table-cell>
          <table:table-cell table:formula="of:=[.A549]/1000/(60*60*24)" office:value-type="time" office:time-value="PT02H25M50.802S" calcext:value-type="time">
            <text:p>02:2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214.15" calcext:value-type="float">
            <text:p>1214.15</text:p>
          </table:table-cell>
          <table:table-cell office:value-type="float" office:value="1428.8" calcext:value-type="float">
            <text:p>1428.8</text:p>
          </table:table-cell>
        </table:table-row>
        <table:table-row table:style-name="ro1">
          <table:table-cell office:value-type="float" office:value="8766804" calcext:value-type="float">
            <text:p>8766804</text:p>
          </table:table-cell>
          <table:table-cell table:formula="of:=[.A550]/1000/(60*60*24)" office:value-type="time" office:time-value="PT02H26M06.804S" calcext:value-type="time">
            <text:p>02:2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216.37" calcext:value-type="float">
            <text:p>1216.37</text:p>
          </table:table-cell>
          <table:table-cell office:value-type="float" office:value="1431.36" calcext:value-type="float">
            <text:p>1431.36</text:p>
          </table:table-cell>
        </table:table-row>
        <table:table-row table:style-name="ro1">
          <table:table-cell office:value-type="float" office:value="8782804" calcext:value-type="float">
            <text:p>8782804</text:p>
          </table:table-cell>
          <table:table-cell table:formula="of:=[.A551]/1000/(60*60*24)" office:value-type="time" office:time-value="PT02H26M22.804S" calcext:value-type="time">
            <text:p>02:26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218.59" calcext:value-type="float">
            <text:p>1218.59</text:p>
          </table:table-cell>
          <table:table-cell office:value-type="float" office:value="1433.91" calcext:value-type="float">
            <text:p>1433.91</text:p>
          </table:table-cell>
        </table:table-row>
        <table:table-row table:style-name="ro1">
          <table:table-cell office:value-type="float" office:value="8798804" calcext:value-type="float">
            <text:p>8798804</text:p>
          </table:table-cell>
          <table:table-cell table:formula="of:=[.A552]/1000/(60*60*24)" office:value-type="time" office:time-value="PT02H26M38.804S" calcext:value-type="time">
            <text:p>02:2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220.81" calcext:value-type="float">
            <text:p>1220.81</text:p>
          </table:table-cell>
          <table:table-cell office:value-type="float" office:value="1436.47" calcext:value-type="float">
            <text:p>1436.47</text:p>
          </table:table-cell>
        </table:table-row>
        <table:table-row table:style-name="ro1">
          <table:table-cell office:value-type="float" office:value="8814802" calcext:value-type="float">
            <text:p>8814802</text:p>
          </table:table-cell>
          <table:table-cell table:formula="of:=[.A553]/1000/(60*60*24)" office:value-type="time" office:time-value="PT02H26M54.802S" calcext:value-type="time">
            <text:p>02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223.03" calcext:value-type="float">
            <text:p>1223.03</text:p>
          </table:table-cell>
          <table:table-cell office:value-type="float" office:value="1439.03" calcext:value-type="float">
            <text:p>1439.03</text:p>
          </table:table-cell>
        </table:table-row>
        <table:table-row table:style-name="ro1">
          <table:table-cell office:value-type="float" office:value="8830803" calcext:value-type="float">
            <text:p>8830803</text:p>
          </table:table-cell>
          <table:table-cell table:formula="of:=[.A554]/1000/(60*60*24)" office:value-type="time" office:time-value="PT02H27M10.803S" calcext:value-type="time">
            <text:p>02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225.25" calcext:value-type="float">
            <text:p>1225.25</text:p>
          </table:table-cell>
          <table:table-cell office:value-type="float" office:value="1441.58" calcext:value-type="float">
            <text:p>1441.58</text:p>
          </table:table-cell>
        </table:table-row>
        <table:table-row table:style-name="ro1">
          <table:table-cell office:value-type="float" office:value="8846804" calcext:value-type="float">
            <text:p>8846804</text:p>
          </table:table-cell>
          <table:table-cell table:formula="of:=[.A555]/1000/(60*60*24)" office:value-type="time" office:time-value="PT02H27M26.804S" calcext:value-type="time">
            <text:p>02:27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227.47" calcext:value-type="float">
            <text:p>1227.47</text:p>
          </table:table-cell>
          <table:table-cell office:value-type="float" office:value="1444.14" calcext:value-type="float">
            <text:p>1444.14</text:p>
          </table:table-cell>
        </table:table-row>
        <table:table-row table:style-name="ro1">
          <table:table-cell office:value-type="float" office:value="8862802" calcext:value-type="float">
            <text:p>8862802</text:p>
          </table:table-cell>
          <table:table-cell table:formula="of:=[.A556]/1000/(60*60*24)" office:value-type="time" office:time-value="PT02H27M42.802S" calcext:value-type="time">
            <text:p>02:2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1" calcext:value-type="float">
            <text:p>572.21</text:p>
          </table:table-cell>
          <table:table-cell office:value-type="float" office:value="1229.69" calcext:value-type="float">
            <text:p>1229.69</text:p>
          </table:table-cell>
          <table:table-cell office:value-type="float" office:value="1446.69" calcext:value-type="float">
            <text:p>1446.69</text:p>
          </table:table-cell>
        </table:table-row>
        <table:table-row table:style-name="ro1">
          <table:table-cell office:value-type="float" office:value="8878803" calcext:value-type="float">
            <text:p>8878803</text:p>
          </table:table-cell>
          <table:table-cell table:formula="of:=[.A557]/1000/(60*60*24)" office:value-type="time" office:time-value="PT02H27M58.803S" calcext:value-type="time">
            <text:p>02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231.91" calcext:value-type="float">
            <text:p>1231.91</text:p>
          </table:table-cell>
          <table:table-cell office:value-type="float" office:value="1449.25" calcext:value-type="float">
            <text:p>1449.25</text:p>
          </table:table-cell>
        </table:table-row>
        <table:table-row table:style-name="ro1">
          <table:table-cell office:value-type="float" office:value="8894804" calcext:value-type="float">
            <text:p>8894804</text:p>
          </table:table-cell>
          <table:table-cell table:formula="of:=[.A558]/1000/(60*60*24)" office:value-type="time" office:time-value="PT02H28M14.804S" calcext:value-type="time">
            <text:p>02:2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234.12" calcext:value-type="float">
            <text:p>1234.12</text:p>
          </table:table-cell>
          <table:table-cell office:value-type="float" office:value="1451.8" calcext:value-type="float">
            <text:p>1451.8</text:p>
          </table:table-cell>
        </table:table-row>
        <table:table-row table:style-name="ro1">
          <table:table-cell office:value-type="float" office:value="8910802" calcext:value-type="float">
            <text:p>8910802</text:p>
          </table:table-cell>
          <table:table-cell table:formula="of:=[.A559]/1000/(60*60*24)" office:value-type="time" office:time-value="PT02H28M30.802S" calcext:value-type="time">
            <text:p>02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236.34" calcext:value-type="float">
            <text:p>1236.34</text:p>
          </table:table-cell>
          <table:table-cell office:value-type="float" office:value="1454.36" calcext:value-type="float">
            <text:p>1454.36</text:p>
          </table:table-cell>
        </table:table-row>
        <table:table-row table:style-name="ro1">
          <table:table-cell office:value-type="float" office:value="8926802" calcext:value-type="float">
            <text:p>8926802</text:p>
          </table:table-cell>
          <table:table-cell table:formula="of:=[.A560]/1000/(60*60*24)" office:value-type="time" office:time-value="PT02H28M46.802S" calcext:value-type="time">
            <text:p>02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238.56" calcext:value-type="float">
            <text:p>1238.56</text:p>
          </table:table-cell>
          <table:table-cell office:value-type="float" office:value="1456.92" calcext:value-type="float">
            <text:p>1456.92</text:p>
          </table:table-cell>
        </table:table-row>
        <table:table-row table:style-name="ro1">
          <table:table-cell office:value-type="float" office:value="8942802" calcext:value-type="float">
            <text:p>8942802</text:p>
          </table:table-cell>
          <table:table-cell table:formula="of:=[.A561]/1000/(60*60*24)" office:value-type="time" office:time-value="PT02H29M02.802S" calcext:value-type="time">
            <text:p>02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3" calcext:value-type="float">
            <text:p>576.03</text:p>
          </table:table-cell>
          <table:table-cell office:value-type="float" office:value="1240.78" calcext:value-type="float">
            <text:p>1240.78</text:p>
          </table:table-cell>
          <table:table-cell office:value-type="float" office:value="1459.47" calcext:value-type="float">
            <text:p>1459.47</text:p>
          </table:table-cell>
        </table:table-row>
        <table:table-row table:style-name="ro1">
          <table:table-cell office:value-type="float" office:value="8958803" calcext:value-type="float">
            <text:p>8958803</text:p>
          </table:table-cell>
          <table:table-cell table:formula="of:=[.A562]/1000/(60*60*24)" office:value-type="time" office:time-value="PT02H29M18.803S" calcext:value-type="time">
            <text:p>02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243" calcext:value-type="float">
            <text:p>1243</text:p>
          </table:table-cell>
          <table:table-cell office:value-type="float" office:value="1462.03" calcext:value-type="float">
            <text:p>1462.03</text:p>
          </table:table-cell>
        </table:table-row>
        <table:table-row table:style-name="ro1">
          <table:table-cell office:value-type="float" office:value="8974802" calcext:value-type="float">
            <text:p>8974802</text:p>
          </table:table-cell>
          <table:table-cell table:formula="of:=[.A563]/1000/(60*60*24)" office:value-type="time" office:time-value="PT02H29M34.802S" calcext:value-type="time">
            <text:p>02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245.22" calcext:value-type="float">
            <text:p>1245.22</text:p>
          </table:table-cell>
          <table:table-cell office:value-type="float" office:value="1464.58" calcext:value-type="float">
            <text:p>1464.58</text:p>
          </table:table-cell>
        </table:table-row>
        <table:table-row table:style-name="ro1">
          <table:table-cell office:value-type="float" office:value="8990804" calcext:value-type="float">
            <text:p>8990804</text:p>
          </table:table-cell>
          <table:table-cell table:formula="of:=[.A564]/1000/(60*60*24)" office:value-type="time" office:time-value="PT02H29M50.804S" calcext:value-type="time">
            <text:p>02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247.44" calcext:value-type="float">
            <text:p>1247.44</text:p>
          </table:table-cell>
          <table:table-cell office:value-type="float" office:value="1467.13" calcext:value-type="float">
            <text:p>1467.13</text:p>
          </table:table-cell>
        </table:table-row>
        <table:table-row table:style-name="ro1">
          <table:table-cell office:value-type="float" office:value="9006802" calcext:value-type="float">
            <text:p>9006802</text:p>
          </table:table-cell>
          <table:table-cell table:formula="of:=[.A565]/1000/(60*60*24)" office:value-type="time" office:time-value="PT02H30M06.802S" calcext:value-type="time">
            <text:p>02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3.82" calcext:value-type="float">
            <text:p>573.82</text:p>
          </table:table-cell>
          <table:table-cell office:value-type="float" office:value="1249.66" calcext:value-type="float">
            <text:p>1249.66</text:p>
          </table:table-cell>
          <table:table-cell office:value-type="float" office:value="1469.69" calcext:value-type="float">
            <text:p>1469.69</text:p>
          </table:table-cell>
        </table:table-row>
        <table:table-row table:style-name="ro1">
          <table:table-cell office:value-type="float" office:value="9022804" calcext:value-type="float">
            <text:p>9022804</text:p>
          </table:table-cell>
          <table:table-cell table:formula="of:=[.A566]/1000/(60*60*24)" office:value-type="time" office:time-value="PT02H30M22.804S" calcext:value-type="time">
            <text:p>02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251.88" calcext:value-type="float">
            <text:p>1251.88</text:p>
          </table:table-cell>
          <table:table-cell office:value-type="float" office:value="1472.24" calcext:value-type="float">
            <text:p>1472.24</text:p>
          </table:table-cell>
        </table:table-row>
        <table:table-row table:style-name="ro1">
          <table:table-cell office:value-type="float" office:value="9038802" calcext:value-type="float">
            <text:p>9038802</text:p>
          </table:table-cell>
          <table:table-cell table:formula="of:=[.A567]/1000/(60*60*24)" office:value-type="time" office:time-value="PT02H30M38.802S" calcext:value-type="time">
            <text:p>02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254.1" calcext:value-type="float">
            <text:p>1254.1</text:p>
          </table:table-cell>
          <table:table-cell office:value-type="float" office:value="1474.8" calcext:value-type="float">
            <text:p>1474.8</text:p>
          </table:table-cell>
        </table:table-row>
        <table:table-row table:style-name="ro1">
          <table:table-cell office:value-type="float" office:value="9054802" calcext:value-type="float">
            <text:p>9054802</text:p>
          </table:table-cell>
          <table:table-cell table:formula="of:=[.A568]/1000/(60*60*24)" office:value-type="time" office:time-value="PT02H30M54.802S" calcext:value-type="time">
            <text:p>02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256.32" calcext:value-type="float">
            <text:p>1256.32</text:p>
          </table:table-cell>
          <table:table-cell office:value-type="float" office:value="1477.35" calcext:value-type="float">
            <text:p>1477.35</text:p>
          </table:table-cell>
        </table:table-row>
        <table:table-row table:style-name="ro1">
          <table:table-cell office:value-type="float" office:value="9070803" calcext:value-type="float">
            <text:p>9070803</text:p>
          </table:table-cell>
          <table:table-cell table:formula="of:=[.A569]/1000/(60*60*24)" office:value-type="time" office:time-value="PT02H31M10.803S" calcext:value-type="time">
            <text:p>02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258.54" calcext:value-type="float">
            <text:p>1258.54</text:p>
          </table:table-cell>
          <table:table-cell office:value-type="float" office:value="1479.9" calcext:value-type="float">
            <text:p>1479.9</text:p>
          </table:table-cell>
        </table:table-row>
        <table:table-row table:style-name="ro1">
          <table:table-cell office:value-type="float" office:value="9086802" calcext:value-type="float">
            <text:p>9086802</text:p>
          </table:table-cell>
          <table:table-cell table:formula="of:=[.A570]/1000/(60*60*24)" office:value-type="time" office:time-value="PT02H31M26.802S" calcext:value-type="time">
            <text:p>02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260.76" calcext:value-type="float">
            <text:p>1260.76</text:p>
          </table:table-cell>
          <table:table-cell office:value-type="float" office:value="1482.46" calcext:value-type="float">
            <text:p>1482.46</text:p>
          </table:table-cell>
        </table:table-row>
        <table:table-row table:style-name="ro1">
          <table:table-cell office:value-type="float" office:value="9102804" calcext:value-type="float">
            <text:p>9102804</text:p>
          </table:table-cell>
          <table:table-cell table:formula="of:=[.A571]/1000/(60*60*24)" office:value-type="time" office:time-value="PT02H31M42.804S" calcext:value-type="time">
            <text:p>02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262.98" calcext:value-type="float">
            <text:p>1262.98</text:p>
          </table:table-cell>
          <table:table-cell office:value-type="float" office:value="1485.01" calcext:value-type="float">
            <text:p>1485.01</text:p>
          </table:table-cell>
        </table:table-row>
        <table:table-row table:style-name="ro1">
          <table:table-cell office:value-type="float" office:value="9118804" calcext:value-type="float">
            <text:p>9118804</text:p>
          </table:table-cell>
          <table:table-cell table:formula="of:=[.A572]/1000/(60*60*24)" office:value-type="time" office:time-value="PT02H31M58.804S" calcext:value-type="time">
            <text:p>02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265.2" calcext:value-type="float">
            <text:p>1265.2</text:p>
          </table:table-cell>
          <table:table-cell office:value-type="float" office:value="1487.56" calcext:value-type="float">
            <text:p>1487.56</text:p>
          </table:table-cell>
        </table:table-row>
        <table:table-row table:style-name="ro1">
          <table:table-cell office:value-type="float" office:value="9134802" calcext:value-type="float">
            <text:p>9134802</text:p>
          </table:table-cell>
          <table:table-cell table:formula="of:=[.A573]/1000/(60*60*24)" office:value-type="time" office:time-value="PT02H32M14.802S" calcext:value-type="time">
            <text:p>02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267.42" calcext:value-type="float">
            <text:p>1267.42</text:p>
          </table:table-cell>
          <table:table-cell office:value-type="float" office:value="1490.11" calcext:value-type="float">
            <text:p>1490.11</text:p>
          </table:table-cell>
        </table:table-row>
        <table:table-row table:style-name="ro1">
          <table:table-cell office:value-type="float" office:value="9150803" calcext:value-type="float">
            <text:p>9150803</text:p>
          </table:table-cell>
          <table:table-cell table:formula="of:=[.A574]/1000/(60*60*24)" office:value-type="time" office:time-value="PT02H32M30.803S" calcext:value-type="time">
            <text:p>02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269.64" calcext:value-type="float">
            <text:p>1269.64</text:p>
          </table:table-cell>
          <table:table-cell office:value-type="float" office:value="1492.67" calcext:value-type="float">
            <text:p>1492.67</text:p>
          </table:table-cell>
        </table:table-row>
        <table:table-row table:style-name="ro1">
          <table:table-cell office:value-type="float" office:value="9166802" calcext:value-type="float">
            <text:p>9166802</text:p>
          </table:table-cell>
          <table:table-cell table:formula="of:=[.A575]/1000/(60*60*24)" office:value-type="time" office:time-value="PT02H32M46.802S" calcext:value-type="time">
            <text:p>02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271.86" calcext:value-type="float">
            <text:p>1271.86</text:p>
          </table:table-cell>
          <table:table-cell office:value-type="float" office:value="1495.22" calcext:value-type="float">
            <text:p>1495.22</text:p>
          </table:table-cell>
        </table:table-row>
        <table:table-row table:style-name="ro1">
          <table:table-cell office:value-type="float" office:value="9182802" calcext:value-type="float">
            <text:p>9182802</text:p>
          </table:table-cell>
          <table:table-cell table:formula="of:=[.A576]/1000/(60*60*24)" office:value-type="time" office:time-value="PT02H33M02.802S" calcext:value-type="time">
            <text:p>02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274.08" calcext:value-type="float">
            <text:p>1274.08</text:p>
          </table:table-cell>
          <table:table-cell office:value-type="float" office:value="1497.77" calcext:value-type="float">
            <text:p>1497.77</text:p>
          </table:table-cell>
        </table:table-row>
        <table:table-row table:style-name="ro1">
          <table:table-cell office:value-type="float" office:value="9198802" calcext:value-type="float">
            <text:p>9198802</text:p>
          </table:table-cell>
          <table:table-cell table:formula="of:=[.A577]/1000/(60*60*24)" office:value-type="time" office:time-value="PT02H33M18.802S" calcext:value-type="time">
            <text:p>02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276.3" calcext:value-type="float">
            <text:p>1276.3</text:p>
          </table:table-cell>
          <table:table-cell office:value-type="float" office:value="1500.33" calcext:value-type="float">
            <text:p>1500.33</text:p>
          </table:table-cell>
        </table:table-row>
        <table:table-row table:style-name="ro1">
          <table:table-cell office:value-type="float" office:value="9214802" calcext:value-type="float">
            <text:p>9214802</text:p>
          </table:table-cell>
          <table:table-cell table:formula="of:=[.A578]/1000/(60*60*24)" office:value-type="time" office:time-value="PT02H33M34.802S" calcext:value-type="time">
            <text:p>02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278.52" calcext:value-type="float">
            <text:p>1278.52</text:p>
          </table:table-cell>
          <table:table-cell office:value-type="float" office:value="1502.88" calcext:value-type="float">
            <text:p>1502.88</text:p>
          </table:table-cell>
        </table:table-row>
        <table:table-row table:style-name="ro1">
          <table:table-cell office:value-type="float" office:value="9230803" calcext:value-type="float">
            <text:p>9230803</text:p>
          </table:table-cell>
          <table:table-cell table:formula="of:=[.A579]/1000/(60*60*24)" office:value-type="time" office:time-value="PT02H33M50.803S" calcext:value-type="time">
            <text:p>02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280.74" calcext:value-type="float">
            <text:p>1280.74</text:p>
          </table:table-cell>
          <table:table-cell office:value-type="float" office:value="1505.43" calcext:value-type="float">
            <text:p>1505.43</text:p>
          </table:table-cell>
        </table:table-row>
        <table:table-row table:style-name="ro1">
          <table:table-cell office:value-type="float" office:value="9246803" calcext:value-type="float">
            <text:p>9246803</text:p>
          </table:table-cell>
          <table:table-cell table:formula="of:=[.A580]/1000/(60*60*24)" office:value-type="time" office:time-value="PT02H34M06.803S" calcext:value-type="time">
            <text:p>02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282.96" calcext:value-type="float">
            <text:p>1282.96</text:p>
          </table:table-cell>
          <table:table-cell office:value-type="float" office:value="1507.98" calcext:value-type="float">
            <text:p>1507.98</text:p>
          </table:table-cell>
        </table:table-row>
        <table:table-row table:style-name="ro1">
          <table:table-cell office:value-type="float" office:value="9262802" calcext:value-type="float">
            <text:p>9262802</text:p>
          </table:table-cell>
          <table:table-cell table:formula="of:=[.A581]/1000/(60*60*24)" office:value-type="time" office:time-value="PT02H34M22.802S" calcext:value-type="time">
            <text:p>02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285.18" calcext:value-type="float">
            <text:p>1285.18</text:p>
          </table:table-cell>
          <table:table-cell office:value-type="float" office:value="1510.53" calcext:value-type="float">
            <text:p>1510.53</text:p>
          </table:table-cell>
        </table:table-row>
        <table:table-row table:style-name="ro1">
          <table:table-cell office:value-type="float" office:value="9278802" calcext:value-type="float">
            <text:p>9278802</text:p>
          </table:table-cell>
          <table:table-cell table:formula="of:=[.A582]/1000/(60*60*24)" office:value-type="time" office:time-value="PT02H34M38.802S" calcext:value-type="time">
            <text:p>02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287.4" calcext:value-type="float">
            <text:p>1287.4</text:p>
          </table:table-cell>
          <table:table-cell office:value-type="float" office:value="1513.08" calcext:value-type="float">
            <text:p>1513.08</text:p>
          </table:table-cell>
        </table:table-row>
        <table:table-row table:style-name="ro1">
          <table:table-cell office:value-type="float" office:value="9294804" calcext:value-type="float">
            <text:p>9294804</text:p>
          </table:table-cell>
          <table:table-cell table:formula="of:=[.A583]/1000/(60*60*24)" office:value-type="time" office:time-value="PT02H34M54.804S" calcext:value-type="time">
            <text:p>02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289.62" calcext:value-type="float">
            <text:p>1289.62</text:p>
          </table:table-cell>
          <table:table-cell office:value-type="float" office:value="1515.63" calcext:value-type="float">
            <text:p>1515.63</text:p>
          </table:table-cell>
        </table:table-row>
        <table:table-row table:style-name="ro1">
          <table:table-cell office:value-type="float" office:value="9310804" calcext:value-type="float">
            <text:p>9310804</text:p>
          </table:table-cell>
          <table:table-cell table:formula="of:=[.A584]/1000/(60*60*24)" office:value-type="time" office:time-value="PT02H35M10.804S" calcext:value-type="time">
            <text:p>02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291.84" calcext:value-type="float">
            <text:p>1291.84</text:p>
          </table:table-cell>
          <table:table-cell office:value-type="float" office:value="1518.18" calcext:value-type="float">
            <text:p>1518.18</text:p>
          </table:table-cell>
        </table:table-row>
        <table:table-row table:style-name="ro1">
          <table:table-cell office:value-type="float" office:value="9326802" calcext:value-type="float">
            <text:p>9326802</text:p>
          </table:table-cell>
          <table:table-cell table:formula="of:=[.A585]/1000/(60*60*24)" office:value-type="time" office:time-value="PT02H35M26.802S" calcext:value-type="time">
            <text:p>02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294.06" calcext:value-type="float">
            <text:p>1294.06</text:p>
          </table:table-cell>
          <table:table-cell office:value-type="float" office:value="1520.73" calcext:value-type="float">
            <text:p>1520.73</text:p>
          </table:table-cell>
        </table:table-row>
        <table:table-row table:style-name="ro1">
          <table:table-cell office:value-type="float" office:value="9342804" calcext:value-type="float">
            <text:p>9342804</text:p>
          </table:table-cell>
          <table:table-cell table:formula="of:=[.A586]/1000/(60*60*24)" office:value-type="time" office:time-value="PT02H35M42.804S" calcext:value-type="time">
            <text:p>02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296.28" calcext:value-type="float">
            <text:p>1296.28</text:p>
          </table:table-cell>
          <table:table-cell office:value-type="float" office:value="1523.28" calcext:value-type="float">
            <text:p>1523.28</text:p>
          </table:table-cell>
        </table:table-row>
        <table:table-row table:style-name="ro1">
          <table:table-cell office:value-type="float" office:value="9358803" calcext:value-type="float">
            <text:p>9358803</text:p>
          </table:table-cell>
          <table:table-cell table:formula="of:=[.A587]/1000/(60*60*24)" office:value-type="time" office:time-value="PT02H35M58.803S" calcext:value-type="time">
            <text:p>02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298.5" calcext:value-type="float">
            <text:p>1298.5</text:p>
          </table:table-cell>
          <table:table-cell office:value-type="float" office:value="1525.83" calcext:value-type="float">
            <text:p>1525.83</text:p>
          </table:table-cell>
        </table:table-row>
        <table:table-row table:style-name="ro1">
          <table:table-cell office:value-type="float" office:value="9374804" calcext:value-type="float">
            <text:p>9374804</text:p>
          </table:table-cell>
          <table:table-cell table:formula="of:=[.A588]/1000/(60*60*24)" office:value-type="time" office:time-value="PT02H36M14.804S" calcext:value-type="time">
            <text:p>02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300.72" calcext:value-type="float">
            <text:p>1300.72</text:p>
          </table:table-cell>
          <table:table-cell office:value-type="float" office:value="1528.37" calcext:value-type="float">
            <text:p>1528.37</text:p>
          </table:table-cell>
        </table:table-row>
        <table:table-row table:style-name="ro1">
          <table:table-cell office:value-type="float" office:value="9390802" calcext:value-type="float">
            <text:p>9390802</text:p>
          </table:table-cell>
          <table:table-cell table:formula="of:=[.A589]/1000/(60*60*24)" office:value-type="time" office:time-value="PT02H36M30.802S" calcext:value-type="time">
            <text:p>02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302.94" calcext:value-type="float">
            <text:p>1302.94</text:p>
          </table:table-cell>
          <table:table-cell office:value-type="float" office:value="1530.92" calcext:value-type="float">
            <text:p>1530.92</text:p>
          </table:table-cell>
        </table:table-row>
        <table:table-row table:style-name="ro1">
          <table:table-cell office:value-type="float" office:value="9406803" calcext:value-type="float">
            <text:p>9406803</text:p>
          </table:table-cell>
          <table:table-cell table:formula="of:=[.A590]/1000/(60*60*24)" office:value-type="time" office:time-value="PT02H36M46.803S" calcext:value-type="time">
            <text:p>02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305.16" calcext:value-type="float">
            <text:p>1305.16</text:p>
          </table:table-cell>
          <table:table-cell office:value-type="float" office:value="1533.47" calcext:value-type="float">
            <text:p>1533.47</text:p>
          </table:table-cell>
        </table:table-row>
        <table:table-row table:style-name="ro1">
          <table:table-cell office:value-type="float" office:value="9422804" calcext:value-type="float">
            <text:p>9422804</text:p>
          </table:table-cell>
          <table:table-cell table:formula="of:=[.A591]/1000/(60*60*24)" office:value-type="time" office:time-value="PT02H37M02.804S" calcext:value-type="time">
            <text:p>02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307.38" calcext:value-type="float">
            <text:p>1307.38</text:p>
          </table:table-cell>
          <table:table-cell office:value-type="float" office:value="1536.02" calcext:value-type="float">
            <text:p>1536.02</text:p>
          </table:table-cell>
        </table:table-row>
        <table:table-row table:style-name="ro1">
          <table:table-cell office:value-type="float" office:value="9438802" calcext:value-type="float">
            <text:p>9438802</text:p>
          </table:table-cell>
          <table:table-cell table:formula="of:=[.A592]/1000/(60*60*24)" office:value-type="time" office:time-value="PT02H37M18.802S" calcext:value-type="time">
            <text:p>02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4" calcext:value-type="float">
            <text:p>572.74</text:p>
          </table:table-cell>
          <table:table-cell office:value-type="float" office:value="1309.6" calcext:value-type="float">
            <text:p>1309.6</text:p>
          </table:table-cell>
          <table:table-cell office:value-type="float" office:value="1538.57" calcext:value-type="float">
            <text:p>1538.57</text:p>
          </table:table-cell>
        </table:table-row>
        <table:table-row table:style-name="ro1">
          <table:table-cell office:value-type="float" office:value="9454802" calcext:value-type="float">
            <text:p>9454802</text:p>
          </table:table-cell>
          <table:table-cell table:formula="of:=[.A593]/1000/(60*60*24)" office:value-type="time" office:time-value="PT02H37M34.802S" calcext:value-type="time">
            <text:p>02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311.82" calcext:value-type="float">
            <text:p>1311.82</text:p>
          </table:table-cell>
          <table:table-cell office:value-type="float" office:value="1541.12" calcext:value-type="float">
            <text:p>1541.12</text:p>
          </table:table-cell>
        </table:table-row>
        <table:table-row table:style-name="ro1">
          <table:table-cell office:value-type="float" office:value="9470804" calcext:value-type="float">
            <text:p>9470804</text:p>
          </table:table-cell>
          <table:table-cell table:formula="of:=[.A594]/1000/(60*60*24)" office:value-type="time" office:time-value="PT02H37M50.804S" calcext:value-type="time">
            <text:p>02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314.04" calcext:value-type="float">
            <text:p>1314.04</text:p>
          </table:table-cell>
          <table:table-cell office:value-type="float" office:value="1543.67" calcext:value-type="float">
            <text:p>1543.67</text:p>
          </table:table-cell>
        </table:table-row>
        <table:table-row table:style-name="ro1">
          <table:table-cell office:value-type="float" office:value="9486802" calcext:value-type="float">
            <text:p>9486802</text:p>
          </table:table-cell>
          <table:table-cell table:formula="of:=[.A595]/1000/(60*60*24)" office:value-type="time" office:time-value="PT02H38M06.802S" calcext:value-type="time">
            <text:p>02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316.26" calcext:value-type="float">
            <text:p>1316.26</text:p>
          </table:table-cell>
          <table:table-cell office:value-type="float" office:value="1546.21" calcext:value-type="float">
            <text:p>1546.21</text:p>
          </table:table-cell>
        </table:table-row>
        <table:table-row table:style-name="ro1">
          <table:table-cell office:value-type="float" office:value="9502802" calcext:value-type="float">
            <text:p>9502802</text:p>
          </table:table-cell>
          <table:table-cell table:formula="of:=[.A596]/1000/(60*60*24)" office:value-type="time" office:time-value="PT02H38M22.802S" calcext:value-type="time">
            <text:p>02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318.48" calcext:value-type="float">
            <text:p>1318.48</text:p>
          </table:table-cell>
          <table:table-cell office:value-type="float" office:value="1548.76" calcext:value-type="float">
            <text:p>1548.76</text:p>
          </table:table-cell>
        </table:table-row>
        <table:table-row table:style-name="ro1">
          <table:table-cell office:value-type="float" office:value="9518804" calcext:value-type="float">
            <text:p>9518804</text:p>
          </table:table-cell>
          <table:table-cell table:formula="of:=[.A597]/1000/(60*60*24)" office:value-type="time" office:time-value="PT02H38M38.804S" calcext:value-type="time">
            <text:p>02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320.7" calcext:value-type="float">
            <text:p>1320.7</text:p>
          </table:table-cell>
          <table:table-cell office:value-type="float" office:value="1551.31" calcext:value-type="float">
            <text:p>1551.31</text:p>
          </table:table-cell>
        </table:table-row>
        <table:table-row table:style-name="ro1">
          <table:table-cell office:value-type="float" office:value="9534804" calcext:value-type="float">
            <text:p>9534804</text:p>
          </table:table-cell>
          <table:table-cell table:formula="of:=[.A598]/1000/(60*60*24)" office:value-type="time" office:time-value="PT02H38M54.804S" calcext:value-type="time">
            <text:p>02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7" calcext:value-type="float">
            <text:p>573.97</text:p>
          </table:table-cell>
          <table:table-cell office:value-type="float" office:value="1322.92" calcext:value-type="float">
            <text:p>1322.92</text:p>
          </table:table-cell>
          <table:table-cell office:value-type="float" office:value="1553.86" calcext:value-type="float">
            <text:p>1553.86</text:p>
          </table:table-cell>
        </table:table-row>
        <table:table-row table:style-name="ro1">
          <table:table-cell office:value-type="float" office:value="9550803" calcext:value-type="float">
            <text:p>9550803</text:p>
          </table:table-cell>
          <table:table-cell table:formula="of:=[.A599]/1000/(60*60*24)" office:value-type="time" office:time-value="PT02H39M10.803S" calcext:value-type="time">
            <text:p>02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325.14" calcext:value-type="float">
            <text:p>1325.14</text:p>
          </table:table-cell>
          <table:table-cell office:value-type="float" office:value="1556.4" calcext:value-type="float">
            <text:p>1556.4</text:p>
          </table:table-cell>
        </table:table-row>
        <table:table-row table:style-name="ro1">
          <table:table-cell office:value-type="float" office:value="9566802" calcext:value-type="float">
            <text:p>9566802</text:p>
          </table:table-cell>
          <table:table-cell table:formula="of:=[.A600]/1000/(60*60*24)" office:value-type="time" office:time-value="PT02H39M26.802S" calcext:value-type="time">
            <text:p>02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327.36" calcext:value-type="float">
            <text:p>1327.36</text:p>
          </table:table-cell>
          <table:table-cell office:value-type="float" office:value="1558.94" calcext:value-type="float">
            <text:p>1558.94</text:p>
          </table:table-cell>
        </table:table-row>
        <table:table-row table:style-name="ro1">
          <table:table-cell office:value-type="float" office:value="9582802" calcext:value-type="float">
            <text:p>9582802</text:p>
          </table:table-cell>
          <table:table-cell table:formula="of:=[.A601]/1000/(60*60*24)" office:value-type="time" office:time-value="PT02H39M42.802S" calcext:value-type="time">
            <text:p>02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329.58" calcext:value-type="float">
            <text:p>1329.58</text:p>
          </table:table-cell>
          <table:table-cell office:value-type="float" office:value="1561.49" calcext:value-type="float">
            <text:p>1561.49</text:p>
          </table:table-cell>
        </table:table-row>
        <table:table-row table:style-name="ro1">
          <table:table-cell office:value-type="float" office:value="9598802" calcext:value-type="float">
            <text:p>9598802</text:p>
          </table:table-cell>
          <table:table-cell table:formula="of:=[.A602]/1000/(60*60*24)" office:value-type="time" office:time-value="PT02H39M58.802S" calcext:value-type="time">
            <text:p>02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331.8" calcext:value-type="float">
            <text:p>1331.8</text:p>
          </table:table-cell>
          <table:table-cell office:value-type="float" office:value="1564.03" calcext:value-type="float">
            <text:p>1564.03</text:p>
          </table:table-cell>
        </table:table-row>
        <table:table-row table:style-name="ro1">
          <table:table-cell office:value-type="float" office:value="9614804" calcext:value-type="float">
            <text:p>9614804</text:p>
          </table:table-cell>
          <table:table-cell table:formula="of:=[.A603]/1000/(60*60*24)" office:value-type="time" office:time-value="PT02H40M14.804S" calcext:value-type="time">
            <text:p>02:40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4" calcext:value-type="float">
            <text:p>570.44</text:p>
          </table:table-cell>
          <table:table-cell office:value-type="float" office:value="1334.02" calcext:value-type="float">
            <text:p>1334.02</text:p>
          </table:table-cell>
          <table:table-cell office:value-type="float" office:value="1566.58" calcext:value-type="float">
            <text:p>1566.58</text:p>
          </table:table-cell>
        </table:table-row>
        <table:table-row table:style-name="ro1">
          <table:table-cell office:value-type="float" office:value="9630802" calcext:value-type="float">
            <text:p>9630802</text:p>
          </table:table-cell>
          <table:table-cell table:formula="of:=[.A604]/1000/(60*60*24)" office:value-type="time" office:time-value="PT02H40M30.802S" calcext:value-type="time">
            <text:p>02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336.24" calcext:value-type="float">
            <text:p>1336.24</text:p>
          </table:table-cell>
          <table:table-cell office:value-type="float" office:value="1569.12" calcext:value-type="float">
            <text:p>1569.12</text:p>
          </table:table-cell>
        </table:table-row>
        <table:table-row table:style-name="ro1">
          <table:table-cell office:value-type="float" office:value="9646804" calcext:value-type="float">
            <text:p>9646804</text:p>
          </table:table-cell>
          <table:table-cell table:formula="of:=[.A605]/1000/(60*60*24)" office:value-type="time" office:time-value="PT02H40M46.804S" calcext:value-type="time">
            <text:p>02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338.46" calcext:value-type="float">
            <text:p>1338.46</text:p>
          </table:table-cell>
          <table:table-cell office:value-type="float" office:value="1571.67" calcext:value-type="float">
            <text:p>1571.67</text:p>
          </table:table-cell>
        </table:table-row>
        <table:table-row table:style-name="ro1">
          <table:table-cell office:value-type="float" office:value="9662802" calcext:value-type="float">
            <text:p>9662802</text:p>
          </table:table-cell>
          <table:table-cell table:formula="of:=[.A606]/1000/(60*60*24)" office:value-type="time" office:time-value="PT02H41M02.802S" calcext:value-type="time">
            <text:p>02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340.68" calcext:value-type="float">
            <text:p>1340.68</text:p>
          </table:table-cell>
          <table:table-cell office:value-type="float" office:value="1574.21" calcext:value-type="float">
            <text:p>1574.21</text:p>
          </table:table-cell>
        </table:table-row>
        <table:table-row table:style-name="ro1">
          <table:table-cell office:value-type="float" office:value="9678802" calcext:value-type="float">
            <text:p>9678802</text:p>
          </table:table-cell>
          <table:table-cell table:formula="of:=[.A607]/1000/(60*60*24)" office:value-type="time" office:time-value="PT02H41M18.802S" calcext:value-type="time">
            <text:p>02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342.9" calcext:value-type="float">
            <text:p>1342.9</text:p>
          </table:table-cell>
          <table:table-cell office:value-type="float" office:value="1576.76" calcext:value-type="float">
            <text:p>1576.76</text:p>
          </table:table-cell>
        </table:table-row>
        <table:table-row table:style-name="ro1">
          <table:table-cell office:value-type="float" office:value="9694802" calcext:value-type="float">
            <text:p>9694802</text:p>
          </table:table-cell>
          <table:table-cell table:formula="of:=[.A608]/1000/(60*60*24)" office:value-type="time" office:time-value="PT02H41M34.802S" calcext:value-type="time">
            <text:p>02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345.12" calcext:value-type="float">
            <text:p>1345.12</text:p>
          </table:table-cell>
          <table:table-cell office:value-type="float" office:value="1579.3" calcext:value-type="float">
            <text:p>1579.3</text:p>
          </table:table-cell>
        </table:table-row>
        <table:table-row table:style-name="ro1">
          <table:table-cell office:value-type="float" office:value="9710804" calcext:value-type="float">
            <text:p>9710804</text:p>
          </table:table-cell>
          <table:table-cell table:formula="of:=[.A609]/1000/(60*60*24)" office:value-type="time" office:time-value="PT02H41M50.804S" calcext:value-type="time">
            <text:p>02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347.34" calcext:value-type="float">
            <text:p>1347.34</text:p>
          </table:table-cell>
          <table:table-cell office:value-type="float" office:value="1581.85" calcext:value-type="float">
            <text:p>1581.85</text:p>
          </table:table-cell>
        </table:table-row>
        <table:table-row table:style-name="ro1">
          <table:table-cell office:value-type="float" office:value="9726802" calcext:value-type="float">
            <text:p>9726802</text:p>
          </table:table-cell>
          <table:table-cell table:formula="of:=[.A610]/1000/(60*60*24)" office:value-type="time" office:time-value="PT02H42M06.802S" calcext:value-type="time">
            <text:p>02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349.56" calcext:value-type="float">
            <text:p>1349.56</text:p>
          </table:table-cell>
          <table:table-cell office:value-type="float" office:value="1584.39" calcext:value-type="float">
            <text:p>1584.39</text:p>
          </table:table-cell>
        </table:table-row>
        <table:table-row table:style-name="ro1">
          <table:table-cell office:value-type="float" office:value="9742804" calcext:value-type="float">
            <text:p>9742804</text:p>
          </table:table-cell>
          <table:table-cell table:formula="of:=[.A611]/1000/(60*60*24)" office:value-type="time" office:time-value="PT02H42M22.804S" calcext:value-type="time">
            <text:p>02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351.78" calcext:value-type="float">
            <text:p>1351.78</text:p>
          </table:table-cell>
          <table:table-cell office:value-type="float" office:value="1586.93" calcext:value-type="float">
            <text:p>1586.93</text:p>
          </table:table-cell>
        </table:table-row>
        <table:table-row table:style-name="ro1">
          <table:table-cell office:value-type="float" office:value="9758803" calcext:value-type="float">
            <text:p>9758803</text:p>
          </table:table-cell>
          <table:table-cell table:formula="of:=[.A612]/1000/(60*60*24)" office:value-type="time" office:time-value="PT02H42M38.803S" calcext:value-type="time">
            <text:p>02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354" calcext:value-type="float">
            <text:p>1354</text:p>
          </table:table-cell>
          <table:table-cell office:value-type="float" office:value="1589.47" calcext:value-type="float">
            <text:p>1589.47</text:p>
          </table:table-cell>
        </table:table-row>
        <table:table-row table:style-name="ro1">
          <table:table-cell office:value-type="float" office:value="9774803" calcext:value-type="float">
            <text:p>9774803</text:p>
          </table:table-cell>
          <table:table-cell table:formula="of:=[.A613]/1000/(60*60*24)" office:value-type="time" office:time-value="PT02H42M54.803S" calcext:value-type="time">
            <text:p>02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356.22" calcext:value-type="float">
            <text:p>1356.22</text:p>
          </table:table-cell>
          <table:table-cell office:value-type="float" office:value="1592.01" calcext:value-type="float">
            <text:p>1592.01</text:p>
          </table:table-cell>
        </table:table-row>
        <table:table-row table:style-name="ro1">
          <table:table-cell office:value-type="float" office:value="9790803" calcext:value-type="float">
            <text:p>9790803</text:p>
          </table:table-cell>
          <table:table-cell table:formula="of:=[.A614]/1000/(60*60*24)" office:value-type="time" office:time-value="PT02H43M10.803S" calcext:value-type="time">
            <text:p>02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358.44" calcext:value-type="float">
            <text:p>1358.44</text:p>
          </table:table-cell>
          <table:table-cell office:value-type="float" office:value="1594.56" calcext:value-type="float">
            <text:p>1594.56</text:p>
          </table:table-cell>
        </table:table-row>
        <table:table-row table:style-name="ro1">
          <table:table-cell office:value-type="float" office:value="9806802" calcext:value-type="float">
            <text:p>9806802</text:p>
          </table:table-cell>
          <table:table-cell table:formula="of:=[.A615]/1000/(60*60*24)" office:value-type="time" office:time-value="PT02H43M26.802S" calcext:value-type="time">
            <text:p>02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360.66" calcext:value-type="float">
            <text:p>1360.66</text:p>
          </table:table-cell>
          <table:table-cell office:value-type="float" office:value="1597.1" calcext:value-type="float">
            <text:p>1597.1</text:p>
          </table:table-cell>
        </table:table-row>
        <table:table-row table:style-name="ro1">
          <table:table-cell office:value-type="float" office:value="9822802" calcext:value-type="float">
            <text:p>9822802</text:p>
          </table:table-cell>
          <table:table-cell table:formula="of:=[.A616]/1000/(60*60*24)" office:value-type="time" office:time-value="PT02H43M42.802S" calcext:value-type="time">
            <text:p>02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3" calcext:value-type="float">
            <text:p>572.3</text:p>
          </table:table-cell>
          <table:table-cell office:value-type="float" office:value="1362.88" calcext:value-type="float">
            <text:p>1362.88</text:p>
          </table:table-cell>
          <table:table-cell office:value-type="float" office:value="1599.64" calcext:value-type="float">
            <text:p>1599.64</text:p>
          </table:table-cell>
        </table:table-row>
        <table:table-row table:style-name="ro1">
          <table:table-cell office:value-type="float" office:value="9838802" calcext:value-type="float">
            <text:p>9838802</text:p>
          </table:table-cell>
          <table:table-cell table:formula="of:=[.A617]/1000/(60*60*24)" office:value-type="time" office:time-value="PT02H43M58.802S" calcext:value-type="time">
            <text:p>02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365.1" calcext:value-type="float">
            <text:p>1365.1</text:p>
          </table:table-cell>
          <table:table-cell office:value-type="float" office:value="1602.18" calcext:value-type="float">
            <text:p>1602.18</text:p>
          </table:table-cell>
        </table:table-row>
        <table:table-row table:style-name="ro1">
          <table:table-cell office:value-type="float" office:value="9854804" calcext:value-type="float">
            <text:p>9854804</text:p>
          </table:table-cell>
          <table:table-cell table:formula="of:=[.A618]/1000/(60*60*24)" office:value-type="time" office:time-value="PT02H44M14.804S" calcext:value-type="time">
            <text:p>02:44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367.32" calcext:value-type="float">
            <text:p>1367.32</text:p>
          </table:table-cell>
          <table:table-cell office:value-type="float" office:value="1604.72" calcext:value-type="float">
            <text:p>1604.72</text:p>
          </table:table-cell>
        </table:table-row>
        <table:table-row table:style-name="ro1">
          <table:table-cell office:value-type="float" office:value="9870802" calcext:value-type="float">
            <text:p>9870802</text:p>
          </table:table-cell>
          <table:table-cell table:formula="of:=[.A619]/1000/(60*60*24)" office:value-type="time" office:time-value="PT02H44M30.802S" calcext:value-type="time">
            <text:p>02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369.54" calcext:value-type="float">
            <text:p>1369.54</text:p>
          </table:table-cell>
          <table:table-cell office:value-type="float" office:value="1607.26" calcext:value-type="float">
            <text:p>1607.26</text:p>
          </table:table-cell>
        </table:table-row>
        <table:table-row table:style-name="ro1">
          <table:table-cell office:value-type="float" office:value="9886804" calcext:value-type="float">
            <text:p>9886804</text:p>
          </table:table-cell>
          <table:table-cell table:formula="of:=[.A620]/1000/(60*60*24)" office:value-type="time" office:time-value="PT02H44M46.804S" calcext:value-type="time">
            <text:p>02:44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1" calcext:value-type="float">
            <text:p>570.21</text:p>
          </table:table-cell>
          <table:table-cell office:value-type="float" office:value="1371.76" calcext:value-type="float">
            <text:p>1371.76</text:p>
          </table:table-cell>
          <table:table-cell office:value-type="float" office:value="1609.8" calcext:value-type="float">
            <text:p>1609.8</text:p>
          </table:table-cell>
        </table:table-row>
        <table:table-row table:style-name="ro1">
          <table:table-cell office:value-type="float" office:value="9902802" calcext:value-type="float">
            <text:p>9902802</text:p>
          </table:table-cell>
          <table:table-cell table:formula="of:=[.A621]/1000/(60*60*24)" office:value-type="time" office:time-value="PT02H45M02.802S" calcext:value-type="time">
            <text:p>02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373.98" calcext:value-type="float">
            <text:p>1373.98</text:p>
          </table:table-cell>
          <table:table-cell office:value-type="float" office:value="1612.34" calcext:value-type="float">
            <text:p>1612.34</text:p>
          </table:table-cell>
        </table:table-row>
        <table:table-row table:style-name="ro1">
          <table:table-cell office:value-type="float" office:value="9918802" calcext:value-type="float">
            <text:p>9918802</text:p>
          </table:table-cell>
          <table:table-cell table:formula="of:=[.A622]/1000/(60*60*24)" office:value-type="time" office:time-value="PT02H45M18.802S" calcext:value-type="time">
            <text:p>02:45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376.2" calcext:value-type="float">
            <text:p>1376.2</text:p>
          </table:table-cell>
          <table:table-cell office:value-type="float" office:value="1614.88" calcext:value-type="float">
            <text:p>1614.88</text:p>
          </table:table-cell>
        </table:table-row>
        <table:table-row table:style-name="ro1">
          <table:table-cell office:value-type="float" office:value="9934802" calcext:value-type="float">
            <text:p>9934802</text:p>
          </table:table-cell>
          <table:table-cell table:formula="of:=[.A623]/1000/(60*60*24)" office:value-type="time" office:time-value="PT02H45M34.802S" calcext:value-type="time">
            <text:p>02:45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378.42" calcext:value-type="float">
            <text:p>1378.42</text:p>
          </table:table-cell>
          <table:table-cell office:value-type="float" office:value="1617.42" calcext:value-type="float">
            <text:p>1617.42</text:p>
          </table:table-cell>
        </table:table-row>
        <table:table-row table:style-name="ro1">
          <table:table-cell office:value-type="float" office:value="9950802" calcext:value-type="float">
            <text:p>9950802</text:p>
          </table:table-cell>
          <table:table-cell table:formula="of:=[.A624]/1000/(60*60*24)" office:value-type="time" office:time-value="PT02H45M50.802S" calcext:value-type="time">
            <text:p>02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380.63" calcext:value-type="float">
            <text:p>1380.63</text:p>
          </table:table-cell>
          <table:table-cell office:value-type="float" office:value="1619.96" calcext:value-type="float">
            <text:p>1619.96</text:p>
          </table:table-cell>
        </table:table-row>
        <table:table-row table:style-name="ro1">
          <table:table-cell office:value-type="float" office:value="9966802" calcext:value-type="float">
            <text:p>9966802</text:p>
          </table:table-cell>
          <table:table-cell table:formula="of:=[.A625]/1000/(60*60*24)" office:value-type="time" office:time-value="PT02H46M06.802S" calcext:value-type="time">
            <text:p>02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382.85" calcext:value-type="float">
            <text:p>1382.85</text:p>
          </table:table-cell>
          <table:table-cell office:value-type="float" office:value="1622.49" calcext:value-type="float">
            <text:p>1622.49</text:p>
          </table:table-cell>
        </table:table-row>
        <table:table-row table:style-name="ro1">
          <table:table-cell office:value-type="float" office:value="9982802" calcext:value-type="float">
            <text:p>9982802</text:p>
          </table:table-cell>
          <table:table-cell table:formula="of:=[.A626]/1000/(60*60*24)" office:value-type="time" office:time-value="PT02H46M22.802S" calcext:value-type="time">
            <text:p>02:46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385.07" calcext:value-type="float">
            <text:p>1385.07</text:p>
          </table:table-cell>
          <table:table-cell office:value-type="float" office:value="1625.03" calcext:value-type="float">
            <text:p>1625.03</text:p>
          </table:table-cell>
        </table:table-row>
        <table:table-row table:style-name="ro1">
          <table:table-cell office:value-type="float" office:value="9998802" calcext:value-type="float">
            <text:p>9998802</text:p>
          </table:table-cell>
          <table:table-cell table:formula="of:=[.A627]/1000/(60*60*24)" office:value-type="time" office:time-value="PT02H46M38.802S" calcext:value-type="time">
            <text:p>02:46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387.29" calcext:value-type="float">
            <text:p>1387.29</text:p>
          </table:table-cell>
          <table:table-cell office:value-type="float" office:value="1627.57" calcext:value-type="float">
            <text:p>1627.57</text:p>
          </table:table-cell>
        </table:table-row>
        <table:table-row table:style-name="ro1">
          <table:table-cell office:value-type="float" office:value="10014802" calcext:value-type="float">
            <text:p>10014802</text:p>
          </table:table-cell>
          <table:table-cell table:formula="of:=[.A628]/1000/(60*60*24)" office:value-type="time" office:time-value="PT02H46M54.802S" calcext:value-type="time">
            <text:p>02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389.51" calcext:value-type="float">
            <text:p>1389.51</text:p>
          </table:table-cell>
          <table:table-cell office:value-type="float" office:value="1630.11" calcext:value-type="float">
            <text:p>1630.11</text:p>
          </table:table-cell>
        </table:table-row>
        <table:table-row table:style-name="ro1">
          <table:table-cell office:value-type="float" office:value="10030803" calcext:value-type="float">
            <text:p>10030803</text:p>
          </table:table-cell>
          <table:table-cell table:formula="of:=[.A629]/1000/(60*60*24)" office:value-type="time" office:time-value="PT02H47M10.803S" calcext:value-type="time">
            <text:p>02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391.73" calcext:value-type="float">
            <text:p>1391.73</text:p>
          </table:table-cell>
          <table:table-cell office:value-type="float" office:value="1632.65" calcext:value-type="float">
            <text:p>1632.65</text:p>
          </table:table-cell>
        </table:table-row>
        <table:table-row table:style-name="ro1">
          <table:table-cell office:value-type="float" office:value="10046802" calcext:value-type="float">
            <text:p>10046802</text:p>
          </table:table-cell>
          <table:table-cell table:formula="of:=[.A630]/1000/(60*60*24)" office:value-type="time" office:time-value="PT02H47M26.802S" calcext:value-type="time">
            <text:p>02:47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393.95" calcext:value-type="float">
            <text:p>1393.95</text:p>
          </table:table-cell>
          <table:table-cell office:value-type="float" office:value="1635.18" calcext:value-type="float">
            <text:p>1635.18</text:p>
          </table:table-cell>
        </table:table-row>
        <table:table-row table:style-name="ro1">
          <table:table-cell office:value-type="float" office:value="10062802" calcext:value-type="float">
            <text:p>10062802</text:p>
          </table:table-cell>
          <table:table-cell table:formula="of:=[.A631]/1000/(60*60*24)" office:value-type="time" office:time-value="PT02H47M42.802S" calcext:value-type="time">
            <text:p>02:47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396.17" calcext:value-type="float">
            <text:p>1396.17</text:p>
          </table:table-cell>
          <table:table-cell office:value-type="float" office:value="1637.72" calcext:value-type="float">
            <text:p>1637.72</text:p>
          </table:table-cell>
        </table:table-row>
        <table:table-row table:style-name="ro1">
          <table:table-cell office:value-type="float" office:value="10078802" calcext:value-type="float">
            <text:p>10078802</text:p>
          </table:table-cell>
          <table:table-cell table:formula="of:=[.A632]/1000/(60*60*24)" office:value-type="time" office:time-value="PT02H47M58.802S" calcext:value-type="time">
            <text:p>02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398.39" calcext:value-type="float">
            <text:p>1398.39</text:p>
          </table:table-cell>
          <table:table-cell office:value-type="float" office:value="1640.26" calcext:value-type="float">
            <text:p>1640.26</text:p>
          </table:table-cell>
        </table:table-row>
        <table:table-row table:style-name="ro1">
          <table:table-cell office:value-type="float" office:value="10094802" calcext:value-type="float">
            <text:p>10094802</text:p>
          </table:table-cell>
          <table:table-cell table:formula="of:=[.A633]/1000/(60*60*24)" office:value-type="time" office:time-value="PT02H48M14.802S" calcext:value-type="time">
            <text:p>02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642.79" calcext:value-type="float">
            <text:p>1642.79</text:p>
          </table:table-cell>
        </table:table-row>
        <table:table-row table:style-name="ro1">
          <table:table-cell office:value-type="float" office:value="10110804" calcext:value-type="float">
            <text:p>10110804</text:p>
          </table:table-cell>
          <table:table-cell table:formula="of:=[.A634]/1000/(60*60*24)" office:value-type="time" office:time-value="PT02H48M30.804S" calcext:value-type="time">
            <text:p>02:48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402.83" calcext:value-type="float">
            <text:p>1402.83</text:p>
          </table:table-cell>
          <table:table-cell office:value-type="float" office:value="1645.33" calcext:value-type="float">
            <text:p>1645.33</text:p>
          </table:table-cell>
        </table:table-row>
        <table:table-row table:style-name="ro1">
          <table:table-cell office:value-type="float" office:value="10126804" calcext:value-type="float">
            <text:p>10126804</text:p>
          </table:table-cell>
          <table:table-cell table:formula="of:=[.A635]/1000/(60*60*24)" office:value-type="time" office:time-value="PT02H48M46.804S" calcext:value-type="time">
            <text:p>02:48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405.05" calcext:value-type="float">
            <text:p>1405.05</text:p>
          </table:table-cell>
          <table:table-cell office:value-type="float" office:value="1647.86" calcext:value-type="float">
            <text:p>1647.86</text:p>
          </table:table-cell>
        </table:table-row>
        <table:table-row table:style-name="ro1">
          <table:table-cell office:value-type="float" office:value="10142802" calcext:value-type="float">
            <text:p>10142802</text:p>
          </table:table-cell>
          <table:table-cell table:formula="of:=[.A636]/1000/(60*60*24)" office:value-type="time" office:time-value="PT02H49M02.802S" calcext:value-type="time">
            <text:p>02:49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407.27" calcext:value-type="float">
            <text:p>1407.27</text:p>
          </table:table-cell>
          <table:table-cell office:value-type="float" office:value="1650.4" calcext:value-type="float">
            <text:p>1650.4</text:p>
          </table:table-cell>
        </table:table-row>
        <table:table-row table:style-name="ro1">
          <table:table-cell office:value-type="float" office:value="10158802" calcext:value-type="float">
            <text:p>10158802</text:p>
          </table:table-cell>
          <table:table-cell table:formula="of:=[.A637]/1000/(60*60*24)" office:value-type="time" office:time-value="PT02H49M18.802S" calcext:value-type="time">
            <text:p>02:49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409.49" calcext:value-type="float">
            <text:p>1409.49</text:p>
          </table:table-cell>
          <table:table-cell office:value-type="float" office:value="1652.93" calcext:value-type="float">
            <text:p>1652.93</text:p>
          </table:table-cell>
        </table:table-row>
        <table:table-row table:style-name="ro1">
          <table:table-cell office:value-type="float" office:value="10174802" calcext:value-type="float">
            <text:p>10174802</text:p>
          </table:table-cell>
          <table:table-cell table:formula="of:=[.A638]/1000/(60*60*24)" office:value-type="time" office:time-value="PT02H49M34.802S" calcext:value-type="time">
            <text:p>02:49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411.71" calcext:value-type="float">
            <text:p>1411.71</text:p>
          </table:table-cell>
          <table:table-cell office:value-type="float" office:value="1655.47" calcext:value-type="float">
            <text:p>1655.47</text:p>
          </table:table-cell>
        </table:table-row>
        <table:table-row table:style-name="ro1">
          <table:table-cell office:value-type="float" office:value="10190804" calcext:value-type="float">
            <text:p>10190804</text:p>
          </table:table-cell>
          <table:table-cell table:formula="of:=[.A639]/1000/(60*60*24)" office:value-type="time" office:time-value="PT02H49M50.804S" calcext:value-type="time">
            <text:p>02:49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413.93" calcext:value-type="float">
            <text:p>1413.93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0206802" calcext:value-type="float">
            <text:p>10206802</text:p>
          </table:table-cell>
          <table:table-cell table:formula="of:=[.A640]/1000/(60*60*24)" office:value-type="time" office:time-value="PT02H50M06.802S" calcext:value-type="time">
            <text:p>02:50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416.15" calcext:value-type="float">
            <text:p>1416.15</text:p>
          </table:table-cell>
          <table:table-cell office:value-type="float" office:value="1660.54" calcext:value-type="float">
            <text:p>1660.54</text:p>
          </table:table-cell>
        </table:table-row>
        <table:table-row table:style-name="ro1">
          <table:table-cell office:value-type="float" office:value="10222802" calcext:value-type="float">
            <text:p>10222802</text:p>
          </table:table-cell>
          <table:table-cell table:formula="of:=[.A641]/1000/(60*60*24)" office:value-type="time" office:time-value="PT02H50M22.802S" calcext:value-type="time">
            <text:p>02:50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4" calcext:value-type="float">
            <text:p>570.64</text:p>
          </table:table-cell>
          <table:table-cell office:value-type="float" office:value="1418.37" calcext:value-type="float">
            <text:p>1418.37</text:p>
          </table:table-cell>
          <table:table-cell office:value-type="float" office:value="1663.07" calcext:value-type="float">
            <text:p>1663.07</text:p>
          </table:table-cell>
        </table:table-row>
        <table:table-row table:style-name="ro1">
          <table:table-cell office:value-type="float" office:value="10238803" calcext:value-type="float">
            <text:p>10238803</text:p>
          </table:table-cell>
          <table:table-cell table:formula="of:=[.A642]/1000/(60*60*24)" office:value-type="time" office:time-value="PT02H50M38.803S" calcext:value-type="time">
            <text:p>02:50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420.59" calcext:value-type="float">
            <text:p>1420.59</text:p>
          </table:table-cell>
          <table:table-cell office:value-type="float" office:value="1665.6" calcext:value-type="float">
            <text:p>1665.6</text:p>
          </table:table-cell>
        </table:table-row>
        <table:table-row table:style-name="ro1">
          <table:table-cell office:value-type="float" office:value="10254804" calcext:value-type="float">
            <text:p>10254804</text:p>
          </table:table-cell>
          <table:table-cell table:formula="of:=[.A643]/1000/(60*60*24)" office:value-type="time" office:time-value="PT02H50M54.804S" calcext:value-type="time">
            <text:p>02:50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3" calcext:value-type="float">
            <text:p>570.3</text:p>
          </table:table-cell>
          <table:table-cell office:value-type="float" office:value="1422.81" calcext:value-type="float">
            <text:p>1422.81</text:p>
          </table:table-cell>
          <table:table-cell office:value-type="float" office:value="1668.14" calcext:value-type="float">
            <text:p>1668.14</text:p>
          </table:table-cell>
        </table:table-row>
        <table:table-row table:style-name="ro1">
          <table:table-cell office:value-type="float" office:value="10270804" calcext:value-type="float">
            <text:p>10270804</text:p>
          </table:table-cell>
          <table:table-cell table:formula="of:=[.A644]/1000/(60*60*24)" office:value-type="time" office:time-value="PT02H51M10.804S" calcext:value-type="time">
            <text:p>02:51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425.03" calcext:value-type="float">
            <text:p>1425.03</text:p>
          </table:table-cell>
          <table:table-cell office:value-type="float" office:value="1670.67" calcext:value-type="float">
            <text:p>1670.67</text:p>
          </table:table-cell>
        </table:table-row>
        <table:table-row table:style-name="ro1">
          <table:table-cell office:value-type="float" office:value="10286804" calcext:value-type="float">
            <text:p>10286804</text:p>
          </table:table-cell>
          <table:table-cell table:formula="of:=[.A645]/1000/(60*60*24)" office:value-type="time" office:time-value="PT02H51M26.804S" calcext:value-type="time">
            <text:p>02:51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427.25" calcext:value-type="float">
            <text:p>1427.25</text:p>
          </table:table-cell>
          <table:table-cell office:value-type="float" office:value="1673.21" calcext:value-type="float">
            <text:p>1673.21</text:p>
          </table:table-cell>
        </table:table-row>
        <table:table-row table:style-name="ro1">
          <table:table-cell office:value-type="float" office:value="10302803" calcext:value-type="float">
            <text:p>10302803</text:p>
          </table:table-cell>
          <table:table-cell table:formula="of:=[.A646]/1000/(60*60*24)" office:value-type="time" office:time-value="PT02H51M42.803S" calcext:value-type="time">
            <text:p>02:51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429.47" calcext:value-type="float">
            <text:p>1429.47</text:p>
          </table:table-cell>
          <table:table-cell office:value-type="float" office:value="1675.74" calcext:value-type="float">
            <text:p>1675.74</text:p>
          </table:table-cell>
        </table:table-row>
        <table:table-row table:style-name="ro1">
          <table:table-cell office:value-type="float" office:value="10318802" calcext:value-type="float">
            <text:p>10318802</text:p>
          </table:table-cell>
          <table:table-cell table:formula="of:=[.A647]/1000/(60*60*24)" office:value-type="time" office:time-value="PT02H51M58.802S" calcext:value-type="time">
            <text:p>02:51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431.69" calcext:value-type="float">
            <text:p>1431.69</text:p>
          </table:table-cell>
          <table:table-cell office:value-type="float" office:value="1678.27" calcext:value-type="float">
            <text:p>1678.27</text:p>
          </table:table-cell>
        </table:table-row>
        <table:table-row table:style-name="ro1">
          <table:table-cell office:value-type="float" office:value="10334802" calcext:value-type="float">
            <text:p>10334802</text:p>
          </table:table-cell>
          <table:table-cell table:formula="of:=[.A648]/1000/(60*60*24)" office:value-type="time" office:time-value="PT02H52M14.802S" calcext:value-type="time">
            <text:p>02:52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4" calcext:value-type="float">
            <text:p>570.64</text:p>
          </table:table-cell>
          <table:table-cell office:value-type="float" office:value="1433.91" calcext:value-type="float">
            <text:p>1433.91</text:p>
          </table:table-cell>
          <table:table-cell office:value-type="float" office:value="1680.81" calcext:value-type="float">
            <text:p>1680.81</text:p>
          </table:table-cell>
        </table:table-row>
        <table:table-row table:style-name="ro1">
          <table:table-cell office:value-type="float" office:value="10350802" calcext:value-type="float">
            <text:p>10350802</text:p>
          </table:table-cell>
          <table:table-cell table:formula="of:=[.A649]/1000/(60*60*24)" office:value-type="time" office:time-value="PT02H52M30.802S" calcext:value-type="time">
            <text:p>02:52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436.13" calcext:value-type="float">
            <text:p>1436.13</text:p>
          </table:table-cell>
          <table:table-cell office:value-type="float" office:value="1683.34" calcext:value-type="float">
            <text:p>1683.34</text:p>
          </table:table-cell>
        </table:table-row>
        <table:table-row table:style-name="ro1">
          <table:table-cell office:value-type="float" office:value="10366802" calcext:value-type="float">
            <text:p>10366802</text:p>
          </table:table-cell>
          <table:table-cell table:formula="of:=[.A650]/1000/(60*60*24)" office:value-type="time" office:time-value="PT02H52M46.802S" calcext:value-type="time">
            <text:p>02:52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438.35" calcext:value-type="float">
            <text:p>1438.35</text:p>
          </table:table-cell>
          <table:table-cell office:value-type="float" office:value="1685.87" calcext:value-type="float">
            <text:p>1685.87</text:p>
          </table:table-cell>
        </table:table-row>
        <table:table-row table:style-name="ro1">
          <table:table-cell office:value-type="float" office:value="10382802" calcext:value-type="float">
            <text:p>10382802</text:p>
          </table:table-cell>
          <table:table-cell table:formula="of:=[.A651]/1000/(60*60*24)" office:value-type="time" office:time-value="PT02H53M02.802S" calcext:value-type="time">
            <text:p>02:53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5" calcext:value-type="float">
            <text:p>570.75</text:p>
          </table:table-cell>
          <table:table-cell office:value-type="float" office:value="1440.57" calcext:value-type="float">
            <text:p>1440.57</text:p>
          </table:table-cell>
          <table:table-cell office:value-type="float" office:value="1688.4" calcext:value-type="float">
            <text:p>1688.4</text:p>
          </table:table-cell>
        </table:table-row>
        <table:table-row table:style-name="ro1">
          <table:table-cell office:value-type="float" office:value="10398802" calcext:value-type="float">
            <text:p>10398802</text:p>
          </table:table-cell>
          <table:table-cell table:formula="of:=[.A652]/1000/(60*60*24)" office:value-type="time" office:time-value="PT02H53M18.802S" calcext:value-type="time">
            <text:p>02:53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3" calcext:value-type="float">
            <text:p>568.53</text:p>
          </table:table-cell>
          <table:table-cell office:value-type="float" office:value="1442.79" calcext:value-type="float">
            <text:p>1442.79</text:p>
          </table:table-cell>
          <table:table-cell office:value-type="float" office:value="1690.93" calcext:value-type="float">
            <text:p>1690.93</text:p>
          </table:table-cell>
        </table:table-row>
        <table:table-row table:style-name="ro1">
          <table:table-cell office:value-type="float" office:value="10414803" calcext:value-type="float">
            <text:p>10414803</text:p>
          </table:table-cell>
          <table:table-cell table:formula="of:=[.A653]/1000/(60*60*24)" office:value-type="time" office:time-value="PT02H53M34.803S" calcext:value-type="time">
            <text:p>02:53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6" calcext:value-type="float">
            <text:p>570.76</text:p>
          </table:table-cell>
          <table:table-cell office:value-type="float" office:value="1445.01" calcext:value-type="float">
            <text:p>1445.01</text:p>
          </table:table-cell>
          <table:table-cell office:value-type="float" office:value="1693.47" calcext:value-type="float">
            <text:p>1693.47</text:p>
          </table:table-cell>
        </table:table-row>
        <table:table-row table:style-name="ro1">
          <table:table-cell office:value-type="float" office:value="10430802" calcext:value-type="float">
            <text:p>10430802</text:p>
          </table:table-cell>
          <table:table-cell table:formula="of:=[.A654]/1000/(60*60*24)" office:value-type="time" office:time-value="PT02H53M50.802S" calcext:value-type="time">
            <text:p>02:53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447.23" calcext:value-type="float">
            <text:p>1447.2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10446804" calcext:value-type="float">
            <text:p>10446804</text:p>
          </table:table-cell>
          <table:table-cell table:formula="of:=[.A655]/1000/(60*60*24)" office:value-type="time" office:time-value="PT02H54M06.804S" calcext:value-type="time">
            <text:p>02:54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449.45" calcext:value-type="float">
            <text:p>1449.45</text:p>
          </table:table-cell>
          <table:table-cell office:value-type="float" office:value="1698.53" calcext:value-type="float">
            <text:p>1698.53</text:p>
          </table:table-cell>
        </table:table-row>
        <table:table-row table:style-name="ro1">
          <table:table-cell office:value-type="float" office:value="10462804" calcext:value-type="float">
            <text:p>10462804</text:p>
          </table:table-cell>
          <table:table-cell table:formula="of:=[.A656]/1000/(60*60*24)" office:value-type="time" office:time-value="PT02H54M22.804S" calcext:value-type="time">
            <text:p>02:54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" calcext:value-type="float">
            <text:p>568.3</text:p>
          </table:table-cell>
          <table:table-cell office:value-type="float" office:value="1451.67" calcext:value-type="float">
            <text:p>1451.67</text:p>
          </table:table-cell>
          <table:table-cell office:value-type="float" office:value="1701.06" calcext:value-type="float">
            <text:p>1701.06</text:p>
          </table:table-cell>
        </table:table-row>
        <table:table-row table:style-name="ro1">
          <table:table-cell office:value-type="float" office:value="10478804" calcext:value-type="float">
            <text:p>10478804</text:p>
          </table:table-cell>
          <table:table-cell table:formula="of:=[.A657]/1000/(60*60*24)" office:value-type="time" office:time-value="PT02H54M38.804S" calcext:value-type="time">
            <text:p>02:54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453.89" calcext:value-type="float">
            <text:p>1453.89</text:p>
          </table:table-cell>
          <table:table-cell office:value-type="float" office:value="1703.58" calcext:value-type="float">
            <text:p>1703.58</text:p>
          </table:table-cell>
        </table:table-row>
        <table:table-row table:style-name="ro1">
          <table:table-cell office:value-type="float" office:value="10494802" calcext:value-type="float">
            <text:p>10494802</text:p>
          </table:table-cell>
          <table:table-cell table:formula="of:=[.A658]/1000/(60*60*24)" office:value-type="time" office:time-value="PT02H54M54.802S" calcext:value-type="time">
            <text:p>02:54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3" calcext:value-type="float">
            <text:p>568.53</text:p>
          </table:table-cell>
          <table:table-cell office:value-type="float" office:value="1456.11" calcext:value-type="float">
            <text:p>1456.11</text:p>
          </table:table-cell>
          <table:table-cell office:value-type="float" office:value="1706.11" calcext:value-type="float">
            <text:p>1706.11</text:p>
          </table:table-cell>
        </table:table-row>
        <table:table-row table:style-name="ro1">
          <table:table-cell office:value-type="float" office:value="10510802" calcext:value-type="float">
            <text:p>10510802</text:p>
          </table:table-cell>
          <table:table-cell table:formula="of:=[.A659]/1000/(60*60*24)" office:value-type="time" office:time-value="PT02H55M10.802S" calcext:value-type="time">
            <text:p>02:55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68.74" calcext:value-type="float">
            <text:p>568.74</text:p>
          </table:table-cell>
          <table:table-cell office:value-type="float" office:value="1458.34" calcext:value-type="float">
            <text:p>1458.34</text:p>
          </table:table-cell>
          <table:table-cell office:value-type="float" office:value="1708.64" calcext:value-type="float">
            <text:p>1708.64</text:p>
          </table:table-cell>
        </table:table-row>
        <table:table-row table:style-name="ro1">
          <table:table-cell office:value-type="float" office:value="10526803" calcext:value-type="float">
            <text:p>10526803</text:p>
          </table:table-cell>
          <table:table-cell table:formula="of:=[.A660]/1000/(60*60*24)" office:value-type="time" office:time-value="PT02H55M26.803S" calcext:value-type="time">
            <text:p>02:55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5" calcext:value-type="float">
            <text:p>568.65</text:p>
          </table:table-cell>
          <table:table-cell office:value-type="float" office:value="1460.56" calcext:value-type="float">
            <text:p>1460.56</text:p>
          </table:table-cell>
          <table:table-cell office:value-type="float" office:value="1711.17" calcext:value-type="float">
            <text:p>1711.17</text:p>
          </table:table-cell>
        </table:table-row>
        <table:table-row table:style-name="ro1">
          <table:table-cell office:value-type="float" office:value="10542802" calcext:value-type="float">
            <text:p>10542802</text:p>
          </table:table-cell>
          <table:table-cell table:formula="of:=[.A661]/1000/(60*60*24)" office:value-type="time" office:time-value="PT02H55M42.802S" calcext:value-type="time">
            <text:p>02:55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462.77" calcext:value-type="float">
            <text:p>1462.77</text:p>
          </table:table-cell>
          <table:table-cell office:value-type="float" office:value="1713.7" calcext:value-type="float">
            <text:p>1713.7</text:p>
          </table:table-cell>
        </table:table-row>
        <table:table-row table:style-name="ro1">
          <table:table-cell office:value-type="float" office:value="10558802" calcext:value-type="float">
            <text:p>10558802</text:p>
          </table:table-cell>
          <table:table-cell table:formula="of:=[.A662]/1000/(60*60*24)" office:value-type="time" office:time-value="PT02H55M58.802S" calcext:value-type="time">
            <text:p>02:5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465" calcext:value-type="float">
            <text:p>1465</text:p>
          </table:table-cell>
          <table:table-cell office:value-type="float" office:value="1716.22" calcext:value-type="float">
            <text:p>1716.22</text:p>
          </table:table-cell>
        </table:table-row>
        <table:table-row table:style-name="ro1">
          <table:table-cell office:value-type="float" office:value="10574802" calcext:value-type="float">
            <text:p>10574802</text:p>
          </table:table-cell>
          <table:table-cell table:formula="of:=[.A663]/1000/(60*60*24)" office:value-type="time" office:time-value="PT02H56M14.802S" calcext:value-type="time">
            <text:p>02:56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4" calcext:value-type="float">
            <text:p>568.44</text:p>
          </table:table-cell>
          <table:table-cell office:value-type="float" office:value="1467.21" calcext:value-type="float">
            <text:p>1467.21</text:p>
          </table:table-cell>
          <table:table-cell office:value-type="float" office:value="1718.75" calcext:value-type="float">
            <text:p>1718.75</text:p>
          </table:table-cell>
        </table:table-row>
        <table:table-row table:style-name="ro1">
          <table:table-cell office:value-type="float" office:value="10590802" calcext:value-type="float">
            <text:p>10590802</text:p>
          </table:table-cell>
          <table:table-cell table:formula="of:=[.A664]/1000/(60*60*24)" office:value-type="time" office:time-value="PT02H56M30.802S" calcext:value-type="time">
            <text:p>02:56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469.43" calcext:value-type="float">
            <text:p>1469.43</text:p>
          </table:table-cell>
          <table:table-cell office:value-type="float" office:value="1721.28" calcext:value-type="float">
            <text:p>1721.28</text:p>
          </table:table-cell>
        </table:table-row>
        <table:table-row table:style-name="ro1">
          <table:table-cell office:value-type="float" office:value="10606802" calcext:value-type="float">
            <text:p>10606802</text:p>
          </table:table-cell>
          <table:table-cell table:formula="of:=[.A665]/1000/(60*60*24)" office:value-type="time" office:time-value="PT02H56M46.802S" calcext:value-type="time">
            <text:p>02:56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471.66" calcext:value-type="float">
            <text:p>1471.66</text:p>
          </table:table-cell>
          <table:table-cell office:value-type="float" office:value="1723.8" calcext:value-type="float">
            <text:p>1723.8</text:p>
          </table:table-cell>
        </table:table-row>
        <table:table-row table:style-name="ro1">
          <table:table-cell office:value-type="float" office:value="10622802" calcext:value-type="float">
            <text:p>10622802</text:p>
          </table:table-cell>
          <table:table-cell table:formula="of:=[.A666]/1000/(60*60*24)" office:value-type="time" office:time-value="PT02H57M02.802S" calcext:value-type="time">
            <text:p>02:57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473.88" calcext:value-type="float">
            <text:p>1473.88</text:p>
          </table:table-cell>
          <table:table-cell office:value-type="float" office:value="1726.33" calcext:value-type="float">
            <text:p>1726.33</text:p>
          </table:table-cell>
        </table:table-row>
        <table:table-row table:style-name="ro1">
          <table:table-cell office:value-type="float" office:value="10638802" calcext:value-type="float">
            <text:p>10638802</text:p>
          </table:table-cell>
          <table:table-cell table:formula="of:=[.A667]/1000/(60*60*24)" office:value-type="time" office:time-value="PT02H57M18.802S" calcext:value-type="time">
            <text:p>02:57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476.1" calcext:value-type="float">
            <text:p>1476.1</text:p>
          </table:table-cell>
          <table:table-cell office:value-type="float" office:value="1728.85" calcext:value-type="float">
            <text:p>1728.85</text:p>
          </table:table-cell>
        </table:table-row>
        <table:table-row table:style-name="ro1">
          <table:table-cell office:value-type="float" office:value="10654802" calcext:value-type="float">
            <text:p>10654802</text:p>
          </table:table-cell>
          <table:table-cell table:formula="of:=[.A668]/1000/(60*60*24)" office:value-type="time" office:time-value="PT02H57M34.802S" calcext:value-type="time">
            <text:p>02:57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" calcext:value-type="float">
            <text:p>568.3</text:p>
          </table:table-cell>
          <table:table-cell office:value-type="float" office:value="1478.32" calcext:value-type="float">
            <text:p>1478.32</text:p>
          </table:table-cell>
          <table:table-cell office:value-type="float" office:value="1731.38" calcext:value-type="float">
            <text:p>1731.38</text:p>
          </table:table-cell>
        </table:table-row>
        <table:table-row table:style-name="ro1">
          <table:table-cell office:value-type="float" office:value="10670802" calcext:value-type="float">
            <text:p>10670802</text:p>
          </table:table-cell>
          <table:table-cell table:formula="of:=[.A669]/1000/(60*60*24)" office:value-type="time" office:time-value="PT02H57M50.802S" calcext:value-type="time">
            <text:p>02:57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" calcext:value-type="float">
            <text:p>568.3</text:p>
          </table:table-cell>
          <table:table-cell office:value-type="float" office:value="1480.54" calcext:value-type="float">
            <text:p>1480.54</text:p>
          </table:table-cell>
          <table:table-cell office:value-type="float" office:value="1733.9" calcext:value-type="float">
            <text:p>1733.9</text:p>
          </table:table-cell>
        </table:table-row>
        <table:table-row table:style-name="ro1">
          <table:table-cell office:value-type="float" office:value="10686802" calcext:value-type="float">
            <text:p>10686802</text:p>
          </table:table-cell>
          <table:table-cell table:formula="of:=[.A670]/1000/(60*60*24)" office:value-type="time" office:time-value="PT02H58M06.802S" calcext:value-type="time">
            <text:p>02:58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482.76" calcext:value-type="float">
            <text:p>1482.76</text:p>
          </table:table-cell>
          <table:table-cell office:value-type="float" office:value="1736.43" calcext:value-type="float">
            <text:p>1736.43</text:p>
          </table:table-cell>
        </table:table-row>
        <table:table-row table:style-name="ro1">
          <table:table-cell office:value-type="float" office:value="10702802" calcext:value-type="float">
            <text:p>10702802</text:p>
          </table:table-cell>
          <table:table-cell table:formula="of:=[.A671]/1000/(60*60*24)" office:value-type="time" office:time-value="PT02H58M22.802S" calcext:value-type="time">
            <text:p>02:58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484.98" calcext:value-type="float">
            <text:p>1484.98</text:p>
          </table:table-cell>
          <table:table-cell office:value-type="float" office:value="1738.95" calcext:value-type="float">
            <text:p>1738.95</text:p>
          </table:table-cell>
        </table:table-row>
        <table:table-row table:style-name="ro1">
          <table:table-cell office:value-type="float" office:value="10718802" calcext:value-type="float">
            <text:p>10718802</text:p>
          </table:table-cell>
          <table:table-cell table:formula="of:=[.A672]/1000/(60*60*24)" office:value-type="time" office:time-value="PT02H58M38.802S" calcext:value-type="time">
            <text:p>02:58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487.2" calcext:value-type="float">
            <text:p>1487.2</text:p>
          </table:table-cell>
          <table:table-cell office:value-type="float" office:value="1741.47" calcext:value-type="float">
            <text:p>1741.47</text:p>
          </table:table-cell>
        </table:table-row>
        <table:table-row table:style-name="ro1">
          <table:table-cell office:value-type="float" office:value="10734802" calcext:value-type="float">
            <text:p>10734802</text:p>
          </table:table-cell>
          <table:table-cell table:formula="of:=[.A673]/1000/(60*60*24)" office:value-type="time" office:time-value="PT02H58M54.802S" calcext:value-type="time">
            <text:p>02:58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489.42" calcext:value-type="float">
            <text:p>1489.42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0750802" calcext:value-type="float">
            <text:p>10750802</text:p>
          </table:table-cell>
          <table:table-cell table:formula="of:=[.A674]/1000/(60*60*24)" office:value-type="time" office:time-value="PT02H59M10.802S" calcext:value-type="time">
            <text:p>02:59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491.64" calcext:value-type="float">
            <text:p>1491.64</text:p>
          </table:table-cell>
          <table:table-cell office:value-type="float" office:value="1746.52" calcext:value-type="float">
            <text:p>1746.52</text:p>
          </table:table-cell>
        </table:table-row>
        <table:table-row table:style-name="ro1">
          <table:table-cell office:value-type="float" office:value="10766802" calcext:value-type="float">
            <text:p>10766802</text:p>
          </table:table-cell>
          <table:table-cell table:formula="of:=[.A675]/1000/(60*60*24)" office:value-type="time" office:time-value="PT02H59M26.802S" calcext:value-type="time">
            <text:p>02:59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493.86" calcext:value-type="float">
            <text:p>1493.86</text:p>
          </table:table-cell>
          <table:table-cell office:value-type="float" office:value="1749.04" calcext:value-type="float">
            <text:p>1749.04</text:p>
          </table:table-cell>
        </table:table-row>
        <table:table-row table:style-name="ro1">
          <table:table-cell office:value-type="float" office:value="10782802" calcext:value-type="float">
            <text:p>10782802</text:p>
          </table:table-cell>
          <table:table-cell table:formula="of:=[.A676]/1000/(60*60*24)" office:value-type="time" office:time-value="PT02H59M42.802S" calcext:value-type="time">
            <text:p>02:59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496.08" calcext:value-type="float">
            <text:p>1496.08</text:p>
          </table:table-cell>
          <table:table-cell office:value-type="float" office:value="1751.56" calcext:value-type="float">
            <text:p>1751.56</text:p>
          </table:table-cell>
        </table:table-row>
        <table:table-row table:style-name="ro1">
          <table:table-cell office:value-type="float" office:value="10798802" calcext:value-type="float">
            <text:p>10798802</text:p>
          </table:table-cell>
          <table:table-cell table:formula="of:=[.A677]/1000/(60*60*24)" office:value-type="time" office:time-value="PT02H59M58.802S" calcext:value-type="time">
            <text:p>02:5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1498.3" calcext:value-type="float">
            <text:p>1498.3</text:p>
          </table:table-cell>
          <table:table-cell office:value-type="float" office:value="1754.08" calcext:value-type="float">
            <text:p>1754.08</text:p>
          </table:table-cell>
        </table:table-row>
        <table:table-row table:style-name="ro1">
          <table:table-cell office:value-type="float" office:value="10814802" calcext:value-type="float">
            <text:p>10814802</text:p>
          </table:table-cell>
          <table:table-cell table:formula="of:=[.A678]/1000/(60*60*24)" office:value-type="time" office:time-value="PT03H00M14.802S" calcext:value-type="time">
            <text:p>03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500.52" calcext:value-type="float">
            <text:p>1500.52</text:p>
          </table:table-cell>
          <table:table-cell office:value-type="float" office:value="1756.6" calcext:value-type="float">
            <text:p>1756.6</text:p>
          </table:table-cell>
        </table:table-row>
        <table:table-row table:style-name="ro1">
          <table:table-cell office:value-type="float" office:value="10830802" calcext:value-type="float">
            <text:p>10830802</text:p>
          </table:table-cell>
          <table:table-cell table:formula="of:=[.A679]/1000/(60*60*24)" office:value-type="time" office:time-value="PT03H00M30.802S" calcext:value-type="time">
            <text:p>03:00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502.74" calcext:value-type="float">
            <text:p>1502.74</text:p>
          </table:table-cell>
          <table:table-cell office:value-type="float" office:value="1759.12" calcext:value-type="float">
            <text:p>1759.12</text:p>
          </table:table-cell>
        </table:table-row>
        <table:table-row table:style-name="ro1">
          <table:table-cell office:value-type="float" office:value="10846802" calcext:value-type="float">
            <text:p>10846802</text:p>
          </table:table-cell>
          <table:table-cell table:formula="of:=[.A680]/1000/(60*60*24)" office:value-type="time" office:time-value="PT03H00M46.802S" calcext:value-type="time">
            <text:p>03:00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4" calcext:value-type="float">
            <text:p>566.44</text:p>
          </table:table-cell>
          <table:table-cell office:value-type="float" office:value="1504.96" calcext:value-type="float">
            <text:p>1504.96</text:p>
          </table:table-cell>
          <table:table-cell office:value-type="float" office:value="1761.64" calcext:value-type="float">
            <text:p>1761.64</text:p>
          </table:table-cell>
        </table:table-row>
        <table:table-row table:style-name="ro1">
          <table:table-cell office:value-type="float" office:value="10862804" calcext:value-type="float">
            <text:p>10862804</text:p>
          </table:table-cell>
          <table:table-cell table:formula="of:=[.A681]/1000/(60*60*24)" office:value-type="time" office:time-value="PT03H01M02.804S" calcext:value-type="time">
            <text:p>03:01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507.18" calcext:value-type="float">
            <text:p>1507.18</text:p>
          </table:table-cell>
          <table:table-cell office:value-type="float" office:value="1764.16" calcext:value-type="float">
            <text:p>1764.16</text:p>
          </table:table-cell>
        </table:table-row>
        <table:table-row table:style-name="ro1">
          <table:table-cell office:value-type="float" office:value="10878802" calcext:value-type="float">
            <text:p>10878802</text:p>
          </table:table-cell>
          <table:table-cell table:formula="of:=[.A682]/1000/(60*60*24)" office:value-type="time" office:time-value="PT03H01M18.802S" calcext:value-type="time">
            <text:p>03:01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509.4" calcext:value-type="float">
            <text:p>1509.4</text:p>
          </table:table-cell>
          <table:table-cell office:value-type="float" office:value="1766.68" calcext:value-type="float">
            <text:p>1766.68</text:p>
          </table:table-cell>
        </table:table-row>
        <table:table-row table:style-name="ro1">
          <table:table-cell office:value-type="float" office:value="10894802" calcext:value-type="float">
            <text:p>10894802</text:p>
          </table:table-cell>
          <table:table-cell table:formula="of:=[.A683]/1000/(60*60*24)" office:value-type="time" office:time-value="PT03H01M34.802S" calcext:value-type="time">
            <text:p>03:01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511.62" calcext:value-type="float">
            <text:p>1511.62</text:p>
          </table:table-cell>
          <table:table-cell office:value-type="float" office:value="1769.2" calcext:value-type="float">
            <text:p>1769.2</text:p>
          </table:table-cell>
        </table:table-row>
        <table:table-row table:style-name="ro1">
          <table:table-cell office:value-type="float" office:value="10910803" calcext:value-type="float">
            <text:p>10910803</text:p>
          </table:table-cell>
          <table:table-cell table:formula="of:=[.A684]/1000/(60*60*24)" office:value-type="time" office:time-value="PT03H01M50.803S" calcext:value-type="time">
            <text:p>03:01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7" calcext:value-type="float">
            <text:p>568.27</text:p>
          </table:table-cell>
          <table:table-cell office:value-type="float" office:value="1513.84" calcext:value-type="float">
            <text:p>1513.84</text:p>
          </table:table-cell>
          <table:table-cell office:value-type="float" office:value="1771.72" calcext:value-type="float">
            <text:p>1771.72</text:p>
          </table:table-cell>
        </table:table-row>
        <table:table-row table:style-name="ro1">
          <table:table-cell office:value-type="float" office:value="10926802" calcext:value-type="float">
            <text:p>10926802</text:p>
          </table:table-cell>
          <table:table-cell table:formula="of:=[.A685]/1000/(60*60*24)" office:value-type="time" office:time-value="PT03H02M06.802S" calcext:value-type="time">
            <text:p>03:02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8" calcext:value-type="float">
            <text:p>565.98</text:p>
          </table:table-cell>
          <table:table-cell office:value-type="float" office:value="1516.06" calcext:value-type="float">
            <text:p>1516.06</text:p>
          </table:table-cell>
          <table:table-cell office:value-type="float" office:value="1774.23" calcext:value-type="float">
            <text:p>1774.23</text:p>
          </table:table-cell>
        </table:table-row>
        <table:table-row table:style-name="ro1">
          <table:table-cell office:value-type="float" office:value="10942802" calcext:value-type="float">
            <text:p>10942802</text:p>
          </table:table-cell>
          <table:table-cell table:formula="of:=[.A686]/1000/(60*60*24)" office:value-type="time" office:time-value="PT03H02M22.802S" calcext:value-type="time">
            <text:p>03:02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518.27" calcext:value-type="float">
            <text:p>1518.27</text:p>
          </table:table-cell>
          <table:table-cell office:value-type="float" office:value="1776.75" calcext:value-type="float">
            <text:p>1776.75</text:p>
          </table:table-cell>
        </table:table-row>
        <table:table-row table:style-name="ro1">
          <table:table-cell office:value-type="float" office:value="10958802" calcext:value-type="float">
            <text:p>10958802</text:p>
          </table:table-cell>
          <table:table-cell table:formula="of:=[.A687]/1000/(60*60*24)" office:value-type="time" office:time-value="PT03H02M38.802S" calcext:value-type="time">
            <text:p>03:02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520.49" calcext:value-type="float">
            <text:p>1520.49</text:p>
          </table:table-cell>
          <table:table-cell office:value-type="float" office:value="1779.27" calcext:value-type="float">
            <text:p>1779.27</text:p>
          </table:table-cell>
        </table:table-row>
        <table:table-row table:style-name="ro1">
          <table:table-cell office:value-type="float" office:value="10974803" calcext:value-type="float">
            <text:p>10974803</text:p>
          </table:table-cell>
          <table:table-cell table:formula="of:=[.A688]/1000/(60*60*24)" office:value-type="time" office:time-value="PT03H02M54.803S" calcext:value-type="time">
            <text:p>03:02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522.71" calcext:value-type="float">
            <text:p>1522.71</text:p>
          </table:table-cell>
          <table:table-cell office:value-type="float" office:value="1781.79" calcext:value-type="float">
            <text:p>1781.79</text:p>
          </table:table-cell>
        </table:table-row>
        <table:table-row table:style-name="ro1">
          <table:table-cell office:value-type="float" office:value="10990804" calcext:value-type="float">
            <text:p>10990804</text:p>
          </table:table-cell>
          <table:table-cell table:formula="of:=[.A689]/1000/(60*60*24)" office:value-type="time" office:time-value="PT03H03M10.804S" calcext:value-type="time">
            <text:p>03:03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524.93" calcext:value-type="float">
            <text:p>1524.93</text:p>
          </table:table-cell>
          <table:table-cell office:value-type="float" office:value="1784.3" calcext:value-type="float">
            <text:p>1784.3</text:p>
          </table:table-cell>
        </table:table-row>
        <table:table-row table:style-name="ro1">
          <table:table-cell office:value-type="float" office:value="11006802" calcext:value-type="float">
            <text:p>11006802</text:p>
          </table:table-cell>
          <table:table-cell table:formula="of:=[.A690]/1000/(60*60*24)" office:value-type="time" office:time-value="PT03H03M26.802S" calcext:value-type="time">
            <text:p>03:03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527.15" calcext:value-type="float">
            <text:p>1527.15</text:p>
          </table:table-cell>
          <table:table-cell office:value-type="float" office:value="1786.82" calcext:value-type="float">
            <text:p>1786.82</text:p>
          </table:table-cell>
        </table:table-row>
        <table:table-row table:style-name="ro1">
          <table:table-cell office:value-type="float" office:value="11022802" calcext:value-type="float">
            <text:p>11022802</text:p>
          </table:table-cell>
          <table:table-cell table:formula="of:=[.A691]/1000/(60*60*24)" office:value-type="time" office:time-value="PT03H03M42.802S" calcext:value-type="time">
            <text:p>03:03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4" calcext:value-type="float">
            <text:p>566.64</text:p>
          </table:table-cell>
          <table:table-cell office:value-type="float" office:value="1529.37" calcext:value-type="float">
            <text:p>1529.37</text:p>
          </table:table-cell>
          <table:table-cell office:value-type="float" office:value="1789.34" calcext:value-type="float">
            <text:p>1789.34</text:p>
          </table:table-cell>
        </table:table-row>
        <table:table-row table:style-name="ro1">
          <table:table-cell office:value-type="float" office:value="11038804" calcext:value-type="float">
            <text:p>11038804</text:p>
          </table:table-cell>
          <table:table-cell table:formula="of:=[.A692]/1000/(60*60*24)" office:value-type="time" office:time-value="PT03H03M58.804S" calcext:value-type="time">
            <text:p>03:03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531.59" calcext:value-type="float">
            <text:p>1531.59</text:p>
          </table:table-cell>
          <table:table-cell office:value-type="float" office:value="1791.85" calcext:value-type="float">
            <text:p>1791.85</text:p>
          </table:table-cell>
        </table:table-row>
        <table:table-row table:style-name="ro1">
          <table:table-cell office:value-type="float" office:value="11054804" calcext:value-type="float">
            <text:p>11054804</text:p>
          </table:table-cell>
          <table:table-cell table:formula="of:=[.A693]/1000/(60*60*24)" office:value-type="time" office:time-value="PT03H04M14.804S" calcext:value-type="time">
            <text:p>03:04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533.81" calcext:value-type="float">
            <text:p>1533.81</text:p>
          </table:table-cell>
          <table:table-cell office:value-type="float" office:value="1794.37" calcext:value-type="float">
            <text:p>1794.37</text:p>
          </table:table-cell>
        </table:table-row>
        <table:table-row table:style-name="ro1">
          <table:table-cell office:value-type="float" office:value="11070804" calcext:value-type="float">
            <text:p>11070804</text:p>
          </table:table-cell>
          <table:table-cell table:formula="of:=[.A694]/1000/(60*60*24)" office:value-type="time" office:time-value="PT03H04M30.804S" calcext:value-type="time">
            <text:p>03:04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536.03" calcext:value-type="float">
            <text:p>1536.03</text:p>
          </table:table-cell>
          <table:table-cell office:value-type="float" office:value="1796.88" calcext:value-type="float">
            <text:p>1796.88</text:p>
          </table:table-cell>
        </table:table-row>
        <table:table-row table:style-name="ro1">
          <table:table-cell office:value-type="float" office:value="11086802" calcext:value-type="float">
            <text:p>11086802</text:p>
          </table:table-cell>
          <table:table-cell table:formula="of:=[.A695]/1000/(60*60*24)" office:value-type="time" office:time-value="PT03H04M46.802S" calcext:value-type="time">
            <text:p>03:04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538.25" calcext:value-type="float">
            <text:p>1538.25</text:p>
          </table:table-cell>
          <table:table-cell office:value-type="float" office:value="1799.4" calcext:value-type="float">
            <text:p>1799.4</text:p>
          </table:table-cell>
        </table:table-row>
        <table:table-row table:style-name="ro1">
          <table:table-cell office:value-type="float" office:value="11102802" calcext:value-type="float">
            <text:p>11102802</text:p>
          </table:table-cell>
          <table:table-cell table:formula="of:=[.A696]/1000/(60*60*24)" office:value-type="time" office:time-value="PT03H05M02.802S" calcext:value-type="time">
            <text:p>03:05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8" calcext:value-type="float">
            <text:p>564.08</text:p>
          </table:table-cell>
          <table:table-cell office:value-type="float" office:value="1540.47" calcext:value-type="float">
            <text:p>1540.47</text:p>
          </table:table-cell>
          <table:table-cell office:value-type="float" office:value="1801.91" calcext:value-type="float">
            <text:p>1801.91</text:p>
          </table:table-cell>
        </table:table-row>
        <table:table-row table:style-name="ro1">
          <table:table-cell office:value-type="float" office:value="11118802" calcext:value-type="float">
            <text:p>11118802</text:p>
          </table:table-cell>
          <table:table-cell table:formula="of:=[.A697]/1000/(60*60*24)" office:value-type="time" office:time-value="PT03H05M18.802S" calcext:value-type="time">
            <text:p>03:05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542.69" calcext:value-type="float">
            <text:p>1542.69</text:p>
          </table:table-cell>
          <table:table-cell office:value-type="float" office:value="1804.43" calcext:value-type="float">
            <text:p>1804.43</text:p>
          </table:table-cell>
        </table:table-row>
        <table:table-row table:style-name="ro1">
          <table:table-cell office:value-type="float" office:value="11134802" calcext:value-type="float">
            <text:p>11134802</text:p>
          </table:table-cell>
          <table:table-cell table:formula="of:=[.A698]/1000/(60*60*24)" office:value-type="time" office:time-value="PT03H05M34.802S" calcext:value-type="time">
            <text:p>03:05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544.91" calcext:value-type="float">
            <text:p>1544.91</text:p>
          </table:table-cell>
          <table:table-cell office:value-type="float" office:value="1806.94" calcext:value-type="float">
            <text:p>1806.94</text:p>
          </table:table-cell>
        </table:table-row>
        <table:table-row table:style-name="ro1">
          <table:table-cell office:value-type="float" office:value="11150802" calcext:value-type="float">
            <text:p>11150802</text:p>
          </table:table-cell>
          <table:table-cell table:formula="of:=[.A699]/1000/(60*60*24)" office:value-type="time" office:time-value="PT03H05M50.802S" calcext:value-type="time">
            <text:p>03:05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4" calcext:value-type="float">
            <text:p>564.44</text:p>
          </table:table-cell>
          <table:table-cell office:value-type="float" office:value="1547.13" calcext:value-type="float">
            <text:p>1547.13</text:p>
          </table:table-cell>
          <table:table-cell office:value-type="float" office:value="1809.45" calcext:value-type="float">
            <text:p>1809.45</text:p>
          </table:table-cell>
        </table:table-row>
        <table:table-row table:style-name="ro1">
          <table:table-cell office:value-type="float" office:value="11166802" calcext:value-type="float">
            <text:p>11166802</text:p>
          </table:table-cell>
          <table:table-cell table:formula="of:=[.A700]/1000/(60*60*24)" office:value-type="time" office:time-value="PT03H06M06.802S" calcext:value-type="time">
            <text:p>03:06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549.35" calcext:value-type="float">
            <text:p>1549.35</text:p>
          </table:table-cell>
          <table:table-cell office:value-type="float" office:value="1811.97" calcext:value-type="float">
            <text:p>1811.97</text:p>
          </table:table-cell>
        </table:table-row>
        <table:table-row table:style-name="ro1">
          <table:table-cell office:value-type="float" office:value="11182802" calcext:value-type="float">
            <text:p>11182802</text:p>
          </table:table-cell>
          <table:table-cell table:formula="of:=[.A701]/1000/(60*60*24)" office:value-type="time" office:time-value="PT03H06M22.802S" calcext:value-type="time">
            <text:p>03:06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551.57" calcext:value-type="float">
            <text:p>1551.57</text:p>
          </table:table-cell>
          <table:table-cell office:value-type="float" office:value="1814.48" calcext:value-type="float">
            <text:p>1814.48</text:p>
          </table:table-cell>
        </table:table-row>
        <table:table-row table:style-name="ro1">
          <table:table-cell office:value-type="float" office:value="11198802" calcext:value-type="float">
            <text:p>11198802</text:p>
          </table:table-cell>
          <table:table-cell table:formula="of:=[.A702]/1000/(60*60*24)" office:value-type="time" office:time-value="PT03H06M38.802S" calcext:value-type="time">
            <text:p>03:06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553.79" calcext:value-type="float">
            <text:p>1553.79</text:p>
          </table:table-cell>
          <table:table-cell office:value-type="float" office:value="1816.99" calcext:value-type="float">
            <text:p>1816.99</text:p>
          </table:table-cell>
        </table:table-row>
        <table:table-row table:style-name="ro1">
          <table:table-cell office:value-type="float" office:value="11214802" calcext:value-type="float">
            <text:p>11214802</text:p>
          </table:table-cell>
          <table:table-cell table:formula="of:=[.A703]/1000/(60*60*24)" office:value-type="time" office:time-value="PT03H06M54.802S" calcext:value-type="time">
            <text:p>03:06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556.01" calcext:value-type="float">
            <text:p>1556.01</text:p>
          </table:table-cell>
          <table:table-cell office:value-type="float" office:value="1819.5" calcext:value-type="float">
            <text:p>1819.5</text:p>
          </table:table-cell>
        </table:table-row>
        <table:table-row table:style-name="ro1">
          <table:table-cell office:value-type="float" office:value="11230802" calcext:value-type="float">
            <text:p>11230802</text:p>
          </table:table-cell>
          <table:table-cell table:formula="of:=[.A704]/1000/(60*60*24)" office:value-type="time" office:time-value="PT03H07M10.802S" calcext:value-type="time">
            <text:p>03:07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58.23" calcext:value-type="float">
            <text:p>1558.23</text:p>
          </table:table-cell>
          <table:table-cell office:value-type="float" office:value="1822.01" calcext:value-type="float">
            <text:p>1822.01</text:p>
          </table:table-cell>
        </table:table-row>
        <table:table-row table:style-name="ro1">
          <table:table-cell office:value-type="float" office:value="11246802" calcext:value-type="float">
            <text:p>11246802</text:p>
          </table:table-cell>
          <table:table-cell table:formula="of:=[.A705]/1000/(60*60*24)" office:value-type="time" office:time-value="PT03H07M26.802S" calcext:value-type="time">
            <text:p>03:07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60.45" calcext:value-type="float">
            <text:p>1560.45</text:p>
          </table:table-cell>
          <table:table-cell office:value-type="float" office:value="1824.52" calcext:value-type="float">
            <text:p>1824.52</text:p>
          </table:table-cell>
        </table:table-row>
        <table:table-row table:style-name="ro1">
          <table:table-cell office:value-type="float" office:value="11262802" calcext:value-type="float">
            <text:p>11262802</text:p>
          </table:table-cell>
          <table:table-cell table:formula="of:=[.A706]/1000/(60*60*24)" office:value-type="time" office:time-value="PT03H07M42.802S" calcext:value-type="time">
            <text:p>03:07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62.67" calcext:value-type="float">
            <text:p>1562.67</text:p>
          </table:table-cell>
          <table:table-cell office:value-type="float" office:value="1827.03" calcext:value-type="float">
            <text:p>1827.03</text:p>
          </table:table-cell>
        </table:table-row>
        <table:table-row table:style-name="ro1">
          <table:table-cell office:value-type="float" office:value="11278804" calcext:value-type="float">
            <text:p>11278804</text:p>
          </table:table-cell>
          <table:table-cell table:formula="of:=[.A707]/1000/(60*60*24)" office:value-type="time" office:time-value="PT03H07M58.804S" calcext:value-type="time">
            <text:p>03:07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564.89" calcext:value-type="float">
            <text:p>1564.89</text:p>
          </table:table-cell>
          <table:table-cell office:value-type="float" office:value="1829.54" calcext:value-type="float">
            <text:p>1829.54</text:p>
          </table:table-cell>
        </table:table-row>
        <table:table-row table:style-name="ro1">
          <table:table-cell office:value-type="float" office:value="11294802" calcext:value-type="float">
            <text:p>11294802</text:p>
          </table:table-cell>
          <table:table-cell table:formula="of:=[.A708]/1000/(60*60*24)" office:value-type="time" office:time-value="PT03H08M14.802S" calcext:value-type="time">
            <text:p>03:08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567.11" calcext:value-type="float">
            <text:p>1567.11</text:p>
          </table:table-cell>
          <table:table-cell office:value-type="float" office:value="1832.05" calcext:value-type="float">
            <text:p>1832.05</text:p>
          </table:table-cell>
        </table:table-row>
        <table:table-row table:style-name="ro1">
          <table:table-cell office:value-type="float" office:value="11310802" calcext:value-type="float">
            <text:p>11310802</text:p>
          </table:table-cell>
          <table:table-cell table:formula="of:=[.A709]/1000/(60*60*24)" office:value-type="time" office:time-value="PT03H08M30.802S" calcext:value-type="time">
            <text:p>03:08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569.33" calcext:value-type="float">
            <text:p>1569.33</text:p>
          </table:table-cell>
          <table:table-cell office:value-type="float" office:value="1834.56" calcext:value-type="float">
            <text:p>1834.56</text:p>
          </table:table-cell>
        </table:table-row>
        <table:table-row table:style-name="ro1">
          <table:table-cell office:value-type="float" office:value="11326802" calcext:value-type="float">
            <text:p>11326802</text:p>
          </table:table-cell>
          <table:table-cell table:formula="of:=[.A710]/1000/(60*60*24)" office:value-type="time" office:time-value="PT03H08M46.802S" calcext:value-type="time">
            <text:p>03:08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571.55" calcext:value-type="float">
            <text:p>1571.55</text:p>
          </table:table-cell>
          <table:table-cell office:value-type="float" office:value="1837.07" calcext:value-type="float">
            <text:p>1837.07</text:p>
          </table:table-cell>
        </table:table-row>
        <table:table-row table:style-name="ro1">
          <table:table-cell office:value-type="float" office:value="11342802" calcext:value-type="float">
            <text:p>11342802</text:p>
          </table:table-cell>
          <table:table-cell table:formula="of:=[.A711]/1000/(60*60*24)" office:value-type="time" office:time-value="PT03H09M02.802S" calcext:value-type="time">
            <text:p>03:09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573.77" calcext:value-type="float">
            <text:p>1573.77</text:p>
          </table:table-cell>
          <table:table-cell office:value-type="float" office:value="1839.58" calcext:value-type="float">
            <text:p>1839.58</text:p>
          </table:table-cell>
        </table:table-row>
        <table:table-row table:style-name="ro1">
          <table:table-cell office:value-type="float" office:value="11358802" calcext:value-type="float">
            <text:p>11358802</text:p>
          </table:table-cell>
          <table:table-cell table:formula="of:=[.A712]/1000/(60*60*24)" office:value-type="time" office:time-value="PT03H09M18.802S" calcext:value-type="time">
            <text:p>03:09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575.99" calcext:value-type="float">
            <text:p>1575.99</text:p>
          </table:table-cell>
          <table:table-cell office:value-type="float" office:value="1842.08" calcext:value-type="float">
            <text:p>1842.08</text:p>
          </table:table-cell>
        </table:table-row>
        <table:table-row table:style-name="ro1">
          <table:table-cell office:value-type="float" office:value="11374804" calcext:value-type="float">
            <text:p>11374804</text:p>
          </table:table-cell>
          <table:table-cell table:formula="of:=[.A713]/1000/(60*60*24)" office:value-type="time" office:time-value="PT03H09M34.804S" calcext:value-type="time">
            <text:p>03:09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578.21" calcext:value-type="float">
            <text:p>1578.21</text:p>
          </table:table-cell>
          <table:table-cell office:value-type="float" office:value="1844.59" calcext:value-type="float">
            <text:p>1844.59</text:p>
          </table:table-cell>
        </table:table-row>
        <table:table-row table:style-name="ro1">
          <table:table-cell office:value-type="float" office:value="11390803" calcext:value-type="float">
            <text:p>11390803</text:p>
          </table:table-cell>
          <table:table-cell table:formula="of:=[.A714]/1000/(60*60*24)" office:value-type="time" office:time-value="PT03H09M50.803S" calcext:value-type="time">
            <text:p>03:09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2" calcext:value-type="float">
            <text:p>564.22</text:p>
          </table:table-cell>
          <table:table-cell office:value-type="float" office:value="1580.43" calcext:value-type="float">
            <text:p>1580.43</text:p>
          </table:table-cell>
          <table:table-cell office:value-type="float" office:value="1847.1" calcext:value-type="float">
            <text:p>1847.1</text:p>
          </table:table-cell>
        </table:table-row>
        <table:table-row table:style-name="ro1">
          <table:table-cell office:value-type="float" office:value="11406802" calcext:value-type="float">
            <text:p>11406802</text:p>
          </table:table-cell>
          <table:table-cell table:formula="of:=[.A715]/1000/(60*60*24)" office:value-type="time" office:time-value="PT03H10M06.802S" calcext:value-type="time">
            <text:p>03:10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5" calcext:value-type="float">
            <text:p>564.65</text:p>
          </table:table-cell>
          <table:table-cell office:value-type="float" office:value="1582.65" calcext:value-type="float">
            <text:p>1582.65</text:p>
          </table:table-cell>
          <table:table-cell office:value-type="float" office:value="1849.61" calcext:value-type="float">
            <text:p>1849.61</text:p>
          </table:table-cell>
        </table:table-row>
        <table:table-row table:style-name="ro1">
          <table:table-cell office:value-type="float" office:value="11422802" calcext:value-type="float">
            <text:p>11422802</text:p>
          </table:table-cell>
          <table:table-cell table:formula="of:=[.A716]/1000/(60*60*24)" office:value-type="time" office:time-value="PT03H10M22.802S" calcext:value-type="time">
            <text:p>03:10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84.87" calcext:value-type="float">
            <text:p>1584.87</text:p>
          </table:table-cell>
          <table:table-cell office:value-type="float" office:value="1852.11" calcext:value-type="float">
            <text:p>1852.11</text:p>
          </table:table-cell>
        </table:table-row>
        <table:table-row table:style-name="ro1">
          <table:table-cell office:value-type="float" office:value="11438804" calcext:value-type="float">
            <text:p>11438804</text:p>
          </table:table-cell>
          <table:table-cell table:formula="of:=[.A717]/1000/(60*60*24)" office:value-type="time" office:time-value="PT03H10M38.804S" calcext:value-type="time">
            <text:p>03:10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5" calcext:value-type="float">
            <text:p>562.65</text:p>
          </table:table-cell>
          <table:table-cell office:value-type="float" office:value="1587.09" calcext:value-type="float">
            <text:p>1587.09</text:p>
          </table:table-cell>
          <table:table-cell office:value-type="float" office:value="1854.62" calcext:value-type="float">
            <text:p>1854.62</text:p>
          </table:table-cell>
        </table:table-row>
        <table:table-row table:style-name="ro1">
          <table:table-cell office:value-type="float" office:value="11454802" calcext:value-type="float">
            <text:p>11454802</text:p>
          </table:table-cell>
          <table:table-cell table:formula="of:=[.A718]/1000/(60*60*24)" office:value-type="time" office:time-value="PT03H10M54.802S" calcext:value-type="time">
            <text:p>03:10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89.31" calcext:value-type="float">
            <text:p>1589.31</text:p>
          </table:table-cell>
          <table:table-cell office:value-type="float" office:value="1857.13" calcext:value-type="float">
            <text:p>1857.13</text:p>
          </table:table-cell>
        </table:table-row>
        <table:table-row table:style-name="ro1">
          <table:table-cell office:value-type="float" office:value="11470802" calcext:value-type="float">
            <text:p>11470802</text:p>
          </table:table-cell>
          <table:table-cell table:formula="of:=[.A719]/1000/(60*60*24)" office:value-type="time" office:time-value="PT03H11M10.802S" calcext:value-type="time">
            <text:p>03:11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591.53" calcext:value-type="float">
            <text:p>1591.53</text:p>
          </table:table-cell>
          <table:table-cell office:value-type="float" office:value="1859.63" calcext:value-type="float">
            <text:p>1859.63</text:p>
          </table:table-cell>
        </table:table-row>
        <table:table-row table:style-name="ro1">
          <table:table-cell office:value-type="float" office:value="11486802" calcext:value-type="float">
            <text:p>11486802</text:p>
          </table:table-cell>
          <table:table-cell table:formula="of:=[.A720]/1000/(60*60*24)" office:value-type="time" office:time-value="PT03H11M26.802S" calcext:value-type="time">
            <text:p>03:11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8" calcext:value-type="float">
            <text:p>564.08</text:p>
          </table:table-cell>
          <table:table-cell office:value-type="float" office:value="1593.75" calcext:value-type="float">
            <text:p>1593.75</text:p>
          </table:table-cell>
          <table:table-cell office:value-type="float" office:value="1862.14" calcext:value-type="float">
            <text:p>1862.14</text:p>
          </table:table-cell>
        </table:table-row>
        <table:table-row table:style-name="ro1">
          <table:table-cell office:value-type="float" office:value="11502802" calcext:value-type="float">
            <text:p>11502802</text:p>
          </table:table-cell>
          <table:table-cell table:formula="of:=[.A721]/1000/(60*60*24)" office:value-type="time" office:time-value="PT03H11M42.802S" calcext:value-type="time">
            <text:p>03:11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595.97" calcext:value-type="float">
            <text:p>1595.97</text:p>
          </table:table-cell>
          <table:table-cell office:value-type="float" office:value="1864.64" calcext:value-type="float">
            <text:p>1864.64</text:p>
          </table:table-cell>
        </table:table-row>
        <table:table-row table:style-name="ro1">
          <table:table-cell office:value-type="float" office:value="11518802" calcext:value-type="float">
            <text:p>11518802</text:p>
          </table:table-cell>
          <table:table-cell table:formula="of:=[.A722]/1000/(60*60*24)" office:value-type="time" office:time-value="PT03H11M58.802S" calcext:value-type="time">
            <text:p>03:11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598.19" calcext:value-type="float">
            <text:p>1598.19</text:p>
          </table:table-cell>
          <table:table-cell office:value-type="float" office:value="1867.15" calcext:value-type="float">
            <text:p>1867.15</text:p>
          </table:table-cell>
        </table:table-row>
        <table:table-row table:style-name="ro1">
          <table:table-cell office:value-type="float" office:value="11534804" calcext:value-type="float">
            <text:p>11534804</text:p>
          </table:table-cell>
          <table:table-cell table:formula="of:=[.A723]/1000/(60*60*24)" office:value-type="time" office:time-value="PT03H12M14.804S" calcext:value-type="time">
            <text:p>03:12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6" calcext:value-type="float">
            <text:p>562.66</text:p>
          </table:table-cell>
          <table:table-cell office:value-type="float" office:value="1600.41" calcext:value-type="float">
            <text:p>1600.41</text:p>
          </table:table-cell>
          <table:table-cell office:value-type="float" office:value="1869.65" calcext:value-type="float">
            <text:p>1869.65</text:p>
          </table:table-cell>
        </table:table-row>
        <table:table-row table:style-name="ro1">
          <table:table-cell office:value-type="float" office:value="11550802" calcext:value-type="float">
            <text:p>11550802</text:p>
          </table:table-cell>
          <table:table-cell table:formula="of:=[.A724]/1000/(60*60*24)" office:value-type="time" office:time-value="PT03H12M30.802S" calcext:value-type="time">
            <text:p>03:12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1" calcext:value-type="float">
            <text:p>562.21</text:p>
          </table:table-cell>
          <table:table-cell office:value-type="float" office:value="1602.63" calcext:value-type="float">
            <text:p>1602.63</text:p>
          </table:table-cell>
          <table:table-cell office:value-type="float" office:value="1872.15" calcext:value-type="float">
            <text:p>1872.15</text:p>
          </table:table-cell>
        </table:table-row>
        <table:table-row table:style-name="ro1">
          <table:table-cell office:value-type="float" office:value="11566802" calcext:value-type="float">
            <text:p>11566802</text:p>
          </table:table-cell>
          <table:table-cell table:formula="of:=[.A725]/1000/(60*60*24)" office:value-type="time" office:time-value="PT03H12M46.802S" calcext:value-type="time">
            <text:p>03:12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604.85" calcext:value-type="float">
            <text:p>1604.85</text:p>
          </table:table-cell>
          <table:table-cell office:value-type="float" office:value="1874.66" calcext:value-type="float">
            <text:p>1874.66</text:p>
          </table:table-cell>
        </table:table-row>
        <table:table-row table:style-name="ro1">
          <table:table-cell office:value-type="float" office:value="11582802" calcext:value-type="float">
            <text:p>11582802</text:p>
          </table:table-cell>
          <table:table-cell table:formula="of:=[.A726]/1000/(60*60*24)" office:value-type="time" office:time-value="PT03H13M02.802S" calcext:value-type="time">
            <text:p>03:13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607.07" calcext:value-type="float">
            <text:p>1607.07</text:p>
          </table:table-cell>
          <table:table-cell office:value-type="float" office:value="1877.16" calcext:value-type="float">
            <text:p>1877.16</text:p>
          </table:table-cell>
        </table:table-row>
        <table:table-row table:style-name="ro1">
          <table:table-cell office:value-type="float" office:value="11598803" calcext:value-type="float">
            <text:p>11598803</text:p>
          </table:table-cell>
          <table:table-cell table:formula="of:=[.A727]/1000/(60*60*24)" office:value-type="time" office:time-value="PT03H13M18.803S" calcext:value-type="time">
            <text:p>03:13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1" calcext:value-type="float">
            <text:p>562.31</text:p>
          </table:table-cell>
          <table:table-cell office:value-type="float" office:value="1609.29" calcext:value-type="float">
            <text:p>1609.29</text:p>
          </table:table-cell>
          <table:table-cell office:value-type="float" office:value="1879.66" calcext:value-type="float">
            <text:p>1879.66</text:p>
          </table:table-cell>
        </table:table-row>
        <table:table-row table:style-name="ro1">
          <table:table-cell office:value-type="float" office:value="11614802" calcext:value-type="float">
            <text:p>11614802</text:p>
          </table:table-cell>
          <table:table-cell table:formula="of:=[.A728]/1000/(60*60*24)" office:value-type="time" office:time-value="PT03H13M34.802S" calcext:value-type="time">
            <text:p>03:13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611.51" calcext:value-type="float">
            <text:p>1611.51</text:p>
          </table:table-cell>
          <table:table-cell office:value-type="float" office:value="1882.17" calcext:value-type="float">
            <text:p>1882.17</text:p>
          </table:table-cell>
        </table:table-row>
        <table:table-row table:style-name="ro1">
          <table:table-cell office:value-type="float" office:value="11630804" calcext:value-type="float">
            <text:p>11630804</text:p>
          </table:table-cell>
          <table:table-cell table:formula="of:=[.A729]/1000/(60*60*24)" office:value-type="time" office:time-value="PT03H13M50.804S" calcext:value-type="time">
            <text:p>03:1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613.74" calcext:value-type="float">
            <text:p>1613.74</text:p>
          </table:table-cell>
          <table:table-cell office:value-type="float" office:value="1884.67" calcext:value-type="float">
            <text:p>1884.67</text:p>
          </table:table-cell>
        </table:table-row>
        <table:table-row table:style-name="ro1">
          <table:table-cell office:value-type="float" office:value="11646802" calcext:value-type="float">
            <text:p>11646802</text:p>
          </table:table-cell>
          <table:table-cell table:formula="of:=[.A730]/1000/(60*60*24)" office:value-type="time" office:time-value="PT03H14M06.802S" calcext:value-type="time">
            <text:p>03:14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4" calcext:value-type="float">
            <text:p>562.54</text:p>
          </table:table-cell>
          <table:table-cell office:value-type="float" office:value="1615.96" calcext:value-type="float">
            <text:p>1615.96</text:p>
          </table:table-cell>
          <table:table-cell office:value-type="float" office:value="1887.17" calcext:value-type="float">
            <text:p>1887.17</text:p>
          </table:table-cell>
        </table:table-row>
        <table:table-row table:style-name="ro1">
          <table:table-cell office:value-type="float" office:value="11662804" calcext:value-type="float">
            <text:p>11662804</text:p>
          </table:table-cell>
          <table:table-cell table:formula="of:=[.A731]/1000/(60*60*24)" office:value-type="time" office:time-value="PT03H14M22.804S" calcext:value-type="time">
            <text:p>03:14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618.18" calcext:value-type="float">
            <text:p>1618.18</text:p>
          </table:table-cell>
          <table:table-cell office:value-type="float" office:value="1889.67" calcext:value-type="float">
            <text:p>1889.67</text:p>
          </table:table-cell>
        </table:table-row>
        <table:table-row table:style-name="ro1">
          <table:table-cell office:value-type="float" office:value="11678802" calcext:value-type="float">
            <text:p>11678802</text:p>
          </table:table-cell>
          <table:table-cell table:formula="of:=[.A732]/1000/(60*60*24)" office:value-type="time" office:time-value="PT03H14M38.802S" calcext:value-type="time">
            <text:p>03:14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620.4" calcext:value-type="float">
            <text:p>1620.4</text:p>
          </table:table-cell>
          <table:table-cell office:value-type="float" office:value="1892.17" calcext:value-type="float">
            <text:p>1892.17</text:p>
          </table:table-cell>
        </table:table-row>
        <table:table-row table:style-name="ro1">
          <table:table-cell office:value-type="float" office:value="11694802" calcext:value-type="float">
            <text:p>11694802</text:p>
          </table:table-cell>
          <table:table-cell table:formula="of:=[.A733]/1000/(60*60*24)" office:value-type="time" office:time-value="PT03H14M54.802S" calcext:value-type="time">
            <text:p>03:14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622.62" calcext:value-type="float">
            <text:p>1622.62</text:p>
          </table:table-cell>
          <table:table-cell office:value-type="float" office:value="1894.67" calcext:value-type="float">
            <text:p>1894.67</text:p>
          </table:table-cell>
        </table:table-row>
        <table:table-row table:style-name="ro1">
          <table:table-cell office:value-type="float" office:value="11710804" calcext:value-type="float">
            <text:p>11710804</text:p>
          </table:table-cell>
          <table:table-cell table:formula="of:=[.A734]/1000/(60*60*24)" office:value-type="time" office:time-value="PT03H15M10.804S" calcext:value-type="time">
            <text:p>03:15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624.84" calcext:value-type="float">
            <text:p>1624.84</text:p>
          </table:table-cell>
          <table:table-cell office:value-type="float" office:value="1897.17" calcext:value-type="float">
            <text:p>1897.17</text:p>
          </table:table-cell>
        </table:table-row>
        <table:table-row table:style-name="ro1">
          <table:table-cell office:value-type="float" office:value="11726802" calcext:value-type="float">
            <text:p>11726802</text:p>
          </table:table-cell>
          <table:table-cell table:formula="of:=[.A735]/1000/(60*60*24)" office:value-type="time" office:time-value="PT03H15M26.802S" calcext:value-type="time">
            <text:p>03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627.05" calcext:value-type="float">
            <text:p>1627.05</text:p>
          </table:table-cell>
          <table:table-cell office:value-type="float" office:value="1899.67" calcext:value-type="float">
            <text:p>1899.67</text:p>
          </table:table-cell>
        </table:table-row>
        <table:table-row table:style-name="ro1">
          <table:table-cell office:value-type="float" office:value="11742804" calcext:value-type="float">
            <text:p>11742804</text:p>
          </table:table-cell>
          <table:table-cell table:formula="of:=[.A736]/1000/(60*60*24)" office:value-type="time" office:time-value="PT03H15M42.804S" calcext:value-type="time">
            <text:p>03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1629.28" calcext:value-type="float">
            <text:p>1629.28</text:p>
          </table:table-cell>
          <table:table-cell office:value-type="float" office:value="1902.16" calcext:value-type="float">
            <text:p>1902.16</text:p>
          </table:table-cell>
        </table:table-row>
        <table:table-row table:style-name="ro1">
          <table:table-cell office:value-type="float" office:value="11758802" calcext:value-type="float">
            <text:p>11758802</text:p>
          </table:table-cell>
          <table:table-cell table:formula="of:=[.A737]/1000/(60*60*24)" office:value-type="time" office:time-value="PT03H15M58.802S" calcext:value-type="time">
            <text:p>03:1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7" calcext:value-type="float">
            <text:p>562.67</text:p>
          </table:table-cell>
          <table:table-cell office:value-type="float" office:value="1631.5" calcext:value-type="float">
            <text:p>1631.5</text:p>
          </table:table-cell>
          <table:table-cell office:value-type="float" office:value="1904.66" calcext:value-type="float">
            <text:p>1904.66</text:p>
          </table:table-cell>
        </table:table-row>
        <table:table-row table:style-name="ro1">
          <table:table-cell office:value-type="float" office:value="11774802" calcext:value-type="float">
            <text:p>11774802</text:p>
          </table:table-cell>
          <table:table-cell table:formula="of:=[.A738]/1000/(60*60*24)" office:value-type="time" office:time-value="PT03H16M14.802S" calcext:value-type="time">
            <text:p>03:16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2.75" calcext:value-type="float">
            <text:p>562.75</text:p>
          </table:table-cell>
          <table:table-cell office:value-type="float" office:value="1633.72" calcext:value-type="float">
            <text:p>1633.72</text:p>
          </table:table-cell>
          <table:table-cell office:value-type="float" office:value="1907.16" calcext:value-type="float">
            <text:p>1907.16</text:p>
          </table:table-cell>
        </table:table-row>
        <table:table-row table:style-name="ro1">
          <table:table-cell office:value-type="float" office:value="11790803" calcext:value-type="float">
            <text:p>11790803</text:p>
          </table:table-cell>
          <table:table-cell table:formula="of:=[.A739]/1000/(60*60*24)" office:value-type="time" office:time-value="PT03H16M30.803S" calcext:value-type="time">
            <text:p>03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1635.94" calcext:value-type="float">
            <text:p>1635.94</text:p>
          </table:table-cell>
          <table:table-cell office:value-type="float" office:value="1909.66" calcext:value-type="float">
            <text:p>1909.66</text:p>
          </table:table-cell>
        </table:table-row>
        <table:table-row table:style-name="ro1">
          <table:table-cell office:value-type="float" office:value="11806803" calcext:value-type="float">
            <text:p>11806803</text:p>
          </table:table-cell>
          <table:table-cell table:formula="of:=[.A740]/1000/(60*60*24)" office:value-type="time" office:time-value="PT03H16M46.803S" calcext:value-type="time">
            <text:p>03:16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638.16" calcext:value-type="float">
            <text:p>1638.16</text:p>
          </table:table-cell>
          <table:table-cell office:value-type="float" office:value="1912.15" calcext:value-type="float">
            <text:p>1912.15</text:p>
          </table:table-cell>
        </table:table-row>
        <table:table-row table:style-name="ro1">
          <table:table-cell office:value-type="float" office:value="11822802" calcext:value-type="float">
            <text:p>11822802</text:p>
          </table:table-cell>
          <table:table-cell table:formula="of:=[.A741]/1000/(60*60*24)" office:value-type="time" office:time-value="PT03H17M02.802S" calcext:value-type="time">
            <text:p>03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640.38" calcext:value-type="float">
            <text:p>1640.38</text:p>
          </table:table-cell>
          <table:table-cell office:value-type="float" office:value="1914.65" calcext:value-type="float">
            <text:p>1914.65</text:p>
          </table:table-cell>
        </table:table-row>
        <table:table-row table:style-name="ro1">
          <table:table-cell office:value-type="float" office:value="11838802" calcext:value-type="float">
            <text:p>11838802</text:p>
          </table:table-cell>
          <table:table-cell table:formula="of:=[.A742]/1000/(60*60*24)" office:value-type="time" office:time-value="PT03H17M18.802S" calcext:value-type="time">
            <text:p>03:17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1" calcext:value-type="float">
            <text:p>560.31</text:p>
          </table:table-cell>
          <table:table-cell office:value-type="float" office:value="1642.6" calcext:value-type="float">
            <text:p>1642.6</text:p>
          </table:table-cell>
          <table:table-cell office:value-type="float" office:value="1917.15" calcext:value-type="float">
            <text:p>1917.15</text:p>
          </table:table-cell>
        </table:table-row>
        <table:table-row table:style-name="ro1">
          <table:table-cell office:value-type="float" office:value="11854802" calcext:value-type="float">
            <text:p>11854802</text:p>
          </table:table-cell>
          <table:table-cell table:formula="of:=[.A743]/1000/(60*60*24)" office:value-type="time" office:time-value="PT03H17M34.802S" calcext:value-type="time">
            <text:p>03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1" calcext:value-type="float">
            <text:p>562.51</text:p>
          </table:table-cell>
          <table:table-cell office:value-type="float" office:value="1644.82" calcext:value-type="float">
            <text:p>1644.82</text:p>
          </table:table-cell>
          <table:table-cell office:value-type="float" office:value="1919.64" calcext:value-type="float">
            <text:p>1919.64</text:p>
          </table:table-cell>
        </table:table-row>
        <table:table-row table:style-name="ro1">
          <table:table-cell office:value-type="float" office:value="11870802" calcext:value-type="float">
            <text:p>11870802</text:p>
          </table:table-cell>
          <table:table-cell table:formula="of:=[.A744]/1000/(60*60*24)" office:value-type="time" office:time-value="PT03H17M50.802S" calcext:value-type="time">
            <text:p>03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647.04" calcext:value-type="float">
            <text:p>1647.04</text:p>
          </table:table-cell>
          <table:table-cell office:value-type="float" office:value="1922.14" calcext:value-type="float">
            <text:p>1922.14</text:p>
          </table:table-cell>
        </table:table-row>
        <table:table-row table:style-name="ro1">
          <table:table-cell office:value-type="float" office:value="11886802" calcext:value-type="float">
            <text:p>11886802</text:p>
          </table:table-cell>
          <table:table-cell table:formula="of:=[.A745]/1000/(60*60*24)" office:value-type="time" office:time-value="PT03H18M06.802S" calcext:value-type="time">
            <text:p>03:18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649.26" calcext:value-type="float">
            <text:p>1649.26</text:p>
          </table:table-cell>
          <table:table-cell office:value-type="float" office:value="1924.63" calcext:value-type="float">
            <text:p>1924.63</text:p>
          </table:table-cell>
        </table:table-row>
        <table:table-row table:style-name="ro1">
          <table:table-cell office:value-type="float" office:value="11902802" calcext:value-type="float">
            <text:p>11902802</text:p>
          </table:table-cell>
          <table:table-cell table:formula="of:=[.A746]/1000/(60*60*24)" office:value-type="time" office:time-value="PT03H18M22.802S" calcext:value-type="time">
            <text:p>03:18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651.48" calcext:value-type="float">
            <text:p>1651.48</text:p>
          </table:table-cell>
          <table:table-cell office:value-type="float" office:value="1927.12" calcext:value-type="float">
            <text:p>1927.12</text:p>
          </table:table-cell>
        </table:table-row>
        <table:table-row table:style-name="ro1">
          <table:table-cell office:value-type="float" office:value="11918802" calcext:value-type="float">
            <text:p>11918802</text:p>
          </table:table-cell>
          <table:table-cell table:formula="of:=[.A747]/1000/(60*60*24)" office:value-type="time" office:time-value="PT03H18M38.802S" calcext:value-type="time">
            <text:p>03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653.7" calcext:value-type="float">
            <text:p>1653.7</text:p>
          </table:table-cell>
          <table:table-cell office:value-type="float" office:value="1929.62" calcext:value-type="float">
            <text:p>1929.62</text:p>
          </table:table-cell>
        </table:table-row>
        <table:table-row table:style-name="ro1">
          <table:table-cell office:value-type="float" office:value="11934802" calcext:value-type="float">
            <text:p>11934802</text:p>
          </table:table-cell>
          <table:table-cell table:formula="of:=[.A748]/1000/(60*60*24)" office:value-type="time" office:time-value="PT03H18M54.802S" calcext:value-type="time">
            <text:p>03:18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1655.92" calcext:value-type="float">
            <text:p>1655.92</text:p>
          </table:table-cell>
          <table:table-cell office:value-type="float" office:value="1932.11" calcext:value-type="float">
            <text:p>1932.11</text:p>
          </table:table-cell>
        </table:table-row>
        <table:table-row table:style-name="ro1">
          <table:table-cell office:value-type="float" office:value="11950802" calcext:value-type="float">
            <text:p>11950802</text:p>
          </table:table-cell>
          <table:table-cell table:formula="of:=[.A749]/1000/(60*60*24)" office:value-type="time" office:time-value="PT03H19M10.802S" calcext:value-type="time">
            <text:p>03:19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658.14" calcext:value-type="float">
            <text:p>1658.14</text:p>
          </table:table-cell>
          <table:table-cell office:value-type="float" office:value="1934.6" calcext:value-type="float">
            <text:p>1934.6</text:p>
          </table:table-cell>
        </table:table-row>
        <table:table-row table:style-name="ro1">
          <table:table-cell office:value-type="float" office:value="11966802" calcext:value-type="float">
            <text:p>11966802</text:p>
          </table:table-cell>
          <table:table-cell table:formula="of:=[.A750]/1000/(60*60*24)" office:value-type="time" office:time-value="PT03H19M26.802S" calcext:value-type="time">
            <text:p>03:19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1660.36" calcext:value-type="float">
            <text:p>1660.36</text:p>
          </table:table-cell>
          <table:table-cell office:value-type="float" office:value="1937.09" calcext:value-type="float">
            <text:p>1937.09</text:p>
          </table:table-cell>
        </table:table-row>
        <table:table-row table:style-name="ro1">
          <table:table-cell office:value-type="float" office:value="11982802" calcext:value-type="float">
            <text:p>11982802</text:p>
          </table:table-cell>
          <table:table-cell table:formula="of:=[.A751]/1000/(60*60*24)" office:value-type="time" office:time-value="PT03H19M42.802S" calcext:value-type="time">
            <text:p>03:19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60.75" calcext:value-type="float">
            <text:p>560.75</text:p>
          </table:table-cell>
          <table:table-cell office:value-type="float" office:value="1662.58" calcext:value-type="float">
            <text:p>1662.58</text:p>
          </table:table-cell>
          <table:table-cell office:value-type="float" office:value="1939.58" calcext:value-type="float">
            <text:p>1939.58</text:p>
          </table:table-cell>
        </table:table-row>
        <table:table-row table:style-name="ro1">
          <table:table-cell office:value-type="float" office:value="11998802" calcext:value-type="float">
            <text:p>11998802</text:p>
          </table:table-cell>
          <table:table-cell table:formula="of:=[.A752]/1000/(60*60*24)" office:value-type="time" office:time-value="PT03H19M58.802S" calcext:value-type="time">
            <text:p>03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664.8" calcext:value-type="float">
            <text:p>1664.8</text:p>
          </table:table-cell>
          <table:table-cell office:value-type="float" office:value="1942.07" calcext:value-type="float">
            <text:p>1942.07</text:p>
          </table:table-cell>
        </table:table-row>
        <table:table-row table:style-name="ro1">
          <table:table-cell office:value-type="float" office:value="12014802" calcext:value-type="float">
            <text:p>12014802</text:p>
          </table:table-cell>
          <table:table-cell table:formula="of:=[.A753]/1000/(60*60*24)" office:value-type="time" office:time-value="PT03H20M14.802S" calcext:value-type="time">
            <text:p>03:20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1667.02" calcext:value-type="float">
            <text:p>1667.02</text:p>
          </table:table-cell>
          <table:table-cell office:value-type="float" office:value="1944.56" calcext:value-type="float">
            <text:p>1944.56</text:p>
          </table:table-cell>
        </table:table-row>
        <table:table-row table:style-name="ro1">
          <table:table-cell office:value-type="float" office:value="12030802" calcext:value-type="float">
            <text:p>12030802</text:p>
          </table:table-cell>
          <table:table-cell table:formula="of:=[.A754]/1000/(60*60*24)" office:value-type="time" office:time-value="PT03H20M30.802S" calcext:value-type="time">
            <text:p>03:20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669.24" calcext:value-type="float">
            <text:p>1669.24</text:p>
          </table:table-cell>
          <table:table-cell office:value-type="float" office:value="1947.05" calcext:value-type="float">
            <text:p>1947.05</text:p>
          </table:table-cell>
        </table:table-row>
        <table:table-row table:style-name="ro1">
          <table:table-cell office:value-type="float" office:value="12046804" calcext:value-type="float">
            <text:p>12046804</text:p>
          </table:table-cell>
          <table:table-cell table:formula="of:=[.A755]/1000/(60*60*24)" office:value-type="time" office:time-value="PT03H20M46.804S" calcext:value-type="time">
            <text:p>03:20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671.46" calcext:value-type="float">
            <text:p>1671.46</text:p>
          </table:table-cell>
          <table:table-cell office:value-type="float" office:value="1949.54" calcext:value-type="float">
            <text:p>1949.54</text:p>
          </table:table-cell>
        </table:table-row>
        <table:table-row table:style-name="ro1">
          <table:table-cell office:value-type="float" office:value="12062802" calcext:value-type="float">
            <text:p>12062802</text:p>
          </table:table-cell>
          <table:table-cell table:formula="of:=[.A756]/1000/(60*60*24)" office:value-type="time" office:time-value="PT03H21M02.802S" calcext:value-type="time">
            <text:p>03:21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673.68" calcext:value-type="float">
            <text:p>1673.68</text:p>
          </table:table-cell>
          <table:table-cell office:value-type="float" office:value="1952.03" calcext:value-type="float">
            <text:p>1952.03</text:p>
          </table:table-cell>
        </table:table-row>
        <table:table-row table:style-name="ro1">
          <table:table-cell office:value-type="float" office:value="12078803" calcext:value-type="float">
            <text:p>12078803</text:p>
          </table:table-cell>
          <table:table-cell table:formula="of:=[.A757]/1000/(60*60*24)" office:value-type="time" office:time-value="PT03H21M18.803S" calcext:value-type="time">
            <text:p>03:21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1675.9" calcext:value-type="float">
            <text:p>1675.9</text:p>
          </table:table-cell>
          <table:table-cell office:value-type="float" office:value="1954.52" calcext:value-type="float">
            <text:p>1954.52</text:p>
          </table:table-cell>
        </table:table-row>
        <table:table-row table:style-name="ro1">
          <table:table-cell office:value-type="float" office:value="12094803" calcext:value-type="float">
            <text:p>12094803</text:p>
          </table:table-cell>
          <table:table-cell table:formula="of:=[.A758]/1000/(60*60*24)" office:value-type="time" office:time-value="PT03H21M34.803S" calcext:value-type="time">
            <text:p>03:21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1678.12" calcext:value-type="float">
            <text:p>1678.12</text:p>
          </table:table-cell>
          <table:table-cell office:value-type="float" office:value="1957.01" calcext:value-type="float">
            <text:p>1957.01</text:p>
          </table:table-cell>
        </table:table-row>
        <table:table-row table:style-name="ro1">
          <table:table-cell office:value-type="float" office:value="12110802" calcext:value-type="float">
            <text:p>12110802</text:p>
          </table:table-cell>
          <table:table-cell table:formula="of:=[.A759]/1000/(60*60*24)" office:value-type="time" office:time-value="PT03H21M50.802S" calcext:value-type="time">
            <text:p>03:21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680.34" calcext:value-type="float">
            <text:p>1680.34</text:p>
          </table:table-cell>
          <table:table-cell office:value-type="float" office:value="1959.49" calcext:value-type="float">
            <text:p>1959.49</text:p>
          </table:table-cell>
        </table:table-row>
        <table:table-row table:style-name="ro1">
          <table:table-cell office:value-type="float" office:value="12126802" calcext:value-type="float">
            <text:p>12126802</text:p>
          </table:table-cell>
          <table:table-cell table:formula="of:=[.A760]/1000/(60*60*24)" office:value-type="time" office:time-value="PT03H22M06.802S" calcext:value-type="time">
            <text:p>03:22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682.56" calcext:value-type="float">
            <text:p>1682.56</text:p>
          </table:table-cell>
          <table:table-cell office:value-type="float" office:value="1961.98" calcext:value-type="float">
            <text:p>1961.98</text:p>
          </table:table-cell>
        </table:table-row>
        <table:table-row table:style-name="ro1">
          <table:table-cell office:value-type="float" office:value="12142804" calcext:value-type="float">
            <text:p>12142804</text:p>
          </table:table-cell>
          <table:table-cell table:formula="of:=[.A761]/1000/(60*60*24)" office:value-type="time" office:time-value="PT03H22M22.804S" calcext:value-type="time">
            <text:p>03:22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1" calcext:value-type="float">
            <text:p>558.51</text:p>
          </table:table-cell>
          <table:table-cell office:value-type="float" office:value="1684.78" calcext:value-type="float">
            <text:p>1684.78</text:p>
          </table:table-cell>
          <table:table-cell office:value-type="float" office:value="1964.46" calcext:value-type="float">
            <text:p>1964.46</text:p>
          </table:table-cell>
        </table:table-row>
        <table:table-row table:style-name="ro1">
          <table:table-cell office:value-type="float" office:value="12158802" calcext:value-type="float">
            <text:p>12158802</text:p>
          </table:table-cell>
          <table:table-cell table:formula="of:=[.A762]/1000/(60*60*24)" office:value-type="time" office:time-value="PT03H22M38.802S" calcext:value-type="time">
            <text:p>03:22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687" calcext:value-type="float">
            <text:p>1687</text:p>
          </table:table-cell>
          <table:table-cell office:value-type="float" office:value="1966.95" calcext:value-type="float">
            <text:p>1966.95</text:p>
          </table:table-cell>
        </table:table-row>
        <table:table-row table:style-name="ro1">
          <table:table-cell office:value-type="float" office:value="12174802" calcext:value-type="float">
            <text:p>12174802</text:p>
          </table:table-cell>
          <table:table-cell table:formula="of:=[.A763]/1000/(60*60*24)" office:value-type="time" office:time-value="PT03H22M54.802S" calcext:value-type="time">
            <text:p>03:22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2" calcext:value-type="float">
            <text:p>558.52</text:p>
          </table:table-cell>
          <table:table-cell office:value-type="float" office:value="1689.22" calcext:value-type="float">
            <text:p>1689.22</text:p>
          </table:table-cell>
          <table:table-cell office:value-type="float" office:value="1969.43" calcext:value-type="float">
            <text:p>1969.43</text:p>
          </table:table-cell>
        </table:table-row>
        <table:table-row table:style-name="ro1">
          <table:table-cell office:value-type="float" office:value="12190802" calcext:value-type="float">
            <text:p>12190802</text:p>
          </table:table-cell>
          <table:table-cell table:formula="of:=[.A764]/1000/(60*60*24)" office:value-type="time" office:time-value="PT03H23M10.802S" calcext:value-type="time">
            <text:p>03:23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691.44" calcext:value-type="float">
            <text:p>1691.44</text:p>
          </table:table-cell>
          <table:table-cell office:value-type="float" office:value="1971.92" calcext:value-type="float">
            <text:p>1971.92</text:p>
          </table:table-cell>
        </table:table-row>
        <table:table-row table:style-name="ro1">
          <table:table-cell office:value-type="float" office:value="12206802" calcext:value-type="float">
            <text:p>12206802</text:p>
          </table:table-cell>
          <table:table-cell table:formula="of:=[.A765]/1000/(60*60*24)" office:value-type="time" office:time-value="PT03H23M26.802S" calcext:value-type="time">
            <text:p>03:23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8" calcext:value-type="float">
            <text:p>558.28</text:p>
          </table:table-cell>
          <table:table-cell office:value-type="float" office:value="1693.66" calcext:value-type="float">
            <text:p>1693.66</text:p>
          </table:table-cell>
          <table:table-cell office:value-type="float" office:value="1974.4" calcext:value-type="float">
            <text:p>1974.4</text:p>
          </table:table-cell>
        </table:table-row>
        <table:table-row table:style-name="ro1">
          <table:table-cell office:value-type="float" office:value="12222802" calcext:value-type="float">
            <text:p>12222802</text:p>
          </table:table-cell>
          <table:table-cell table:formula="of:=[.A766]/1000/(60*60*24)" office:value-type="time" office:time-value="PT03H23M42.802S" calcext:value-type="time">
            <text:p>03:23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695.88" calcext:value-type="float">
            <text:p>1695.88</text:p>
          </table:table-cell>
          <table:table-cell office:value-type="float" office:value="1976.88" calcext:value-type="float">
            <text:p>1976.88</text:p>
          </table:table-cell>
        </table:table-row>
        <table:table-row table:style-name="ro1">
          <table:table-cell office:value-type="float" office:value="12238802" calcext:value-type="float">
            <text:p>12238802</text:p>
          </table:table-cell>
          <table:table-cell table:formula="of:=[.A767]/1000/(60*60*24)" office:value-type="time" office:time-value="PT03H23M58.802S" calcext:value-type="time">
            <text:p>03:23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1698.1" calcext:value-type="float">
            <text:p>1698.1</text:p>
          </table:table-cell>
          <table:table-cell office:value-type="float" office:value="1979.37" calcext:value-type="float">
            <text:p>1979.37</text:p>
          </table:table-cell>
        </table:table-row>
        <table:table-row table:style-name="ro1">
          <table:table-cell office:value-type="float" office:value="12254804" calcext:value-type="float">
            <text:p>12254804</text:p>
          </table:table-cell>
          <table:table-cell table:formula="of:=[.A768]/1000/(60*60*24)" office:value-type="time" office:time-value="PT03H24M14.804S" calcext:value-type="time">
            <text:p>03:24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1700.32" calcext:value-type="float">
            <text:p>1700.32</text:p>
          </table:table-cell>
          <table:table-cell office:value-type="float" office:value="1981.85" calcext:value-type="float">
            <text:p>1981.85</text:p>
          </table:table-cell>
        </table:table-row>
        <table:table-row table:style-name="ro1">
          <table:table-cell office:value-type="float" office:value="12270803" calcext:value-type="float">
            <text:p>12270803</text:p>
          </table:table-cell>
          <table:table-cell table:formula="of:=[.A769]/1000/(60*60*24)" office:value-type="time" office:time-value="PT03H24M30.803S" calcext:value-type="time">
            <text:p>03:24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702.54" calcext:value-type="float">
            <text:p>1702.54</text:p>
          </table:table-cell>
          <table:table-cell office:value-type="float" office:value="1984.33" calcext:value-type="float">
            <text:p>1984.33</text:p>
          </table:table-cell>
        </table:table-row>
        <table:table-row table:style-name="ro1">
          <table:table-cell office:value-type="float" office:value="12286803" calcext:value-type="float">
            <text:p>12286803</text:p>
          </table:table-cell>
          <table:table-cell table:formula="of:=[.A770]/1000/(60*60*24)" office:value-type="time" office:time-value="PT03H24M46.803S" calcext:value-type="time">
            <text:p>03:24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704.75" calcext:value-type="float">
            <text:p>1704.75</text:p>
          </table:table-cell>
          <table:table-cell office:value-type="float" office:value="1986.81" calcext:value-type="float">
            <text:p>1986.81</text:p>
          </table:table-cell>
        </table:table-row>
        <table:table-row table:style-name="ro1">
          <table:table-cell office:value-type="float" office:value="12302804" calcext:value-type="float">
            <text:p>12302804</text:p>
          </table:table-cell>
          <table:table-cell table:formula="of:=[.A771]/1000/(60*60*24)" office:value-type="time" office:time-value="PT03H25M02.804S" calcext:value-type="time">
            <text:p>03:25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1" calcext:value-type="float">
            <text:p>558.51</text:p>
          </table:table-cell>
          <table:table-cell office:value-type="float" office:value="1706.97" calcext:value-type="float">
            <text:p>1706.97</text:p>
          </table:table-cell>
          <table:table-cell office:value-type="float" office:value="1989.29" calcext:value-type="float">
            <text:p>1989.29</text:p>
          </table:table-cell>
        </table:table-row>
        <table:table-row table:style-name="ro1">
          <table:table-cell office:value-type="float" office:value="12318802" calcext:value-type="float">
            <text:p>12318802</text:p>
          </table:table-cell>
          <table:table-cell table:formula="of:=[.A772]/1000/(60*60*24)" office:value-type="time" office:time-value="PT03H25M18.802S" calcext:value-type="time">
            <text:p>03:25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3" calcext:value-type="float">
            <text:p>558.53</text:p>
          </table:table-cell>
          <table:table-cell office:value-type="float" office:value="1709.19" calcext:value-type="float">
            <text:p>1709.19</text:p>
          </table:table-cell>
          <table:table-cell office:value-type="float" office:value="1991.78" calcext:value-type="float">
            <text:p>1991.78</text:p>
          </table:table-cell>
        </table:table-row>
        <table:table-row table:style-name="ro1">
          <table:table-cell office:value-type="float" office:value="12334802" calcext:value-type="float">
            <text:p>12334802</text:p>
          </table:table-cell>
          <table:table-cell table:formula="of:=[.A773]/1000/(60*60*24)" office:value-type="time" office:time-value="PT03H25M34.802S" calcext:value-type="time">
            <text:p>03:25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711.41" calcext:value-type="float">
            <text:p>1711.41</text:p>
          </table:table-cell>
          <table:table-cell office:value-type="float" office:value="1994.25" calcext:value-type="float">
            <text:p>1994.25</text:p>
          </table:table-cell>
        </table:table-row>
        <table:table-row table:style-name="ro1">
          <table:table-cell office:value-type="float" office:value="12350802" calcext:value-type="float">
            <text:p>12350802</text:p>
          </table:table-cell>
          <table:table-cell table:formula="of:=[.A774]/1000/(60*60*24)" office:value-type="time" office:time-value="PT03H25M50.802S" calcext:value-type="time">
            <text:p>03:25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5.99" calcext:value-type="float">
            <text:p>555.99</text:p>
          </table:table-cell>
          <table:table-cell office:value-type="float" office:value="1713.63" calcext:value-type="float">
            <text:p>1713.63</text:p>
          </table:table-cell>
          <table:table-cell office:value-type="float" office:value="1996.73" calcext:value-type="float">
            <text:p>1996.73</text:p>
          </table:table-cell>
        </table:table-row>
        <table:table-row table:style-name="ro1">
          <table:table-cell office:value-type="float" office:value="12366802" calcext:value-type="float">
            <text:p>12366802</text:p>
          </table:table-cell>
          <table:table-cell table:formula="of:=[.A775]/1000/(60*60*24)" office:value-type="time" office:time-value="PT03H26M06.802S" calcext:value-type="time">
            <text:p>03:26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715.85" calcext:value-type="float">
            <text:p>1715.85</text:p>
          </table:table-cell>
          <table:table-cell office:value-type="float" office:value="1999.21" calcext:value-type="float">
            <text:p>1999.21</text:p>
          </table:table-cell>
        </table:table-row>
        <table:table-row table:style-name="ro1">
          <table:table-cell office:value-type="float" office:value="12382802" calcext:value-type="float">
            <text:p>12382802</text:p>
          </table:table-cell>
          <table:table-cell table:formula="of:=[.A776]/1000/(60*60*24)" office:value-type="time" office:time-value="PT03H26M22.802S" calcext:value-type="time">
            <text:p>03:26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718.07" calcext:value-type="float">
            <text:p>1718.07</text:p>
          </table:table-cell>
          <table:table-cell office:value-type="float" office:value="2001.69" calcext:value-type="float">
            <text:p>2001.69</text:p>
          </table:table-cell>
        </table:table-row>
        <table:table-row table:style-name="ro1">
          <table:table-cell office:value-type="float" office:value="12398802" calcext:value-type="float">
            <text:p>12398802</text:p>
          </table:table-cell>
          <table:table-cell table:formula="of:=[.A777]/1000/(60*60*24)" office:value-type="time" office:time-value="PT03H26M38.802S" calcext:value-type="time">
            <text:p>03:26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720.29" calcext:value-type="float">
            <text:p>1720.29</text:p>
          </table:table-cell>
          <table:table-cell office:value-type="float" office:value="2004.17" calcext:value-type="float">
            <text:p>2004.17</text:p>
          </table:table-cell>
        </table:table-row>
        <table:table-row table:style-name="ro1">
          <table:table-cell office:value-type="float" office:value="12414803" calcext:value-type="float">
            <text:p>12414803</text:p>
          </table:table-cell>
          <table:table-cell table:formula="of:=[.A778]/1000/(60*60*24)" office:value-type="time" office:time-value="PT03H26M54.803S" calcext:value-type="time">
            <text:p>03:26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722.51" calcext:value-type="float">
            <text:p>1722.51</text:p>
          </table:table-cell>
          <table:table-cell office:value-type="float" office:value="2006.64" calcext:value-type="float">
            <text:p>2006.64</text:p>
          </table:table-cell>
        </table:table-row>
        <table:table-row table:style-name="ro1">
          <table:table-cell office:value-type="float" office:value="12430803" calcext:value-type="float">
            <text:p>12430803</text:p>
          </table:table-cell>
          <table:table-cell table:formula="of:=[.A779]/1000/(60*60*24)" office:value-type="time" office:time-value="PT03H27M10.803S" calcext:value-type="time">
            <text:p>03:27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724.73" calcext:value-type="float">
            <text:p>1724.73</text:p>
          </table:table-cell>
          <table:table-cell office:value-type="float" office:value="2009.12" calcext:value-type="float">
            <text:p>2009.12</text:p>
          </table:table-cell>
        </table:table-row>
        <table:table-row table:style-name="ro1">
          <table:table-cell office:value-type="float" office:value="12446802" calcext:value-type="float">
            <text:p>12446802</text:p>
          </table:table-cell>
          <table:table-cell table:formula="of:=[.A780]/1000/(60*60*24)" office:value-type="time" office:time-value="PT03H27M26.802S" calcext:value-type="time">
            <text:p>03:27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6" calcext:value-type="float">
            <text:p>556.66</text:p>
          </table:table-cell>
          <table:table-cell office:value-type="float" office:value="1726.95" calcext:value-type="float">
            <text:p>1726.95</text:p>
          </table:table-cell>
          <table:table-cell office:value-type="float" office:value="2011.6" calcext:value-type="float">
            <text:p>2011.6</text:p>
          </table:table-cell>
        </table:table-row>
        <table:table-row table:style-name="ro1">
          <table:table-cell office:value-type="float" office:value="12462802" calcext:value-type="float">
            <text:p>12462802</text:p>
          </table:table-cell>
          <table:table-cell table:formula="of:=[.A781]/1000/(60*60*24)" office:value-type="time" office:time-value="PT03H27M42.802S" calcext:value-type="time">
            <text:p>03:27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729.17" calcext:value-type="float">
            <text:p>1729.17</text:p>
          </table:table-cell>
          <table:table-cell office:value-type="float" office:value="2014.07" calcext:value-type="float">
            <text:p>2014.07</text:p>
          </table:table-cell>
        </table:table-row>
        <table:table-row table:style-name="ro1">
          <table:table-cell office:value-type="float" office:value="12478804" calcext:value-type="float">
            <text:p>12478804</text:p>
          </table:table-cell>
          <table:table-cell table:formula="of:=[.A782]/1000/(60*60*24)" office:value-type="time" office:time-value="PT03H27M58.804S" calcext:value-type="time">
            <text:p>03:27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8" calcext:value-type="float">
            <text:p>556.28</text:p>
          </table:table-cell>
          <table:table-cell office:value-type="float" office:value="1731.39" calcext:value-type="float">
            <text:p>1731.39</text:p>
          </table:table-cell>
          <table:table-cell office:value-type="float" office:value="2016.55" calcext:value-type="float">
            <text:p>2016.55</text:p>
          </table:table-cell>
        </table:table-row>
        <table:table-row table:style-name="ro1">
          <table:table-cell office:value-type="float" office:value="12494802" calcext:value-type="float">
            <text:p>12494802</text:p>
          </table:table-cell>
          <table:table-cell table:formula="of:=[.A783]/1000/(60*60*24)" office:value-type="time" office:time-value="PT03H28M14.802S" calcext:value-type="time">
            <text:p>03:28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733.61" calcext:value-type="float">
            <text:p>1733.61</text:p>
          </table:table-cell>
          <table:table-cell office:value-type="float" office:value="2019.02" calcext:value-type="float">
            <text:p>2019.02</text:p>
          </table:table-cell>
        </table:table-row>
        <table:table-row table:style-name="ro1">
          <table:table-cell office:value-type="float" office:value="12510804" calcext:value-type="float">
            <text:p>12510804</text:p>
          </table:table-cell>
          <table:table-cell table:formula="of:=[.A784]/1000/(60*60*24)" office:value-type="time" office:time-value="PT03H28M30.804S" calcext:value-type="time">
            <text:p>03:28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1735.83" calcext:value-type="float">
            <text:p>1735.83</text:p>
          </table:table-cell>
          <table:table-cell office:value-type="float" office:value="2021.49" calcext:value-type="float">
            <text:p>2021.49</text:p>
          </table:table-cell>
        </table:table-row>
        <table:table-row table:style-name="ro1">
          <table:table-cell office:value-type="float" office:value="12526802" calcext:value-type="float">
            <text:p>12526802</text:p>
          </table:table-cell>
          <table:table-cell table:formula="of:=[.A785]/1000/(60*60*24)" office:value-type="time" office:time-value="PT03H28M46.802S" calcext:value-type="time">
            <text:p>03:28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738.05" calcext:value-type="float">
            <text:p>1738.05</text:p>
          </table:table-cell>
          <table:table-cell office:value-type="float" office:value="2023.97" calcext:value-type="float">
            <text:p>2023.97</text:p>
          </table:table-cell>
        </table:table-row>
        <table:table-row table:style-name="ro1">
          <table:table-cell office:value-type="float" office:value="12542802" calcext:value-type="float">
            <text:p>12542802</text:p>
          </table:table-cell>
          <table:table-cell table:formula="of:=[.A786]/1000/(60*60*24)" office:value-type="time" office:time-value="PT03H29M02.802S" calcext:value-type="time">
            <text:p>03:29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5" calcext:value-type="float">
            <text:p>556.65</text:p>
          </table:table-cell>
          <table:table-cell office:value-type="float" office:value="1740.27" calcext:value-type="float">
            <text:p>1740.27</text:p>
          </table:table-cell>
          <table:table-cell office:value-type="float" office:value="2026.44" calcext:value-type="float">
            <text:p>2026.44</text:p>
          </table:table-cell>
        </table:table-row>
        <table:table-row table:style-name="ro1">
          <table:table-cell office:value-type="float" office:value="12558804" calcext:value-type="float">
            <text:p>12558804</text:p>
          </table:table-cell>
          <table:table-cell table:formula="of:=[.A787]/1000/(60*60*24)" office:value-type="time" office:time-value="PT03H29M18.804S" calcext:value-type="time">
            <text:p>03:29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742.49" calcext:value-type="float">
            <text:p>1742.49</text:p>
          </table:table-cell>
          <table:table-cell office:value-type="float" office:value="2028.92" calcext:value-type="float">
            <text:p>2028.92</text:p>
          </table:table-cell>
        </table:table-row>
        <table:table-row table:style-name="ro1">
          <table:table-cell office:value-type="float" office:value="12574802" calcext:value-type="float">
            <text:p>12574802</text:p>
          </table:table-cell>
          <table:table-cell table:formula="of:=[.A788]/1000/(60*60*24)" office:value-type="time" office:time-value="PT03H29M34.802S" calcext:value-type="time">
            <text:p>03:29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1744.71" calcext:value-type="float">
            <text:p>1744.71</text:p>
          </table:table-cell>
          <table:table-cell office:value-type="float" office:value="2031.39" calcext:value-type="float">
            <text:p>2031.39</text:p>
          </table:table-cell>
        </table:table-row>
        <table:table-row table:style-name="ro1">
          <table:table-cell office:value-type="float" office:value="12590804" calcext:value-type="float">
            <text:p>12590804</text:p>
          </table:table-cell>
          <table:table-cell table:formula="of:=[.A789]/1000/(60*60*24)" office:value-type="time" office:time-value="PT03H29M50.804S" calcext:value-type="time">
            <text:p>03:29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746.93" calcext:value-type="float">
            <text:p>1746.93</text:p>
          </table:table-cell>
          <table:table-cell office:value-type="float" office:value="2033.86" calcext:value-type="float">
            <text:p>2033.86</text:p>
          </table:table-cell>
        </table:table-row>
        <table:table-row table:style-name="ro1">
          <table:table-cell office:value-type="float" office:value="12606802" calcext:value-type="float">
            <text:p>12606802</text:p>
          </table:table-cell>
          <table:table-cell table:formula="of:=[.A790]/1000/(60*60*24)" office:value-type="time" office:time-value="PT03H30M06.802S" calcext:value-type="time">
            <text:p>03:30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7" calcext:value-type="float">
            <text:p>556.67</text:p>
          </table:table-cell>
          <table:table-cell office:value-type="float" office:value="1749.15" calcext:value-type="float">
            <text:p>1749.15</text:p>
          </table:table-cell>
          <table:table-cell office:value-type="float" office:value="2036.33" calcext:value-type="float">
            <text:p>2036.33</text:p>
          </table:table-cell>
        </table:table-row>
        <table:table-row table:style-name="ro1">
          <table:table-cell office:value-type="float" office:value="12622803" calcext:value-type="float">
            <text:p>12622803</text:p>
          </table:table-cell>
          <table:table-cell table:formula="of:=[.A791]/1000/(60*60*24)" office:value-type="time" office:time-value="PT03H30M22.803S" calcext:value-type="time">
            <text:p>03:30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751.37" calcext:value-type="float">
            <text:p>1751.37</text:p>
          </table:table-cell>
          <table:table-cell office:value-type="float" office:value="2038.8" calcext:value-type="float">
            <text:p>2038.8</text:p>
          </table:table-cell>
        </table:table-row>
        <table:table-row table:style-name="ro1">
          <table:table-cell office:value-type="float" office:value="12638802" calcext:value-type="float">
            <text:p>12638802</text:p>
          </table:table-cell>
          <table:table-cell table:formula="of:=[.A792]/1000/(60*60*24)" office:value-type="time" office:time-value="PT03H30M38.802S" calcext:value-type="time">
            <text:p>03:30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753.59" calcext:value-type="float">
            <text:p>1753.59</text:p>
          </table:table-cell>
          <table:table-cell office:value-type="float" office:value="2041.27" calcext:value-type="float">
            <text:p>2041.27</text:p>
          </table:table-cell>
        </table:table-row>
        <table:table-row table:style-name="ro1">
          <table:table-cell office:value-type="float" office:value="12654802" calcext:value-type="float">
            <text:p>12654802</text:p>
          </table:table-cell>
          <table:table-cell table:formula="of:=[.A793]/1000/(60*60*24)" office:value-type="time" office:time-value="PT03H30M54.802S" calcext:value-type="time">
            <text:p>03:30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755.81" calcext:value-type="float">
            <text:p>1755.81</text:p>
          </table:table-cell>
          <table:table-cell office:value-type="float" office:value="2043.74" calcext:value-type="float">
            <text:p>2043.74</text:p>
          </table:table-cell>
        </table:table-row>
        <table:table-row table:style-name="ro1">
          <table:table-cell office:value-type="float" office:value="12670802" calcext:value-type="float">
            <text:p>12670802</text:p>
          </table:table-cell>
          <table:table-cell table:formula="of:=[.A794]/1000/(60*60*24)" office:value-type="time" office:time-value="PT03H31M10.802S" calcext:value-type="time">
            <text:p>03:3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3" calcext:value-type="float">
            <text:p>554.43</text:p>
          </table:table-cell>
          <table:table-cell office:value-type="float" office:value="1758.03" calcext:value-type="float">
            <text:p>1758.03</text:p>
          </table:table-cell>
          <table:table-cell office:value-type="float" office:value="2046.21" calcext:value-type="float">
            <text:p>2046.21</text:p>
          </table:table-cell>
        </table:table-row>
        <table:table-row table:style-name="ro1">
          <table:table-cell office:value-type="float" office:value="12686802" calcext:value-type="float">
            <text:p>12686802</text:p>
          </table:table-cell>
          <table:table-cell table:formula="of:=[.A795]/1000/(60*60*24)" office:value-type="time" office:time-value="PT03H31M26.802S" calcext:value-type="time">
            <text:p>03:31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760.25" calcext:value-type="float">
            <text:p>1760.25</text:p>
          </table:table-cell>
          <table:table-cell office:value-type="float" office:value="2048.67" calcext:value-type="float">
            <text:p>2048.67</text:p>
          </table:table-cell>
        </table:table-row>
        <table:table-row table:style-name="ro1">
          <table:table-cell office:value-type="float" office:value="12702802" calcext:value-type="float">
            <text:p>12702802</text:p>
          </table:table-cell>
          <table:table-cell table:formula="of:=[.A796]/1000/(60*60*24)" office:value-type="time" office:time-value="PT03H31M42.802S" calcext:value-type="time">
            <text:p>03:31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762.47" calcext:value-type="float">
            <text:p>1762.47</text:p>
          </table:table-cell>
          <table:table-cell office:value-type="float" office:value="2051.14" calcext:value-type="float">
            <text:p>2051.14</text:p>
          </table:table-cell>
        </table:table-row>
        <table:table-row table:style-name="ro1">
          <table:table-cell office:value-type="float" office:value="12718802" calcext:value-type="float">
            <text:p>12718802</text:p>
          </table:table-cell>
          <table:table-cell table:formula="of:=[.A797]/1000/(60*60*24)" office:value-type="time" office:time-value="PT03H31M58.802S" calcext:value-type="time">
            <text:p>03:31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1764.69" calcext:value-type="float">
            <text:p>1764.69</text:p>
          </table:table-cell>
          <table:table-cell office:value-type="float" office:value="2053.61" calcext:value-type="float">
            <text:p>2053.61</text:p>
          </table:table-cell>
        </table:table-row>
        <table:table-row table:style-name="ro1">
          <table:table-cell office:value-type="float" office:value="12734804" calcext:value-type="float">
            <text:p>12734804</text:p>
          </table:table-cell>
          <table:table-cell table:formula="of:=[.A798]/1000/(60*60*24)" office:value-type="time" office:time-value="PT03H32M14.804S" calcext:value-type="time">
            <text:p>03:32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766.91" calcext:value-type="float">
            <text:p>1766.91</text:p>
          </table:table-cell>
          <table:table-cell office:value-type="float" office:value="2056.07" calcext:value-type="float">
            <text:p>2056.07</text:p>
          </table:table-cell>
        </table:table-row>
        <table:table-row table:style-name="ro1">
          <table:table-cell office:value-type="float" office:value="12750802" calcext:value-type="float">
            <text:p>12750802</text:p>
          </table:table-cell>
          <table:table-cell table:formula="of:=[.A799]/1000/(60*60*24)" office:value-type="time" office:time-value="PT03H32M30.802S" calcext:value-type="time">
            <text:p>03:32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4" calcext:value-type="float">
            <text:p>554.54</text:p>
          </table:table-cell>
          <table:table-cell office:value-type="float" office:value="1769.13" calcext:value-type="float">
            <text:p>1769.13</text:p>
          </table:table-cell>
          <table:table-cell office:value-type="float" office:value="2058.54" calcext:value-type="float">
            <text:p>2058.54</text:p>
          </table:table-cell>
        </table:table-row>
        <table:table-row table:style-name="ro1">
          <table:table-cell office:value-type="float" office:value="12766803" calcext:value-type="float">
            <text:p>12766803</text:p>
          </table:table-cell>
          <table:table-cell table:formula="of:=[.A800]/1000/(60*60*24)" office:value-type="time" office:time-value="PT03H32M46.803S" calcext:value-type="time">
            <text:p>03:32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4.74" calcext:value-type="float">
            <text:p>554.74</text:p>
          </table:table-cell>
          <table:table-cell office:value-type="float" office:value="1771.35" calcext:value-type="float">
            <text:p>1771.35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2782803" calcext:value-type="float">
            <text:p>12782803</text:p>
          </table:table-cell>
          <table:table-cell table:formula="of:=[.A801]/1000/(60*60*24)" office:value-type="time" office:time-value="PT03H33M02.803S" calcext:value-type="time">
            <text:p>03:33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4.67" calcext:value-type="float">
            <text:p>554.67</text:p>
          </table:table-cell>
          <table:table-cell office:value-type="float" office:value="1773.57" calcext:value-type="float">
            <text:p>1773.57</text:p>
          </table:table-cell>
          <table:table-cell office:value-type="float" office:value="2063.47" calcext:value-type="float">
            <text:p>2063.47</text:p>
          </table:table-cell>
        </table:table-row>
        <table:table-row table:style-name="ro1">
          <table:table-cell office:value-type="float" office:value="12798804" calcext:value-type="float">
            <text:p>12798804</text:p>
          </table:table-cell>
          <table:table-cell table:formula="of:=[.A802]/1000/(60*60*24)" office:value-type="time" office:time-value="PT03H33M18.804S" calcext:value-type="time">
            <text:p>03:33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4.65" calcext:value-type="float">
            <text:p>554.65</text:p>
          </table:table-cell>
          <table:table-cell office:value-type="float" office:value="1775.79" calcext:value-type="float">
            <text:p>1775.79</text:p>
          </table:table-cell>
          <table:table-cell office:value-type="float" office:value="2065.93" calcext:value-type="float">
            <text:p>2065.93</text:p>
          </table:table-cell>
        </table:table-row>
        <table:table-row table:style-name="ro1">
          <table:table-cell office:value-type="float" office:value="12814804" calcext:value-type="float">
            <text:p>12814804</text:p>
          </table:table-cell>
          <table:table-cell table:formula="of:=[.A803]/1000/(60*60*24)" office:value-type="time" office:time-value="PT03H33M34.804S" calcext:value-type="time">
            <text:p>03:33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3" calcext:value-type="float">
            <text:p>554.23</text:p>
          </table:table-cell>
          <table:table-cell office:value-type="float" office:value="1778.01" calcext:value-type="float">
            <text:p>1778.01</text:p>
          </table:table-cell>
          <table:table-cell office:value-type="float" office:value="2068.4" calcext:value-type="float">
            <text:p>2068.4</text:p>
          </table:table-cell>
        </table:table-row>
        <table:table-row table:style-name="ro1">
          <table:table-cell office:value-type="float" office:value="12830802" calcext:value-type="float">
            <text:p>12830802</text:p>
          </table:table-cell>
          <table:table-cell table:formula="of:=[.A804]/1000/(60*60*24)" office:value-type="time" office:time-value="PT03H33M50.802S" calcext:value-type="time">
            <text:p>03:33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1780.23" calcext:value-type="float">
            <text:p>1780.23</text:p>
          </table:table-cell>
          <table:table-cell office:value-type="float" office:value="2070.86" calcext:value-type="float">
            <text:p>2070.86</text:p>
          </table:table-cell>
        </table:table-row>
        <table:table-row table:style-name="ro1">
          <table:table-cell office:value-type="float" office:value="12846802" calcext:value-type="float">
            <text:p>12846802</text:p>
          </table:table-cell>
          <table:table-cell table:formula="of:=[.A805]/1000/(60*60*24)" office:value-type="time" office:time-value="PT03H34M06.802S" calcext:value-type="time">
            <text:p>03:34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782.45" calcext:value-type="float">
            <text:p>1782.45</text:p>
          </table:table-cell>
          <table:table-cell office:value-type="float" office:value="2073.32" calcext:value-type="float">
            <text:p>2073.32</text:p>
          </table:table-cell>
        </table:table-row>
        <table:table-row table:style-name="ro1">
          <table:table-cell office:value-type="float" office:value="12862802" calcext:value-type="float">
            <text:p>12862802</text:p>
          </table:table-cell>
          <table:table-cell table:formula="of:=[.A806]/1000/(60*60*24)" office:value-type="time" office:time-value="PT03H34M22.802S" calcext:value-type="time">
            <text:p>03:34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1784.67" calcext:value-type="float">
            <text:p>1784.67</text:p>
          </table:table-cell>
          <table:table-cell office:value-type="float" office:value="2075.78" calcext:value-type="float">
            <text:p>2075.78</text:p>
          </table:table-cell>
        </table:table-row>
        <table:table-row table:style-name="ro1">
          <table:table-cell office:value-type="float" office:value="12878803" calcext:value-type="float">
            <text:p>12878803</text:p>
          </table:table-cell>
          <table:table-cell table:formula="of:=[.A807]/1000/(60*60*24)" office:value-type="time" office:time-value="PT03H34M38.803S" calcext:value-type="time">
            <text:p>03:34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3" calcext:value-type="float">
            <text:p>552.43</text:p>
          </table:table-cell>
          <table:table-cell office:value-type="float" office:value="1786.89" calcext:value-type="float">
            <text:p>1786.89</text:p>
          </table:table-cell>
          <table:table-cell office:value-type="float" office:value="2078.24" calcext:value-type="float">
            <text:p>2078.24</text:p>
          </table:table-cell>
        </table:table-row>
        <table:table-row table:style-name="ro1">
          <table:table-cell office:value-type="float" office:value="12894802" calcext:value-type="float">
            <text:p>12894802</text:p>
          </table:table-cell>
          <table:table-cell table:formula="of:=[.A808]/1000/(60*60*24)" office:value-type="time" office:time-value="PT03H34M54.802S" calcext:value-type="time">
            <text:p>03:34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6" calcext:value-type="float">
            <text:p>554.46</text:p>
          </table:table-cell>
          <table:table-cell office:value-type="float" office:value="1789.11" calcext:value-type="float">
            <text:p>1789.11</text:p>
          </table:table-cell>
          <table:table-cell office:value-type="float" office:value="2080.7" calcext:value-type="float">
            <text:p>2080.7</text:p>
          </table:table-cell>
        </table:table-row>
        <table:table-row table:style-name="ro1">
          <table:table-cell office:value-type="float" office:value="12910804" calcext:value-type="float">
            <text:p>12910804</text:p>
          </table:table-cell>
          <table:table-cell table:formula="of:=[.A809]/1000/(60*60*24)" office:value-type="time" office:time-value="PT03H35M10.804S" calcext:value-type="time">
            <text:p>03:35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29" calcext:value-type="float">
            <text:p>554.29</text:p>
          </table:table-cell>
          <table:table-cell office:value-type="float" office:value="1791.33" calcext:value-type="float">
            <text:p>1791.33</text:p>
          </table:table-cell>
          <table:table-cell office:value-type="float" office:value="2083.16" calcext:value-type="float">
            <text:p>2083.16</text:p>
          </table:table-cell>
        </table:table-row>
        <table:table-row table:style-name="ro1">
          <table:table-cell office:value-type="float" office:value="12926802" calcext:value-type="float">
            <text:p>12926802</text:p>
          </table:table-cell>
          <table:table-cell table:formula="of:=[.A810]/1000/(60*60*24)" office:value-type="time" office:time-value="PT03H35M26.802S" calcext:value-type="time">
            <text:p>03:35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1" calcext:value-type="float">
            <text:p>552.1</text:p>
          </table:table-cell>
          <table:table-cell office:value-type="float" office:value="1793.55" calcext:value-type="float">
            <text:p>1793.55</text:p>
          </table:table-cell>
          <table:table-cell office:value-type="float" office:value="2085.62" calcext:value-type="float">
            <text:p>2085.62</text:p>
          </table:table-cell>
        </table:table-row>
        <table:table-row table:style-name="ro1">
          <table:table-cell office:value-type="float" office:value="12942804" calcext:value-type="float">
            <text:p>12942804</text:p>
          </table:table-cell>
          <table:table-cell table:formula="of:=[.A811]/1000/(60*60*24)" office:value-type="time" office:time-value="PT03H35M42.804S" calcext:value-type="time">
            <text:p>03:35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4" calcext:value-type="float">
            <text:p>552.54</text:p>
          </table:table-cell>
          <table:table-cell office:value-type="float" office:value="1795.77" calcext:value-type="float">
            <text:p>1795.77</text:p>
          </table:table-cell>
          <table:table-cell office:value-type="float" office:value="2088.08" calcext:value-type="float">
            <text:p>2088.08</text:p>
          </table:table-cell>
        </table:table-row>
        <table:table-row table:style-name="ro1">
          <table:table-cell office:value-type="float" office:value="12958802" calcext:value-type="float">
            <text:p>12958802</text:p>
          </table:table-cell>
          <table:table-cell table:formula="of:=[.A812]/1000/(60*60*24)" office:value-type="time" office:time-value="PT03H35M58.802S" calcext:value-type="time">
            <text:p>03:35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1797.99" calcext:value-type="float">
            <text:p>1797.99</text:p>
          </table:table-cell>
          <table:table-cell office:value-type="float" office:value="2090.54" calcext:value-type="float">
            <text:p>2090.54</text:p>
          </table:table-cell>
        </table:table-row>
        <table:table-row table:style-name="ro1">
          <table:table-cell office:value-type="float" office:value="12974802" calcext:value-type="float">
            <text:p>12974802</text:p>
          </table:table-cell>
          <table:table-cell table:formula="of:=[.A813]/1000/(60*60*24)" office:value-type="time" office:time-value="PT03H36M14.802S" calcext:value-type="time">
            <text:p>03:36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7" calcext:value-type="float">
            <text:p>552.67</text:p>
          </table:table-cell>
          <table:table-cell office:value-type="float" office:value="1800.21" calcext:value-type="float">
            <text:p>1800.21</text:p>
          </table:table-cell>
          <table:table-cell office:value-type="float" office:value="2092.99" calcext:value-type="float">
            <text:p>2092.99</text:p>
          </table:table-cell>
        </table:table-row>
        <table:table-row table:style-name="ro1">
          <table:table-cell office:value-type="float" office:value="12990803" calcext:value-type="float">
            <text:p>12990803</text:p>
          </table:table-cell>
          <table:table-cell table:formula="of:=[.A814]/1000/(60*60*24)" office:value-type="time" office:time-value="PT03H36M30.803S" calcext:value-type="time">
            <text:p>03:36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2" calcext:value-type="float">
            <text:p>552.52</text:p>
          </table:table-cell>
          <table:table-cell office:value-type="float" office:value="1802.43" calcext:value-type="float">
            <text:p>1802.43</text:p>
          </table:table-cell>
          <table:table-cell office:value-type="float" office:value="2095.45" calcext:value-type="float">
            <text:p>2095.45</text:p>
          </table:table-cell>
        </table:table-row>
        <table:table-row table:style-name="ro1">
          <table:table-cell office:value-type="float" office:value="13006802" calcext:value-type="float">
            <text:p>13006802</text:p>
          </table:table-cell>
          <table:table-cell table:formula="of:=[.A815]/1000/(60*60*24)" office:value-type="time" office:time-value="PT03H36M46.802S" calcext:value-type="time">
            <text:p>03:36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804.65" calcext:value-type="float">
            <text:p>1804.65</text:p>
          </table:table-cell>
          <table:table-cell office:value-type="float" office:value="2097.9" calcext:value-type="float">
            <text:p>2097.9</text:p>
          </table:table-cell>
        </table:table-row>
        <table:table-row table:style-name="ro1">
          <table:table-cell office:value-type="float" office:value="13022802" calcext:value-type="float">
            <text:p>13022802</text:p>
          </table:table-cell>
          <table:table-cell table:formula="of:=[.A816]/1000/(60*60*24)" office:value-type="time" office:time-value="PT03H37M02.802S" calcext:value-type="time">
            <text:p>03:37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1806.87" calcext:value-type="float">
            <text:p>1806.87</text:p>
          </table:table-cell>
          <table:table-cell office:value-type="float" office:value="2100.36" calcext:value-type="float">
            <text:p>2100.36</text:p>
          </table:table-cell>
        </table:table-row>
        <table:table-row table:style-name="ro1">
          <table:table-cell office:value-type="float" office:value="13038804" calcext:value-type="float">
            <text:p>13038804</text:p>
          </table:table-cell>
          <table:table-cell table:formula="of:=[.A817]/1000/(60*60*24)" office:value-type="time" office:time-value="PT03H37M18.804S" calcext:value-type="time">
            <text:p>03:37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2" calcext:value-type="float">
            <text:p>552.42</text:p>
          </table:table-cell>
          <table:table-cell office:value-type="float" office:value="1809.09" calcext:value-type="float">
            <text:p>1809.09</text:p>
          </table:table-cell>
          <table:table-cell office:value-type="float" office:value="2102.81" calcext:value-type="float">
            <text:p>2102.81</text:p>
          </table:table-cell>
        </table:table-row>
        <table:table-row table:style-name="ro1">
          <table:table-cell office:value-type="float" office:value="13054804" calcext:value-type="float">
            <text:p>13054804</text:p>
          </table:table-cell>
          <table:table-cell table:formula="of:=[.A818]/1000/(60*60*24)" office:value-type="time" office:time-value="PT03H37M34.804S" calcext:value-type="time">
            <text:p>03:37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1811.31" calcext:value-type="float">
            <text:p>1811.31</text:p>
          </table:table-cell>
          <table:table-cell office:value-type="float" office:value="2105.27" calcext:value-type="float">
            <text:p>2105.27</text:p>
          </table:table-cell>
        </table:table-row>
        <table:table-row table:style-name="ro1">
          <table:table-cell office:value-type="float" office:value="13070802" calcext:value-type="float">
            <text:p>13070802</text:p>
          </table:table-cell>
          <table:table-cell table:formula="of:=[.A819]/1000/(60*60*24)" office:value-type="time" office:time-value="PT03H37M50.802S" calcext:value-type="time">
            <text:p>03:37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1813.53" calcext:value-type="float">
            <text:p>1813.53</text:p>
          </table:table-cell>
          <table:table-cell office:value-type="float" office:value="2107.72" calcext:value-type="float">
            <text:p>2107.72</text:p>
          </table:table-cell>
        </table:table-row>
        <table:table-row table:style-name="ro1">
          <table:table-cell office:value-type="float" office:value="13086804" calcext:value-type="float">
            <text:p>13086804</text:p>
          </table:table-cell>
          <table:table-cell table:formula="of:=[.A820]/1000/(60*60*24)" office:value-type="time" office:time-value="PT03H38M06.804S" calcext:value-type="time">
            <text:p>03:38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1815.75" calcext:value-type="float">
            <text:p>1815.75</text:p>
          </table:table-cell>
          <table:table-cell office:value-type="float" office:value="2110.17" calcext:value-type="float">
            <text:p>2110.17</text:p>
          </table:table-cell>
        </table:table-row>
        <table:table-row table:style-name="ro1">
          <table:table-cell office:value-type="float" office:value="13102802" calcext:value-type="float">
            <text:p>13102802</text:p>
          </table:table-cell>
          <table:table-cell table:formula="of:=[.A821]/1000/(60*60*24)" office:value-type="time" office:time-value="PT03H38M22.802S" calcext:value-type="time">
            <text:p>03:38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817.97" calcext:value-type="float">
            <text:p>1817.97</text:p>
          </table:table-cell>
          <table:table-cell office:value-type="float" office:value="2112.63" calcext:value-type="float">
            <text:p>2112.63</text:p>
          </table:table-cell>
        </table:table-row>
        <table:table-row table:style-name="ro1">
          <table:table-cell office:value-type="float" office:value="13118802" calcext:value-type="float">
            <text:p>13118802</text:p>
          </table:table-cell>
          <table:table-cell table:formula="of:=[.A822]/1000/(60*60*24)" office:value-type="time" office:time-value="PT03H38M38.802S" calcext:value-type="time">
            <text:p>03:38:3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2" calcext:value-type="float">
            <text:p>550.32</text:p>
          </table:table-cell>
          <table:table-cell office:value-type="float" office:value="1820.19" calcext:value-type="float">
            <text:p>1820.19</text:p>
          </table:table-cell>
          <table:table-cell office:value-type="float" office:value="2115.08" calcext:value-type="float">
            <text:p>2115.08</text:p>
          </table:table-cell>
        </table:table-row>
        <table:table-row table:style-name="ro1">
          <table:table-cell office:value-type="float" office:value="13134802" calcext:value-type="float">
            <text:p>13134802</text:p>
          </table:table-cell>
          <table:table-cell table:formula="of:=[.A823]/1000/(60*60*24)" office:value-type="time" office:time-value="PT03H38M54.802S" calcext:value-type="time">
            <text:p>03:38:55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5" calcext:value-type="float">
            <text:p>550.45</text:p>
          </table:table-cell>
          <table:table-cell office:value-type="float" office:value="1822.41" calcext:value-type="float">
            <text:p>1822.41</text:p>
          </table:table-cell>
          <table:table-cell office:value-type="float" office:value="2117.53" calcext:value-type="float">
            <text:p>2117.53</text:p>
          </table:table-cell>
        </table:table-row>
        <table:table-row table:style-name="ro1">
          <table:table-cell office:value-type="float" office:value="13150802" calcext:value-type="float">
            <text:p>13150802</text:p>
          </table:table-cell>
          <table:table-cell table:formula="of:=[.A824]/1000/(60*60*24)" office:value-type="time" office:time-value="PT03H39M10.802S" calcext:value-type="time">
            <text:p>03:39:11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1824.63" calcext:value-type="float">
            <text:p>1824.63</text:p>
          </table:table-cell>
          <table:table-cell office:value-type="float" office:value="2119.98" calcext:value-type="float">
            <text:p>2119.98</text:p>
          </table:table-cell>
        </table:table-row>
        <table:table-row table:style-name="ro1">
          <table:table-cell office:value-type="float" office:value="13166804" calcext:value-type="float">
            <text:p>13166804</text:p>
          </table:table-cell>
          <table:table-cell table:formula="of:=[.A825]/1000/(60*60*24)" office:value-type="time" office:time-value="PT03H39M26.804S" calcext:value-type="time">
            <text:p>03:39:27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1826.85" calcext:value-type="float">
            <text:p>1826.85</text:p>
          </table:table-cell>
          <table:table-cell office:value-type="float" office:value="2122.43" calcext:value-type="float">
            <text:p>2122.43</text:p>
          </table:table-cell>
        </table:table-row>
        <table:table-row table:style-name="ro1">
          <table:table-cell office:value-type="float" office:value="13182802" calcext:value-type="float">
            <text:p>13182802</text:p>
          </table:table-cell>
          <table:table-cell table:formula="of:=[.A826]/1000/(60*60*24)" office:value-type="time" office:time-value="PT03H39M42.802S" calcext:value-type="time">
            <text:p>03:39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829.07" calcext:value-type="float">
            <text:p>1829.07</text:p>
          </table:table-cell>
          <table:table-cell office:value-type="float" office:value="2124.88" calcext:value-type="float">
            <text:p>2124.88</text:p>
          </table:table-cell>
        </table:table-row>
        <table:table-row table:style-name="ro1">
          <table:table-cell office:value-type="float" office:value="13198802" calcext:value-type="float">
            <text:p>13198802</text:p>
          </table:table-cell>
          <table:table-cell table:formula="of:=[.A827]/1000/(60*60*24)" office:value-type="time" office:time-value="PT03H39M58.802S" calcext:value-type="time">
            <text:p>03:39:59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7" calcext:value-type="float">
            <text:p>550.67</text:p>
          </table:table-cell>
          <table:table-cell office:value-type="float" office:value="1831.29" calcext:value-type="float">
            <text:p>1831.29</text:p>
          </table:table-cell>
          <table:table-cell office:value-type="float" office:value="2127.33" calcext:value-type="float">
            <text:p>2127.33</text:p>
          </table:table-cell>
        </table:table-row>
        <table:table-row table:style-name="ro1">
          <table:table-cell office:value-type="float" office:value="13214802" calcext:value-type="float">
            <text:p>13214802</text:p>
          </table:table-cell>
          <table:table-cell table:formula="of:=[.A828]/1000/(60*60*24)" office:value-type="time" office:time-value="PT03H40M14.802S" calcext:value-type="time">
            <text:p>03:40:15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1833.51" calcext:value-type="float">
            <text:p>1833.51</text:p>
          </table:table-cell>
          <table:table-cell office:value-type="float" office:value="2129.77" calcext:value-type="float">
            <text:p>2129.77</text:p>
          </table:table-cell>
        </table:table-row>
        <table:table-row table:style-name="ro1">
          <table:table-cell office:value-type="float" office:value="13230802" calcext:value-type="float">
            <text:p>13230802</text:p>
          </table:table-cell>
          <table:table-cell table:formula="of:=[.A829]/1000/(60*60*24)" office:value-type="time" office:time-value="PT03H40M30.802S" calcext:value-type="time">
            <text:p>03:40:31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2" calcext:value-type="float">
            <text:p>550.42</text:p>
          </table:table-cell>
          <table:table-cell office:value-type="float" office:value="1835.73" calcext:value-type="float">
            <text:p>1835.73</text:p>
          </table:table-cell>
          <table:table-cell office:value-type="float" office:value="2132.22" calcext:value-type="float">
            <text:p>2132.22</text:p>
          </table:table-cell>
        </table:table-row>
        <table:table-row table:style-name="ro1">
          <table:table-cell office:value-type="float" office:value="13246802" calcext:value-type="float">
            <text:p>13246802</text:p>
          </table:table-cell>
          <table:table-cell table:formula="of:=[.A830]/1000/(60*60*24)" office:value-type="time" office:time-value="PT03H40M46.802S" calcext:value-type="time">
            <text:p>03:40:4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1837.95" calcext:value-type="float">
            <text:p>1837.95</text:p>
          </table:table-cell>
          <table:table-cell office:value-type="float" office:value="2134.66" calcext:value-type="float">
            <text:p>2134.66</text:p>
          </table:table-cell>
        </table:table-row>
        <table:table-row table:style-name="ro1">
          <table:table-cell office:value-type="float" office:value="13262803" calcext:value-type="float">
            <text:p>13262803</text:p>
          </table:table-cell>
          <table:table-cell table:formula="of:=[.A831]/1000/(60*60*24)" office:value-type="time" office:time-value="PT03H41M02.803S" calcext:value-type="time">
            <text:p>03:41:03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1840.17" calcext:value-type="float">
            <text:p>1840.17</text:p>
          </table:table-cell>
          <table:table-cell office:value-type="float" office:value="2137.11" calcext:value-type="float">
            <text:p>2137.11</text:p>
          </table:table-cell>
        </table:table-row>
        <table:table-row table:style-name="ro1">
          <table:table-cell office:value-type="float" office:value="13278804" calcext:value-type="float">
            <text:p>13278804</text:p>
          </table:table-cell>
          <table:table-cell table:formula="of:=[.A832]/1000/(60*60*24)" office:value-type="time" office:time-value="PT03H41M18.804S" calcext:value-type="time">
            <text:p>03:41:19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1842.39" calcext:value-type="float">
            <text:p>1842.39</text:p>
          </table:table-cell>
          <table:table-cell office:value-type="float" office:value="2139.55" calcext:value-type="float">
            <text:p>2139.55</text:p>
          </table:table-cell>
        </table:table-row>
        <table:table-row table:style-name="ro1">
          <table:table-cell office:value-type="float" office:value="13294802" calcext:value-type="float">
            <text:p>13294802</text:p>
          </table:table-cell>
          <table:table-cell table:formula="of:=[.A833]/1000/(60*60*24)" office:value-type="time" office:time-value="PT03H41M34.802S" calcext:value-type="time">
            <text:p>03:41:35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3" calcext:value-type="float">
            <text:p>550.53</text:p>
          </table:table-cell>
          <table:table-cell office:value-type="float" office:value="1844.61" calcext:value-type="float">
            <text:p>1844.61</text:p>
          </table:table-cell>
          <table:table-cell office:value-type="float" office:value="2141.99" calcext:value-type="float">
            <text:p>2141.99</text:p>
          </table:table-cell>
        </table:table-row>
        <table:table-row table:style-name="ro1">
          <table:table-cell office:value-type="float" office:value="13310802" calcext:value-type="float">
            <text:p>13310802</text:p>
          </table:table-cell>
          <table:table-cell table:formula="of:=[.A834]/1000/(60*60*24)" office:value-type="time" office:time-value="PT03H41M50.802S" calcext:value-type="time">
            <text:p>03:41:5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1846.83" calcext:value-type="float">
            <text:p>1846.83</text:p>
          </table:table-cell>
          <table:table-cell office:value-type="float" office:value="2144.44" calcext:value-type="float">
            <text:p>2144.44</text:p>
          </table:table-cell>
        </table:table-row>
        <table:table-row table:style-name="ro1">
          <table:table-cell office:value-type="float" office:value="13326804" calcext:value-type="float">
            <text:p>13326804</text:p>
          </table:table-cell>
          <table:table-cell table:formula="of:=[.A835]/1000/(60*60*24)" office:value-type="time" office:time-value="PT03H42M06.804S" calcext:value-type="time">
            <text:p>03:42:0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1849.05" calcext:value-type="float">
            <text:p>1849.05</text:p>
          </table:table-cell>
          <table:table-cell office:value-type="float" office:value="2146.88" calcext:value-type="float">
            <text:p>2146.88</text:p>
          </table:table-cell>
        </table:table-row>
        <table:table-row table:style-name="ro1">
          <table:table-cell office:value-type="float" office:value="13342802" calcext:value-type="float">
            <text:p>13342802</text:p>
          </table:table-cell>
          <table:table-cell table:formula="of:=[.A836]/1000/(60*60*24)" office:value-type="time" office:time-value="PT03H42M22.802S" calcext:value-type="time">
            <text:p>03:42:23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1" calcext:value-type="float">
            <text:p>548.51</text:p>
          </table:table-cell>
          <table:table-cell office:value-type="float" office:value="1851.27" calcext:value-type="float">
            <text:p>1851.27</text:p>
          </table:table-cell>
          <table:table-cell office:value-type="float" office:value="2149.32" calcext:value-type="float">
            <text:p>2149.32</text:p>
          </table:table-cell>
        </table:table-row>
        <table:table-row table:style-name="ro1">
          <table:table-cell office:value-type="float" office:value="13358802" calcext:value-type="float">
            <text:p>13358802</text:p>
          </table:table-cell>
          <table:table-cell table:formula="of:=[.A837]/1000/(60*60*24)" office:value-type="time" office:time-value="PT03H42M38.802S" calcext:value-type="time">
            <text:p>03:42:39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5" calcext:value-type="float">
            <text:p>550.45</text:p>
          </table:table-cell>
          <table:table-cell office:value-type="float" office:value="1853.49" calcext:value-type="float">
            <text:p>1853.49</text:p>
          </table:table-cell>
          <table:table-cell office:value-type="float" office:value="2151.76" calcext:value-type="float">
            <text:p>2151.76</text:p>
          </table:table-cell>
        </table:table-row>
        <table:table-row table:style-name="ro1">
          <table:table-cell office:value-type="float" office:value="13374803" calcext:value-type="float">
            <text:p>13374803</text:p>
          </table:table-cell>
          <table:table-cell table:formula="of:=[.A838]/1000/(60*60*24)" office:value-type="time" office:time-value="PT03H42M54.803S" calcext:value-type="time">
            <text:p>03:42:5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1855.71" calcext:value-type="float">
            <text:p>1855.71</text:p>
          </table:table-cell>
          <table:table-cell office:value-type="float" office:value="2154.2" calcext:value-type="float">
            <text:p>2154.2</text:p>
          </table:table-cell>
        </table:table-row>
        <table:table-row table:style-name="ro1">
          <table:table-cell office:value-type="float" office:value="13390804" calcext:value-type="float">
            <text:p>13390804</text:p>
          </table:table-cell>
          <table:table-cell table:formula="of:=[.A839]/1000/(60*60*24)" office:value-type="time" office:time-value="PT03H43M10.804S" calcext:value-type="time">
            <text:p>03:43:11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4" calcext:value-type="float">
            <text:p>548.54</text:p>
          </table:table-cell>
          <table:table-cell office:value-type="float" office:value="1857.93" calcext:value-type="float">
            <text:p>1857.93</text:p>
          </table:table-cell>
          <table:table-cell office:value-type="float" office:value="2156.64" calcext:value-type="float">
            <text:p>2156.64</text:p>
          </table:table-cell>
        </table:table-row>
        <table:table-row table:style-name="ro1">
          <table:table-cell office:value-type="float" office:value="13406802" calcext:value-type="float">
            <text:p>13406802</text:p>
          </table:table-cell>
          <table:table-cell table:formula="of:=[.A840]/1000/(60*60*24)" office:value-type="time" office:time-value="PT03H43M26.802S" calcext:value-type="time">
            <text:p>03:43:2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1860.15" calcext:value-type="float">
            <text:p>1860.15</text:p>
          </table:table-cell>
          <table:table-cell office:value-type="float" office:value="2159.07" calcext:value-type="float">
            <text:p>2159.07</text:p>
          </table:table-cell>
        </table:table-row>
        <table:table-row table:style-name="ro1">
          <table:table-cell office:value-type="float" office:value="13422802" calcext:value-type="float">
            <text:p>13422802</text:p>
          </table:table-cell>
          <table:table-cell table:formula="of:=[.A841]/1000/(60*60*24)" office:value-type="time" office:time-value="PT03H43M42.802S" calcext:value-type="time">
            <text:p>03:43:43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6" calcext:value-type="float">
            <text:p>548.46</text:p>
          </table:table-cell>
          <table:table-cell office:value-type="float" office:value="1862.37" calcext:value-type="float">
            <text:p>1862.37</text:p>
          </table:table-cell>
          <table:table-cell office:value-type="float" office:value="2161.51" calcext:value-type="float">
            <text:p>2161.51</text:p>
          </table:table-cell>
        </table:table-row>
        <table:table-row table:style-name="ro1">
          <table:table-cell office:value-type="float" office:value="13438802" calcext:value-type="float">
            <text:p>13438802</text:p>
          </table:table-cell>
          <table:table-cell table:formula="of:=[.A842]/1000/(60*60*24)" office:value-type="time" office:time-value="PT03H43M58.802S" calcext:value-type="time">
            <text:p>03:43:59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8.01" calcext:value-type="float">
            <text:p>548.01</text:p>
          </table:table-cell>
          <table:table-cell office:value-type="float" office:value="1864.59" calcext:value-type="float">
            <text:p>1864.59</text:p>
          </table:table-cell>
          <table:table-cell office:value-type="float" office:value="2163.95" calcext:value-type="float">
            <text:p>2163.95</text:p>
          </table:table-cell>
        </table:table-row>
        <table:table-row table:style-name="ro1">
          <table:table-cell office:value-type="float" office:value="13454802" calcext:value-type="float">
            <text:p>13454802</text:p>
          </table:table-cell>
          <table:table-cell table:formula="of:=[.A843]/1000/(60*60*24)" office:value-type="time" office:time-value="PT03H44M14.802S" calcext:value-type="time">
            <text:p>03:44:1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1866.81" calcext:value-type="float">
            <text:p>1866.81</text:p>
          </table:table-cell>
          <table:table-cell office:value-type="float" office:value="2166.39" calcext:value-type="float">
            <text:p>2166.39</text:p>
          </table:table-cell>
        </table:table-row>
        <table:table-row table:style-name="ro1">
          <table:table-cell office:value-type="float" office:value="13470802" calcext:value-type="float">
            <text:p>13470802</text:p>
          </table:table-cell>
          <table:table-cell table:formula="of:=[.A844]/1000/(60*60*24)" office:value-type="time" office:time-value="PT03H44M30.802S" calcext:value-type="time">
            <text:p>03:44:31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1869.03" calcext:value-type="float">
            <text:p>1869.03</text:p>
          </table:table-cell>
          <table:table-cell office:value-type="float" office:value="2168.82" calcext:value-type="float">
            <text:p>2168.82</text:p>
          </table:table-cell>
        </table:table-row>
        <table:table-row table:style-name="ro1">
          <table:table-cell office:value-type="float" office:value="13486802" calcext:value-type="float">
            <text:p>13486802</text:p>
          </table:table-cell>
          <table:table-cell table:formula="of:=[.A845]/1000/(60*60*24)" office:value-type="time" office:time-value="PT03H44M46.802S" calcext:value-type="time">
            <text:p>03:44:4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" calcext:value-type="float">
            <text:p>548.3</text:p>
          </table:table-cell>
          <table:table-cell office:value-type="float" office:value="1871.25" calcext:value-type="float">
            <text:p>1871.25</text:p>
          </table:table-cell>
          <table:table-cell office:value-type="float" office:value="2171.26" calcext:value-type="float">
            <text:p>2171.26</text:p>
          </table:table-cell>
        </table:table-row>
        <table:table-row table:style-name="ro1">
          <table:table-cell office:value-type="float" office:value="13502802" calcext:value-type="float">
            <text:p>13502802</text:p>
          </table:table-cell>
          <table:table-cell table:formula="of:=[.A846]/1000/(60*60*24)" office:value-type="time" office:time-value="PT03H45M02.802S" calcext:value-type="time">
            <text:p>03:45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3" calcext:value-type="float">
            <text:p>546.23</text:p>
          </table:table-cell>
          <table:table-cell office:value-type="float" office:value="1873.47" calcext:value-type="float">
            <text:p>1873.47</text:p>
          </table:table-cell>
          <table:table-cell office:value-type="float" office:value="2173.69" calcext:value-type="float">
            <text:p>2173.69</text:p>
          </table:table-cell>
        </table:table-row>
        <table:table-row table:style-name="ro1">
          <table:table-cell office:value-type="float" office:value="13518802" calcext:value-type="float">
            <text:p>13518802</text:p>
          </table:table-cell>
          <table:table-cell table:formula="of:=[.A847]/1000/(60*60*24)" office:value-type="time" office:time-value="PT03H45M18.802S" calcext:value-type="time">
            <text:p>03:45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1" calcext:value-type="float">
            <text:p>546.1</text:p>
          </table:table-cell>
          <table:table-cell office:value-type="float" office:value="1875.69" calcext:value-type="float">
            <text:p>1875.69</text:p>
          </table:table-cell>
          <table:table-cell office:value-type="float" office:value="2176.12" calcext:value-type="float">
            <text:p>2176.12</text:p>
          </table:table-cell>
        </table:table-row>
        <table:table-row table:style-name="ro1">
          <table:table-cell office:value-type="float" office:value="13534803" calcext:value-type="float">
            <text:p>13534803</text:p>
          </table:table-cell>
          <table:table-cell table:formula="of:=[.A848]/1000/(60*60*24)" office:value-type="time" office:time-value="PT03H45M34.803S" calcext:value-type="time">
            <text:p>03:45:35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1877.91" calcext:value-type="float">
            <text:p>1877.91</text:p>
          </table:table-cell>
          <table:table-cell office:value-type="float" office:value="2178.56" calcext:value-type="float">
            <text:p>2178.56</text:p>
          </table:table-cell>
        </table:table-row>
        <table:table-row table:style-name="ro1">
          <table:table-cell office:value-type="float" office:value="13550803" calcext:value-type="float">
            <text:p>13550803</text:p>
          </table:table-cell>
          <table:table-cell table:formula="of:=[.A849]/1000/(60*60*24)" office:value-type="time" office:time-value="PT03H45M50.803S" calcext:value-type="time">
            <text:p>03:45:51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3" calcext:value-type="float">
            <text:p>548.53</text:p>
          </table:table-cell>
          <table:table-cell office:value-type="float" office:value="1880.13" calcext:value-type="float">
            <text:p>1880.13</text:p>
          </table:table-cell>
          <table:table-cell office:value-type="float" office:value="2180.99" calcext:value-type="float">
            <text:p>2180.99</text:p>
          </table:table-cell>
        </table:table-row>
        <table:table-row table:style-name="ro1">
          <table:table-cell office:value-type="float" office:value="13566802" calcext:value-type="float">
            <text:p>13566802</text:p>
          </table:table-cell>
          <table:table-cell table:formula="of:=[.A850]/1000/(60*60*24)" office:value-type="time" office:time-value="PT03H46M06.802S" calcext:value-type="time">
            <text:p>03:46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3" calcext:value-type="float">
            <text:p>546.33</text:p>
          </table:table-cell>
          <table:table-cell office:value-type="float" office:value="1882.35" calcext:value-type="float">
            <text:p>1882.35</text:p>
          </table:table-cell>
          <table:table-cell office:value-type="float" office:value="2183.42" calcext:value-type="float">
            <text:p>2183.42</text:p>
          </table:table-cell>
        </table:table-row>
        <table:table-row table:style-name="ro1">
          <table:table-cell office:value-type="float" office:value="13582802" calcext:value-type="float">
            <text:p>13582802</text:p>
          </table:table-cell>
          <table:table-cell table:formula="of:=[.A851]/1000/(60*60*24)" office:value-type="time" office:time-value="PT03H46M22.802S" calcext:value-type="time">
            <text:p>03:46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1884.57" calcext:value-type="float">
            <text:p>1884.57</text:p>
          </table:table-cell>
          <table:table-cell office:value-type="float" office:value="2185.85" calcext:value-type="float">
            <text:p>2185.85</text:p>
          </table:table-cell>
        </table:table-row>
        <table:table-row table:style-name="ro1">
          <table:table-cell office:value-type="float" office:value="13598802" calcext:value-type="float">
            <text:p>13598802</text:p>
          </table:table-cell>
          <table:table-cell table:formula="of:=[.A852]/1000/(60*60*24)" office:value-type="time" office:time-value="PT03H46M38.802S" calcext:value-type="time">
            <text:p>03:46:3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1886.79" calcext:value-type="float">
            <text:p>1886.79</text:p>
          </table:table-cell>
          <table:table-cell office:value-type="float" office:value="2188.28" calcext:value-type="float">
            <text:p>2188.28</text:p>
          </table:table-cell>
        </table:table-row>
        <table:table-row table:style-name="ro1">
          <table:table-cell office:value-type="float" office:value="13614802" calcext:value-type="float">
            <text:p>13614802</text:p>
          </table:table-cell>
          <table:table-cell table:formula="of:=[.A853]/1000/(60*60*24)" office:value-type="time" office:time-value="PT03H46M54.802S" calcext:value-type="time">
            <text:p>03:46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4" calcext:value-type="float">
            <text:p>546.54</text:p>
          </table:table-cell>
          <table:table-cell office:value-type="float" office:value="1889.01" calcext:value-type="float">
            <text:p>1889.01</text:p>
          </table:table-cell>
          <table:table-cell office:value-type="float" office:value="2190.71" calcext:value-type="float">
            <text:p>2190.71</text:p>
          </table:table-cell>
        </table:table-row>
        <table:table-row table:style-name="ro1">
          <table:table-cell office:value-type="float" office:value="13630802" calcext:value-type="float">
            <text:p>13630802</text:p>
          </table:table-cell>
          <table:table-cell table:formula="of:=[.A854]/1000/(60*60*24)" office:value-type="time" office:time-value="PT03H47M10.802S" calcext:value-type="time">
            <text:p>03:47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3" calcext:value-type="float">
            <text:p>544.53</text:p>
          </table:table-cell>
          <table:table-cell office:value-type="float" office:value="1891.23" calcext:value-type="float">
            <text:p>1891.23</text:p>
          </table:table-cell>
          <table:table-cell office:value-type="float" office:value="2193.14" calcext:value-type="float">
            <text:p>2193.14</text:p>
          </table:table-cell>
        </table:table-row>
        <table:table-row table:style-name="ro1">
          <table:table-cell office:value-type="float" office:value="13646802" calcext:value-type="float">
            <text:p>13646802</text:p>
          </table:table-cell>
          <table:table-cell table:formula="of:=[.A855]/1000/(60*60*24)" office:value-type="time" office:time-value="PT03H47M26.802S" calcext:value-type="time">
            <text:p>03:47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3" calcext:value-type="float">
            <text:p>546.53</text:p>
          </table:table-cell>
          <table:table-cell office:value-type="float" office:value="1893.45" calcext:value-type="float">
            <text:p>1893.45</text:p>
          </table:table-cell>
          <table:table-cell office:value-type="float" office:value="2195.57" calcext:value-type="float">
            <text:p>2195.57</text:p>
          </table:table-cell>
        </table:table-row>
        <table:table-row table:style-name="ro1">
          <table:table-cell office:value-type="float" office:value="13662802" calcext:value-type="float">
            <text:p>13662802</text:p>
          </table:table-cell>
          <table:table-cell table:formula="of:=[.A856]/1000/(60*60*24)" office:value-type="time" office:time-value="PT03H47M42.802S" calcext:value-type="time">
            <text:p>03:47:4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3" calcext:value-type="float">
            <text:p>548.33</text:p>
          </table:table-cell>
          <table:table-cell office:value-type="float" office:value="1895.67" calcext:value-type="float">
            <text:p>1895.67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13678802" calcext:value-type="float">
            <text:p>13678802</text:p>
          </table:table-cell>
          <table:table-cell table:formula="of:=[.A857]/1000/(60*60*24)" office:value-type="time" office:time-value="PT03H47M58.802S" calcext:value-type="time">
            <text:p>03:47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09" calcext:value-type="float">
            <text:p>546.09</text:p>
          </table:table-cell>
          <table:table-cell office:value-type="float" office:value="1897.89" calcext:value-type="float">
            <text:p>1897.89</text:p>
          </table:table-cell>
          <table:table-cell office:value-type="float" office:value="2200.42" calcext:value-type="float">
            <text:p>2200.42</text:p>
          </table:table-cell>
        </table:table-row>
        <table:table-row table:style-name="ro1">
          <table:table-cell office:value-type="float" office:value="13694803" calcext:value-type="float">
            <text:p>13694803</text:p>
          </table:table-cell>
          <table:table-cell table:formula="of:=[.A858]/1000/(60*60*24)" office:value-type="time" office:time-value="PT03H48M14.803S" calcext:value-type="time">
            <text:p>03:48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6" calcext:value-type="float">
            <text:p>544.46</text:p>
          </table:table-cell>
          <table:table-cell office:value-type="float" office:value="1900.11" calcext:value-type="float">
            <text:p>1900.11</text:p>
          </table:table-cell>
          <table:table-cell office:value-type="float" office:value="2202.85" calcext:value-type="float">
            <text:p>2202.85</text:p>
          </table:table-cell>
        </table:table-row>
        <table:table-row table:style-name="ro1">
          <table:table-cell office:value-type="float" office:value="13710802" calcext:value-type="float">
            <text:p>13710802</text:p>
          </table:table-cell>
          <table:table-cell table:formula="of:=[.A859]/1000/(60*60*24)" office:value-type="time" office:time-value="PT03H48M30.802S" calcext:value-type="time">
            <text:p>03:48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4.76" calcext:value-type="float">
            <text:p>544.76</text:p>
          </table:table-cell>
          <table:table-cell office:value-type="float" office:value="1902.33" calcext:value-type="float">
            <text:p>1902.33</text:p>
          </table:table-cell>
          <table:table-cell office:value-type="float" office:value="2205.27" calcext:value-type="float">
            <text:p>2205.27</text:p>
          </table:table-cell>
        </table:table-row>
        <table:table-row table:style-name="ro1">
          <table:table-cell office:value-type="float" office:value="13726802" calcext:value-type="float">
            <text:p>13726802</text:p>
          </table:table-cell>
          <table:table-cell table:formula="of:=[.A860]/1000/(60*60*24)" office:value-type="time" office:time-value="PT03H48M46.802S" calcext:value-type="time">
            <text:p>03:48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4.67" calcext:value-type="float">
            <text:p>544.67</text:p>
          </table:table-cell>
          <table:table-cell office:value-type="float" office:value="1904.55" calcext:value-type="float">
            <text:p>1904.55</text:p>
          </table:table-cell>
          <table:table-cell office:value-type="float" office:value="2207.7" calcext:value-type="float">
            <text:p>2207.7</text:p>
          </table:table-cell>
        </table:table-row>
        <table:table-row table:style-name="ro1">
          <table:table-cell office:value-type="float" office:value="13742802" calcext:value-type="float">
            <text:p>13742802</text:p>
          </table:table-cell>
          <table:table-cell table:formula="of:=[.A861]/1000/(60*60*24)" office:value-type="time" office:time-value="PT03H49M02.802S" calcext:value-type="time">
            <text:p>03:49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3" calcext:value-type="float">
            <text:p>546.53</text:p>
          </table:table-cell>
          <table:table-cell office:value-type="float" office:value="1906.77" calcext:value-type="float">
            <text:p>1906.77</text:p>
          </table:table-cell>
          <table:table-cell office:value-type="float" office:value="2210.12" calcext:value-type="float">
            <text:p>2210.12</text:p>
          </table:table-cell>
        </table:table-row>
        <table:table-row table:style-name="ro1">
          <table:table-cell office:value-type="float" office:value="13758803" calcext:value-type="float">
            <text:p>13758803</text:p>
          </table:table-cell>
          <table:table-cell table:formula="of:=[.A862]/1000/(60*60*24)" office:value-type="time" office:time-value="PT03H49M18.803S" calcext:value-type="time">
            <text:p>03:49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4" calcext:value-type="float">
            <text:p>544.44</text:p>
          </table:table-cell>
          <table:table-cell office:value-type="float" office:value="1908.99" calcext:value-type="float">
            <text:p>1908.99</text:p>
          </table:table-cell>
          <table:table-cell office:value-type="float" office:value="2212.55" calcext:value-type="float">
            <text:p>2212.55</text:p>
          </table:table-cell>
        </table:table-row>
        <table:table-row table:style-name="ro1">
          <table:table-cell office:value-type="float" office:value="13774804" calcext:value-type="float">
            <text:p>13774804</text:p>
          </table:table-cell>
          <table:table-cell table:formula="of:=[.A863]/1000/(60*60*24)" office:value-type="time" office:time-value="PT03H49M34.804S" calcext:value-type="time">
            <text:p>03:49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4.68" calcext:value-type="float">
            <text:p>544.68</text:p>
          </table:table-cell>
          <table:table-cell office:value-type="float" office:value="1911.21" calcext:value-type="float">
            <text:p>1911.21</text:p>
          </table:table-cell>
          <table:table-cell office:value-type="float" office:value="2214.97" calcext:value-type="float">
            <text:p>2214.97</text:p>
          </table:table-cell>
        </table:table-row>
        <table:table-row table:style-name="ro1">
          <table:table-cell office:value-type="float" office:value="13790802" calcext:value-type="float">
            <text:p>13790802</text:p>
          </table:table-cell>
          <table:table-cell table:formula="of:=[.A864]/1000/(60*60*24)" office:value-type="time" office:time-value="PT03H49M50.802S" calcext:value-type="time">
            <text:p>03:49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1913.43" calcext:value-type="float">
            <text:p>1913.43</text:p>
          </table:table-cell>
          <table:table-cell office:value-type="float" office:value="2217.39" calcext:value-type="float">
            <text:p>2217.39</text:p>
          </table:table-cell>
        </table:table-row>
        <table:table-row table:style-name="ro1">
          <table:table-cell office:value-type="float" office:value="13806804" calcext:value-type="float">
            <text:p>13806804</text:p>
          </table:table-cell>
          <table:table-cell table:formula="of:=[.A865]/1000/(60*60*24)" office:value-type="time" office:time-value="PT03H50M06.804S" calcext:value-type="time">
            <text:p>03:50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1915.65" calcext:value-type="float">
            <text:p>1915.65</text:p>
          </table:table-cell>
          <table:table-cell office:value-type="float" office:value="2219.81" calcext:value-type="float">
            <text:p>2219.81</text:p>
          </table:table-cell>
        </table:table-row>
        <table:table-row table:style-name="ro1">
          <table:table-cell office:value-type="float" office:value="13822802" calcext:value-type="float">
            <text:p>13822802</text:p>
          </table:table-cell>
          <table:table-cell table:formula="of:=[.A866]/1000/(60*60*24)" office:value-type="time" office:time-value="PT03H50M22.802S" calcext:value-type="time">
            <text:p>03:50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4" calcext:value-type="float">
            <text:p>546.54</text:p>
          </table:table-cell>
          <table:table-cell office:value-type="float" office:value="1917.87" calcext:value-type="float">
            <text:p>1917.87</text:p>
          </table:table-cell>
          <table:table-cell office:value-type="float" office:value="2222.23" calcext:value-type="float">
            <text:p>2222.23</text:p>
          </table:table-cell>
        </table:table-row>
        <table:table-row table:style-name="ro1">
          <table:table-cell office:value-type="float" office:value="13838802" calcext:value-type="float">
            <text:p>13838802</text:p>
          </table:table-cell>
          <table:table-cell table:formula="of:=[.A867]/1000/(60*60*24)" office:value-type="time" office:time-value="PT03H50M38.802S" calcext:value-type="time">
            <text:p>03:50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9" calcext:value-type="float">
            <text:p>544.09</text:p>
          </table:table-cell>
          <table:table-cell office:value-type="float" office:value="1920.09" calcext:value-type="float">
            <text:p>1920.09</text:p>
          </table:table-cell>
          <table:table-cell office:value-type="float" office:value="2224.65" calcext:value-type="float">
            <text:p>2224.65</text:p>
          </table:table-cell>
        </table:table-row>
        <table:table-row table:style-name="ro1">
          <table:table-cell office:value-type="float" office:value="13854802" calcext:value-type="float">
            <text:p>13854802</text:p>
          </table:table-cell>
          <table:table-cell table:formula="of:=[.A868]/1000/(60*60*24)" office:value-type="time" office:time-value="PT03H50M54.802S" calcext:value-type="time">
            <text:p>03:50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4" calcext:value-type="float">
            <text:p>546.54</text:p>
          </table:table-cell>
          <table:table-cell office:value-type="float" office:value="1922.31" calcext:value-type="float">
            <text:p>1922.31</text:p>
          </table:table-cell>
          <table:table-cell office:value-type="float" office:value="2227.07" calcext:value-type="float">
            <text:p>2227.07</text:p>
          </table:table-cell>
        </table:table-row>
        <table:table-row table:style-name="ro1">
          <table:table-cell office:value-type="float" office:value="13870802" calcext:value-type="float">
            <text:p>13870802</text:p>
          </table:table-cell>
          <table:table-cell table:formula="of:=[.A869]/1000/(60*60*24)" office:value-type="time" office:time-value="PT03H51M10.802S" calcext:value-type="time">
            <text:p>03:51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1924.53" calcext:value-type="float">
            <text:p>1924.53</text:p>
          </table:table-cell>
          <table:table-cell office:value-type="float" office:value="2229.49" calcext:value-type="float">
            <text:p>2229.49</text:p>
          </table:table-cell>
        </table:table-row>
        <table:table-row table:style-name="ro1">
          <table:table-cell office:value-type="float" office:value="13886802" calcext:value-type="float">
            <text:p>13886802</text:p>
          </table:table-cell>
          <table:table-cell table:formula="of:=[.A870]/1000/(60*60*24)" office:value-type="time" office:time-value="PT03H51M26.802S" calcext:value-type="time">
            <text:p>03:51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4.76" calcext:value-type="float">
            <text:p>544.76</text:p>
          </table:table-cell>
          <table:table-cell office:value-type="float" office:value="1926.75" calcext:value-type="float">
            <text:p>1926.75</text:p>
          </table:table-cell>
          <table:table-cell office:value-type="float" office:value="2231.91" calcext:value-type="float">
            <text:p>2231.91</text:p>
          </table:table-cell>
        </table:table-row>
        <table:table-row table:style-name="ro1">
          <table:table-cell office:value-type="float" office:value="13902802" calcext:value-type="float">
            <text:p>13902802</text:p>
          </table:table-cell>
          <table:table-cell table:formula="of:=[.A871]/1000/(60*60*24)" office:value-type="time" office:time-value="PT03H51M42.802S" calcext:value-type="time">
            <text:p>03:51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1928.97" calcext:value-type="float">
            <text:p>1928.97</text:p>
          </table:table-cell>
          <table:table-cell office:value-type="float" office:value="2234.33" calcext:value-type="float">
            <text:p>2234.33</text:p>
          </table:table-cell>
        </table:table-row>
        <table:table-row table:style-name="ro1">
          <table:table-cell office:value-type="float" office:value="13918802" calcext:value-type="float">
            <text:p>13918802</text:p>
          </table:table-cell>
          <table:table-cell table:formula="of:=[.A872]/1000/(60*60*24)" office:value-type="time" office:time-value="PT03H51M58.802S" calcext:value-type="time">
            <text:p>03:51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6" calcext:value-type="float">
            <text:p>542.46</text:p>
          </table:table-cell>
          <table:table-cell office:value-type="float" office:value="1931.19" calcext:value-type="float">
            <text:p>1931.19</text:p>
          </table:table-cell>
          <table:table-cell office:value-type="float" office:value="2236.74" calcext:value-type="float">
            <text:p>2236.74</text:p>
          </table:table-cell>
        </table:table-row>
        <table:table-row table:style-name="ro1">
          <table:table-cell office:value-type="float" office:value="13934804" calcext:value-type="float">
            <text:p>13934804</text:p>
          </table:table-cell>
          <table:table-cell table:formula="of:=[.A873]/1000/(60*60*24)" office:value-type="time" office:time-value="PT03H52M14.804S" calcext:value-type="time">
            <text:p>03:52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4" calcext:value-type="float">
            <text:p>542.54</text:p>
          </table:table-cell>
          <table:table-cell office:value-type="float" office:value="1933.41" calcext:value-type="float">
            <text:p>1933.41</text:p>
          </table:table-cell>
          <table:table-cell office:value-type="float" office:value="2239.16" calcext:value-type="float">
            <text:p>2239.16</text:p>
          </table:table-cell>
        </table:table-row>
        <table:table-row table:style-name="ro1">
          <table:table-cell office:value-type="float" office:value="13950802" calcext:value-type="float">
            <text:p>13950802</text:p>
          </table:table-cell>
          <table:table-cell table:formula="of:=[.A874]/1000/(60*60*24)" office:value-type="time" office:time-value="PT03H52M30.802S" calcext:value-type="time">
            <text:p>03:52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5" calcext:value-type="float">
            <text:p>544.55</text:p>
          </table:table-cell>
          <table:table-cell office:value-type="float" office:value="1935.63" calcext:value-type="float">
            <text:p>1935.63</text:p>
          </table:table-cell>
          <table:table-cell office:value-type="float" office:value="2241.57" calcext:value-type="float">
            <text:p>2241.57</text:p>
          </table:table-cell>
        </table:table-row>
        <table:table-row table:style-name="ro1">
          <table:table-cell office:value-type="float" office:value="13966802" calcext:value-type="float">
            <text:p>13966802</text:p>
          </table:table-cell>
          <table:table-cell table:formula="of:=[.A875]/1000/(60*60*24)" office:value-type="time" office:time-value="PT03H52M46.802S" calcext:value-type="time">
            <text:p>03:52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3" calcext:value-type="float">
            <text:p>544.53</text:p>
          </table:table-cell>
          <table:table-cell office:value-type="float" office:value="1937.85" calcext:value-type="float">
            <text:p>1937.85</text:p>
          </table:table-cell>
          <table:table-cell office:value-type="float" office:value="2243.99" calcext:value-type="float">
            <text:p>2243.99</text:p>
          </table:table-cell>
        </table:table-row>
        <table:table-row table:style-name="ro1">
          <table:table-cell office:value-type="float" office:value="13982803" calcext:value-type="float">
            <text:p>13982803</text:p>
          </table:table-cell>
          <table:table-cell table:formula="of:=[.A876]/1000/(60*60*24)" office:value-type="time" office:time-value="PT03H53M02.803S" calcext:value-type="time">
            <text:p>03:53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5" calcext:value-type="float">
            <text:p>542.55</text:p>
          </table:table-cell>
          <table:table-cell office:value-type="float" office:value="1940.07" calcext:value-type="float">
            <text:p>1940.07</text:p>
          </table:table-cell>
          <table:table-cell office:value-type="float" office:value="2246.4" calcext:value-type="float">
            <text:p>2246.4</text:p>
          </table:table-cell>
        </table:table-row>
        <table:table-row table:style-name="ro1">
          <table:table-cell office:value-type="float" office:value="13998804" calcext:value-type="float">
            <text:p>13998804</text:p>
          </table:table-cell>
          <table:table-cell table:formula="of:=[.A877]/1000/(60*60*24)" office:value-type="time" office:time-value="PT03H53M18.804S" calcext:value-type="time">
            <text:p>03:53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3" calcext:value-type="float">
            <text:p>542.53</text:p>
          </table:table-cell>
          <table:table-cell office:value-type="float" office:value="1942.29" calcext:value-type="float">
            <text:p>1942.29</text:p>
          </table:table-cell>
          <table:table-cell office:value-type="float" office:value="2248.81" calcext:value-type="float">
            <text:p>2248.81</text:p>
          </table:table-cell>
        </table:table-row>
        <table:table-row table:style-name="ro1">
          <table:table-cell office:value-type="float" office:value="14014802" calcext:value-type="float">
            <text:p>14014802</text:p>
          </table:table-cell>
          <table:table-cell table:formula="of:=[.A878]/1000/(60*60*24)" office:value-type="time" office:time-value="PT03H53M34.802S" calcext:value-type="time">
            <text:p>03:53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4" calcext:value-type="float">
            <text:p>542.24</text:p>
          </table:table-cell>
          <table:table-cell office:value-type="float" office:value="1944.51" calcext:value-type="float">
            <text:p>1944.51</text:p>
          </table:table-cell>
          <table:table-cell office:value-type="float" office:value="2251.22" calcext:value-type="float">
            <text:p>2251.22</text:p>
          </table:table-cell>
        </table:table-row>
        <table:table-row table:style-name="ro1">
          <table:table-cell office:value-type="float" office:value="14030802" calcext:value-type="float">
            <text:p>14030802</text:p>
          </table:table-cell>
          <table:table-cell table:formula="of:=[.A879]/1000/(60*60*24)" office:value-type="time" office:time-value="PT03H53M50.802S" calcext:value-type="time">
            <text:p>03:53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1946.73" calcext:value-type="float">
            <text:p>1946.73</text:p>
          </table:table-cell>
          <table:table-cell office:value-type="float" office:value="2253.63" calcext:value-type="float">
            <text:p>2253.63</text:p>
          </table:table-cell>
        </table:table-row>
        <table:table-row table:style-name="ro1">
          <table:table-cell office:value-type="float" office:value="14046802" calcext:value-type="float">
            <text:p>14046802</text:p>
          </table:table-cell>
          <table:table-cell table:formula="of:=[.A880]/1000/(60*60*24)" office:value-type="time" office:time-value="PT03H54M06.802S" calcext:value-type="time">
            <text:p>03:54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8" calcext:value-type="float">
            <text:p>542.68</text:p>
          </table:table-cell>
          <table:table-cell office:value-type="float" office:value="1948.95" calcext:value-type="float">
            <text:p>1948.95</text:p>
          </table:table-cell>
          <table:table-cell office:value-type="float" office:value="2256.04" calcext:value-type="float">
            <text:p>2256.04</text:p>
          </table:table-cell>
        </table:table-row>
        <table:table-row table:style-name="ro1">
          <table:table-cell office:value-type="float" office:value="14062802" calcext:value-type="float">
            <text:p>14062802</text:p>
          </table:table-cell>
          <table:table-cell table:formula="of:=[.A881]/1000/(60*60*24)" office:value-type="time" office:time-value="PT03H54M22.802S" calcext:value-type="time">
            <text:p>03:54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5" calcext:value-type="float">
            <text:p>542.55</text:p>
          </table:table-cell>
          <table:table-cell office:value-type="float" office:value="1951.17" calcext:value-type="float">
            <text:p>1951.17</text:p>
          </table:table-cell>
          <table:table-cell office:value-type="float" office:value="2258.45" calcext:value-type="float">
            <text:p>2258.45</text:p>
          </table:table-cell>
        </table:table-row>
        <table:table-row table:style-name="ro1">
          <table:table-cell office:value-type="float" office:value="14078802" calcext:value-type="float">
            <text:p>14078802</text:p>
          </table:table-cell>
          <table:table-cell table:formula="of:=[.A882]/1000/(60*60*24)" office:value-type="time" office:time-value="PT03H54M38.802S" calcext:value-type="time">
            <text:p>03:54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5" calcext:value-type="float">
            <text:p>542.45</text:p>
          </table:table-cell>
          <table:table-cell office:value-type="float" office:value="1953.39" calcext:value-type="float">
            <text:p>1953.39</text:p>
          </table:table-cell>
          <table:table-cell office:value-type="float" office:value="2260.85" calcext:value-type="float">
            <text:p>2260.85</text:p>
          </table:table-cell>
        </table:table-row>
        <table:table-row table:style-name="ro1">
          <table:table-cell office:value-type="float" office:value="14094802" calcext:value-type="float">
            <text:p>14094802</text:p>
          </table:table-cell>
          <table:table-cell table:formula="of:=[.A883]/1000/(60*60*24)" office:value-type="time" office:time-value="PT03H54M54.802S" calcext:value-type="time">
            <text:p>03:54:55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5" calcext:value-type="float">
            <text:p>540.55</text:p>
          </table:table-cell>
          <table:table-cell office:value-type="float" office:value="1955.61" calcext:value-type="float">
            <text:p>1955.61</text:p>
          </table:table-cell>
          <table:table-cell office:value-type="float" office:value="2263.26" calcext:value-type="float">
            <text:p>2263.26</text:p>
          </table:table-cell>
        </table:table-row>
        <table:table-row table:style-name="ro1">
          <table:table-cell office:value-type="float" office:value="14110803" calcext:value-type="float">
            <text:p>14110803</text:p>
          </table:table-cell>
          <table:table-cell table:formula="of:=[.A884]/1000/(60*60*24)" office:value-type="time" office:time-value="PT03H55M10.803S" calcext:value-type="time">
            <text:p>03:55:11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3" calcext:value-type="float">
            <text:p>540.33</text:p>
          </table:table-cell>
          <table:table-cell office:value-type="float" office:value="1957.83" calcext:value-type="float">
            <text:p>1957.83</text:p>
          </table:table-cell>
          <table:table-cell office:value-type="float" office:value="2265.66" calcext:value-type="float">
            <text:p>2265.66</text:p>
          </table:table-cell>
        </table:table-row>
        <table:table-row table:style-name="ro1">
          <table:table-cell office:value-type="float" office:value="14126802" calcext:value-type="float">
            <text:p>14126802</text:p>
          </table:table-cell>
          <table:table-cell table:formula="of:=[.A885]/1000/(60*60*24)" office:value-type="time" office:time-value="PT03H55M26.802S" calcext:value-type="time">
            <text:p>03:55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1" calcext:value-type="float">
            <text:p>542.31</text:p>
          </table:table-cell>
          <table:table-cell office:value-type="float" office:value="1960.05" calcext:value-type="float">
            <text:p>1960.05</text:p>
          </table:table-cell>
          <table:table-cell office:value-type="float" office:value="2268.07" calcext:value-type="float">
            <text:p>2268.07</text:p>
          </table:table-cell>
        </table:table-row>
        <table:table-row table:style-name="ro1">
          <table:table-cell office:value-type="float" office:value="14142803" calcext:value-type="float">
            <text:p>14142803</text:p>
          </table:table-cell>
          <table:table-cell table:formula="of:=[.A886]/1000/(60*60*24)" office:value-type="time" office:time-value="PT03H55M42.803S" calcext:value-type="time">
            <text:p>03:55:43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0.68" calcext:value-type="float">
            <text:p>540.68</text:p>
          </table:table-cell>
          <table:table-cell office:value-type="float" office:value="1962.27" calcext:value-type="float">
            <text:p>1962.27</text:p>
          </table:table-cell>
          <table:table-cell office:value-type="float" office:value="2270.47" calcext:value-type="float">
            <text:p>2270.47</text:p>
          </table:table-cell>
        </table:table-row>
        <table:table-row table:style-name="ro1">
          <table:table-cell office:value-type="float" office:value="14158804" calcext:value-type="float">
            <text:p>14158804</text:p>
          </table:table-cell>
          <table:table-cell table:formula="of:=[.A887]/1000/(60*60*24)" office:value-type="time" office:time-value="PT03H55M58.804S" calcext:value-type="time">
            <text:p>03:55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4" calcext:value-type="float">
            <text:p>542.54</text:p>
          </table:table-cell>
          <table:table-cell office:value-type="float" office:value="1964.49" calcext:value-type="float">
            <text:p>1964.49</text:p>
          </table:table-cell>
          <table:table-cell office:value-type="float" office:value="2272.88" calcext:value-type="float">
            <text:p>2272.88</text:p>
          </table:table-cell>
        </table:table-row>
        <table:table-row table:style-name="ro1">
          <table:table-cell office:value-type="float" office:value="14174802" calcext:value-type="float">
            <text:p>14174802</text:p>
          </table:table-cell>
          <table:table-cell table:formula="of:=[.A888]/1000/(60*60*24)" office:value-type="time" office:time-value="PT03H56M14.802S" calcext:value-type="time">
            <text:p>03:56:1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1966.71" calcext:value-type="float">
            <text:p>1966.71</text:p>
          </table:table-cell>
          <table:table-cell office:value-type="float" office:value="2275.28" calcext:value-type="float">
            <text:p>2275.28</text:p>
          </table:table-cell>
        </table:table-row>
        <table:table-row table:style-name="ro1">
          <table:table-cell office:value-type="float" office:value="14190802" calcext:value-type="float">
            <text:p>14190802</text:p>
          </table:table-cell>
          <table:table-cell table:formula="of:=[.A889]/1000/(60*60*24)" office:value-type="time" office:time-value="PT03H56M30.802S" calcext:value-type="time">
            <text:p>03:56:31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5" calcext:value-type="float">
            <text:p>540.45</text:p>
          </table:table-cell>
          <table:table-cell office:value-type="float" office:value="1968.93" calcext:value-type="float">
            <text:p>1968.93</text:p>
          </table:table-cell>
          <table:table-cell office:value-type="float" office:value="2277.68" calcext:value-type="float">
            <text:p>2277.68</text:p>
          </table:table-cell>
        </table:table-row>
        <table:table-row table:style-name="ro1">
          <table:table-cell office:value-type="float" office:value="14206802" calcext:value-type="float">
            <text:p>14206802</text:p>
          </table:table-cell>
          <table:table-cell table:formula="of:=[.A890]/1000/(60*60*24)" office:value-type="time" office:time-value="PT03H56M46.802S" calcext:value-type="time">
            <text:p>03:56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" calcext:value-type="float">
            <text:p>499</text:p>
          </table:table-cell>
          <table:table-cell office:value-type="float" office:value="537.9" calcext:value-type="float">
            <text:p>537.9</text:p>
          </table:table-cell>
          <table:table-cell office:value-type="float" office:value="1971.15" calcext:value-type="float">
            <text:p>1971.15</text:p>
          </table:table-cell>
          <table:table-cell office:value-type="float" office:value="2280.07" calcext:value-type="float">
            <text:p>2280.07</text:p>
          </table:table-cell>
        </table:table-row>
        <table:table-row table:style-name="ro1">
          <table:table-cell office:value-type="float" office:value="14222802" calcext:value-type="float">
            <text:p>14222802</text:p>
          </table:table-cell>
          <table:table-cell table:formula="of:=[.A891]/1000/(60*60*24)" office:value-type="time" office:time-value="PT03H57M02.802S" calcext:value-type="time">
            <text:p>03:57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1973.37" calcext:value-type="float">
            <text:p>1973.37</text:p>
          </table:table-cell>
          <table:table-cell office:value-type="float" office:value="2282.48" calcext:value-type="float">
            <text:p>2282.48</text:p>
          </table:table-cell>
        </table:table-row>
        <table:table-row table:style-name="ro1">
          <table:table-cell office:value-type="float" office:value="14238802" calcext:value-type="float">
            <text:p>14238802</text:p>
          </table:table-cell>
          <table:table-cell table:formula="of:=[.A892]/1000/(60*60*24)" office:value-type="time" office:time-value="PT03H57M18.802S" calcext:value-type="time">
            <text:p>03:57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7" calcext:value-type="float">
            <text:p>540.47</text:p>
          </table:table-cell>
          <table:table-cell office:value-type="float" office:value="1975.59" calcext:value-type="float">
            <text:p>1975.59</text:p>
          </table:table-cell>
          <table:table-cell office:value-type="float" office:value="2284.87" calcext:value-type="float">
            <text:p>2284.87</text:p>
          </table:table-cell>
        </table:table-row>
        <table:table-row table:style-name="ro1">
          <table:table-cell office:value-type="float" office:value="14254802" calcext:value-type="float">
            <text:p>14254802</text:p>
          </table:table-cell>
          <table:table-cell table:formula="of:=[.A893]/1000/(60*60*24)" office:value-type="time" office:time-value="PT03H57M34.802S" calcext:value-type="time">
            <text:p>03:57:3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4" calcext:value-type="float">
            <text:p>540.44</text:p>
          </table:table-cell>
          <table:table-cell office:value-type="float" office:value="1977.81" calcext:value-type="float">
            <text:p>1977.81</text:p>
          </table:table-cell>
          <table:table-cell office:value-type="float" office:value="2287.27" calcext:value-type="float">
            <text:p>2287.27</text:p>
          </table:table-cell>
        </table:table-row>
        <table:table-row table:style-name="ro1">
          <table:table-cell office:value-type="float" office:value="14270802" calcext:value-type="float">
            <text:p>14270802</text:p>
          </table:table-cell>
          <table:table-cell table:formula="of:=[.A894]/1000/(60*60*24)" office:value-type="time" office:time-value="PT03H57M50.802S" calcext:value-type="time">
            <text:p>03:57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4" calcext:value-type="float">
            <text:p>540.54</text:p>
          </table:table-cell>
          <table:table-cell office:value-type="float" office:value="1980.03" calcext:value-type="float">
            <text:p>1980.03</text:p>
          </table:table-cell>
          <table:table-cell office:value-type="float" office:value="2289.67" calcext:value-type="float">
            <text:p>2289.67</text:p>
          </table:table-cell>
        </table:table-row>
        <table:table-row table:style-name="ro1">
          <table:table-cell office:value-type="float" office:value="14286802" calcext:value-type="float">
            <text:p>14286802</text:p>
          </table:table-cell>
          <table:table-cell table:formula="of:=[.A895]/1000/(60*60*24)" office:value-type="time" office:time-value="PT03H58M06.802S" calcext:value-type="time">
            <text:p>03:58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5" calcext:value-type="float">
            <text:p>538.55</text:p>
          </table:table-cell>
          <table:table-cell office:value-type="float" office:value="1982.25" calcext:value-type="float">
            <text:p>1982.25</text:p>
          </table:table-cell>
          <table:table-cell office:value-type="float" office:value="2292.06" calcext:value-type="float">
            <text:p>2292.06</text:p>
          </table:table-cell>
        </table:table-row>
        <table:table-row table:style-name="ro1">
          <table:table-cell office:value-type="float" office:value="14302803" calcext:value-type="float">
            <text:p>14302803</text:p>
          </table:table-cell>
          <table:table-cell table:formula="of:=[.A896]/1000/(60*60*24)" office:value-type="time" office:time-value="PT03H58M22.803S" calcext:value-type="time">
            <text:p>03:58:23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38.76" calcext:value-type="float">
            <text:p>538.76</text:p>
          </table:table-cell>
          <table:table-cell office:value-type="float" office:value="1984.47" calcext:value-type="float">
            <text:p>1984.47</text:p>
          </table:table-cell>
          <table:table-cell office:value-type="float" office:value="2294.46" calcext:value-type="float">
            <text:p>2294.46</text:p>
          </table:table-cell>
        </table:table-row>
        <table:table-row table:style-name="ro1">
          <table:table-cell office:value-type="float" office:value="14318802" calcext:value-type="float">
            <text:p>14318802</text:p>
          </table:table-cell>
          <table:table-cell table:formula="of:=[.A897]/1000/(60*60*24)" office:value-type="time" office:time-value="PT03H58M38.802S" calcext:value-type="time">
            <text:p>03:58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1" calcext:value-type="float">
            <text:p>538.1</text:p>
          </table:table-cell>
          <table:table-cell office:value-type="float" office:value="1986.69" calcext:value-type="float">
            <text:p>1986.69</text:p>
          </table:table-cell>
          <table:table-cell office:value-type="float" office:value="2296.85" calcext:value-type="float">
            <text:p>2296.85</text:p>
          </table:table-cell>
        </table:table-row>
        <table:table-row table:style-name="ro1">
          <table:table-cell office:value-type="float" office:value="14334802" calcext:value-type="float">
            <text:p>14334802</text:p>
          </table:table-cell>
          <table:table-cell table:formula="of:=[.A898]/1000/(60*60*24)" office:value-type="time" office:time-value="PT03H58M54.802S" calcext:value-type="time">
            <text:p>03:58:5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1988.91" calcext:value-type="float">
            <text:p>1988.91</text:p>
          </table:table-cell>
          <table:table-cell office:value-type="float" office:value="2299.24" calcext:value-type="float">
            <text:p>2299.24</text:p>
          </table:table-cell>
        </table:table-row>
        <table:table-row table:style-name="ro1">
          <table:table-cell office:value-type="float" office:value="14350802" calcext:value-type="float">
            <text:p>14350802</text:p>
          </table:table-cell>
          <table:table-cell table:formula="of:=[.A899]/1000/(60*60*24)" office:value-type="time" office:time-value="PT03H59M10.802S" calcext:value-type="time">
            <text:p>03:59:11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4" calcext:value-type="float">
            <text:p>538.34</text:p>
          </table:table-cell>
          <table:table-cell office:value-type="float" office:value="1991.13" calcext:value-type="float">
            <text:p>1991.13</text:p>
          </table:table-cell>
          <table:table-cell office:value-type="float" office:value="2301.63" calcext:value-type="float">
            <text:p>2301.63</text:p>
          </table:table-cell>
        </table:table-row>
        <table:table-row table:style-name="ro1">
          <table:table-cell office:value-type="float" office:value="14366802" calcext:value-type="float">
            <text:p>14366802</text:p>
          </table:table-cell>
          <table:table-cell table:formula="of:=[.A900]/1000/(60*60*24)" office:value-type="time" office:time-value="PT03H59M26.802S" calcext:value-type="time">
            <text:p>03:59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3" calcext:value-type="float">
            <text:p>538.53</text:p>
          </table:table-cell>
          <table:table-cell office:value-type="float" office:value="1993.35" calcext:value-type="float">
            <text:p>1993.35</text:p>
          </table:table-cell>
          <table:table-cell office:value-type="float" office:value="2304.03" calcext:value-type="float">
            <text:p>2304.03</text:p>
          </table:table-cell>
        </table:table-row>
        <table:table-row table:style-name="ro1">
          <table:table-cell office:value-type="float" office:value="14382803" calcext:value-type="float">
            <text:p>14382803</text:p>
          </table:table-cell>
          <table:table-cell table:formula="of:=[.A901]/1000/(60*60*24)" office:value-type="time" office:time-value="PT03H59M42.803S" calcext:value-type="time">
            <text:p>03:59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1995.57" calcext:value-type="float">
            <text:p>1995.57</text:p>
          </table:table-cell>
          <table:table-cell office:value-type="float" office:value="2306.42" calcext:value-type="float">
            <text:p>2306.42</text:p>
          </table:table-cell>
        </table:table-row>
        <table:table-row table:style-name="ro1">
          <table:table-cell office:value-type="float" office:value="14398802" calcext:value-type="float">
            <text:p>14398802</text:p>
          </table:table-cell>
          <table:table-cell table:formula="of:=[.A902]/1000/(60*60*24)" office:value-type="time" office:time-value="PT03H59M58.802S" calcext:value-type="time">
            <text:p>03:59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1997.79" calcext:value-type="float">
            <text:p>1997.79</text:p>
          </table:table-cell>
          <table:table-cell office:value-type="float" office:value="2308.81" calcext:value-type="float">
            <text:p>2308.81</text:p>
          </table:table-cell>
        </table:table-row>
        <table:table-row table:style-name="ro1">
          <table:table-cell office:value-type="float" office:value="14414802" calcext:value-type="float">
            <text:p>14414802</text:p>
          </table:table-cell>
          <table:table-cell table:formula="of:=[.A903]/1000/(60*60*24)" office:value-type="time" office:time-value="PT04H00M14.802S" calcext:value-type="time">
            <text:p>04:00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000.01" calcext:value-type="float">
            <text:p>2000.01</text:p>
          </table:table-cell>
          <table:table-cell office:value-type="float" office:value="2311.2" calcext:value-type="float">
            <text:p>2311.2</text:p>
          </table:table-cell>
        </table:table-row>
        <table:table-row table:style-name="ro1">
          <table:table-cell office:value-type="float" office:value="14430803" calcext:value-type="float">
            <text:p>14430803</text:p>
          </table:table-cell>
          <table:table-cell table:formula="of:=[.A904]/1000/(60*60*24)" office:value-type="time" office:time-value="PT04H00M30.803S" calcext:value-type="time">
            <text:p>04:00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5" calcext:value-type="float">
            <text:p>536.25</text:p>
          </table:table-cell>
          <table:table-cell office:value-type="float" office:value="2002.23" calcext:value-type="float">
            <text:p>2002.23</text:p>
          </table:table-cell>
          <table:table-cell office:value-type="float" office:value="2313.59" calcext:value-type="float">
            <text:p>2313.59</text:p>
          </table:table-cell>
        </table:table-row>
        <table:table-row table:style-name="ro1">
          <table:table-cell office:value-type="float" office:value="14446803" calcext:value-type="float">
            <text:p>14446803</text:p>
          </table:table-cell>
          <table:table-cell table:formula="of:=[.A905]/1000/(60*60*24)" office:value-type="time" office:time-value="PT04H00M46.803S" calcext:value-type="time">
            <text:p>04:00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004.45" calcext:value-type="float">
            <text:p>2004.45</text:p>
          </table:table-cell>
          <table:table-cell office:value-type="float" office:value="2315.98" calcext:value-type="float">
            <text:p>2315.98</text:p>
          </table:table-cell>
        </table:table-row>
        <table:table-row table:style-name="ro1">
          <table:table-cell office:value-type="float" office:value="14462802" calcext:value-type="float">
            <text:p>14462802</text:p>
          </table:table-cell>
          <table:table-cell table:formula="of:=[.A906]/1000/(60*60*24)" office:value-type="time" office:time-value="PT04H01M02.802S" calcext:value-type="time">
            <text:p>04:01:03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5" calcext:value-type="float">
            <text:p>536.45</text:p>
          </table:table-cell>
          <table:table-cell office:value-type="float" office:value="2006.67" calcext:value-type="float">
            <text:p>2006.67</text:p>
          </table:table-cell>
          <table:table-cell office:value-type="float" office:value="2318.36" calcext:value-type="float">
            <text:p>2318.36</text:p>
          </table:table-cell>
        </table:table-row>
        <table:table-row table:style-name="ro1">
          <table:table-cell office:value-type="float" office:value="14478803" calcext:value-type="float">
            <text:p>14478803</text:p>
          </table:table-cell>
          <table:table-cell table:formula="of:=[.A907]/1000/(60*60*24)" office:value-type="time" office:time-value="PT04H01M18.803S" calcext:value-type="time">
            <text:p>04:01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008.89" calcext:value-type="float">
            <text:p>2008.89</text:p>
          </table:table-cell>
          <table:table-cell office:value-type="float" office:value="2320.75" calcext:value-type="float">
            <text:p>2320.75</text:p>
          </table:table-cell>
        </table:table-row>
        <table:table-row table:style-name="ro1">
          <table:table-cell office:value-type="float" office:value="14494802" calcext:value-type="float">
            <text:p>14494802</text:p>
          </table:table-cell>
          <table:table-cell table:formula="of:=[.A908]/1000/(60*60*24)" office:value-type="time" office:time-value="PT04H01M34.802S" calcext:value-type="time">
            <text:p>04:01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2" calcext:value-type="float">
            <text:p>536.12</text:p>
          </table:table-cell>
          <table:table-cell office:value-type="float" office:value="2011.11" calcext:value-type="float">
            <text:p>2011.11</text:p>
          </table:table-cell>
          <table:table-cell office:value-type="float" office:value="2323.14" calcext:value-type="float">
            <text:p>2323.14</text:p>
          </table:table-cell>
        </table:table-row>
        <table:table-row table:style-name="ro1">
          <table:table-cell office:value-type="float" office:value="14510802" calcext:value-type="float">
            <text:p>14510802</text:p>
          </table:table-cell>
          <table:table-cell table:formula="of:=[.A909]/1000/(60*60*24)" office:value-type="time" office:time-value="PT04H01M50.802S" calcext:value-type="time">
            <text:p>04:01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5" calcext:value-type="float">
            <text:p>536.45</text:p>
          </table:table-cell>
          <table:table-cell office:value-type="float" office:value="2013.33" calcext:value-type="float">
            <text:p>2013.33</text:p>
          </table:table-cell>
          <table:table-cell office:value-type="float" office:value="2325.52" calcext:value-type="float">
            <text:p>2325.52</text:p>
          </table:table-cell>
        </table:table-row>
        <table:table-row table:style-name="ro1">
          <table:table-cell office:value-type="float" office:value="14526804" calcext:value-type="float">
            <text:p>14526804</text:p>
          </table:table-cell>
          <table:table-cell table:formula="of:=[.A910]/1000/(60*60*24)" office:value-type="time" office:time-value="PT04H02M06.804S" calcext:value-type="time">
            <text:p>04:02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015.55" calcext:value-type="float">
            <text:p>2015.55</text:p>
          </table:table-cell>
          <table:table-cell office:value-type="float" office:value="2327.9" calcext:value-type="float">
            <text:p>2327.9</text:p>
          </table:table-cell>
        </table:table-row>
        <table:table-row table:style-name="ro1">
          <table:table-cell office:value-type="float" office:value="14542802" calcext:value-type="float">
            <text:p>14542802</text:p>
          </table:table-cell>
          <table:table-cell table:formula="of:=[.A911]/1000/(60*60*24)" office:value-type="time" office:time-value="PT04H02M22.802S" calcext:value-type="time">
            <text:p>04:02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4" calcext:value-type="float">
            <text:p>536.24</text:p>
          </table:table-cell>
          <table:table-cell office:value-type="float" office:value="2017.77" calcext:value-type="float">
            <text:p>2017.77</text:p>
          </table:table-cell>
          <table:table-cell office:value-type="float" office:value="2330.29" calcext:value-type="float">
            <text:p>2330.29</text:p>
          </table:table-cell>
        </table:table-row>
        <table:table-row table:style-name="ro1">
          <table:table-cell office:value-type="float" office:value="14558803" calcext:value-type="float">
            <text:p>14558803</text:p>
          </table:table-cell>
          <table:table-cell table:formula="of:=[.A912]/1000/(60*60*24)" office:value-type="time" office:time-value="PT04H02M38.803S" calcext:value-type="time">
            <text:p>04:02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4" calcext:value-type="float">
            <text:p>536.34</text:p>
          </table:table-cell>
          <table:table-cell office:value-type="float" office:value="2019.99" calcext:value-type="float">
            <text:p>2019.99</text:p>
          </table:table-cell>
          <table:table-cell office:value-type="float" office:value="2332.67" calcext:value-type="float">
            <text:p>2332.67</text:p>
          </table:table-cell>
        </table:table-row>
        <table:table-row table:style-name="ro1">
          <table:table-cell office:value-type="float" office:value="14574802" calcext:value-type="float">
            <text:p>14574802</text:p>
          </table:table-cell>
          <table:table-cell table:formula="of:=[.A913]/1000/(60*60*24)" office:value-type="time" office:time-value="PT04H02M54.802S" calcext:value-type="time">
            <text:p>04:02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022.21" calcext:value-type="float">
            <text:p>2022.21</text:p>
          </table:table-cell>
          <table:table-cell office:value-type="float" office:value="2335.05" calcext:value-type="float">
            <text:p>2335.05</text:p>
          </table:table-cell>
        </table:table-row>
        <table:table-row table:style-name="ro1">
          <table:table-cell office:value-type="float" office:value="14590802" calcext:value-type="float">
            <text:p>14590802</text:p>
          </table:table-cell>
          <table:table-cell table:formula="of:=[.A914]/1000/(60*60*24)" office:value-type="time" office:time-value="PT04H03M10.802S" calcext:value-type="time">
            <text:p>04:03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024.43" calcext:value-type="float">
            <text:p>2024.43</text:p>
          </table:table-cell>
          <table:table-cell office:value-type="float" office:value="2337.43" calcext:value-type="float">
            <text:p>2337.43</text:p>
          </table:table-cell>
        </table:table-row>
        <table:table-row table:style-name="ro1">
          <table:table-cell office:value-type="float" office:value="14606802" calcext:value-type="float">
            <text:p>14606802</text:p>
          </table:table-cell>
          <table:table-cell table:formula="of:=[.A915]/1000/(60*60*24)" office:value-type="time" office:time-value="PT04H03M26.802S" calcext:value-type="time">
            <text:p>04:03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7" calcext:value-type="float">
            <text:p>534.47</text:p>
          </table:table-cell>
          <table:table-cell office:value-type="float" office:value="2026.65" calcext:value-type="float">
            <text:p>2026.65</text:p>
          </table:table-cell>
          <table:table-cell office:value-type="float" office:value="2339.8" calcext:value-type="float">
            <text:p>2339.8</text:p>
          </table:table-cell>
        </table:table-row>
        <table:table-row table:style-name="ro1">
          <table:table-cell office:value-type="float" office:value="14622802" calcext:value-type="float">
            <text:p>14622802</text:p>
          </table:table-cell>
          <table:table-cell table:formula="of:=[.A916]/1000/(60*60*24)" office:value-type="time" office:time-value="PT04H03M42.802S" calcext:value-type="time">
            <text:p>04:03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4" calcext:value-type="float">
            <text:p>534.34</text:p>
          </table:table-cell>
          <table:table-cell office:value-type="float" office:value="2028.87" calcext:value-type="float">
            <text:p>2028.87</text:p>
          </table:table-cell>
          <table:table-cell office:value-type="float" office:value="2342.18" calcext:value-type="float">
            <text:p>2342.18</text:p>
          </table:table-cell>
        </table:table-row>
        <table:table-row table:style-name="ro1">
          <table:table-cell office:value-type="float" office:value="14638802" calcext:value-type="float">
            <text:p>14638802</text:p>
          </table:table-cell>
          <table:table-cell table:formula="of:=[.A917]/1000/(60*60*24)" office:value-type="time" office:time-value="PT04H03M58.802S" calcext:value-type="time">
            <text:p>04:03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031.09" calcext:value-type="float">
            <text:p>2031.09</text:p>
          </table:table-cell>
          <table:table-cell office:value-type="float" office:value="2344.55" calcext:value-type="float">
            <text:p>2344.55</text:p>
          </table:table-cell>
        </table:table-row>
        <table:table-row table:style-name="ro1">
          <table:table-cell office:value-type="float" office:value="14654802" calcext:value-type="float">
            <text:p>14654802</text:p>
          </table:table-cell>
          <table:table-cell table:formula="of:=[.A918]/1000/(60*60*24)" office:value-type="time" office:time-value="PT04H04M14.802S" calcext:value-type="time">
            <text:p>04:04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2" calcext:value-type="float">
            <text:p>532.12</text:p>
          </table:table-cell>
          <table:table-cell office:value-type="float" office:value="2033.31" calcext:value-type="float">
            <text:p>2033.31</text:p>
          </table:table-cell>
          <table:table-cell office:value-type="float" office:value="2346.93" calcext:value-type="float">
            <text:p>2346.93</text:p>
          </table:table-cell>
        </table:table-row>
        <table:table-row table:style-name="ro1">
          <table:table-cell office:value-type="float" office:value="14670803" calcext:value-type="float">
            <text:p>14670803</text:p>
          </table:table-cell>
          <table:table-cell table:formula="of:=[.A919]/1000/(60*60*24)" office:value-type="time" office:time-value="PT04H04M30.803S" calcext:value-type="time">
            <text:p>04:04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5" calcext:value-type="float">
            <text:p>536.45</text:p>
          </table:table-cell>
          <table:table-cell office:value-type="float" office:value="2035.53" calcext:value-type="float">
            <text:p>2035.53</text:p>
          </table:table-cell>
          <table:table-cell office:value-type="float" office:value="2349.3" calcext:value-type="float">
            <text:p>2349.3</text:p>
          </table:table-cell>
        </table:table-row>
        <table:table-row table:style-name="ro1">
          <table:table-cell office:value-type="float" office:value="14686803" calcext:value-type="float">
            <text:p>14686803</text:p>
          </table:table-cell>
          <table:table-cell table:formula="of:=[.A920]/1000/(60*60*24)" office:value-type="time" office:time-value="PT04H04M46.803S" calcext:value-type="time">
            <text:p>04:04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037.75" calcext:value-type="float">
            <text:p>2037.75</text:p>
          </table:table-cell>
          <table:table-cell office:value-type="float" office:value="2351.67" calcext:value-type="float">
            <text:p>2351.67</text:p>
          </table:table-cell>
        </table:table-row>
        <table:table-row table:style-name="ro1">
          <table:table-cell office:value-type="float" office:value="14702802" calcext:value-type="float">
            <text:p>14702802</text:p>
          </table:table-cell>
          <table:table-cell table:formula="of:=[.A921]/1000/(60*60*24)" office:value-type="time" office:time-value="PT04H05M02.802S" calcext:value-type="time">
            <text:p>04:05:03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6" calcext:value-type="float">
            <text:p>534.46</text:p>
          </table:table-cell>
          <table:table-cell office:value-type="float" office:value="2039.97" calcext:value-type="float">
            <text:p>2039.97</text:p>
          </table:table-cell>
          <table:table-cell office:value-type="float" office:value="2354.04" calcext:value-type="float">
            <text:p>2354.04</text:p>
          </table:table-cell>
        </table:table-row>
        <table:table-row table:style-name="ro1">
          <table:table-cell office:value-type="float" office:value="14718803" calcext:value-type="float">
            <text:p>14718803</text:p>
          </table:table-cell>
          <table:table-cell table:formula="of:=[.A922]/1000/(60*60*24)" office:value-type="time" office:time-value="PT04H05M18.803S" calcext:value-type="time">
            <text:p>04:05:1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042.19" calcext:value-type="float">
            <text:p>2042.19</text:p>
          </table:table-cell>
          <table:table-cell office:value-type="float" office:value="2356.41" calcext:value-type="float">
            <text:p>2356.41</text:p>
          </table:table-cell>
        </table:table-row>
        <table:table-row table:style-name="ro1">
          <table:table-cell office:value-type="float" office:value="14734802" calcext:value-type="float">
            <text:p>14734802</text:p>
          </table:table-cell>
          <table:table-cell table:formula="of:=[.A923]/1000/(60*60*24)" office:value-type="time" office:time-value="PT04H05M34.802S" calcext:value-type="time">
            <text:p>04:05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7" calcext:value-type="float">
            <text:p>532.67</text:p>
          </table:table-cell>
          <table:table-cell office:value-type="float" office:value="2044.4" calcext:value-type="float">
            <text:p>2044.4</text:p>
          </table:table-cell>
          <table:table-cell office:value-type="float" office:value="2358.78" calcext:value-type="float">
            <text:p>2358.78</text:p>
          </table:table-cell>
        </table:table-row>
        <table:table-row table:style-name="ro1">
          <table:table-cell office:value-type="float" office:value="14750802" calcext:value-type="float">
            <text:p>14750802</text:p>
          </table:table-cell>
          <table:table-cell table:formula="of:=[.A924]/1000/(60*60*24)" office:value-type="time" office:time-value="PT04H05M50.802S" calcext:value-type="time">
            <text:p>04:05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5" calcext:value-type="float">
            <text:p>532.45</text:p>
          </table:table-cell>
          <table:table-cell office:value-type="float" office:value="2046.62" calcext:value-type="float">
            <text:p>2046.62</text:p>
          </table:table-cell>
          <table:table-cell office:value-type="float" office:value="2361.15" calcext:value-type="float">
            <text:p>2361.15</text:p>
          </table:table-cell>
        </table:table-row>
        <table:table-row table:style-name="ro1">
          <table:table-cell office:value-type="float" office:value="14766802" calcext:value-type="float">
            <text:p>14766802</text:p>
          </table:table-cell>
          <table:table-cell table:formula="of:=[.A925]/1000/(60*60*24)" office:value-type="time" office:time-value="PT04H06M06.802S" calcext:value-type="time">
            <text:p>04:06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4" calcext:value-type="float">
            <text:p>534.54</text:p>
          </table:table-cell>
          <table:table-cell office:value-type="float" office:value="2048.84" calcext:value-type="float">
            <text:p>2048.84</text:p>
          </table:table-cell>
          <table:table-cell office:value-type="float" office:value="2363.52" calcext:value-type="float">
            <text:p>2363.52</text:p>
          </table:table-cell>
        </table:table-row>
        <table:table-row table:style-name="ro1">
          <table:table-cell office:value-type="float" office:value="14782802" calcext:value-type="float">
            <text:p>14782802</text:p>
          </table:table-cell>
          <table:table-cell table:formula="of:=[.A926]/1000/(60*60*24)" office:value-type="time" office:time-value="PT04H06M22.802S" calcext:value-type="time">
            <text:p>04:06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2.56" calcext:value-type="float">
            <text:p>532.56</text:p>
          </table:table-cell>
          <table:table-cell office:value-type="float" office:value="2051.06" calcext:value-type="float">
            <text:p>2051.06</text:p>
          </table:table-cell>
          <table:table-cell office:value-type="float" office:value="2365.88" calcext:value-type="float">
            <text:p>2365.88</text:p>
          </table:table-cell>
        </table:table-row>
        <table:table-row table:style-name="ro1">
          <table:table-cell office:value-type="float" office:value="14798803" calcext:value-type="float">
            <text:p>14798803</text:p>
          </table:table-cell>
          <table:table-cell table:formula="of:=[.A927]/1000/(60*60*24)" office:value-type="time" office:time-value="PT04H06M38.803S" calcext:value-type="time">
            <text:p>04:06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053.28" calcext:value-type="float">
            <text:p>2053.28</text:p>
          </table:table-cell>
          <table:table-cell office:value-type="float" office:value="2368.25" calcext:value-type="float">
            <text:p>2368.25</text:p>
          </table:table-cell>
        </table:table-row>
        <table:table-row table:style-name="ro1">
          <table:table-cell office:value-type="float" office:value="14814803" calcext:value-type="float">
            <text:p>14814803</text:p>
          </table:table-cell>
          <table:table-cell table:formula="of:=[.A928]/1000/(60*60*24)" office:value-type="time" office:time-value="PT04H06M54.803S" calcext:value-type="time">
            <text:p>04:06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7" calcext:value-type="float">
            <text:p>532.7</text:p>
          </table:table-cell>
          <table:table-cell office:value-type="float" office:value="2055.5" calcext:value-type="float">
            <text:p>2055.5</text:p>
          </table:table-cell>
          <table:table-cell office:value-type="float" office:value="2370.62" calcext:value-type="float">
            <text:p>2370.62</text:p>
          </table:table-cell>
        </table:table-row>
        <table:table-row table:style-name="ro1">
          <table:table-cell office:value-type="float" office:value="14830802" calcext:value-type="float">
            <text:p>14830802</text:p>
          </table:table-cell>
          <table:table-cell table:formula="of:=[.A929]/1000/(60*60*24)" office:value-type="time" office:time-value="PT04H07M10.802S" calcext:value-type="time">
            <text:p>04:07:11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7" calcext:value-type="float">
            <text:p>530.47</text:p>
          </table:table-cell>
          <table:table-cell office:value-type="float" office:value="2057.72" calcext:value-type="float">
            <text:p>2057.72</text:p>
          </table:table-cell>
          <table:table-cell office:value-type="float" office:value="2372.98" calcext:value-type="float">
            <text:p>2372.98</text:p>
          </table:table-cell>
        </table:table-row>
        <table:table-row table:style-name="ro1">
          <table:table-cell office:value-type="float" office:value="14846803" calcext:value-type="float">
            <text:p>14846803</text:p>
          </table:table-cell>
          <table:table-cell table:formula="of:=[.A930]/1000/(60*60*24)" office:value-type="time" office:time-value="PT04H07M26.803S" calcext:value-type="time">
            <text:p>04:07:27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5" calcext:value-type="float">
            <text:p>530.25</text:p>
          </table:table-cell>
          <table:table-cell office:value-type="float" office:value="2059.94" calcext:value-type="float">
            <text:p>2059.94</text:p>
          </table:table-cell>
          <table:table-cell office:value-type="float" office:value="2375.34" calcext:value-type="float">
            <text:p>2375.34</text:p>
          </table:table-cell>
        </table:table-row>
        <table:table-row table:style-name="ro1">
          <table:table-cell office:value-type="float" office:value="14862802" calcext:value-type="float">
            <text:p>14862802</text:p>
          </table:table-cell>
          <table:table-cell table:formula="of:=[.A931]/1000/(60*60*24)" office:value-type="time" office:time-value="PT04H07M42.802S" calcext:value-type="time">
            <text:p>04:07:43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4" calcext:value-type="float">
            <text:p>530.54</text:p>
          </table:table-cell>
          <table:table-cell office:value-type="float" office:value="2062.16" calcext:value-type="float">
            <text:p>2062.16</text:p>
          </table:table-cell>
          <table:table-cell office:value-type="float" office:value="2377.71" calcext:value-type="float">
            <text:p>2377.71</text:p>
          </table:table-cell>
        </table:table-row>
        <table:table-row table:style-name="ro1">
          <table:table-cell office:value-type="float" office:value="14878804" calcext:value-type="float">
            <text:p>14878804</text:p>
          </table:table-cell>
          <table:table-cell table:formula="of:=[.A932]/1000/(60*60*24)" office:value-type="time" office:time-value="PT04H07M58.804S" calcext:value-type="time">
            <text:p>04:07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2" calcext:value-type="float">
            <text:p>530.12</text:p>
          </table:table-cell>
          <table:table-cell office:value-type="float" office:value="2064.38" calcext:value-type="float">
            <text:p>2064.38</text:p>
          </table:table-cell>
          <table:table-cell office:value-type="float" office:value="2380.07" calcext:value-type="float">
            <text:p>2380.07</text:p>
          </table:table-cell>
        </table:table-row>
        <table:table-row table:style-name="ro1">
          <table:table-cell office:value-type="float" office:value="14894803" calcext:value-type="float">
            <text:p>14894803</text:p>
          </table:table-cell>
          <table:table-cell table:formula="of:=[.A933]/1000/(60*60*24)" office:value-type="time" office:time-value="PT04H08M14.803S" calcext:value-type="time">
            <text:p>04:08:15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5" calcext:value-type="float">
            <text:p>530.35</text:p>
          </table:table-cell>
          <table:table-cell office:value-type="float" office:value="2066.6" calcext:value-type="float">
            <text:p>2066.6</text:p>
          </table:table-cell>
          <table:table-cell office:value-type="float" office:value="2382.43" calcext:value-type="float">
            <text:p>2382.43</text:p>
          </table:table-cell>
        </table:table-row>
        <table:table-row table:style-name="ro1">
          <table:table-cell office:value-type="float" office:value="14910802" calcext:value-type="float">
            <text:p>14910802</text:p>
          </table:table-cell>
          <table:table-cell table:formula="of:=[.A934]/1000/(60*60*24)" office:value-type="time" office:time-value="PT04H08M30.802S" calcext:value-type="time">
            <text:p>04:08:31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6" calcext:value-type="float">
            <text:p>530.56</text:p>
          </table:table-cell>
          <table:table-cell office:value-type="float" office:value="2068.82" calcext:value-type="float">
            <text:p>2068.82</text:p>
          </table:table-cell>
          <table:table-cell office:value-type="float" office:value="2384.78" calcext:value-type="float">
            <text:p>2384.78</text:p>
          </table:table-cell>
        </table:table-row>
        <table:table-row table:style-name="ro1">
          <table:table-cell office:value-type="float" office:value="14926802" calcext:value-type="float">
            <text:p>14926802</text:p>
          </table:table-cell>
          <table:table-cell table:formula="of:=[.A935]/1000/(60*60*24)" office:value-type="time" office:time-value="PT04H08M46.802S" calcext:value-type="time">
            <text:p>04:08:47</text:p>
          </table:table-cell>
          <table:table-cell office:value-type="float" office:value="1.06" calcext:value-type="float">
            <text:p>1.0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28.89" calcext:value-type="float">
            <text:p>528.89</text:p>
          </table:table-cell>
          <table:table-cell office:value-type="float" office:value="2071.04" calcext:value-type="float">
            <text:p>2071.04</text:p>
          </table:table-cell>
          <table:table-cell office:value-type="float" office:value="2387.14" calcext:value-type="float">
            <text:p>2387.14</text:p>
          </table:table-cell>
        </table:table-row>
        <table:table-row table:style-name="ro1">
          <table:table-cell office:value-type="float" office:value="14942803" calcext:value-type="float">
            <text:p>14942803</text:p>
          </table:table-cell>
          <table:table-cell table:formula="of:=[.A936]/1000/(60*60*24)" office:value-type="time" office:time-value="PT04H09M02.803S" calcext:value-type="time">
            <text:p>04:09:03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6" calcext:value-type="float">
            <text:p>530.26</text:p>
          </table:table-cell>
          <table:table-cell office:value-type="float" office:value="2073.26" calcext:value-type="float">
            <text:p>2073.26</text:p>
          </table:table-cell>
          <table:table-cell office:value-type="float" office:value="2389.5" calcext:value-type="float">
            <text:p>2389.5</text:p>
          </table:table-cell>
        </table:table-row>
        <table:table-row table:style-name="ro1">
          <table:table-cell office:value-type="float" office:value="14958802" calcext:value-type="float">
            <text:p>14958802</text:p>
          </table:table-cell>
          <table:table-cell table:formula="of:=[.A937]/1000/(60*60*24)" office:value-type="time" office:time-value="PT04H09M18.802S" calcext:value-type="time">
            <text:p>04:09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5" calcext:value-type="float">
            <text:p>530.25</text:p>
          </table:table-cell>
          <table:table-cell office:value-type="float" office:value="2075.48" calcext:value-type="float">
            <text:p>2075.48</text:p>
          </table:table-cell>
          <table:table-cell office:value-type="float" office:value="2391.85" calcext:value-type="float">
            <text:p>2391.85</text:p>
          </table:table-cell>
        </table:table-row>
        <table:table-row table:style-name="ro1">
          <table:table-cell office:value-type="float" office:value="14974802" calcext:value-type="float">
            <text:p>14974802</text:p>
          </table:table-cell>
          <table:table-cell table:formula="of:=[.A938]/1000/(60*60*24)" office:value-type="time" office:time-value="PT04H09M34.802S" calcext:value-type="time">
            <text:p>04:09:35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5" calcext:value-type="float">
            <text:p>528.25</text:p>
          </table:table-cell>
          <table:table-cell office:value-type="float" office:value="2077.7" calcext:value-type="float">
            <text:p>2077.7</text:p>
          </table:table-cell>
          <table:table-cell office:value-type="float" office:value="2394.2" calcext:value-type="float">
            <text:p>2394.2</text:p>
          </table:table-cell>
        </table:table-row>
        <table:table-row table:style-name="ro1">
          <table:table-cell office:value-type="float" office:value="14990802" calcext:value-type="float">
            <text:p>14990802</text:p>
          </table:table-cell>
          <table:table-cell table:formula="of:=[.A939]/1000/(60*60*24)" office:value-type="time" office:time-value="PT04H09M50.802S" calcext:value-type="time">
            <text:p>04:09:51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28.56" calcext:value-type="float">
            <text:p>528.56</text:p>
          </table:table-cell>
          <table:table-cell office:value-type="float" office:value="2079.92" calcext:value-type="float">
            <text:p>2079.92</text:p>
          </table:table-cell>
          <table:table-cell office:value-type="float" office:value="2396.56" calcext:value-type="float">
            <text:p>2396.56</text:p>
          </table:table-cell>
        </table:table-row>
        <table:table-row table:style-name="ro1">
          <table:table-cell office:value-type="float" office:value="15006802" calcext:value-type="float">
            <text:p>15006802</text:p>
          </table:table-cell>
          <table:table-cell table:formula="of:=[.A940]/1000/(60*60*24)" office:value-type="time" office:time-value="PT04H10M06.802S" calcext:value-type="time">
            <text:p>04:10:07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7" calcext:value-type="float">
            <text:p>528.47</text:p>
          </table:table-cell>
          <table:table-cell office:value-type="float" office:value="2082.14" calcext:value-type="float">
            <text:p>2082.14</text:p>
          </table:table-cell>
          <table:table-cell office:value-type="float" office:value="2398.91" calcext:value-type="float">
            <text:p>2398.91</text:p>
          </table:table-cell>
        </table:table-row>
        <table:table-row table:style-name="ro1">
          <table:table-cell office:value-type="float" office:value="15022804" calcext:value-type="float">
            <text:p>15022804</text:p>
          </table:table-cell>
          <table:table-cell table:formula="of:=[.A941]/1000/(60*60*24)" office:value-type="time" office:time-value="PT04H10M22.804S" calcext:value-type="time">
            <text:p>04:10:23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6" calcext:value-type="float">
            <text:p>528.26</text:p>
          </table:table-cell>
          <table:table-cell office:value-type="float" office:value="2084.36" calcext:value-type="float">
            <text:p>2084.36</text:p>
          </table:table-cell>
          <table:table-cell office:value-type="float" office:value="2401.26" calcext:value-type="float">
            <text:p>2401.26</text:p>
          </table:table-cell>
        </table:table-row>
        <table:table-row table:style-name="ro1">
          <table:table-cell office:value-type="float" office:value="15038802" calcext:value-type="float">
            <text:p>15038802</text:p>
          </table:table-cell>
          <table:table-cell table:formula="of:=[.A942]/1000/(60*60*24)" office:value-type="time" office:time-value="PT04H10M38.802S" calcext:value-type="time">
            <text:p>04:10:39</text:p>
          </table:table-cell>
          <table:table-cell office:value-type="float" office:value="1.06" calcext:value-type="float">
            <text:p>1.0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8.68" calcext:value-type="float">
            <text:p>528.68</text:p>
          </table:table-cell>
          <table:table-cell office:value-type="float" office:value="2086.58" calcext:value-type="float">
            <text:p>2086.58</text:p>
          </table:table-cell>
          <table:table-cell office:value-type="float" office:value="2403.61" calcext:value-type="float">
            <text:p>2403.61</text:p>
          </table:table-cell>
        </table:table-row>
        <table:table-row table:style-name="ro1">
          <table:table-cell office:value-type="float" office:value="15054803" calcext:value-type="float">
            <text:p>15054803</text:p>
          </table:table-cell>
          <table:table-cell table:formula="of:=[.A943]/1000/(60*60*24)" office:value-type="time" office:time-value="PT04H10M54.803S" calcext:value-type="time">
            <text:p>04:10:55</text:p>
          </table:table-cell>
          <table:table-cell office:value-type="float" office:value="1.06" calcext:value-type="float">
            <text:p>1.06</text:p>
          </table:table-cell>
          <table:table-cell office:value-type="float" office:value="499.8" calcext:value-type="float">
            <text:p>499.8</text:p>
          </table:table-cell>
          <table:table-cell office:value-type="float" office:value="528.77" calcext:value-type="float">
            <text:p>528.77</text:p>
          </table:table-cell>
          <table:table-cell office:value-type="float" office:value="2088.8" calcext:value-type="float">
            <text:p>2088.8</text:p>
          </table:table-cell>
          <table:table-cell office:value-type="float" office:value="2405.95" calcext:value-type="float">
            <text:p>2405.95</text:p>
          </table:table-cell>
        </table:table-row>
        <table:table-row table:style-name="ro1">
          <table:table-cell office:value-type="float" office:value="15070803" calcext:value-type="float">
            <text:p>15070803</text:p>
          </table:table-cell>
          <table:table-cell table:formula="of:=[.A944]/1000/(60*60*24)" office:value-type="time" office:time-value="PT04H11M10.803S" calcext:value-type="time">
            <text:p>04:11:11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28.55" calcext:value-type="float">
            <text:p>528.55</text:p>
          </table:table-cell>
          <table:table-cell office:value-type="float" office:value="2091.02" calcext:value-type="float">
            <text:p>2091.02</text:p>
          </table:table-cell>
          <table:table-cell office:value-type="float" office:value="2408.3" calcext:value-type="float">
            <text:p>2408.3</text:p>
          </table:table-cell>
        </table:table-row>
        <table:table-row table:style-name="ro1">
          <table:table-cell office:value-type="float" office:value="15086802" calcext:value-type="float">
            <text:p>15086802</text:p>
          </table:table-cell>
          <table:table-cell table:formula="of:=[.A945]/1000/(60*60*24)" office:value-type="time" office:time-value="PT04H11M26.802S" calcext:value-type="time">
            <text:p>04:11:27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3" calcext:value-type="float">
            <text:p>528.33</text:p>
          </table:table-cell>
          <table:table-cell office:value-type="float" office:value="2093.24" calcext:value-type="float">
            <text:p>2093.24</text:p>
          </table:table-cell>
          <table:table-cell office:value-type="float" office:value="2410.64" calcext:value-type="float">
            <text:p>2410.64</text:p>
          </table:table-cell>
        </table:table-row>
        <table:table-row table:style-name="ro1">
          <table:table-cell office:value-type="float" office:value="15102802" calcext:value-type="float">
            <text:p>15102802</text:p>
          </table:table-cell>
          <table:table-cell table:formula="of:=[.A946]/1000/(60*60*24)" office:value-type="time" office:time-value="PT04H11M42.802S" calcext:value-type="time">
            <text:p>04:11:43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6.55" calcext:value-type="float">
            <text:p>526.55</text:p>
          </table:table-cell>
          <table:table-cell office:value-type="float" office:value="2095.46" calcext:value-type="float">
            <text:p>2095.46</text:p>
          </table:table-cell>
          <table:table-cell office:value-type="float" office:value="2412.98" calcext:value-type="float">
            <text:p>2412.98</text:p>
          </table:table-cell>
        </table:table-row>
        <table:table-row table:style-name="ro1">
          <table:table-cell office:value-type="float" office:value="15118802" calcext:value-type="float">
            <text:p>15118802</text:p>
          </table:table-cell>
          <table:table-cell table:formula="of:=[.A947]/1000/(60*60*24)" office:value-type="time" office:time-value="PT04H11M58.802S" calcext:value-type="time">
            <text:p>04:11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6" calcext:value-type="float">
            <text:p>528.46</text:p>
          </table:table-cell>
          <table:table-cell office:value-type="float" office:value="2097.68" calcext:value-type="float">
            <text:p>2097.68</text:p>
          </table:table-cell>
          <table:table-cell office:value-type="float" office:value="2415.33" calcext:value-type="float">
            <text:p>2415.33</text:p>
          </table:table-cell>
        </table:table-row>
        <table:table-row table:style-name="ro1">
          <table:table-cell office:value-type="float" office:value="15134802" calcext:value-type="float">
            <text:p>15134802</text:p>
          </table:table-cell>
          <table:table-cell table:formula="of:=[.A948]/1000/(60*60*24)" office:value-type="time" office:time-value="PT04H12M14.802S" calcext:value-type="time">
            <text:p>04:12:15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3" calcext:value-type="float">
            <text:p>526.33</text:p>
          </table:table-cell>
          <table:table-cell office:value-type="float" office:value="2099.9" calcext:value-type="float">
            <text:p>2099.9</text:p>
          </table:table-cell>
          <table:table-cell office:value-type="float" office:value="2417.67" calcext:value-type="float">
            <text:p>2417.67</text:p>
          </table:table-cell>
        </table:table-row>
        <table:table-row table:style-name="ro1">
          <table:table-cell office:value-type="float" office:value="15150802" calcext:value-type="float">
            <text:p>15150802</text:p>
          </table:table-cell>
          <table:table-cell table:formula="of:=[.A949]/1000/(60*60*24)" office:value-type="time" office:time-value="PT04H12M30.802S" calcext:value-type="time">
            <text:p>04:12:31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2" calcext:value-type="float">
            <text:p>526.12</text:p>
          </table:table-cell>
          <table:table-cell office:value-type="float" office:value="2102.12" calcext:value-type="float">
            <text:p>2102.12</text:p>
          </table:table-cell>
          <table:table-cell office:value-type="float" office:value="2420.01" calcext:value-type="float">
            <text:p>2420.01</text:p>
          </table:table-cell>
        </table:table-row>
        <table:table-row table:style-name="ro1">
          <table:table-cell office:value-type="float" office:value="15166803" calcext:value-type="float">
            <text:p>15166803</text:p>
          </table:table-cell>
          <table:table-cell table:formula="of:=[.A950]/1000/(60*60*24)" office:value-type="time" office:time-value="PT04H12M46.803S" calcext:value-type="time">
            <text:p>04:12:47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2" calcext:value-type="float">
            <text:p>524.32</text:p>
          </table:table-cell>
          <table:table-cell office:value-type="float" office:value="2104.34" calcext:value-type="float">
            <text:p>2104.34</text:p>
          </table:table-cell>
          <table:table-cell office:value-type="float" office:value="2422.34" calcext:value-type="float">
            <text:p>2422.34</text:p>
          </table:table-cell>
        </table:table-row>
        <table:table-row table:style-name="ro1">
          <table:table-cell office:value-type="float" office:value="15182802" calcext:value-type="float">
            <text:p>15182802</text:p>
          </table:table-cell>
          <table:table-cell table:formula="of:=[.A951]/1000/(60*60*24)" office:value-type="time" office:time-value="PT04H13M02.802S" calcext:value-type="time">
            <text:p>04:13:03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6.46" calcext:value-type="float">
            <text:p>526.46</text:p>
          </table:table-cell>
          <table:table-cell office:value-type="float" office:value="2106.56" calcext:value-type="float">
            <text:p>2106.56</text:p>
          </table:table-cell>
          <table:table-cell office:value-type="float" office:value="2424.68" calcext:value-type="float">
            <text:p>2424.68</text:p>
          </table:table-cell>
        </table:table-row>
        <table:table-row table:style-name="ro1">
          <table:table-cell office:value-type="float" office:value="15198802" calcext:value-type="float">
            <text:p>15198802</text:p>
          </table:table-cell>
          <table:table-cell table:formula="of:=[.A952]/1000/(60*60*24)" office:value-type="time" office:time-value="PT04H13M18.802S" calcext:value-type="time">
            <text:p>04:13:19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4.55" calcext:value-type="float">
            <text:p>524.55</text:p>
          </table:table-cell>
          <table:table-cell office:value-type="float" office:value="2108.78" calcext:value-type="float">
            <text:p>2108.78</text:p>
          </table:table-cell>
          <table:table-cell office:value-type="float" office:value="2427.01" calcext:value-type="float">
            <text:p>2427.01</text:p>
          </table:table-cell>
        </table:table-row>
        <table:table-row table:style-name="ro1">
          <table:table-cell office:value-type="float" office:value="15214802" calcext:value-type="float">
            <text:p>15214802</text:p>
          </table:table-cell>
          <table:table-cell table:formula="of:=[.A953]/1000/(60*60*24)" office:value-type="time" office:time-value="PT04H13M34.802S" calcext:value-type="time">
            <text:p>04:13:35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6.56" calcext:value-type="float">
            <text:p>526.56</text:p>
          </table:table-cell>
          <table:table-cell office:value-type="float" office:value="2111" calcext:value-type="float">
            <text:p>2111</text:p>
          </table:table-cell>
          <table:table-cell office:value-type="float" office:value="2429.35" calcext:value-type="float">
            <text:p>2429.35</text:p>
          </table:table-cell>
        </table:table-row>
        <table:table-row table:style-name="ro1">
          <table:table-cell office:value-type="float" office:value="15230802" calcext:value-type="float">
            <text:p>15230802</text:p>
          </table:table-cell>
          <table:table-cell table:formula="of:=[.A954]/1000/(60*60*24)" office:value-type="time" office:time-value="PT04H13M50.802S" calcext:value-type="time">
            <text:p>04:13:51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4.56" calcext:value-type="float">
            <text:p>524.56</text:p>
          </table:table-cell>
          <table:table-cell office:value-type="float" office:value="2113.22" calcext:value-type="float">
            <text:p>2113.22</text:p>
          </table:table-cell>
          <table:table-cell office:value-type="float" office:value="2431.68" calcext:value-type="float">
            <text:p>2431.68</text:p>
          </table:table-cell>
        </table:table-row>
        <table:table-row table:style-name="ro1">
          <table:table-cell office:value-type="float" office:value="15246802" calcext:value-type="float">
            <text:p>15246802</text:p>
          </table:table-cell>
          <table:table-cell table:formula="of:=[.A955]/1000/(60*60*24)" office:value-type="time" office:time-value="PT04H14M06.802S" calcext:value-type="time">
            <text:p>04:14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6" calcext:value-type="float">
            <text:p>524.36</text:p>
          </table:table-cell>
          <table:table-cell office:value-type="float" office:value="2115.44" calcext:value-type="float">
            <text:p>2115.44</text:p>
          </table:table-cell>
          <table:table-cell office:value-type="float" office:value="2434.01" calcext:value-type="float">
            <text:p>2434.01</text:p>
          </table:table-cell>
        </table:table-row>
        <table:table-row table:style-name="ro1">
          <table:table-cell office:value-type="float" office:value="15262802" calcext:value-type="float">
            <text:p>15262802</text:p>
          </table:table-cell>
          <table:table-cell table:formula="of:=[.A956]/1000/(60*60*24)" office:value-type="time" office:time-value="PT04H14M22.802S" calcext:value-type="time">
            <text:p>04:14:23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5" calcext:value-type="float">
            <text:p>522.55</text:p>
          </table:table-cell>
          <table:table-cell office:value-type="float" office:value="2117.66" calcext:value-type="float">
            <text:p>2117.66</text:p>
          </table:table-cell>
          <table:table-cell office:value-type="float" office:value="2436.34" calcext:value-type="float">
            <text:p>2436.34</text:p>
          </table:table-cell>
        </table:table-row>
        <table:table-row table:style-name="ro1">
          <table:table-cell office:value-type="float" office:value="15278802" calcext:value-type="float">
            <text:p>15278802</text:p>
          </table:table-cell>
          <table:table-cell table:formula="of:=[.A957]/1000/(60*60*24)" office:value-type="time" office:time-value="PT04H14M38.802S" calcext:value-type="time">
            <text:p>04:14:39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5" calcext:value-type="float">
            <text:p>522.35</text:p>
          </table:table-cell>
          <table:table-cell office:value-type="float" office:value="2119.88" calcext:value-type="float">
            <text:p>2119.88</text:p>
          </table:table-cell>
          <table:table-cell office:value-type="float" office:value="2438.66" calcext:value-type="float">
            <text:p>2438.66</text:p>
          </table:table-cell>
        </table:table-row>
        <table:table-row table:style-name="ro1">
          <table:table-cell office:value-type="float" office:value="15294804" calcext:value-type="float">
            <text:p>15294804</text:p>
          </table:table-cell>
          <table:table-cell table:formula="of:=[.A958]/1000/(60*60*24)" office:value-type="time" office:time-value="PT04H14M54.804S" calcext:value-type="time">
            <text:p>04:14:55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4.25" calcext:value-type="float">
            <text:p>524.25</text:p>
          </table:table-cell>
          <table:table-cell office:value-type="float" office:value="2122.1" calcext:value-type="float">
            <text:p>2122.1</text:p>
          </table:table-cell>
          <table:table-cell office:value-type="float" office:value="2440.99" calcext:value-type="float">
            <text:p>2440.99</text:p>
          </table:table-cell>
        </table:table-row>
        <table:table-row table:style-name="ro1">
          <table:table-cell office:value-type="float" office:value="15310804" calcext:value-type="float">
            <text:p>15310804</text:p>
          </table:table-cell>
          <table:table-cell table:formula="of:=[.A959]/1000/(60*60*24)" office:value-type="time" office:time-value="PT04H15M10.804S" calcext:value-type="time">
            <text:p>04:15:11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2.25" calcext:value-type="float">
            <text:p>522.25</text:p>
          </table:table-cell>
          <table:table-cell office:value-type="float" office:value="2124.32" calcext:value-type="float">
            <text:p>2124.32</text:p>
          </table:table-cell>
          <table:table-cell office:value-type="float" office:value="2443.31" calcext:value-type="float">
            <text:p>2443.31</text:p>
          </table:table-cell>
        </table:table-row>
        <table:table-row table:style-name="ro1">
          <table:table-cell office:value-type="float" office:value="15326803" calcext:value-type="float">
            <text:p>15326803</text:p>
          </table:table-cell>
          <table:table-cell table:formula="of:=[.A960]/1000/(60*60*24)" office:value-type="time" office:time-value="PT04H15M26.803S" calcext:value-type="time">
            <text:p>04:15:27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6" calcext:value-type="float">
            <text:p>522.46</text:p>
          </table:table-cell>
          <table:table-cell office:value-type="float" office:value="2126.54" calcext:value-type="float">
            <text:p>2126.54</text:p>
          </table:table-cell>
          <table:table-cell office:value-type="float" office:value="2445.64" calcext:value-type="float">
            <text:p>2445.64</text:p>
          </table:table-cell>
        </table:table-row>
        <table:table-row table:style-name="ro1">
          <table:table-cell office:value-type="float" office:value="15342802" calcext:value-type="float">
            <text:p>15342802</text:p>
          </table:table-cell>
          <table:table-cell table:formula="of:=[.A961]/1000/(60*60*24)" office:value-type="time" office:time-value="PT04H15M42.802S" calcext:value-type="time">
            <text:p>04:15:43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7" calcext:value-type="float">
            <text:p>520.27</text:p>
          </table:table-cell>
          <table:table-cell office:value-type="float" office:value="2128.76" calcext:value-type="float">
            <text:p>2128.76</text:p>
          </table:table-cell>
          <table:table-cell office:value-type="float" office:value="2447.95" calcext:value-type="float">
            <text:p>2447.95</text:p>
          </table:table-cell>
        </table:table-row>
        <table:table-row table:style-name="ro1">
          <table:table-cell office:value-type="float" office:value="15358802" calcext:value-type="float">
            <text:p>15358802</text:p>
          </table:table-cell>
          <table:table-cell table:formula="of:=[.A962]/1000/(60*60*24)" office:value-type="time" office:time-value="PT04H15M58.802S" calcext:value-type="time">
            <text:p>04:15:59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5" calcext:value-type="float">
            <text:p>522.35</text:p>
          </table:table-cell>
          <table:table-cell office:value-type="float" office:value="2130.98" calcext:value-type="float">
            <text:p>2130.98</text:p>
          </table:table-cell>
          <table:table-cell office:value-type="float" office:value="2450.27" calcext:value-type="float">
            <text:p>2450.27</text:p>
          </table:table-cell>
        </table:table-row>
        <table:table-row table:style-name="ro1">
          <table:table-cell office:value-type="float" office:value="15374804" calcext:value-type="float">
            <text:p>15374804</text:p>
          </table:table-cell>
          <table:table-cell table:formula="of:=[.A963]/1000/(60*60*24)" office:value-type="time" office:time-value="PT04H16M14.804S" calcext:value-type="time">
            <text:p>04:16:15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6" calcext:value-type="float">
            <text:p>522.56</text:p>
          </table:table-cell>
          <table:table-cell office:value-type="float" office:value="2133.2" calcext:value-type="float">
            <text:p>2133.2</text:p>
          </table:table-cell>
          <table:table-cell office:value-type="float" office:value="2452.59" calcext:value-type="float">
            <text:p>2452.59</text:p>
          </table:table-cell>
        </table:table-row>
        <table:table-row table:style-name="ro1">
          <table:table-cell office:value-type="float" office:value="15390802" calcext:value-type="float">
            <text:p>15390802</text:p>
          </table:table-cell>
          <table:table-cell table:formula="of:=[.A964]/1000/(60*60*24)" office:value-type="time" office:time-value="PT04H16M30.802S" calcext:value-type="time">
            <text:p>04:16:31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7" calcext:value-type="float">
            <text:p>520.47</text:p>
          </table:table-cell>
          <table:table-cell office:value-type="float" office:value="2135.42" calcext:value-type="float">
            <text:p>2135.42</text:p>
          </table:table-cell>
          <table:table-cell office:value-type="float" office:value="2454.91" calcext:value-type="float">
            <text:p>2454.91</text:p>
          </table:table-cell>
        </table:table-row>
        <table:table-row table:style-name="ro1">
          <table:table-cell office:value-type="float" office:value="15406802" calcext:value-type="float">
            <text:p>15406802</text:p>
          </table:table-cell>
          <table:table-cell table:formula="of:=[.A965]/1000/(60*60*24)" office:value-type="time" office:time-value="PT04H16M46.802S" calcext:value-type="time">
            <text:p>04:16:47</text:p>
          </table:table-cell>
          <table:table-cell office:value-type="float" office:value="1.04" calcext:value-type="float">
            <text:p>1.0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0.69" calcext:value-type="float">
            <text:p>520.69</text:p>
          </table:table-cell>
          <table:table-cell office:value-type="float" office:value="2137.64" calcext:value-type="float">
            <text:p>2137.64</text:p>
          </table:table-cell>
          <table:table-cell office:value-type="float" office:value="2457.22" calcext:value-type="float">
            <text:p>2457.22</text:p>
          </table:table-cell>
        </table:table-row>
        <table:table-row table:style-name="ro1">
          <table:table-cell office:value-type="float" office:value="15422802" calcext:value-type="float">
            <text:p>15422802</text:p>
          </table:table-cell>
          <table:table-cell table:formula="of:=[.A966]/1000/(60*60*24)" office:value-type="time" office:time-value="PT04H17M02.802S" calcext:value-type="time">
            <text:p>04:17:03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4" calcext:value-type="float">
            <text:p>520.34</text:p>
          </table:table-cell>
          <table:table-cell office:value-type="float" office:value="2139.86" calcext:value-type="float">
            <text:p>2139.86</text:p>
          </table:table-cell>
          <table:table-cell office:value-type="float" office:value="2459.54" calcext:value-type="float">
            <text:p>2459.54</text:p>
          </table:table-cell>
        </table:table-row>
        <table:table-row table:style-name="ro1">
          <table:table-cell office:value-type="float" office:value="15438802" calcext:value-type="float">
            <text:p>15438802</text:p>
          </table:table-cell>
          <table:table-cell table:formula="of:=[.A967]/1000/(60*60*24)" office:value-type="time" office:time-value="PT04H17M18.802S" calcext:value-type="time">
            <text:p>04:17:19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3" calcext:value-type="float">
            <text:p>520.33</text:p>
          </table:table-cell>
          <table:table-cell office:value-type="float" office:value="2142.08" calcext:value-type="float">
            <text:p>2142.08</text:p>
          </table:table-cell>
          <table:table-cell office:value-type="float" office:value="2461.85" calcext:value-type="float">
            <text:p>2461.85</text:p>
          </table:table-cell>
        </table:table-row>
        <table:table-row table:style-name="ro1">
          <table:table-cell office:value-type="float" office:value="15454802" calcext:value-type="float">
            <text:p>15454802</text:p>
          </table:table-cell>
          <table:table-cell table:formula="of:=[.A968]/1000/(60*60*24)" office:value-type="time" office:time-value="PT04H17M34.802S" calcext:value-type="time">
            <text:p>04:17:35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8" calcext:value-type="float">
            <text:p>518.48</text:p>
          </table:table-cell>
          <table:table-cell office:value-type="float" office:value="2144.3" calcext:value-type="float">
            <text:p>2144.3</text:p>
          </table:table-cell>
          <table:table-cell office:value-type="float" office:value="2464.16" calcext:value-type="float">
            <text:p>2464.16</text:p>
          </table:table-cell>
        </table:table-row>
        <table:table-row table:style-name="ro1">
          <table:table-cell office:value-type="float" office:value="15470802" calcext:value-type="float">
            <text:p>15470802</text:p>
          </table:table-cell>
          <table:table-cell table:formula="of:=[.A969]/1000/(60*60*24)" office:value-type="time" office:time-value="PT04H17M50.802S" calcext:value-type="time">
            <text:p>04:17:51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5" calcext:value-type="float">
            <text:p>520.35</text:p>
          </table:table-cell>
          <table:table-cell office:value-type="float" office:value="2146.52" calcext:value-type="float">
            <text:p>2146.52</text:p>
          </table:table-cell>
          <table:table-cell office:value-type="float" office:value="2466.47" calcext:value-type="float">
            <text:p>2466.47</text:p>
          </table:table-cell>
        </table:table-row>
        <table:table-row table:style-name="ro1">
          <table:table-cell office:value-type="float" office:value="15486802" calcext:value-type="float">
            <text:p>15486802</text:p>
          </table:table-cell>
          <table:table-cell table:formula="of:=[.A970]/1000/(60*60*24)" office:value-type="time" office:time-value="PT04H18M06.802S" calcext:value-type="time">
            <text:p>04:18:07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7" calcext:value-type="float">
            <text:p>520.27</text:p>
          </table:table-cell>
          <table:table-cell office:value-type="float" office:value="2148.74" calcext:value-type="float">
            <text:p>2148.74</text:p>
          </table:table-cell>
          <table:table-cell office:value-type="float" office:value="2468.77" calcext:value-type="float">
            <text:p>2468.77</text:p>
          </table:table-cell>
        </table:table-row>
        <table:table-row table:style-name="ro1">
          <table:table-cell office:value-type="float" office:value="15502804" calcext:value-type="float">
            <text:p>15502804</text:p>
          </table:table-cell>
          <table:table-cell table:formula="of:=[.A971]/1000/(60*60*24)" office:value-type="time" office:time-value="PT04H18M22.804S" calcext:value-type="time">
            <text:p>04:18:23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9" calcext:value-type="float">
            <text:p>518.49</text:p>
          </table:table-cell>
          <table:table-cell office:value-type="float" office:value="2150.96" calcext:value-type="float">
            <text:p>2150.96</text:p>
          </table:table-cell>
          <table:table-cell office:value-type="float" office:value="2471.08" calcext:value-type="float">
            <text:p>2471.08</text:p>
          </table:table-cell>
        </table:table-row>
        <table:table-row table:style-name="ro1">
          <table:table-cell office:value-type="float" office:value="15518802" calcext:value-type="float">
            <text:p>15518802</text:p>
          </table:table-cell>
          <table:table-cell table:formula="of:=[.A972]/1000/(60*60*24)" office:value-type="time" office:time-value="PT04H18M38.802S" calcext:value-type="time">
            <text:p>04:18:39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7" calcext:value-type="float">
            <text:p>518.47</text:p>
          </table:table-cell>
          <table:table-cell office:value-type="float" office:value="2153.18" calcext:value-type="float">
            <text:p>2153.18</text:p>
          </table:table-cell>
          <table:table-cell office:value-type="float" office:value="2473.38" calcext:value-type="float">
            <text:p>2473.38</text:p>
          </table:table-cell>
        </table:table-row>
        <table:table-row table:style-name="ro1">
          <table:table-cell office:value-type="float" office:value="15534802" calcext:value-type="float">
            <text:p>15534802</text:p>
          </table:table-cell>
          <table:table-cell table:formula="of:=[.A973]/1000/(60*60*24)" office:value-type="time" office:time-value="PT04H18M54.802S" calcext:value-type="time">
            <text:p>04:18:55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9" calcext:value-type="float">
            <text:p>516.49</text:p>
          </table:table-cell>
          <table:table-cell office:value-type="float" office:value="2155.4" calcext:value-type="float">
            <text:p>2155.4</text:p>
          </table:table-cell>
          <table:table-cell office:value-type="float" office:value="2475.68" calcext:value-type="float">
            <text:p>2475.68</text:p>
          </table:table-cell>
        </table:table-row>
        <table:table-row table:style-name="ro1">
          <table:table-cell office:value-type="float" office:value="15550803" calcext:value-type="float">
            <text:p>15550803</text:p>
          </table:table-cell>
          <table:table-cell table:formula="of:=[.A974]/1000/(60*60*24)" office:value-type="time" office:time-value="PT04H19M10.803S" calcext:value-type="time">
            <text:p>04:19:11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6.54" calcext:value-type="float">
            <text:p>516.54</text:p>
          </table:table-cell>
          <table:table-cell office:value-type="float" office:value="2157.62" calcext:value-type="float">
            <text:p>2157.62</text:p>
          </table:table-cell>
          <table:table-cell office:value-type="float" office:value="2477.98" calcext:value-type="float">
            <text:p>2477.98</text:p>
          </table:table-cell>
        </table:table-row>
        <table:table-row table:style-name="ro1">
          <table:table-cell office:value-type="float" office:value="15566802" calcext:value-type="float">
            <text:p>15566802</text:p>
          </table:table-cell>
          <table:table-cell table:formula="of:=[.A975]/1000/(60*60*24)" office:value-type="time" office:time-value="PT04H19M26.802S" calcext:value-type="time">
            <text:p>04:19:27</text:p>
          </table:table-cell>
          <table:table-cell office:value-type="float" office:value="1.03" calcext:value-type="float">
            <text:p>1.0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16.07" calcext:value-type="float">
            <text:p>516.07</text:p>
          </table:table-cell>
          <table:table-cell office:value-type="float" office:value="2159.84" calcext:value-type="float">
            <text:p>2159.84</text:p>
          </table:table-cell>
          <table:table-cell office:value-type="float" office:value="2480.28" calcext:value-type="float">
            <text:p>2480.28</text:p>
          </table:table-cell>
        </table:table-row>
        <table:table-row table:style-name="ro1">
          <table:table-cell office:value-type="float" office:value="15582802" calcext:value-type="float">
            <text:p>15582802</text:p>
          </table:table-cell>
          <table:table-cell table:formula="of:=[.A976]/1000/(60*60*24)" office:value-type="time" office:time-value="PT04H19M42.802S" calcext:value-type="time">
            <text:p>04:19:43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6" calcext:value-type="float">
            <text:p>518.36</text:p>
          </table:table-cell>
          <table:table-cell office:value-type="float" office:value="2162.06" calcext:value-type="float">
            <text:p>2162.06</text:p>
          </table:table-cell>
          <table:table-cell office:value-type="float" office:value="2482.57" calcext:value-type="float">
            <text:p>2482.57</text:p>
          </table:table-cell>
        </table:table-row>
        <table:table-row table:style-name="ro1">
          <table:table-cell office:value-type="float" office:value="15598804" calcext:value-type="float">
            <text:p>15598804</text:p>
          </table:table-cell>
          <table:table-cell table:formula="of:=[.A977]/1000/(60*60*24)" office:value-type="time" office:time-value="PT04H19M58.804S" calcext:value-type="time">
            <text:p>04:19:59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7" calcext:value-type="float">
            <text:p>516.47</text:p>
          </table:table-cell>
          <table:table-cell office:value-type="float" office:value="2164.28" calcext:value-type="float">
            <text:p>2164.28</text:p>
          </table:table-cell>
          <table:table-cell office:value-type="float" office:value="2484.86" calcext:value-type="float">
            <text:p>2484.86</text:p>
          </table:table-cell>
        </table:table-row>
        <table:table-row table:style-name="ro1">
          <table:table-cell office:value-type="float" office:value="15614802" calcext:value-type="float">
            <text:p>15614802</text:p>
          </table:table-cell>
          <table:table-cell table:formula="of:=[.A978]/1000/(60*60*24)" office:value-type="time" office:time-value="PT04H20M14.802S" calcext:value-type="time">
            <text:p>04:20:15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6" calcext:value-type="float">
            <text:p>516.46</text:p>
          </table:table-cell>
          <table:table-cell office:value-type="float" office:value="2166.5" calcext:value-type="float">
            <text:p>2166.5</text:p>
          </table:table-cell>
          <table:table-cell office:value-type="float" office:value="2487.16" calcext:value-type="float">
            <text:p>2487.16</text:p>
          </table:table-cell>
        </table:table-row>
        <table:table-row table:style-name="ro1">
          <table:table-cell office:value-type="float" office:value="15630802" calcext:value-type="float">
            <text:p>15630802</text:p>
          </table:table-cell>
          <table:table-cell table:formula="of:=[.A979]/1000/(60*60*24)" office:value-type="time" office:time-value="PT04H20M30.802S" calcext:value-type="time">
            <text:p>04:20:31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7" calcext:value-type="float">
            <text:p>514.57</text:p>
          </table:table-cell>
          <table:table-cell office:value-type="float" office:value="2168.72" calcext:value-type="float">
            <text:p>2168.72</text:p>
          </table:table-cell>
          <table:table-cell office:value-type="float" office:value="2489.44" calcext:value-type="float">
            <text:p>2489.44</text:p>
          </table:table-cell>
        </table:table-row>
        <table:table-row table:style-name="ro1">
          <table:table-cell office:value-type="float" office:value="15646803" calcext:value-type="float">
            <text:p>15646803</text:p>
          </table:table-cell>
          <table:table-cell table:formula="of:=[.A980]/1000/(60*60*24)" office:value-type="time" office:time-value="PT04H20M46.803S" calcext:value-type="time">
            <text:p>04:20:47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4" calcext:value-type="float">
            <text:p>514.54</text:p>
          </table:table-cell>
          <table:table-cell office:value-type="float" office:value="2170.94" calcext:value-type="float">
            <text:p>2170.94</text:p>
          </table:table-cell>
          <table:table-cell office:value-type="float" office:value="2491.73" calcext:value-type="float">
            <text:p>2491.73</text:p>
          </table:table-cell>
        </table:table-row>
        <table:table-row table:style-name="ro1">
          <table:table-cell office:value-type="float" office:value="15662802" calcext:value-type="float">
            <text:p>15662802</text:p>
          </table:table-cell>
          <table:table-cell table:formula="of:=[.A981]/1000/(60*60*24)" office:value-type="time" office:time-value="PT04H21M02.802S" calcext:value-type="time">
            <text:p>04:21:03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4.26" calcext:value-type="float">
            <text:p>514.26</text:p>
          </table:table-cell>
          <table:table-cell office:value-type="float" office:value="2173.16" calcext:value-type="float">
            <text:p>2173.16</text:p>
          </table:table-cell>
          <table:table-cell office:value-type="float" office:value="2494.02" calcext:value-type="float">
            <text:p>2494.02</text:p>
          </table:table-cell>
        </table:table-row>
        <table:table-row table:style-name="ro1">
          <table:table-cell office:value-type="float" office:value="15678802" calcext:value-type="float">
            <text:p>15678802</text:p>
          </table:table-cell>
          <table:table-cell table:formula="of:=[.A982]/1000/(60*60*24)" office:value-type="time" office:time-value="PT04H21M18.802S" calcext:value-type="time">
            <text:p>04:21:19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6" calcext:value-type="float">
            <text:p>512.36</text:p>
          </table:table-cell>
          <table:table-cell office:value-type="float" office:value="2175.38" calcext:value-type="float">
            <text:p>2175.38</text:p>
          </table:table-cell>
          <table:table-cell office:value-type="float" office:value="2496.3" calcext:value-type="float">
            <text:p>2496.3</text:p>
          </table:table-cell>
        </table:table-row>
        <table:table-row table:style-name="ro1">
          <table:table-cell office:value-type="float" office:value="15694802" calcext:value-type="float">
            <text:p>15694802</text:p>
          </table:table-cell>
          <table:table-cell table:formula="of:=[.A983]/1000/(60*60*24)" office:value-type="time" office:time-value="PT04H21M34.802S" calcext:value-type="time">
            <text:p>04:21:35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5" calcext:value-type="float">
            <text:p>512.35</text:p>
          </table:table-cell>
          <table:table-cell office:value-type="float" office:value="2177.6" calcext:value-type="float">
            <text:p>2177.6</text:p>
          </table:table-cell>
          <table:table-cell office:value-type="float" office:value="2498.58" calcext:value-type="float">
            <text:p>2498.58</text:p>
          </table:table-cell>
        </table:table-row>
        <table:table-row table:style-name="ro1">
          <table:table-cell office:value-type="float" office:value="15710802" calcext:value-type="float">
            <text:p>15710802</text:p>
          </table:table-cell>
          <table:table-cell table:formula="of:=[.A984]/1000/(60*60*24)" office:value-type="time" office:time-value="PT04H21M50.802S" calcext:value-type="time">
            <text:p>04:21:51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7" calcext:value-type="float">
            <text:p>512.27</text:p>
          </table:table-cell>
          <table:table-cell office:value-type="float" office:value="2179.82" calcext:value-type="float">
            <text:p>2179.82</text:p>
          </table:table-cell>
          <table:table-cell office:value-type="float" office:value="2500.86" calcext:value-type="float">
            <text:p>2500.86</text:p>
          </table:table-cell>
        </table:table-row>
        <table:table-row table:style-name="ro1">
          <table:table-cell office:value-type="float" office:value="15726803" calcext:value-type="float">
            <text:p>15726803</text:p>
          </table:table-cell>
          <table:table-cell table:formula="of:=[.A985]/1000/(60*60*24)" office:value-type="time" office:time-value="PT04H22M06.803S" calcext:value-type="time">
            <text:p>04:22:07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6" calcext:value-type="float">
            <text:p>512.36</text:p>
          </table:table-cell>
          <table:table-cell office:value-type="float" office:value="2182.04" calcext:value-type="float">
            <text:p>2182.04</text:p>
          </table:table-cell>
          <table:table-cell office:value-type="float" office:value="2503.14" calcext:value-type="float">
            <text:p>2503.14</text:p>
          </table:table-cell>
        </table:table-row>
        <table:table-row table:style-name="ro1">
          <table:table-cell office:value-type="float" office:value="15742804" calcext:value-type="float">
            <text:p>15742804</text:p>
          </table:table-cell>
          <table:table-cell table:formula="of:=[.A986]/1000/(60*60*24)" office:value-type="time" office:time-value="PT04H22M22.804S" calcext:value-type="time">
            <text:p>04:22:23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5" calcext:value-type="float">
            <text:p>512.35</text:p>
          </table:table-cell>
          <table:table-cell office:value-type="float" office:value="2184.26" calcext:value-type="float">
            <text:p>2184.26</text:p>
          </table:table-cell>
          <table:table-cell office:value-type="float" office:value="2505.41" calcext:value-type="float">
            <text:p>2505.41</text:p>
          </table:table-cell>
        </table:table-row>
        <table:table-row table:style-name="ro1">
          <table:table-cell office:value-type="float" office:value="15758802" calcext:value-type="float">
            <text:p>15758802</text:p>
          </table:table-cell>
          <table:table-cell table:formula="of:=[.A987]/1000/(60*60*24)" office:value-type="time" office:time-value="PT04H22M38.802S" calcext:value-type="time">
            <text:p>04:22:39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9" calcext:value-type="float">
            <text:p>510.49</text:p>
          </table:table-cell>
          <table:table-cell office:value-type="float" office:value="2186.47" calcext:value-type="float">
            <text:p>2186.47</text:p>
          </table:table-cell>
          <table:table-cell office:value-type="float" office:value="2507.68" calcext:value-type="float">
            <text:p>2507.68</text:p>
          </table:table-cell>
        </table:table-row>
        <table:table-row table:style-name="ro1">
          <table:table-cell office:value-type="float" office:value="15774802" calcext:value-type="float">
            <text:p>15774802</text:p>
          </table:table-cell>
          <table:table-cell table:formula="of:=[.A988]/1000/(60*60*24)" office:value-type="time" office:time-value="PT04H22M54.802S" calcext:value-type="time">
            <text:p>04:22:55</text:p>
          </table:table-cell>
          <table:table-cell office:value-type="float" office:value="1.02" calcext:value-type="float">
            <text:p>1.0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8.7" calcext:value-type="float">
            <text:p>508.7</text:p>
          </table:table-cell>
          <table:table-cell office:value-type="float" office:value="2188.69" calcext:value-type="float">
            <text:p>2188.69</text:p>
          </table:table-cell>
          <table:table-cell office:value-type="float" office:value="2509.95" calcext:value-type="float">
            <text:p>2509.95</text:p>
          </table:table-cell>
        </table:table-row>
        <table:table-row table:style-name="ro1">
          <table:table-cell office:value-type="float" office:value="15790802" calcext:value-type="float">
            <text:p>15790802</text:p>
          </table:table-cell>
          <table:table-cell table:formula="of:=[.A989]/1000/(60*60*24)" office:value-type="time" office:time-value="PT04H23M10.802S" calcext:value-type="time">
            <text:p>04:23:11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7" calcext:value-type="float">
            <text:p>510.47</text:p>
          </table:table-cell>
          <table:table-cell office:value-type="float" office:value="2190.91" calcext:value-type="float">
            <text:p>2190.91</text:p>
          </table:table-cell>
          <table:table-cell office:value-type="float" office:value="2512.22" calcext:value-type="float">
            <text:p>2512.22</text:p>
          </table:table-cell>
        </table:table-row>
        <table:table-row table:style-name="ro1">
          <table:table-cell office:value-type="float" office:value="15806802" calcext:value-type="float">
            <text:p>15806802</text:p>
          </table:table-cell>
          <table:table-cell table:formula="of:=[.A990]/1000/(60*60*24)" office:value-type="time" office:time-value="PT04H23M26.802S" calcext:value-type="time">
            <text:p>04:23:27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8.5" calcext:value-type="float">
            <text:p>508.5</text:p>
          </table:table-cell>
          <table:table-cell office:value-type="float" office:value="2193.14" calcext:value-type="float">
            <text:p>2193.14</text:p>
          </table:table-cell>
          <table:table-cell office:value-type="float" office:value="2514.49" calcext:value-type="float">
            <text:p>2514.49</text:p>
          </table:table-cell>
        </table:table-row>
        <table:table-row table:style-name="ro1">
          <table:table-cell office:value-type="float" office:value="15822802" calcext:value-type="float">
            <text:p>15822802</text:p>
          </table:table-cell>
          <table:table-cell table:formula="of:=[.A991]/1000/(60*60*24)" office:value-type="time" office:time-value="PT04H23M42.802S" calcext:value-type="time">
            <text:p>04:23:43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0.29" calcext:value-type="float">
            <text:p>510.29</text:p>
          </table:table-cell>
          <table:table-cell office:value-type="float" office:value="2195.35" calcext:value-type="float">
            <text:p>2195.35</text:p>
          </table:table-cell>
          <table:table-cell office:value-type="float" office:value="2516.76" calcext:value-type="float">
            <text:p>2516.76</text:p>
          </table:table-cell>
        </table:table-row>
        <table:table-row table:style-name="ro1">
          <table:table-cell office:value-type="float" office:value="15838802" calcext:value-type="float">
            <text:p>15838802</text:p>
          </table:table-cell>
          <table:table-cell table:formula="of:=[.A992]/1000/(60*60*24)" office:value-type="time" office:time-value="PT04H23M58.802S" calcext:value-type="time">
            <text:p>04:23:59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08.36" calcext:value-type="float">
            <text:p>508.36</text:p>
          </table:table-cell>
          <table:table-cell office:value-type="float" office:value="2197.58" calcext:value-type="float">
            <text:p>2197.58</text:p>
          </table:table-cell>
          <table:table-cell office:value-type="float" office:value="2519.02" calcext:value-type="float">
            <text:p>2519.02</text:p>
          </table:table-cell>
        </table:table-row>
        <table:table-row table:style-name="ro1">
          <table:table-cell office:value-type="float" office:value="15854802" calcext:value-type="float">
            <text:p>15854802</text:p>
          </table:table-cell>
          <table:table-cell table:formula="of:=[.A993]/1000/(60*60*24)" office:value-type="time" office:time-value="PT04H24M14.802S" calcext:value-type="time">
            <text:p>04:24:15</text:p>
          </table:table-cell>
          <table:table-cell office:value-type="float" office:value="1.02" calcext:value-type="float">
            <text:p>1.0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8.68" calcext:value-type="float">
            <text:p>508.68</text:p>
          </table:table-cell>
          <table:table-cell office:value-type="float" office:value="2199.8" calcext:value-type="float">
            <text:p>2199.8</text:p>
          </table:table-cell>
          <table:table-cell office:value-type="float" office:value="2521.28" calcext:value-type="float">
            <text:p>2521.28</text:p>
          </table:table-cell>
        </table:table-row>
        <table:table-row table:style-name="ro1">
          <table:table-cell office:value-type="float" office:value="15870802" calcext:value-type="float">
            <text:p>15870802</text:p>
          </table:table-cell>
          <table:table-cell table:formula="of:=[.A994]/1000/(60*60*24)" office:value-type="time" office:time-value="PT04H24M30.802S" calcext:value-type="time">
            <text:p>04:24:31</text:p>
          </table:table-cell>
          <table:table-cell office:value-type="float" office:value="1.01" calcext:value-type="float">
            <text:p>1.0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6.7" calcext:value-type="float">
            <text:p>506.7</text:p>
          </table:table-cell>
          <table:table-cell office:value-type="float" office:value="2202.02" calcext:value-type="float">
            <text:p>2202.02</text:p>
          </table:table-cell>
          <table:table-cell office:value-type="float" office:value="2523.53" calcext:value-type="float">
            <text:p>2523.53</text:p>
          </table:table-cell>
        </table:table-row>
        <table:table-row table:style-name="ro1">
          <table:table-cell office:value-type="float" office:value="15886803" calcext:value-type="float">
            <text:p>15886803</text:p>
          </table:table-cell>
          <table:table-cell table:formula="of:=[.A995]/1000/(60*60*24)" office:value-type="time" office:time-value="PT04H24M46.803S" calcext:value-type="time">
            <text:p>04:24:47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6.48" calcext:value-type="float">
            <text:p>506.48</text:p>
          </table:table-cell>
          <table:table-cell office:value-type="float" office:value="2204.24" calcext:value-type="float">
            <text:p>2204.24</text:p>
          </table:table-cell>
          <table:table-cell office:value-type="float" office:value="2525.79" calcext:value-type="float">
            <text:p>2525.79</text:p>
          </table:table-cell>
        </table:table-row>
        <table:table-row table:style-name="ro1">
          <table:table-cell office:value-type="float" office:value="15902802" calcext:value-type="float">
            <text:p>15902802</text:p>
          </table:table-cell>
          <table:table-cell table:formula="of:=[.A996]/1000/(60*60*24)" office:value-type="time" office:time-value="PT04H25M02.802S" calcext:value-type="time">
            <text:p>04:25:03</text:p>
          </table:table-cell>
          <table:table-cell office:value-type="float" office:value="1.01" calcext:value-type="float">
            <text:p>1.0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6.69" calcext:value-type="float">
            <text:p>506.69</text:p>
          </table:table-cell>
          <table:table-cell office:value-type="float" office:value="2206.46" calcext:value-type="float">
            <text:p>2206.46</text:p>
          </table:table-cell>
          <table:table-cell office:value-type="float" office:value="2528.03" calcext:value-type="float">
            <text:p>2528.03</text:p>
          </table:table-cell>
        </table:table-row>
        <table:table-row table:style-name="ro1">
          <table:table-cell office:value-type="float" office:value="15918803" calcext:value-type="float">
            <text:p>15918803</text:p>
          </table:table-cell>
          <table:table-cell table:formula="of:=[.A997]/1000/(60*60*24)" office:value-type="time" office:time-value="PT04H25M18.803S" calcext:value-type="time">
            <text:p>04:25:19</text:p>
          </table:table-cell>
          <table:table-cell office:value-type="float" office:value="1.01" calcext:value-type="float">
            <text:p>1.0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6.7" calcext:value-type="float">
            <text:p>506.7</text:p>
          </table:table-cell>
          <table:table-cell office:value-type="float" office:value="2208.68" calcext:value-type="float">
            <text:p>2208.68</text:p>
          </table:table-cell>
          <table:table-cell office:value-type="float" office:value="2530.28" calcext:value-type="float">
            <text:p>2530.28</text:p>
          </table:table-cell>
        </table:table-row>
        <table:table-row table:style-name="ro1">
          <table:table-cell office:value-type="float" office:value="15934802" calcext:value-type="float">
            <text:p>15934802</text:p>
          </table:table-cell>
          <table:table-cell table:formula="of:=[.A998]/1000/(60*60*24)" office:value-type="time" office:time-value="PT04H25M34.802S" calcext:value-type="time">
            <text:p>04:25:35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4.36" calcext:value-type="float">
            <text:p>504.36</text:p>
          </table:table-cell>
          <table:table-cell office:value-type="float" office:value="2210.9" calcext:value-type="float">
            <text:p>2210.9</text:p>
          </table:table-cell>
          <table:table-cell office:value-type="float" office:value="2532.53" calcext:value-type="float">
            <text:p>2532.53</text:p>
          </table:table-cell>
        </table:table-row>
        <table:table-row table:style-name="ro1">
          <table:table-cell office:value-type="float" office:value="15950802" calcext:value-type="float">
            <text:p>15950802</text:p>
          </table:table-cell>
          <table:table-cell table:formula="of:=[.A999]/1000/(60*60*24)" office:value-type="time" office:time-value="PT04H25M50.802S" calcext:value-type="time">
            <text:p>04:25:51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4.49" calcext:value-type="float">
            <text:p>504.49</text:p>
          </table:table-cell>
          <table:table-cell office:value-type="float" office:value="2213.12" calcext:value-type="float">
            <text:p>2213.12</text:p>
          </table:table-cell>
          <table:table-cell office:value-type="float" office:value="2534.77" calcext:value-type="float">
            <text:p>2534.77</text:p>
          </table:table-cell>
        </table:table-row>
        <table:table-row table:style-name="ro1">
          <table:table-cell office:value-type="float" office:value="15966802" calcext:value-type="float">
            <text:p>15966802</text:p>
          </table:table-cell>
          <table:table-cell table:formula="of:=[.A1000]/1000/(60*60*24)" office:value-type="time" office:time-value="PT04H26M06.802S" calcext:value-type="time">
            <text:p>04:26:07</text:p>
          </table:table-cell>
          <table:table-cell office:value-type="float" office:value="1.01" calcext:value-type="float">
            <text:p>1.0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2.69" calcext:value-type="float">
            <text:p>502.69</text:p>
          </table:table-cell>
          <table:table-cell office:value-type="float" office:value="2215.34" calcext:value-type="float">
            <text:p>2215.34</text:p>
          </table:table-cell>
          <table:table-cell office:value-type="float" office:value="2537.01" calcext:value-type="float">
            <text:p>2537.01</text:p>
          </table:table-cell>
        </table:table-row>
        <table:table-row table:style-name="ro1">
          <table:table-cell office:value-type="float" office:value="15982802" calcext:value-type="float">
            <text:p>15982802</text:p>
          </table:table-cell>
          <table:table-cell table:formula="of:=[.A1001]/1000/(60*60*24)" office:value-type="time" office:time-value="PT04H26M22.802S" calcext:value-type="time">
            <text:p>04:26:23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2.57" calcext:value-type="float">
            <text:p>502.57</text:p>
          </table:table-cell>
          <table:table-cell office:value-type="float" office:value="2217.56" calcext:value-type="float">
            <text:p>2217.56</text:p>
          </table:table-cell>
          <table:table-cell office:value-type="float" office:value="2539.25" calcext:value-type="float">
            <text:p>2539.25</text:p>
          </table:table-cell>
        </table:table-row>
        <table:table-row table:style-name="ro1">
          <table:table-cell office:value-type="float" office:value="15998802" calcext:value-type="float">
            <text:p>15998802</text:p>
          </table:table-cell>
          <table:table-cell table:formula="of:=[.A1002]/1000/(60*60*24)" office:value-type="time" office:time-value="PT04H26M38.802S" calcext:value-type="time">
            <text:p>04:26:39</text:p>
          </table:table-cell>
          <table:table-cell office:value-type="float" office:value="1" calcext:value-type="float">
            <text:p>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0.71" calcext:value-type="float">
            <text:p>500.71</text:p>
          </table:table-cell>
          <table:table-cell office:value-type="float" office:value="2219.78" calcext:value-type="float">
            <text:p>2219.78</text:p>
          </table:table-cell>
          <table:table-cell office:value-type="float" office:value="2541.48" calcext:value-type="float">
            <text:p>2541.48</text:p>
          </table:table-cell>
        </table:table-row>
        <table:table-row table:style-name="ro1">
          <table:table-cell office:value-type="float" office:value="16014803" calcext:value-type="float">
            <text:p>16014803</text:p>
          </table:table-cell>
          <table:table-cell table:formula="of:=[.A1003]/1000/(60*60*24)" office:value-type="time" office:time-value="PT04H26M54.803S" calcext:value-type="time">
            <text:p>04:26:55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2.17" calcext:value-type="float">
            <text:p>502.17</text:p>
          </table:table-cell>
          <table:table-cell office:value-type="float" office:value="2222" calcext:value-type="float">
            <text:p>2222</text:p>
          </table:table-cell>
          <table:table-cell office:value-type="float" office:value="2543.71" calcext:value-type="float">
            <text:p>2543.71</text:p>
          </table:table-cell>
        </table:table-row>
        <table:table-row table:style-name="ro1">
          <table:table-cell office:value-type="float" office:value="16030802" calcext:value-type="float">
            <text:p>16030802</text:p>
          </table:table-cell>
          <table:table-cell table:formula="of:=[.A1004]/1000/(60*60*24)" office:value-type="time" office:time-value="PT04H27M10.802S" calcext:value-type="time">
            <text:p>04:27:11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2.48" calcext:value-type="float">
            <text:p>502.48</text:p>
          </table:table-cell>
          <table:table-cell office:value-type="float" office:value="2224.22" calcext:value-type="float">
            <text:p>2224.22</text:p>
          </table:table-cell>
          <table:table-cell office:value-type="float" office:value="2545.94" calcext:value-type="float">
            <text:p>2545.94</text:p>
          </table:table-cell>
        </table:table-row>
        <table:table-row table:style-name="ro1">
          <table:table-cell office:value-type="float" office:value="16037802" calcext:value-type="float">
            <text:p>16037802</text:p>
          </table:table-cell>
          <table:table-cell table:formula="of:=[.A1005]/1000/(60*60*24)" office:value-type="time" office:time-value="PT04H27M17.802S" calcext:value-type="time">
            <text:p>04:27:18</text:p>
          </table:table-cell>
          <table:table-cell office:value-type="float" office:value="1" calcext:value-type="float">
            <text:p>1</text:p>
          </table:table-cell>
          <table:table-cell office:value-type="float" office:value="499.52" calcext:value-type="float">
            <text:p>499.52</text:p>
          </table:table-cell>
          <table:table-cell office:value-type="float" office:value="498.5" calcext:value-type="float">
            <text:p>498.5</text:p>
          </table:table-cell>
          <table:table-cell office:value-type="float" office:value="2225.19" calcext:value-type="float">
            <text:p>2225.19</text:p>
          </table:table-cell>
          <table:table-cell office:value-type="float" office:value="2546.91" calcext:value-type="float">
            <text:p>2546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5T10:12:11.466000000</dc:date>
    <meta:editing-duration>PT25M43S</meta:editing-duration>
    <meta:editing-cycles>1</meta:editing-cycles>
    <meta:document-statistic meta:table-count="1" meta:cell-count="7035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1cm" svg:height="15.199cm" xlink:href=".." xlink:type="simple" chart:class="chart:line" chart:style-name="ch1">
        <chart:title svg:x="11.482cm" svg:y="0.439cm" chart:style-name="ch2">
          <text:p>Varta AA @0.2C #4</text:p>
        </chart:title>
        <chart:legend chart:legend-position="end" svg:x="24.566cm" svg:y="7.3cm" style:legend-expansion="high" chart:style-name="ch3"/>
        <chart:plot-area chart:style-name="ch4" table:cell-range-address="LOGGER03.B1:LOGGER03.C1005" chart:data-source-has-labels="both" svg:x="0.54cm" svg:y="1.521cm" svg:width="23.486cm" svg:height="13.375cm">
          <chartooo:coordinate-region svg:x="1.452cm" svg:y="1.521cm" svg:width="22.479cm" svg:height="12.046cm"/>
          <chart:axis chart:dimension="x" chart:name="primary-x" chart:style-name="ch5" chartooo:axis-type="auto">
            <chartooo:date-scale/>
            <chart:categories table:cell-range-address="LOGGER03.B2:LOGGER03.B10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1005" chart:label-cell-address="LOGGER03.C1:LOGGER03.C1" chart:class="chart:line">
            <chart:data-point chart:repeated="10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1005</svg:desc>
                </draw:g>
              </table:table-cell>
              <table:table-cell office:value-type="float" office:value="1.27">
                <text:p>1.27</text:p>
                <draw:g>
                  <svg:desc>LOGGER03.C2:LOGGER03.C1005</svg:desc>
                </draw:g>
              </table:table-cell>
            </table:table-row>
            <table:table-row>
              <table:table-cell office:value-type="float" office:value="0.000182905092592593">
                <text:p>0.000182905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368101851851852">
                <text:p>0.000368101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553275462962963">
                <text:p>0.000553275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738472222222222">
                <text:p>0.000738472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923645833333333">
                <text:p>0.0009236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10883101851852">
                <text:p>0.001108831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29402777777778">
                <text:p>0.0012940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7921296296296">
                <text:p>0.0014792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66438657407407">
                <text:p>0.00166438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4957175925926">
                <text:p>0.0018495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3475694444444">
                <text:p>0.002034756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994212962963">
                <text:p>0.002219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40512731481481">
                <text:p>0.002405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5903125">
                <text:p>0.002590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77549768518519">
                <text:p>0.002775497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6069444444444">
                <text:p>0.0029606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14587962962963">
                <text:p>0.003145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33105324074074">
                <text:p>0.003331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51623842592593">
                <text:p>0.003516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70142361111111">
                <text:p>0.003701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866087962963">
                <text:p>0.003886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07179398148148">
                <text:p>0.004071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25699074074074">
                <text:p>0.0042569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44217592592593">
                <text:p>0.0044421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62734953703704">
                <text:p>0.004627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81253472222222">
                <text:p>0.004812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99771990740741">
                <text:p>0.004997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18291666666667">
                <text:p>0.0051829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36809027777778">
                <text:p>0.005368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5327546296296">
                <text:p>0.005553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3846064814815">
                <text:p>0.0057384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2365740740741">
                <text:p>0.005923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10883101851852">
                <text:p>0.006108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2940162037037">
                <text:p>0.006294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7920138888889">
                <text:p>0.006479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66438657407407">
                <text:p>0.006664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84958333333333">
                <text:p>0.0068495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03475694444444">
                <text:p>0.007034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21994212962963">
                <text:p>0.007219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40512731481481">
                <text:p>0.0074051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5903125">
                <text:p>0.00759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77549768518519">
                <text:p>0.0077754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96068287037037">
                <text:p>0.007960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14586805555556">
                <text:p>0.008145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33105324074074">
                <text:p>0.008331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51623842592593">
                <text:p>0.0085162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70142361111111">
                <text:p>0.008701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8662037037037">
                <text:p>0.0088866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07179398148148">
                <text:p>0.0090717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25699074074074">
                <text:p>0.0092569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44216435185185">
                <text:p>0.0094421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62734953703704">
                <text:p>0.0096273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81253472222222">
                <text:p>0.0098125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99771990740741">
                <text:p>0.0099977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1829166666667">
                <text:p>0.010182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3680902777778">
                <text:p>0.01036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553275462963">
                <text:p>0.01055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7384722222222">
                <text:p>0.010738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9236458333333">
                <text:p>0.01092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1088425925926">
                <text:p>0.011108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2940162037037">
                <text:p>0.01129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792013888889">
                <text:p>0.01147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643981481481">
                <text:p>0.011664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495717592593">
                <text:p>0.01184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347569444444">
                <text:p>0.01203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2199537037037">
                <text:p>0.012219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4051273148148">
                <text:p>0.01240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5903125">
                <text:p>0.01259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7754976851852">
                <text:p>0.01277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9606828703704">
                <text:p>0.01296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458680555556">
                <text:p>0.01314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3310648148148">
                <text:p>0.013331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5162384259259">
                <text:p>0.01351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7014236111111">
                <text:p>0.01370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8866087962963">
                <text:p>0.01388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0717939814815">
                <text:p>0.01407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2569791666667">
                <text:p>0.01425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4421759259259">
                <text:p>0.014442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6273611111111">
                <text:p>0.0146273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48125462962963">
                <text:p>0.014812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9977199074074">
                <text:p>0.01499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1829050925926">
                <text:p>0.015182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3680902777778">
                <text:p>0.01536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553287037037">
                <text:p>0.01555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7384606481481">
                <text:p>0.01573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9236574074074">
                <text:p>0.015923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1088310185185">
                <text:p>0.016108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2940162037037">
                <text:p>0.016294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4792013888889">
                <text:p>0.016479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6643981481482">
                <text:p>0.01666439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8495717592593">
                <text:p>0.016849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0347685185185">
                <text:p>0.017034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2199421296296">
                <text:p>0.017219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4051388888889">
                <text:p>0.0174051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5903125">
                <text:p>0.01759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7754976851852">
                <text:p>0.017775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9606828703704">
                <text:p>0.017960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1458796296296">
                <text:p>0.018145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3310648148148">
                <text:p>0.018331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5162384259259">
                <text:p>0.018516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7014236111111">
                <text:p>0.018701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8866087962963">
                <text:p>0.018886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0717939814815">
                <text:p>0.019071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2569791666667">
                <text:p>0.019256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4421643518519">
                <text:p>0.019442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627349537037">
                <text:p>0.01962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8125347222222">
                <text:p>0.019812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9977314814815">
                <text:p>0.0199977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1829050925926">
                <text:p>0.020182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3680902777778">
                <text:p>0.020368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553275462963">
                <text:p>0.02055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7384722222222">
                <text:p>0.020738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9236458333333">
                <text:p>0.020923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1088310185185">
                <text:p>0.021108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2940277777778">
                <text:p>0.0212940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479212962963">
                <text:p>0.021479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6643865740741">
                <text:p>0.021664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8495833333333">
                <text:p>0.021849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0347569444444">
                <text:p>0.022034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2199421296296">
                <text:p>0.02221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4051273148148">
                <text:p>0.022405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5903125">
                <text:p>0.02259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7754976851852">
                <text:p>0.022775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9606944444444">
                <text:p>0.022960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1458680555556">
                <text:p>0.02314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3310532407407">
                <text:p>0.023331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5162384259259">
                <text:p>0.023516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7014236111111">
                <text:p>0.023701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8866087962963">
                <text:p>0.023886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717939814815">
                <text:p>0.024071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2569907407407">
                <text:p>0.0242569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4421759259259">
                <text:p>0.0244421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6273611111111">
                <text:p>0.0246273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8125347222222">
                <text:p>0.024812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9977199074074">
                <text:p>0.024997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1829050925926">
                <text:p>0.02518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3680902777778">
                <text:p>0.025368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553275462963">
                <text:p>0.02555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7384606481481">
                <text:p>0.025738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9236458333333">
                <text:p>0.02592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1088310185185">
                <text:p>0.02610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2940162037037">
                <text:p>0.026294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479212962963">
                <text:p>0.026479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6643865740741">
                <text:p>0.02666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8495717592593">
                <text:p>0.02684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0347569444444">
                <text:p>0.027034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2199421296296">
                <text:p>0.02721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4051273148148">
                <text:p>0.027405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5903240740741">
                <text:p>0.027590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7754976851852">
                <text:p>0.02777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9606944444444">
                <text:p>0.027960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1458680555556">
                <text:p>0.02814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3310532407407">
                <text:p>0.02833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51625">
                <text:p>0.02851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7014351851852">
                <text:p>0.028701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8866203703704">
                <text:p>0.028886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0717939814815">
                <text:p>0.029071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2569791666667">
                <text:p>0.02925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4421643518518">
                <text:p>0.029442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627349537037">
                <text:p>0.02962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8125347222222">
                <text:p>0.02981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9977199074074">
                <text:p>0.029997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1829166666667">
                <text:p>0.030182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3680902777778">
                <text:p>0.03036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553287037037">
                <text:p>0.030553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7384722222222">
                <text:p>0.0307384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9236458333333">
                <text:p>0.03092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1088310185185">
                <text:p>0.03110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2940162037037">
                <text:p>0.031294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4792013888889">
                <text:p>0.031479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6643865740741">
                <text:p>0.03166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8495717592593">
                <text:p>0.03184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0231944444444">
                <text:p>0.032023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2083564814815">
                <text:p>0.032208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3935532407407">
                <text:p>0.032393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5787268518519">
                <text:p>0.032578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7639236111111">
                <text:p>0.032763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9491087962963">
                <text:p>0.032949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1342939814815">
                <text:p>0.033134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3194791666667">
                <text:p>0.033319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5046759259259">
                <text:p>0.033504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689849537037">
                <text:p>0.03368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8750347222222">
                <text:p>0.033875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0602199074074">
                <text:p>0.034060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2454050925926">
                <text:p>0.034245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4306018518518">
                <text:p>0.0344306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615787037037">
                <text:p>0.03461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8009606481481">
                <text:p>0.034800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9861342592593">
                <text:p>0.034986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1713310185185">
                <text:p>0.035171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3565162037037">
                <text:p>0.03535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541712962963">
                <text:p>0.03554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7268865740741">
                <text:p>0.035726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9120833333333">
                <text:p>0.035912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0972569444444">
                <text:p>0.036097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2824305555556">
                <text:p>0.036282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4676273148148">
                <text:p>0.036467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6528125">
                <text:p>0.03665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8380092592593">
                <text:p>0.036838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0231944444444">
                <text:p>0.037023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2083796296296">
                <text:p>0.037208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3935532407407">
                <text:p>0.037393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57875">
                <text:p>0.03757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7639236111111">
                <text:p>0.037763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9490972222222">
                <text:p>0.037949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1342824074074">
                <text:p>0.038134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3194791666667">
                <text:p>0.038319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5046643518518">
                <text:p>0.0385046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689837962963">
                <text:p>0.03868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8750462962963">
                <text:p>0.038875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0602314814815">
                <text:p>0.039060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2454166666667">
                <text:p>0.039245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4305902777778">
                <text:p>0.039430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615775462963">
                <text:p>0.03961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8009606481481">
                <text:p>0.039800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9861574074074">
                <text:p>0.039986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1713310185185">
                <text:p>0.040171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3565046296296">
                <text:p>0.040356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5417013888889">
                <text:p>0.040541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7268865740741">
                <text:p>0.040726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9120601851852">
                <text:p>0.040912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0972453703704">
                <text:p>0.041097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2824537037037">
                <text:p>0.041282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4676388888889">
                <text:p>0.041467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6528240740741">
                <text:p>0.041652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8379976851852">
                <text:p>0.041837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0231828703704">
                <text:p>0.042023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2083564814815">
                <text:p>0.042208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3935532407407">
                <text:p>0.042393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57875">
                <text:p>0.04257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7639351851852">
                <text:p>0.042763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9491203703704">
                <text:p>0.042949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1342939814815">
                <text:p>0.043134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3194791666667">
                <text:p>0.043319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5046643518519">
                <text:p>0.043504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689849537037">
                <text:p>0.04368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8750347222222">
                <text:p>0.043875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0602314814815">
                <text:p>0.044060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2454166666667">
                <text:p>0.044245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4305902777778">
                <text:p>0.044430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615775462963">
                <text:p>0.04461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8009606481481">
                <text:p>0.044800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9861458333333">
                <text:p>0.044986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1713425925926">
                <text:p>0.045171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3565162037037">
                <text:p>0.04535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541712962963">
                <text:p>0.04554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7268865740741">
                <text:p>0.045726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9120601851852">
                <text:p>0.045912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0972685185185">
                <text:p>0.046097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2824421296296">
                <text:p>0.046282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4676273148148">
                <text:p>0.046467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6528125">
                <text:p>0.04665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8379976851852">
                <text:p>0.046837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231828703704">
                <text:p>0.047023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2083680555556">
                <text:p>0.047208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3935532407407">
                <text:p>0.047393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5787268518519">
                <text:p>0.047578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639236111111">
                <text:p>0.047763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491087962963">
                <text:p>0.047949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1343055555556">
                <text:p>0.048134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3194791666667">
                <text:p>0.048319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5046643518519">
                <text:p>0.048504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689849537037">
                <text:p>0.04868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750347222222">
                <text:p>0.048875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602083333333">
                <text:p>0.049060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2454166666667">
                <text:p>0.049245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4306018518518">
                <text:p>0.0494306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615787037037">
                <text:p>0.04961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8009606481481">
                <text:p>0.049800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861458333333">
                <text:p>0.049986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1713425925926">
                <text:p>0.050171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565162037037">
                <text:p>0.05035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417013888889">
                <text:p>0.050541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7268865740741">
                <text:p>0.050726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9120717592593">
                <text:p>0.050912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0972569444444">
                <text:p>0.051097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824537037037">
                <text:p>0.051282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4676273148148">
                <text:p>0.051467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6528125">
                <text:p>0.05165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8380092592593">
                <text:p>0.051838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0231712962963">
                <text:p>0.052023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2083680555556">
                <text:p>0.052208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3935532407407">
                <text:p>0.052393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57875">
                <text:p>0.05257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639236111111">
                <text:p>0.052763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491087962963">
                <text:p>0.052949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1342939814815">
                <text:p>0.053134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3194791666667">
                <text:p>0.053319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5046643518519">
                <text:p>0.053504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689849537037">
                <text:p>0.05368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8750347222222">
                <text:p>0.053875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0602314814815">
                <text:p>0.054060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2454050925926">
                <text:p>0.054245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305902777778">
                <text:p>0.054430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615775462963">
                <text:p>0.05461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8009490740741">
                <text:p>0.054800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9861458333333">
                <text:p>0.054986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1713310185185">
                <text:p>0.055171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565162037037">
                <text:p>0.05535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41712962963">
                <text:p>0.05554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7268865740741">
                <text:p>0.055726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120601851852">
                <text:p>0.055912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0972569444444">
                <text:p>0.056097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2824537037037">
                <text:p>0.056282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4676273148148">
                <text:p>0.056467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6528125">
                <text:p>0.05665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8379976851852">
                <text:p>0.056837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0231828703704">
                <text:p>0.057023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2083680555556">
                <text:p>0.057208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3935532407407">
                <text:p>0.057393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5787384259259">
                <text:p>0.057578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763912037037">
                <text:p>0.05776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9491087962963">
                <text:p>0.057949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342939814815">
                <text:p>0.058134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3194675925926">
                <text:p>0.058319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5046643518519">
                <text:p>0.058504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689849537037">
                <text:p>0.05868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750231481482">
                <text:p>0.0588750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0602199074074">
                <text:p>0.059060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2454166666667">
                <text:p>0.059245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4305902777778">
                <text:p>0.059430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615787037037">
                <text:p>0.05961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8009606481481">
                <text:p>0.059800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9861574074074">
                <text:p>0.059986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713310185185">
                <text:p>0.060171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3565046296296">
                <text:p>0.060356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5417013888889">
                <text:p>0.060541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7268981481481">
                <text:p>0.060726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120717592593">
                <text:p>0.060912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0972569444444">
                <text:p>0.061097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824421296296">
                <text:p>0.061282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4676273148148">
                <text:p>0.061467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6528240740741">
                <text:p>0.061652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379976851852">
                <text:p>0.061837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0231828703704">
                <text:p>0.062023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2083680555556">
                <text:p>0.062208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3935532407407">
                <text:p>0.062393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57875">
                <text:p>0.06257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7639351851852">
                <text:p>0.062763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491203703704">
                <text:p>0.062949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342939814815">
                <text:p>0.063134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194675925926">
                <text:p>0.063319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5046527777778">
                <text:p>0.063504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689849537037">
                <text:p>0.06368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750347222222">
                <text:p>0.063875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0602314814815">
                <text:p>0.064060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454166666667">
                <text:p>0.064245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4305902777778">
                <text:p>0.064430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615775462963">
                <text:p>0.06461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8009606481482">
                <text:p>0.0648009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861458333333">
                <text:p>0.064986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713310185185">
                <text:p>0.065171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3565277777778">
                <text:p>0.065356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41712962963">
                <text:p>0.06554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268865740741">
                <text:p>0.065726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120833333333">
                <text:p>0.065912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0972453703704">
                <text:p>0.066097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2824305555556">
                <text:p>0.066282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676273148148">
                <text:p>0.066467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528240740741">
                <text:p>0.066652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379976851852">
                <text:p>0.066837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231944444445">
                <text:p>0.06702319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083796296296">
                <text:p>0.067208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3935532407407">
                <text:p>0.067393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787384259259">
                <text:p>0.067578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639236111111">
                <text:p>0.067763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491203703704">
                <text:p>0.067949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1342939814815">
                <text:p>0.068134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194791666667">
                <text:p>0.068319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046643518519">
                <text:p>0.068504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689849537037">
                <text:p>0.06868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8750347222222">
                <text:p>0.068875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602199074074">
                <text:p>0.069060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454166666667">
                <text:p>0.069245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306018518518">
                <text:p>0.0694306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15787037037">
                <text:p>0.06961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8009722222222">
                <text:p>0.069800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861342592593">
                <text:p>0.069986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713310185185">
                <text:p>0.070171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565162037037">
                <text:p>0.07035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417013888889">
                <text:p>0.070541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268981481481">
                <text:p>0.070726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120717592593">
                <text:p>0.070912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0972453703704">
                <text:p>0.071097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824537037037">
                <text:p>0.071282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676157407407">
                <text:p>0.071467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528009259259">
                <text:p>0.071652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379861111111">
                <text:p>0.071837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231828703704">
                <text:p>0.072023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083680555556">
                <text:p>0.072208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3935416666667">
                <text:p>0.072393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787384259259">
                <text:p>0.072578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639351851852">
                <text:p>0.072763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491203703704">
                <text:p>0.072949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342939814815">
                <text:p>0.073134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194907407408">
                <text:p>0.0733194907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046527777778">
                <text:p>0.073504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89837962963">
                <text:p>0.07368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750231481482">
                <text:p>0.0738750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602083333333">
                <text:p>0.0740602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2454050925926">
                <text:p>0.074245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305787037037">
                <text:p>0.0744305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6157638888889">
                <text:p>0.074615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009606481481">
                <text:p>0.074800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861458333333">
                <text:p>0.074986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1713194444444">
                <text:p>0.0751713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3565162037037">
                <text:p>0.07535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416898148148">
                <text:p>0.075541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268865740741">
                <text:p>0.075726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9120717592593">
                <text:p>0.075912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0972569444444">
                <text:p>0.076097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824421296296">
                <text:p>0.076282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676157407407">
                <text:p>0.076467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528240740741">
                <text:p>0.076652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379861111111">
                <text:p>0.076837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231944444444">
                <text:p>0.077023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2083796296296">
                <text:p>0.077208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3935416666667">
                <text:p>0.0773935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5787268518519">
                <text:p>0.07757872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7639236111111">
                <text:p>0.077763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9490972222222">
                <text:p>0.077949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342939814815">
                <text:p>0.078134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3194907407407">
                <text:p>0.078319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5046527777778">
                <text:p>0.078504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689849537037">
                <text:p>0.07868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750462962963">
                <text:p>0.078875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602199074074">
                <text:p>0.079060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2454166666667">
                <text:p>0.079245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4305787037037">
                <text:p>0.0794305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615775462963">
                <text:p>0.079615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8009722222222">
                <text:p>0.079800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9861458333333">
                <text:p>0.079986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1713425925926">
                <text:p>0.080171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3565277777778">
                <text:p>0.080356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541712962963">
                <text:p>0.08054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7268981481482">
                <text:p>0.080726898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9120601851852">
                <text:p>0.0809120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0972453703704">
                <text:p>0.0810972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2824305555555">
                <text:p>0.081282430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4676388888889">
                <text:p>0.081467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6528240740741">
                <text:p>0.081652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8379861111111">
                <text:p>0.0818379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0231828703704">
                <text:p>0.082023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2083564814815">
                <text:p>0.0822083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3935416666667">
                <text:p>0.0823935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5787268518518">
                <text:p>0.0825787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763912037037">
                <text:p>0.08276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9490972222222">
                <text:p>0.0829490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1342824074074">
                <text:p>0.0831342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3194907407408">
                <text:p>0.08331949074074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5046527777778">
                <text:p>0.083504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689837962963">
                <text:p>0.083689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8750347222222">
                <text:p>0.083875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0602314814815">
                <text:p>0.084060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2453935185185">
                <text:p>0.0842453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4305787037037">
                <text:p>0.0844305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6157638888889">
                <text:p>0.0846157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8009490740741">
                <text:p>0.0848009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9861342592593">
                <text:p>0.0849861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1713194444444">
                <text:p>0.0851713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3565046296296">
                <text:p>0.0853565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5417013888889">
                <text:p>0.085541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726875">
                <text:p>0.08572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9120601851852">
                <text:p>0.0859120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0972453703704">
                <text:p>0.0860972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2824305555555">
                <text:p>0.086282430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4676157407407">
                <text:p>0.0864676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6528009259259">
                <text:p>0.0866528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8380092592593">
                <text:p>0.086838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0231712962963">
                <text:p>0.087023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2083680555556">
                <text:p>0.087208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3935416666667">
                <text:p>0.0873935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5787268518518">
                <text:p>0.0875787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763912037037">
                <text:p>0.08776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9490972222222">
                <text:p>0.0879490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1342939814815">
                <text:p>0.088134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3194675925926">
                <text:p>0.0883194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5046759259259">
                <text:p>0.088504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689837962963">
                <text:p>0.088689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8750231481481">
                <text:p>0.0888750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0602083333333">
                <text:p>0.0890602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2454166666667">
                <text:p>0.089245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4305787037037">
                <text:p>0.0894305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6157638888889">
                <text:p>0.0896157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8009722222222">
                <text:p>0.089800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9861342592593">
                <text:p>0.0899861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1713425925926">
                <text:p>0.090171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3565277777778">
                <text:p>0.090356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5417013888889">
                <text:p>0.090541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726875">
                <text:p>0.09072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9120601851852">
                <text:p>0.0909120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0972453703704">
                <text:p>0.0910972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2824305555556">
                <text:p>0.0912824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4676157407407">
                <text:p>0.0914676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6528009259259">
                <text:p>0.0916528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8379861111111">
                <text:p>0.0918379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0231712962963">
                <text:p>0.092023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2083680555556">
                <text:p>0.092208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3935416666667">
                <text:p>0.0923935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25787268518519">
                <text:p>0.09257872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763912037037">
                <text:p>0.09276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9491087962963">
                <text:p>0.092949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1342824074074">
                <text:p>0.0931342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194675925926">
                <text:p>0.0933194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35046527777778">
                <text:p>0.0935046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689849537037">
                <text:p>0.09368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8750462962963">
                <text:p>0.0938750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602314814815">
                <text:p>0.094060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2453935185185">
                <text:p>0.0942453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4305787037037">
                <text:p>0.0944305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15787037037">
                <text:p>0.094615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8009490740741">
                <text:p>0.09480094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9861458333333">
                <text:p>0.094986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1713194444444">
                <text:p>0.0951713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3565046296296">
                <text:p>0.0953565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5417013888889">
                <text:p>0.095541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268865740741">
                <text:p>0.095726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9120601851852">
                <text:p>0.0959120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0972453703704">
                <text:p>0.09609724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2824421296296">
                <text:p>0.096282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4676157407407">
                <text:p>0.09646761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6528009259259">
                <text:p>0.0966528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379861111111">
                <text:p>0.0968379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231712962963">
                <text:p>0.0970231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2083796296296">
                <text:p>0.097208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3935416666667">
                <text:p>0.0973935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5787268518518">
                <text:p>0.09757872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7639351851852">
                <text:p>0.097763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9490972222222">
                <text:p>0.0979490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1342939814815">
                <text:p>0.098134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3194675925926">
                <text:p>0.0983194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5046643518519">
                <text:p>0.09850466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689837962963">
                <text:p>0.098689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8750231481481">
                <text:p>0.0988750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0602083333333">
                <text:p>0.0990602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2453935185185">
                <text:p>0.0992453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4305787037037">
                <text:p>0.0994305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615787037037">
                <text:p>0.099615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8009490740741">
                <text:p>0.09980094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9861458333333">
                <text:p>0.099986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71319444444">
                <text:p>0.100171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35650462963">
                <text:p>0.10035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541689814815">
                <text:p>0.1005416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726875">
                <text:p>0.10072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912060185185">
                <text:p>0.100912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097268518519">
                <text:p>0.1010972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282430555556">
                <text:p>0.1012824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467638888889">
                <text:p>0.1014676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652824074074">
                <text:p>0.101652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838009259259">
                <text:p>0.1018380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023171296296">
                <text:p>0.1020231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208368055556">
                <text:p>0.102208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393564814815">
                <text:p>0.102393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578726851852">
                <text:p>0.102578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763923611111">
                <text:p>0.102763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94912037037">
                <text:p>0.102949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134282407407">
                <text:p>0.1031342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319467592593">
                <text:p>0.1033194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504652777778">
                <text:p>0.103504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689849537037">
                <text:p>0.103689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875023148148">
                <text:p>0.103875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060231481481">
                <text:p>0.104060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245393518519">
                <text:p>0.1042453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430601851852">
                <text:p>0.1044306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615763888889">
                <text:p>0.104615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800949074074">
                <text:p>0.1048009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986145833333">
                <text:p>0.104986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171319444444">
                <text:p>0.105171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356527777778">
                <text:p>0.105356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541712962963">
                <text:p>0.105541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726875">
                <text:p>0.10572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912071759259">
                <text:p>0.105912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09724537037">
                <text:p>0.10609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282430555556">
                <text:p>0.1062824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467615740741">
                <text:p>0.106467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652800925926">
                <text:p>0.1066528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837997685185">
                <text:p>0.10683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02318287037">
                <text:p>0.107023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208356481481">
                <text:p>0.107208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393541666667">
                <text:p>0.1073935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57875">
                <text:p>0.10757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763935185185">
                <text:p>0.107763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949097222222">
                <text:p>0.1079490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134305555556">
                <text:p>0.1081343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319479166667">
                <text:p>0.108319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504675925926">
                <text:p>0.108504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689837962963">
                <text:p>0.108689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875034722222">
                <text:p>0.108875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060231481481">
                <text:p>0.109060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245393518519">
                <text:p>0.1092453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430578703704">
                <text:p>0.1094305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615787037037">
                <text:p>0.109615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800949074074">
                <text:p>0.1098009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986134259259">
                <text:p>0.1099861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171342592593">
                <text:p>0.1101713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356527777778">
                <text:p>0.110356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541701388889">
                <text:p>0.110541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726875">
                <text:p>0.11072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912060185185">
                <text:p>0.110912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09724537037">
                <text:p>0.11109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282453703704">
                <text:p>0.1112824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1467615740741">
                <text:p>0.111467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652824074074">
                <text:p>0.111652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837986111111">
                <text:p>0.111837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023171296296">
                <text:p>0.1120231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208356481481">
                <text:p>0.112208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393564814815">
                <text:p>0.112393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578726851852">
                <text:p>0.112578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763935185185">
                <text:p>0.112763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949108796296">
                <text:p>0.112949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134293981481">
                <text:p>0.113134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319479166667">
                <text:p>0.113319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504652777778">
                <text:p>0.113504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689837962963">
                <text:p>0.113689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875023148148">
                <text:p>0.113875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060231481481">
                <text:p>0.1140602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245393518519">
                <text:p>0.1142453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430601851852">
                <text:p>0.1144306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615763888889">
                <text:p>0.114615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800949074074">
                <text:p>0.114800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986134259259">
                <text:p>0.11498613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171319444444">
                <text:p>0.115171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35650462963">
                <text:p>0.11535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541689814815">
                <text:p>0.1155416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726875">
                <text:p>0.115726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912060185185">
                <text:p>0.11591206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097256944444">
                <text:p>0.116097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82430555556">
                <text:p>0.11628243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467615740741">
                <text:p>0.1164676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652800925926">
                <text:p>0.1166528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837986111111">
                <text:p>0.116837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023194444444">
                <text:p>0.1170231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20837962963">
                <text:p>0.117208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393541666667">
                <text:p>0.11739354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578726851852">
                <text:p>0.11757872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763912037037">
                <text:p>0.1177639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94912037037">
                <text:p>0.117949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8134282407407">
                <text:p>0.1181342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8319467592593">
                <text:p>0.1183194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8504664351852">
                <text:p>0.118504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8689861111111">
                <text:p>0.1186898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8875046296296">
                <text:p>0.118875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060231481481">
                <text:p>0.1190602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245405092593">
                <text:p>0.1192454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430578703704">
                <text:p>0.11943057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615763888889">
                <text:p>0.11961576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800949074074">
                <text:p>0.119800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986134259259">
                <text:p>0.11998613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171319444444">
                <text:p>0.12017131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35650462963">
                <text:p>0.120356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541701388889">
                <text:p>0.1205417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726875">
                <text:p>0.120726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912083333333">
                <text:p>0.1209120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097268518519">
                <text:p>0.12109726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282453703704">
                <text:p>0.1212824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467615740741">
                <text:p>0.1214676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652800925926">
                <text:p>0.1216528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837997685185">
                <text:p>0.1218379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023171296296">
                <text:p>0.1220231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208356481481">
                <text:p>0.1222083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2393541666667">
                <text:p>0.12239354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578726851852">
                <text:p>0.12257872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763912037037">
                <text:p>0.1227639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949097222222">
                <text:p>0.1229490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3134282407407">
                <text:p>0.1231342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3319467592593">
                <text:p>0.1233194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3504652777778">
                <text:p>0.12350465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3689837962963">
                <text:p>0.1236898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3875023148148">
                <text:p>0.12387502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060208333333">
                <text:p>0.124060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4245393518519">
                <text:p>0.12424539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430578703704">
                <text:p>0.12443057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615763888889">
                <text:p>0.1246157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4800949074074">
                <text:p>0.124800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986134259259">
                <text:p>0.1249861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171319444444">
                <text:p>0.1251713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35650462963">
                <text:p>0.125356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541689814815">
                <text:p>0.1255416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726898148148">
                <text:p>0.1257268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912060185185">
                <text:p>0.1259120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09724537037">
                <text:p>0.126097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28244212963">
                <text:p>0.126282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6467615740741">
                <text:p>0.1264676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652800925926">
                <text:p>0.1266528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6837986111111">
                <text:p>0.1268379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02318287037">
                <text:p>0.127023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20837962963">
                <text:p>0.12720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393541666667">
                <text:p>0.1273935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578726851852">
                <text:p>0.12757872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763935185185">
                <text:p>0.1277639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94912037037">
                <text:p>0.127949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134305555556">
                <text:p>0.1281343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319467592593">
                <text:p>0.1283194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504652777778">
                <text:p>0.1285046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689837962963">
                <text:p>0.128689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875023148148">
                <text:p>0.128875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060208333333">
                <text:p>0.129060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245393518519">
                <text:p>0.12924539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430578703704">
                <text:p>0.1294305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615763888889">
                <text:p>0.1296157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800949074074">
                <text:p>0.12980094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986134259259">
                <text:p>0.1299861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171319444444">
                <text:p>0.1301713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35650462963">
                <text:p>0.130356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541712962963">
                <text:p>0.130541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726875">
                <text:p>0.130726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912060185185">
                <text:p>0.1309120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09724537037">
                <text:p>0.131097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282430555556">
                <text:p>0.1312824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467615740741">
                <text:p>0.1314676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652824074074">
                <text:p>0.1316528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837997685185">
                <text:p>0.131837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023171296296">
                <text:p>0.13202317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208356481481">
                <text:p>0.1322083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393564814815">
                <text:p>0.1323935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578726851852">
                <text:p>0.13257872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763912037037">
                <text:p>0.1327639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949097222222">
                <text:p>0.1329490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134282407407">
                <text:p>0.1331342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319467592593">
                <text:p>0.1333194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504675925926">
                <text:p>0.1335046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689837962963">
                <text:p>0.133689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875023148148">
                <text:p>0.133875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060208333333">
                <text:p>0.134060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245405092593">
                <text:p>0.134245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430578703704">
                <text:p>0.1344305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615787037037">
                <text:p>0.134615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800949074074">
                <text:p>0.13480094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986157407407">
                <text:p>0.1349861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171319444444">
                <text:p>0.1351713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35650462963">
                <text:p>0.135356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541712962963">
                <text:p>0.135541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726875">
                <text:p>0.135726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912083333333">
                <text:p>0.1359120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09724537037">
                <text:p>0.136097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282430555556">
                <text:p>0.1362824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467627314815">
                <text:p>0.136467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6528125">
                <text:p>0.136652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6837986111111">
                <text:p>0.1368379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023171296296">
                <text:p>0.13702317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7208356481481">
                <text:p>0.1372083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393541666667">
                <text:p>0.1373935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578726851852">
                <text:p>0.13757872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7763912037037">
                <text:p>0.1377639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7949097222222">
                <text:p>0.1379490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134282407407">
                <text:p>0.13813428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8319467592593">
                <text:p>0.13831946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8504652777778">
                <text:p>0.13850465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8689837962963">
                <text:p>0.1386898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8875023148148">
                <text:p>0.138875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060208333333">
                <text:p>0.13906020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245393518519">
                <text:p>0.139245393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430601851852">
                <text:p>0.1394306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615763888889">
                <text:p>0.13961576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800960648148">
                <text:p>0.1398009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986145833333">
                <text:p>0.1399861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171319444444">
                <text:p>0.14017131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35650462963">
                <text:p>0.140356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541712962963">
                <text:p>0.140541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726875">
                <text:p>0.1407268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912060185185">
                <text:p>0.14091206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09724537037">
                <text:p>0.141097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282430555556">
                <text:p>0.14128243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467615740741">
                <text:p>0.14146761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652800925926">
                <text:p>0.14165280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838009259259">
                <text:p>0.1418380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202318287037">
                <text:p>0.1420231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208368055556">
                <text:p>0.1422083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393564814815">
                <text:p>0.14239356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578726851852">
                <text:p>0.14257872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763912037037">
                <text:p>0.1427639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949097222222">
                <text:p>0.14294909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3134282407407">
                <text:p>0.14313428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3319467592593">
                <text:p>0.14331946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3504652777778">
                <text:p>0.14350465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3689849537037">
                <text:p>0.143689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3875034722222">
                <text:p>0.1438750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060208333333">
                <text:p>0.14406020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245393518519">
                <text:p>0.144245393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4430601851852">
                <text:p>0.1444306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615763888889">
                <text:p>0.14461576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800972222222">
                <text:p>0.1448009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986134259259">
                <text:p>0.1449861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171319444444">
                <text:p>0.14517131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356527777778">
                <text:p>0.1453565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541689814815">
                <text:p>0.14554168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726898148148">
                <text:p>0.1457268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912060185185">
                <text:p>0.14591206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097256944444">
                <text:p>0.14609725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282430555556">
                <text:p>0.14628243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467615740741">
                <text:p>0.14646761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652800925926">
                <text:p>0.1466528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837986111111">
                <text:p>0.14683798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023171296296">
                <text:p>0.14702317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208356481481">
                <text:p>0.14720835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393564814815">
                <text:p>0.1473935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578726851852">
                <text:p>0.14757872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763923611111">
                <text:p>0.1477639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949108796296">
                <text:p>0.1479491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134305555556">
                <text:p>0.1481343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319490740741">
                <text:p>0.14831949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504652777778">
                <text:p>0.14850465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689837962963">
                <text:p>0.1486898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875023148148">
                <text:p>0.14887502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060219907407">
                <text:p>0.1490602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245393518519">
                <text:p>0.149245393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430601851852">
                <text:p>0.1494306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615763888889">
                <text:p>0.14961576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800972222222">
                <text:p>0.1498009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986134259259">
                <text:p>0.1499861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171319444444">
                <text:p>0.15017131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356516203704">
                <text:p>0.15035651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541689814815">
                <text:p>0.15054168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726875">
                <text:p>0.1507268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912083333333">
                <text:p>0.1509120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097268518519">
                <text:p>0.15109726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282430555556">
                <text:p>0.15128243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467638888889">
                <text:p>0.1514676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652800925926">
                <text:p>0.1516528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837986111111">
                <text:p>0.15183798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023171296296">
                <text:p>0.15202317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208356481481">
                <text:p>0.152208356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393564814815">
                <text:p>0.15239356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578726851852">
                <text:p>0.15257872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763912037037">
                <text:p>0.15276391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949097222222">
                <text:p>0.152949097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134282407407">
                <text:p>0.153134282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319467592593">
                <text:p>0.15331946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504664351852">
                <text:p>0.15350466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689861111111">
                <text:p>0.15368986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875023148148">
                <text:p>0.15387502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060208333333">
                <text:p>0.15406020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245416666667">
                <text:p>0.15424541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430578703704">
                <text:p>0.154430578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615763888889">
                <text:p>0.15461576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800960648148">
                <text:p>0.154800960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986157407407">
                <text:p>0.15498615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171319444444">
                <text:p>0.155171319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35650462963">
                <text:p>0.15535650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541689814815">
                <text:p>0.15554168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726875">
                <text:p>0.1557268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912060185185">
                <text:p>0.15591206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609724537037">
                <text:p>0.1560972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6282430555556">
                <text:p>0.156282430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6467615740741">
                <text:p>0.15646761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66528125">
                <text:p>0.156652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6837997685185">
                <text:p>0.15683799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023171296296">
                <text:p>0.15702317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208356481481">
                <text:p>0.15720835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393541666667">
                <text:p>0.15739354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578726851852">
                <text:p>0.15757872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763912037037">
                <text:p>0.15776391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949097222222">
                <text:p>0.15794909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134282407407">
                <text:p>0.158134282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319467592593">
                <text:p>0.15831946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504664351852">
                <text:p>0.158504664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689837962963">
                <text:p>0.15868983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875023148148">
                <text:p>0.15887502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060208333333">
                <text:p>0.15906020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245405092593">
                <text:p>0.159245405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430601851852">
                <text:p>0.1594306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615763888889">
                <text:p>0.15961576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800972222222">
                <text:p>0.1598009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986134259259">
                <text:p>0.15998613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171319444444">
                <text:p>0.16017131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35650462963">
                <text:p>0.1603565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541689814815">
                <text:p>0.16054168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726875">
                <text:p>0.1607268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912060185185">
                <text:p>0.160912060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09724537037">
                <text:p>0.1610972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282453703704">
                <text:p>0.16128245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467615740741">
                <text:p>0.16146761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652800925926">
                <text:p>0.16165280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837997685185">
                <text:p>0.16183799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023194444444">
                <text:p>0.16202319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208356481481">
                <text:p>0.16220835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393541666667">
                <text:p>0.16239354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578726851852">
                <text:p>0.16257872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763912037037">
                <text:p>0.16276391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949097222222">
                <text:p>0.16294909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134282407407">
                <text:p>0.163134282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3319479166667">
                <text:p>0.1633194791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3504652777778">
                <text:p>0.16350465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689849537037">
                <text:p>0.163689849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3875046296296">
                <text:p>0.16387504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060208333333">
                <text:p>0.164060208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245393518519">
                <text:p>0.164245393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430578703704">
                <text:p>0.164430578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615763888889">
                <text:p>0.16461576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800949074074">
                <text:p>0.164800949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986134259259">
                <text:p>0.164986134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171319444444">
                <text:p>0.165171319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35650462963">
                <text:p>0.1653565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541701388889">
                <text:p>0.165541701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726875">
                <text:p>0.1657268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912060185185">
                <text:p>0.165912060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09724537037">
                <text:p>0.16609724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282430555556">
                <text:p>0.166282430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467627314815">
                <text:p>0.166467627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6652800925926">
                <text:p>0.166652800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837986111111">
                <text:p>0.166837986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02318287037">
                <text:p>0.167023182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208368055556">
                <text:p>0.167208368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393541666667">
                <text:p>0.167393541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578738425926">
                <text:p>0.167578738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763912037037">
                <text:p>0.16776391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949097222222">
                <text:p>0.167949097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134305555556">
                <text:p>0.16813430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319467592593">
                <text:p>0.16831946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504664351852">
                <text:p>0.168504664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689837962963">
                <text:p>0.16868983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875023148148">
                <text:p>0.168875023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060208333333">
                <text:p>0.16906020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245393518519">
                <text:p>0.169245393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430578703704">
                <text:p>0.169430578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615763888889">
                <text:p>0.169615763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800960648148">
                <text:p>0.16980096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986145833333">
                <text:p>0.16998614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171319444444">
                <text:p>0.17017131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356516203704">
                <text:p>0.17035651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541689814815">
                <text:p>0.170541689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726875">
                <text:p>0.1707268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912060185185">
                <text:p>0.170912060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09724537037">
                <text:p>0.1710972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28244212963">
                <text:p>0.171282442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467627314815">
                <text:p>0.171467627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652800925926">
                <text:p>0.171652800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1837997685185">
                <text:p>0.171837997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023171296296">
                <text:p>0.172023171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20837962963">
                <text:p>0.17220837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393553240741">
                <text:p>0.17239355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578726851852">
                <text:p>0.1725787268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763912037037">
                <text:p>0.17276391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949108796296">
                <text:p>0.172949108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134282407407">
                <text:p>0.1731342824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319467592593">
                <text:p>0.173319467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504652777778">
                <text:p>0.173504652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689837962963">
                <text:p>0.173689837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875046296296">
                <text:p>0.173875046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060208333333">
                <text:p>0.1740602083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245405092593">
                <text:p>0.1742454050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430590277778">
                <text:p>0.1744305902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615763888889">
                <text:p>0.174615763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800949074074">
                <text:p>0.174800949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986134259259">
                <text:p>0.174986134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171319444444">
                <text:p>0.175171319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35650462963">
                <text:p>0.1753565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541701388889">
                <text:p>0.1755417013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726875">
                <text:p>0.1757268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912060185185">
                <text:p>0.175912060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09724537037">
                <text:p>0.17609724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282430555556">
                <text:p>0.176282430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467615740741">
                <text:p>0.176467615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652800925926">
                <text:p>0.176652800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837986111111">
                <text:p>0.176837986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023194444444">
                <text:p>0.177023194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20837962963">
                <text:p>0.17720837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393553240741">
                <text:p>0.1773935532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578726851852">
                <text:p>0.1775787268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763912037037">
                <text:p>0.177763912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94912037037">
                <text:p>0.17794912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134282407407">
                <text:p>0.178134282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319467592593">
                <text:p>0.178319467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504652777778">
                <text:p>0.178504652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689837962963">
                <text:p>0.178689837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875023148148">
                <text:p>0.178875023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060208333333">
                <text:p>0.179060208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245393518518">
                <text:p>0.17924539351851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430601851852">
                <text:p>0.1794306018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615763888889">
                <text:p>0.179615763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800949074074">
                <text:p>0.179800949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986145833333">
                <text:p>0.1799861458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171319444444">
                <text:p>0.180171319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35650462963">
                <text:p>0.180356504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0541712962963">
                <text:p>0.18054171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726875">
                <text:p>0.18072687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912060185185">
                <text:p>0.1809120601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097256944444">
                <text:p>0.1810972569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282430555556">
                <text:p>0.1812824305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467615740741">
                <text:p>0.1814676157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652800925926">
                <text:p>0.1816528009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837986111111">
                <text:p>0.181837986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02318287037">
                <text:p>0.1820231828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20837962963">
                <text:p>0.18220837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393541666667">
                <text:p>0.182393541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2578726851852">
                <text:p>0.1825787268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2763912037037">
                <text:p>0.182763912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2949097222222">
                <text:p>0.1829490972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134282407407">
                <text:p>0.18313428240740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319467592593">
                <text:p>0.1833194675925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504652777778">
                <text:p>0.1835046527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689837962963">
                <text:p>0.1836898379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3875034722222">
                <text:p>0.1838750347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060208333333">
                <text:p>0.1840602083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245405092593">
                <text:p>0.1842454050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430578703704">
                <text:p>0.1844305787037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615763888889">
                <text:p>0.1846157638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800949074074">
                <text:p>0.1848009490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986134259259">
                <text:p>0.184986134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171319444444">
                <text:p>0.185171319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5356516203704">
                <text:p>0.1853565162037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541689814815">
                <text:p>0.1855416898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622708333333">
                <text:p>0.185622708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